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false"/>
    </style:style>
    <style:style style:name="gr1" style:family="graphic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gr2" style:family="graphic">
      <style:graphic-properties draw:stroke="none" draw:fill="none" draw:fill-color="#ffffff" draw:textarea-horizontal-align="center" draw:textarea-vertical-align="top" draw:auto-grow-height="false" fo:padding-top="0.128cm" fo:padding-bottom="0.128cm" fo:padding-left="0.256cm" fo:padding-right="0.256cm" fo:wrap-option="wrap" draw:shadow="hidden"/>
      <style:paragraph-properties style:writing-mode="tb-rl"/>
    </style:style>
    <style:style style:name="gr3" style:family="graphic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4" style:family="graphic">
      <style:graphic-properties draw:stroke="none" draw:fill="solid" draw:fill-color="#ffff99" draw:textarea-horizontal-align="justify" draw:textarea-vertical-align="top" draw:auto-grow-height="true" fo:padding-top="0.128cm" fo:padding-bottom="0.128cm" fo:padding-left="0.256cm" fo:padding-right="0.256cm" fo:wrap-option="wrap" draw:shadow="visible" draw:shadow-offset-x="0.212cm" draw:shadow-offset-y="0.212cm" draw:shadow-color="#969696" draw:shadow-opacity="50%"/>
    </style:style>
    <style:style style:name="gr5" style:family="graphic">
      <style:graphic-properties draw:stroke="none" draw:fill="none" draw:fill-color="#ffffff" draw:textarea-horizontal-align="justify" draw:textarea-vertical-align="top" draw:auto-grow-height="true" fo:padding-top="0.128cm" fo:padding-bottom="0.128cm" fo:padding-left="0.256cm" fo:padding-right="0.256cm" fo:wrap-option="wrap" draw:shadow="hidden"/>
    </style:style>
    <style:style style:name="gr6" style:family="graphic">
      <style:graphic-properties draw:stroke="solid" svg:stroke-width="0.044cm" svg:stroke-color="#ff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7" style:family="graphic">
      <style:graphic-properties draw:stroke="solid" svg:stroke-width="0.044cm" svg:stroke-color="#ff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8" style:family="graphic">
      <style:graphic-properties draw:stroke="none" draw:fill="solid" draw:fill-color="#999999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9" style:family="graphic">
      <style:graphic-properties draw:stroke="solid" svg:stroke-width="0.026cm" svg:stroke-color="#000000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10" style:family="graphic">
      <style:graphic-properties draw:stroke="none" draw:fill="solid" draw:fill-color="#333333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11" style:family="graphic">
      <style:graphic-properties draw:stroke="solid" svg:stroke-width="0.026cm" svg:stroke-color="#999999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12" style:family="graphic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13" style:family="graphic">
      <style:graphic-properties draw:stroke="none" draw:fill="solid" draw:fill-color="#000000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14" style:family="graphic">
      <style:graphic-properties draw:stroke="none" draw:fill="solid" draw:fill-color="#ffffff" draw:opacity="28%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15" style:family="graphic">
      <style:graphic-properties draw:stroke="none" draw:fill="solid" draw:fill-color="#ccffcc" draw:textarea-horizontal-align="justify" draw:textarea-vertical-align="top" draw:auto-grow-height="true" fo:padding-top="0.13cm" fo:padding-bottom="0.13cm" fo:padding-left="0.25cm" fo:padding-right="0.25cm" fo:wrap-option="wrap" draw:shadow="visible" draw:shadow-offset-x="0.212cm" draw:shadow-offset-y="0.212cm" draw:shadow-color="#969696" draw:shadow-opacity="100%"/>
    </style:style>
    <style:style style:name="gr16" style:family="graphic">
      <style:graphic-properties draw:stroke="solid" svg:stroke-width="0.035cm" svg:stroke-color="#000000" draw:stroke-linejoin="miter" draw:fill="solid" draw:fill-color="#cc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17" style:family="graphic">
      <style:graphic-properties draw:stroke="solid" svg:stroke-width="0.044cm" svg:stroke-color="#ff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18" style:family="graphic">
      <style:graphic-properties draw:stroke="solid" svg:stroke-width="0.071cm" svg:stroke-color="#ff0000" draw:stroke-linejoin="miter" draw:fill="solid" draw:fill-color="#ffffff" draw:opacity="25%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gr19" style:family="graphic">
      <style:graphic-properties draw:stroke="solid" svg:stroke-width="0.044cm" svg:stroke-color="#ff0000" draw:stroke-linejoin="miter" draw:fill="solid" draw:fill-color="#ffffff" draw:opacity="24%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20" style:family="graphic">
      <style:graphic-properties draw:stroke="none" draw:fill="none" draw:fill-color="#ffffff" draw:textarea-horizontal-align="justify" draw:textarea-vertical-align="top" draw:auto-grow-height="true" fo:padding-top="0.128cm" fo:padding-bottom="0.128cm" fo:padding-left="0.256cm" fo:padding-right="0.256cm" fo:wrap-option="no-wrap" draw:shadow="hidden"/>
    </style:style>
    <style:style style:name="gr21" style:family="graphic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 draw:shadow="hidden"/>
    </style:style>
    <style:style style:name="gr22" style:family="graphic">
      <style:graphic-properties draw:stroke="solid" svg:stroke-width="0.071cm" svg:stroke-color="#ff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23" style:family="graphic">
      <style:graphic-properties draw:stroke="none" draw:fill="none" draw:fill-color="#ffffff" draw:textarea-horizontal-align="justify" draw:textarea-vertical-align="top" draw:auto-grow-height="true" fo:padding-top="0.123cm" fo:padding-bottom="0.123cm" fo:padding-left="0.251cm" fo:padding-right="0.251cm" fo:wrap-option="wrap" draw:shadow="hidden"/>
    </style:style>
    <style:style style:name="gr24" style:family="graphic">
      <style:graphic-properties draw:stroke="solid" svg:stroke-width="0.035cm" svg:stroke-color="#663300" draw:stroke-linejoin="miter" draw:fill="solid" draw:fill-color="#008000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25" style:family="graphic">
      <style:graphic-properties draw:stroke="solid" svg:stroke-width="0.044cm" svg:stroke-color="#ff0000" draw:marker-start="msArrowEnd_20_5" draw:marker-start-width="0.21cm" draw:marker-start-center="false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26" style:family="graphic">
      <style:graphic-properties draw:stroke="none" draw:fill="solid" draw:fill-color="#ffff99" draw:textarea-horizontal-align="justify" draw:textarea-vertical-align="top" draw:auto-grow-height="true" fo:padding-top="0.13cm" fo:padding-bottom="0.13cm" fo:padding-left="0.25cm" fo:padding-right="0.25cm" fo:wrap-option="wrap" draw:shadow="hidden"/>
    </style:style>
    <style:style style:name="pr1" style:family="presentation" style:parent-style-name="Default-notes">
      <style:graphic-properties draw:stroke="none" draw:fill="none" draw:fill-color="#ffffff" draw:auto-grow-height="true" fo:min-height="11.225cm" draw:shadow="hidden"/>
    </style:style>
    <style:style style:name="pr2" style:family="presentation" style:parent-style-name="Default-title">
      <style:graphic-properties draw:stroke="none" draw:fill="none" draw:fill-color="#ffffff" draw:textarea-horizontal-align="center" draw:textarea-vertical-align="top" draw:auto-grow-height="false" draw:auto-grow-width="false" fo:min-height="0cm" fo:min-width="2.166cm" fo:padding-top="0.128cm" fo:padding-bottom="0.128cm" fo:padding-left="0.256cm" fo:padding-right="0.256cm" fo:wrap-option="wrap" draw:shadow="hidden" draw:shadow-color="#808080"/>
      <style:paragraph-properties style:writing-mode="tb-rl"/>
    </style:style>
    <style:style style:name="pr3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6.679cm" fo:min-width="0cm" fo:padding-top="0.128cm" fo:padding-bottom="0.128cm" fo:padding-left="0.256cm" fo:padding-right="0.256cm" fo:wrap-option="wrap" draw:shadow="hidden" draw:shadow-color="#808080"/>
    </style:style>
    <style:style style:name="pr4" style:family="presentation" style:parent-style-name="Default-notes">
      <style:graphic-properties draw:stroke="none" draw:fill="none" draw:fill-color="#ffffff" draw:textarea-horizontal-align="justify" draw:textarea-vertical-align="top" draw:auto-grow-height="true" draw:auto-grow-width="false" fo:min-height="10.986cm" fo:min-width="0cm" fo:padding-top="0.128cm" fo:padding-bottom="0.128cm" fo:padding-left="0.256cm" fo:padding-right="0.256cm" fo:wrap-option="wrap" draw:shadow="hidden"/>
    </style:style>
    <style:style style:name="pr5" style:family="presentation" style:parent-style-name="Default-title">
      <style:graphic-properties draw:stroke="none" draw:fill="none" draw:fill-color="#ffffff" draw:textarea-horizontal-align="center" draw:textarea-vertical-align="top" draw:auto-grow-height="false" draw:auto-grow-width="false" fo:min-height="0cm" fo:min-width="1.817cm" fo:padding-top="0.128cm" fo:padding-bottom="0.128cm" fo:padding-left="0.256cm" fo:padding-right="0.256cm" fo:wrap-option="wrap" draw:shadow="hidden" draw:shadow-color="#808080"/>
      <style:paragraph-properties style:writing-mode="tb-rl"/>
    </style:style>
    <style:style style:name="pr6" style:family="presentation" style:parent-style-name="Default-title">
      <style:graphic-properties draw:stroke="none" draw:fill="none" draw:fill-color="#ffffff" draw:textarea-horizontal-align="center" draw:textarea-vertical-align="top" draw:auto-grow-height="false" draw:auto-grow-width="false" fo:min-height="0cm" fo:min-width="1.99cm" fo:padding-top="0.128cm" fo:padding-bottom="0.128cm" fo:padding-left="0.256cm" fo:padding-right="0.256cm" fo:wrap-option="wrap" draw:shadow="hidden" draw:shadow-color="#808080"/>
      <style:paragraph-properties style:writing-mode="tb-rl"/>
    </style:style>
    <style:style style:name="pr7" style:family="presentation" style:parent-style-name="Default-title">
      <style:graphic-properties draw:stroke="none" draw:fill="none" draw:fill-color="#ffffff" draw:textarea-horizontal-align="center" draw:textarea-vertical-align="top" draw:auto-grow-height="false" draw:auto-grow-width="false" fo:min-height="0cm" fo:min-width="1.989cm" fo:padding-top="0.128cm" fo:padding-bottom="0.128cm" fo:padding-left="0.256cm" fo:padding-right="0.256cm" fo:wrap-option="wrap" draw:shadow="hidden" draw:shadow-color="#808080"/>
      <style:paragraph-properties style:writing-mode="tb-rl"/>
    </style:style>
    <style:style style:name="pr8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7.322cm" fo:min-width="0cm" fo:padding-top="0.128cm" fo:padding-bottom="0.128cm" fo:padding-left="0.256cm" fo:padding-right="0.256cm" fo:wrap-option="wrap" draw:shadow="hidden" draw:shadow-color="#808080"/>
    </style:style>
    <style:style style:name="P1" style:family="paragraph">
      <style:paragraph-properties fo:margin-left="0cm" fo:margin-right="0cm" fo:line-height="100%" fo:text-align="center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line-height="100%" fo:text-indent="0cm"/>
    </style:style>
    <style:style style:name="P4" style:family="paragraph">
      <style:paragraph-properties style:writing-mode="tb-rl" style:font-independent-line-spacing="true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margin-top="0.246cm" fo:margin-bottom="0cm" fo:text-indent="0cm" style:punctuation-wrap="simple" style:line-break="normal"/>
    </style:style>
    <style:style style:name="P7" style:family="paragraph">
      <style:paragraph-properties fo:margin-left="0cm" fo:margin-right="0cm" fo:margin-top="0.158cm" fo:margin-bottom="0cm" fo:text-indent="0cm" style:punctuation-wrap="simple" style:line-break="normal"/>
    </style:style>
    <style:style style:name="P8" style:family="paragraph">
      <style:paragraph-properties fo:margin-left="0cm" fo:margin-right="0cm" fo:margin-top="0.211cm" fo:margin-bottom="0cm" fo:text-indent="0cm" style:punctuation-wrap="simple" style:line-break="normal"/>
    </style:style>
    <style:style style:name="P9" style:family="paragraph">
      <style:paragraph-properties fo:margin-left="0cm" fo:margin-right="0cm" fo:line-height="80%" fo:text-indent="0cm"/>
    </style:style>
    <style:style style:name="P10" style:family="paragraph">
      <style:paragraph-properties fo:text-align="center" style:writing-mode="lr-tb"/>
      <style:text-properties fo:font-size="24pt"/>
    </style:style>
    <style:style style:name="P11" style:family="paragraph">
      <style:paragraph-properties fo:margin-left="0cm" fo:margin-right="0cm" fo:text-indent="0cm" style:writing-mode="lr-tb"/>
    </style:style>
    <style:style style:name="T1" style:family="text">
      <style:text-properties fo:color="#ffff00" fo:font-family="Arial" style:font-pitch="variable" fo:font-size="72pt" fo:language="en" fo:country="GB" fo:text-shadow="1pt 1pt" fo:font-weight="bold" style:font-size-asian="72pt" style:font-weight-asian="bold" style:font-size-complex="72pt" style:font-weight-complex="bold"/>
    </style:style>
    <style:style style:name="T2" style:family="text">
      <style:text-properties fo:color="#ffff00" fo:font-family="Arial" style:font-pitch="variable" fo:font-size="44pt" fo:language="en" fo:country="GB" fo:text-shadow="1pt 1pt" fo:font-weight="bold" style:font-size-asian="44pt" style:font-weight-asian="bold" style:font-size-complex="44pt" style:font-weight-complex="bold"/>
    </style:style>
    <style:style style:name="T3" style:family="text">
      <style:text-properties fo:language="en" fo:country="GB"/>
    </style:style>
    <style:style style:name="T4" style:family="text">
      <style:text-properties fo:language="en" fo:country="GB" style:font-family-asian="'DejaVu Sans'" style:font-pitch-asian="variable" style:font-family-complex="'DejaVu Sans'" style:font-pitch-complex="variable"/>
    </style:style>
    <style:style style:name="T5" style:family="text">
      <style:text-properties fo:color="#000066" fo:font-family="'Courier New'" style:font-family-generic="modern" style:font-pitch="fixed" fo:font-size="18pt" fo:language="en" fo:country="GB" fo:font-weight="bold" style:font-size-asian="18pt" style:font-weight-asian="bold" style:font-size-complex="18pt" style:font-weight-complex="bold"/>
    </style:style>
    <style:style style:name="T6" style:family="text">
      <style:text-properties fo:font-family="'Courier New'" style:font-family-generic="modern" style:font-pitch="fixed" fo:font-size="18pt" fo:language="en" fo:country="GB" fo:font-weight="bold" style:font-size-asian="18pt" style:font-weight-asian="bold" style:font-size-complex="18pt" style:font-weight-complex="bold"/>
    </style:style>
    <style:style style:name="T7" style:family="text">
      <style:text-properties fo:color="#006600" fo:font-family="'Courier New'" style:font-family-generic="modern" style:font-pitch="fixed" fo:font-size="18pt" fo:language="en" fo:country="GB" fo:font-weight="bold" style:font-size-asian="18pt" style:font-weight-asian="bold" style:font-size-complex="18pt" style:font-weight-complex="bold"/>
    </style:style>
    <style:style style:name="T8" style:family="text">
      <style:text-properties fo:color="#000000" fo:font-family="'Courier New'" style:font-family-generic="modern" style:font-pitch="fixed" fo:font-size="18pt" fo:language="en" fo:country="GB" fo:font-weight="bold" style:font-size-asian="18pt" style:font-weight-asian="bold" style:font-size-complex="18pt" style:font-weight-complex="bold"/>
    </style:style>
    <style:style style:name="T9" style:family="text">
      <style:text-properties fo:color="#ffffff" fo:font-family="Arial" style:font-pitch="variable" fo:font-size="18pt" fo:language="en" fo:country="GB" fo:text-shadow="1pt 1pt" style:font-size-asian="18pt" style:font-size-complex="18pt"/>
    </style:style>
    <style:style style:name="T10" style:family="text">
      <style:text-properties fo:font-size="40pt" fo:language="en" fo:country="GB" style:font-size-asian="40pt" style:font-size-complex="40pt"/>
    </style:style>
    <style:style style:name="T11" style:family="text">
      <style:text-properties fo:font-family="'Courier New'" style:font-family-generic="modern" style:font-pitch="fixed" fo:font-size="18pt" fo:language="en" fo:country="GB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2" style:family="text">
      <style:text-properties style:text-position="-25% 58%" fo:font-family="'Courier New'" style:font-family-generic="modern" style:font-pitch="fixed" fo:font-size="18pt" fo:language="en" fo:country="GB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3" style:family="text">
      <style:text-properties fo:language="en" fo:country="US" style:font-family-asian="'DejaVu Sans'" style:font-pitch-asian="variable" style:font-family-complex="'DejaVu Sans'" style:font-pitch-complex="variable"/>
    </style:style>
    <style:style style:name="T14" style:family="text">
      <style:text-properties fo:color="#006600" fo:font-family="'Courier New'" style:font-family-generic="modern" style:font-pitch="fixed" fo:font-size="18pt" fo:language="en" fo:country="US" fo:font-weight="bold" style:font-family-asian="'Courier New'" style:font-family-generic-asian="modern" style:font-pitch-asian="fixed" style:font-size-asian="18pt" style:font-weight-asian="bold" style:font-family-complex="'Courier New'" style:font-family-generic-complex="modern" style:font-pitch-complex="fixed" style:font-size-complex="18pt" style:font-weight-complex="bold"/>
    </style:style>
    <style:style style:name="T15" style:family="text">
      <style:text-properties fo:language="en" fo:country="GB" fo:font-style="italic" style:font-family-asian="'DejaVu Sans'" style:font-pitch-asian="variable" style:font-style-asian="italic" style:font-family-complex="'DejaVu Sans'" style:font-pitch-complex="variable" style:font-style-complex="italic"/>
    </style:style>
    <style:style style:name="T16" style:family="text">
      <style:text-properties fo:color="#ff0000" fo:font-size="60pt" fo:language="en" fo:country="GB" fo:text-shadow="1pt 1pt" style:font-size-asian="60pt" style:font-size-complex="60pt"/>
    </style:style>
    <style:style style:name="T17" style:family="text">
      <style:text-properties fo:color="#ffffff" style:text-position="30% 58%" fo:font-family="Arial" style:font-pitch="variable" fo:font-size="14pt" fo:language="en" fo:country="GB" fo:text-shadow="1pt 1pt" style:font-family-asian="Arial" style:font-pitch-asian="variable" style:font-size-asian="14pt" style:font-family-complex="Arial" style:font-pitch-complex="variable" style:font-size-complex="14pt"/>
    </style:style>
    <style:style style:name="T18" style:family="text">
      <style:text-properties fo:color="#ffffff" fo:font-family="Arial" style:font-pitch="variable" fo:font-size="14pt" fo:language="en" fo:country="GB" fo:text-shadow="1pt 1pt" style:font-size-asian="14pt" style:font-size-complex="14pt"/>
    </style:style>
    <style:style style:name="T19" style:family="text">
      <style:text-properties fo:color="#ffffff" style:text-position="30% 58%" fo:font-family="Arial" style:font-pitch="variable" fo:font-size="18pt" fo:language="en" fo:country="GB" fo:text-shadow="1pt 1pt" style:font-family-asian="Arial" style:font-pitch-asian="variable" style:font-size-asian="18pt" style:font-family-complex="Arial" style:font-pitch-complex="variable" style:font-size-complex="18pt"/>
    </style:style>
    <style:style style:name="T20" style:family="text">
      <style:text-properties fo:color="#ffffff" fo:font-family="Arial" style:font-pitch="variable" fo:font-size="18pt" fo:language="en" fo:country="GB" fo:font-style="italic" fo:text-shadow="1pt 1pt" style:text-underline-style="solid" style:text-underline-width="auto" style:text-underline-color="font-color" style:font-size-asian="18pt" style:font-style-asian="italic" style:font-size-complex="18pt" style:font-style-complex="italic"/>
    </style:style>
    <style:style style:name="T21" style:family="text">
      <style:text-properties fo:color="#00cc00" fo:font-family="Wingdings" style:font-pitch="variable" style:font-charset="x-symbol" fo:font-size="72pt" fo:language="en" fo:country="US" fo:text-shadow="1pt 1pt" style:font-size-asian="72pt" style:font-size-complex="72pt"/>
    </style:style>
    <style:style style:name="T22" style:family="text">
      <style:text-properties fo:color="#ffff00" fo:font-family="Wingdings" style:font-pitch="variable" style:font-charset="x-symbol" fo:font-size="60pt" fo:language="en" fo:country="GB" fo:text-shadow="1pt 1pt" style:font-size-asian="60pt" style:font-size-complex="60pt"/>
    </style:style>
    <style:style style:name="T23" style:family="text">
      <style:text-properties fo:color="#ff3300" fo:font-family="Wingdings" style:font-pitch="variable" style:font-charset="x-symbol" fo:font-size="60pt" fo:language="en" fo:country="US" fo:text-shadow="1pt 1pt" style:font-size-asian="60pt" style:font-size-complex="60pt"/>
    </style:style>
    <style:style style:name="T24" style:family="text">
      <style:text-properties style:text-position="-25% 58%" fo:font-family="'Courier New'" style:font-family-generic="modern" style:font-pitch="fixed" fo:font-size="18pt" fo:language="en" fo:country="GB" fo:font-weight="bold" style:font-size-asian="18pt" style:font-weight-asian="bold" style:font-size-complex="18pt" style:font-weight-complex="bold"/>
    </style:style>
    <style:style style:name="T25" style:family="text">
      <style:text-properties fo:font-family="Wingdings" style:font-pitch="variable" style:font-charset="x-symbol" fo:language="en" fo:country="GB"/>
    </style:style>
    <style:style style:name="T26" style:family="text">
      <style:text-properties fo:font-family="Arial" style:font-pitch="variable" fo:font-size="20pt" fo:language="en" fo:country="GB" style:font-size-asian="20pt" style:font-size-complex="20pt"/>
    </style:style>
    <text:list-style style:name="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•">
        <style:list-level-properties text:min-label-width="0.934cm"/>
        <style:text-properties fo:font-family="'Times New Roman'" style:font-family-generic="roman" style:font-pitch="variable" fo:color="#cc9900" fo:font-size="32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/>
        <style:text-properties fo:font-family="'Times New Roman'" style:font-family-generic="roman" style:font-pitch="variable" fo:color="#000000" fo:font-size="32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0.59cm" text:min-label-width="0.6cm"/>
        <style:text-properties fo:font-family="'Times New Roman'" style:font-family-generic="roman" style:font-pitch="variable" fo:color="#000000" fo:font-size="37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>
        <style:list-level-properties/>
        <style:text-properties fo:font-family="Arial" style:font-family-generic="swiss" style:font-pitch="variable" fo:color="#f8f8f8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bullet text:level="1" text:bullet-char="B">
        <style:list-level-properties/>
        <style:text-properties fo:font-family="Arial" style:font-family-generic="swiss" style:font-pitch="variable" fo:color="#f8f8f8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bullet text:level="1" text:bullet-char="槠">
        <style:list-level-properties/>
        <style:text-properties fo:font-family="Arial" style:font-family-generic="swiss" style:font-pitch="variable" fo:color="#f8f8f8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bullet text:level="1" text:bullet-char="">
        <style:list-level-properties/>
        <style:text-properties fo:font-family="Arial" style:font-family-generic="swiss" style:font-pitch="variable" fo:color="#f8f8f8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9">
      <text:list-level-style-bullet text:level="1" text:bullet-char="">
        <style:list-level-properties/>
        <style:text-properties fo:font-family="Arial" style:font-family-generic="swiss" style:font-pitch="variable" fo:color="#f8f8f8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0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1.195cm" text:min-label-width="0.595cm"/>
        <style:text-properties fo:font-family="'Times New Roman'" style:font-family-generic="roman" style:font-pitch="variable" fo:color="#000000" fo:font-size="37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1">
      <text:list-level-style-bullet text:level="1" text:bullet-char="ⶀ">
        <style:list-level-properties/>
        <style:text-properties fo:font-family="Arial" style:font-family-generic="swiss" style:font-pitch="variable" fo:color="#f8f8f8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footer-decl presentation:name="ftr1">© { JSL }</presentation:footer-decl>
      <draw:page draw:name="page1" draw:style-name="dp1" draw:master-page-name="Default" presentation:use-footer-name="ftr1">
        <draw:custom-shape draw:style-name="gr1" draw:text-style-name="P2" draw:layer="layout" svg:width="18.148cm" svg:height="3.309cm" svg:x="6.367cm" svg:y="8.326cm">
          <text:p text:style-name="P1"><text:span text:style-name="T1">Preprocessing</text:span></text:p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2.328cm" svg:height="15.24cm" svg:x="0.635cm" svg:y="2.752cm">
          <text:p text:style-name="P3"><text:span text:style-name="T2">C Foundation</text:span></text:p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2" draw:layer="layout" svg:width="13.472cm" svg:height="9.327cm" svg:x="3.126cm" svg:y="1.896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4.376cm" svg:height="11.481cm" svg:x="2.963cm" svg:y="11.86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 presentation:use-footer-name="ftr1">
        <draw:frame presentation:style-name="pr2" draw:text-style-name="P4" draw:layer="layout" svg:width="2.677cm" svg:height="17.489cm" svg:x="0.497cm" svg:y="0.497cm" presentation:class="title" presentation:user-transformed="true">
          <draw:text-box>
            <text:p text:style-name="P5"><text:span text:style-name="T3">Translation Phases</text:span></text:p>
          </draw:text-box>
        </draw:frame>
        <draw:frame presentation:style-name="pr3" draw:text-style-name="P2" draw:layer="layout" svg:width="22.649cm" svg:height="16.934cm" svg:x="3.597cm" svg:y="1.058cm" presentation:class="outline" presentation:user-transformed="true">
          <draw:text-box>
            <text:list text:style-name="L2">
              <text:list-item>
                <text:p text:style-name="P6"><text:span text:style-name="T3">1. multibyte character mapped, trigraphs replaced</text:span></text:p>
              </text:list-item>
              <text:list-item>
                <text:p text:style-name="P6"><text:span text:style-name="T3">2. \ newline deleted to form logical lines</text:span></text:p>
              </text:list-item>
              <text:list-item>
                <text:p text:style-name="P6"><text:span text:style-name="T3">3. decomposed into preprocessing tokens</text:span></text:p>
              </text:list-item>
              <text:list-item>
                <text:p text:style-name="P6"><text:span text:style-name="T3">4. preprocessing directives executed (#includes phases 1-4 recursively)</text:span></text:p>
              </text:list-item>
              <text:list-item>
                <text:p text:style-name="P6"><text:span text:style-name="T3">5. source character set and escape sequences mapped</text:span></text:p>
              </text:list-item>
              <text:list-item>
                <text:p text:style-name="P6"><text:span text:style-name="T3">6. adjacent string literals are concatenated</text:span></text:p>
              </text:list-item>
              <text:list-item>
                <text:p text:style-name="P6"><text:span text:style-name="T3">7. preprocessing tokens converted to tokens, translation unit is semantically analysed and translated</text:span></text:p>
              </text:list-item>
            </text:list>
          </draw:text-box>
        </draw:frame>
        <presentation:notes draw:style-name="dp2">
          <draw:custom-shape draw:style-name="gr3" draw:text-style-name="P2" draw:layer="layout" svg:width="13.472cm" svg:height="9.327cm" svg:x="3.126cm" svg:y="1.896cm">
            <text:p/>
            <draw:enhanced-geometry svg:viewBox="0 0 21600 21600" draw:type="mso-spt202" draw:enhanced-path="M 0 0 L 21600 0 21600 21600 0 21600 0 0 Z N"/>
          </draw:custom-shape>
          <draw:frame presentation:style-name="pr4" draw:text-style-name="P2" draw:layer="layout" svg:width="14.394cm" svg:height="11.242cm" svg:x="2.963cm" svg:y="11.861cm" presentation:class="notes" presentation:user-transformed="true">
            <draw:text-box>
              <text:p text:style-name="P7"><text:span text:style-name="T4">A compiler (or any translator) is of course free to merge these logical phases into a single physical phase to improve performance as long as it maintains their semantics; that is, as long as it appears logically to operate as distinct phases.</text:span></text:p>
            </draw:text-box>
          </draw:frame>
        </presentation:notes>
      </draw:page>
      <draw:page draw:name="page3" draw:style-name="dp1" draw:master-page-name="Default" presentation:presentation-page-layout-name="AL1T1" presentation:use-footer-name="ftr1">
        <draw:frame presentation:style-name="pr5" draw:text-style-name="P4" draw:layer="layout" svg:width="2.328cm" svg:height="14.817cm" svg:x="0.847cm" svg:y="3.174cm" presentation:class="title" presentation:user-transformed="true">
          <draw:text-box>
            <text:p text:style-name="P5"><text:span text:style-name="T3">gotcha</text:span></text:p>
          </draw:text-box>
        </draw:frame>
        <draw:frame presentation:style-name="pr3" draw:text-style-name="P2" draw:layer="layout" svg:width="22.649cm" svg:height="16.934cm" svg:x="3.597cm" svg:y="1.058cm" presentation:class="outline" presentation:user-transformed="true">
          <draw:text-box>
            <text:list text:style-name="L3">
              <text:list-item>
                <text:p text:style-name="P6"><text:span text:style-name="T3"><text:s/></text:span><text:span text:style-name="T3">phase 6:</text:span></text:p>
                <text:list text:style-name="L4">
                  <text:list-item>
                    <text:p text:style-name="P8"><text:span text:style-name="T3">adjacent string literals are concatenated</text:span></text:p>
                  </text:list-item>
                </text:list>
              </text:list-item>
            </text:list>
          </draw:text-box>
        </draw:frame>
        <draw:custom-shape draw:style-name="gr4" draw:text-style-name="P2" draw:layer="layout" svg:width="18.798cm" svg:height="5.129cm" svg:x="4.357cm" svg:y="4.326cm">
          <text:p text:style-name="P9"><text:span text:style-name="T5">const char</text:span><text:span text:style-name="T6"> * lines[] =</text:span></text:p>
          <text:p text:style-name="P9"><text:span text:style-name="T6">{</text:span></text:p>
          <text:p text:style-name="P9"><text:span text:style-name="T6"><text:s text:c="4"/></text:span><text:span text:style-name="T7">"the boy stood on the burning deck"</text:span><text:span text:style-name="T8">,</text:span></text:p>
          <text:p text:style-name="P9"><text:span text:style-name="T7"><text:s text:c="4"/></text:span><text:span text:style-name="T7">"his hearts was all a quiver"</text:span><text:span text:style-name="T8">,</text:span></text:p>
          <text:p text:style-name="P9"><text:span text:style-name="T7"><text:s text:c="4"/></text:span><text:span text:style-name="T7">"he gave a cough, his leg fell off"</text:span><text:span text:style-name="T8">,</text:span></text:p>
          <text:p text:style-name="P9"><text:span text:style-name="T7"><text:s text:c="4"/></text:span><text:span text:style-name="T7">"and floated down the river"</text:span></text:p>
          <text:p text:style-name="P9"><text:span text:style-name="T6">};</text:span></text:p>
          <text:p text:style-name="P9"><text:span text:style-name="T6">assert(</text:span><text:span text:style-name="T5">sizeof</text:span><text:span text:style-name="T6">(lines) / </text:span><text:span text:style-name="T5">sizeof</text:span><text:span text:style-name="T6">(lines[0]) == 4);</text:span></text:p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3.801cm" svg:height="1.019cm" svg:x="23.561cm" svg:y="6.107cm">
          <text:p text:style-name="P3"><text:span text:style-name="T9">commas</text:span></text:p>
          <draw:enhanced-geometry svg:viewBox="0 0 21600 21600" draw:type="rectangle" draw:enhanced-path="M 0 0 L 21600 0 21600 21600 0 21600 0 0 Z N"/>
        </draw:custom-shape>
        <draw:line draw:style-name="gr6" draw:text-style-name="P10" draw:layer="layout" svg:x1="23.579cm" svg:y1="6.725cm" svg:x2="19.941cm" svg:y2="6.729cm">
          <text:p/>
        </draw:line>
        <draw:line draw:style-name="gr7" draw:text-style-name="P10" draw:layer="layout" svg:x1="22.159cm" svg:y1="6.725cm" svg:x2="22.163cm" svg:y2="7.924cm">
          <text:p/>
        </draw:line>
        <draw:line draw:style-name="gr6" draw:text-style-name="P10" draw:layer="layout" svg:x1="22.176cm" svg:y1="7.325cm" svg:x2="17.74cm" svg:y2="7.329cm">
          <text:p/>
        </draw:line>
        <draw:line draw:style-name="gr6" draw:text-style-name="P10" draw:layer="layout" svg:x1="22.175cm" svg:y1="7.924cm" svg:x2="19.94cm" svg:y2="7.929cm">
          <text:p/>
        </draw:line>
        <draw:custom-shape draw:style-name="gr4" draw:text-style-name="P2" draw:layer="layout" svg:width="18.798cm" svg:height="5.129cm" svg:x="4.357cm" svg:y="11.593cm">
          <text:p text:style-name="P9"><text:span text:style-name="T5">const char</text:span><text:span text:style-name="T6"> * lines[] =</text:span></text:p>
          <text:p text:style-name="P9"><text:span text:style-name="T6">{</text:span></text:p>
          <text:p text:style-name="P9"><text:span text:style-name="T6"><text:s text:c="4"/></text:span><text:span text:style-name="T7">"the boy stood on the burning deck"</text:span><text:span text:style-name="T8">,</text:span></text:p>
          <text:p text:style-name="P9"><text:span text:style-name="T7"><text:s text:c="4"/></text:span><text:span text:style-name="T7">"his hearts was all a quiver"</text:span><text:span text:style-name="T8">,</text:span></text:p>
          <text:p text:style-name="P9"><text:span text:style-name="T7"><text:s text:c="4"/></text:span><text:span text:style-name="T7">"he gave a cough, his leg fell off"</text:span></text:p>
          <text:p text:style-name="P9"><text:span text:style-name="T7"><text:s text:c="4"/></text:span><text:span text:style-name="T7">"and floated down the river"</text:span></text:p>
          <text:p text:style-name="P9"><text:span text:style-name="T6">};</text:span></text:p>
          <text:p text:style-name="P9"><text:span text:style-name="T6">assert(</text:span><text:span text:style-name="T5">sizeof</text:span><text:span text:style-name="T6">(lines) / </text:span><text:span text:style-name="T5">sizeof</text:span><text:span text:style-name="T6">(lines[0]) == 3);</text:span></text:p>
          <draw:enhanced-geometry svg:viewBox="0 0 21600 21600" draw:type="mso-spt202" draw:enhanced-path="M 0 0 L 21600 0 21600 21600 0 21600 0 0 Z N"/>
        </draw:custom-shape>
        <draw:line draw:style-name="gr6" draw:text-style-name="P10" draw:layer="layout" svg:x1="23.579cm" svg:y1="14.927cm" svg:x2="19.539cm" svg:y2="14.931cm">
          <text:p/>
        </draw:line>
        <draw:custom-shape draw:style-name="gr5" draw:text-style-name="P2" draw:layer="layout" svg:width="3.801cm" svg:height="1.781cm" svg:x="23.561cm" svg:y="13.926cm">
          <text:p text:style-name="P3"><text:span text:style-name="T9">no</text:span></text:p>
          <text:p text:style-name="P3"><text:span text:style-name="T9">comma</text:span></text:p>
          <draw:enhanced-geometry svg:viewBox="0 0 21600 21600" draw:type="rectangle" draw:enhanced-path="M 0 0 L 21600 0 21600 21600 0 21600 0 0 Z N"/>
        </draw:custom-shape>
        <draw:g>
          <draw:custom-shape draw:style-name="gr8" draw:text-style-name="P2" draw:layer="layout" svg:width="0.52cm" svg:height="1.993cm" draw:transform="rotate (-2.35619449019309) translate (22.659cm 13.149cm)">
            <text:p/>
            <draw:enhanced-geometry svg:viewBox="0 0 1006 3662" draw:type="non-primitive" draw:enhanced-path="M 0 0  L 19 5  L 40 8  L 60 10  L 80 14  L 100 18  L 120 23  L 139 28  L 157 36  L 173 44  L 188 52  L 203 61  L 218 70  L 232 79  L 246 90  L 260 100  L 273 111  L 287 122  L 299 134  L 312 146  L 324 158  L 336 171  L 347 184  L 357 197  L 367 211  L 378 225  L 387 238  L 396 253  L 404 268  L 412 282  L 418 297  L 425 313  L 432 328  L 438 344  L 443 359  L 449 375  L 455 391  L 459 408  L 464 424  L 468 440  L 473 456  L 476 471  L 480 486  L 482 501  L 484 517  L 486 533  L 488 549  L 489 563  L 490 579  L 491 595  L 492 611  L 494 626  L 496 642  L 498 656  L 500 672  L 503 687  L 508 702  L 515 721  L 522 739  L 530 757  L 537 775  L 547 793  L 557 810  L 568 827  L 579 842  L 594 862  L 612 879  L 631 896  L 650 912  L 669 929  L 687 946  L 704 964  L 719 983  L 730 1001  L 742 1019  L 752 1037  L 761 1057  L 770 1076  L 779 1095  L 787 1114  L 795 1135  L 802 1154  L 809 1175  L 815 1195  L 821 1215  L 827 1236  L 832 1257  L 837 1278  L 841 1298  L 846 1317  L 849 1337  L 854 1357  L 859 1376  L 862 1397  L 865 1416  L 869 1436  L 871 1457  L 872 1476  L 873 1497  L 874 1517  L 873 1536  L 871 1556  L 869 1575  L 864 1594  L 859 1613  L 847 1634  L 831 1651  L 811 1667  L 789 1681  L 769 1696  L 752 1712  L 741 1730  L 737 1752  L 741 1769  L 751 1783  L 763 1796  L 780 1808  L 797 1819  L 814 1831  L 829 1843  L 841 1858  L 852 1879  L 861 1899  L 868 1921  L 874 1943  L 880 1966  L 885 1989  L 889 2011  L 895 2033  L 902 2066  L 910 2099  L 916 2130  L 922 2163  L 929 2196  L 935 2229  L 940 2262  L 946 2295  L 952 2329  L 956 2362  L 961 2394  L 965 2427  L 970 2460  L 974 2494  L 978 2527  L 981 2560  L 983 2586  L 986 2612  L 988 2638  L 990 2664  L 992 2690  L 993 2716  L 995 2743  L 996 2769  L 997 2795  L 998 2822  L 998 2848  L 999 2874  L 999 2900  L 999 2927  L 999 2953  L 999 2979  L 999 2995  L 999 3010  L 1000 3026  L 1001 3042  L 1003 3059  L 1004 3075  L 1005 3091  L 1006 3106  L 1006 3122  L 1005 3138  L 1004 3153  L 1001 3169  L 998 3184  L 995 3198  L 988 3212  L 981 3225  L 972 3239  L 962 3252  L 950 3263  L 938 3273  L 924 3283  L 911 3291  L 896 3300  L 880 3308  L 864 3315  L 848 3323  L 832 3330  L 817 3337  L 801 3343  L 785 3350  L 769 3357  L 754 3365  L 733 3375  L 711 3385  L 689 3394  L 667 3403  L 645 3411  L 624 3419  L 601 3427  L 579 3435  L 558 3442  L 535 3448  L 511 3453  L 488 3457  L 464 3460  L 440 3464  L 416 3468  L 393 3472  L 370 3476  L 347 3481  L 324 3486  L 303 3494  L 282 3503  L 263 3513  L 244 3526  L 227 3541  L 219 3552  L 215 3564  L 213 3579  L 212 3594  L 210 3610  L 207 3623  L 202 3636  L 193 3645  L 182 3652  L 169 3656  L 155 3660  L 140 3661  L 125 3662  L 109 3662  L 93 3661  L 77 3660  L 61 3657  L 47 3655  L 34 3653  L 23 3651  L 13 3648  L 5 3646  L 1 3645  L 0 3645  L 2 3645  L 7 3645  L 12 3645  L 17 3645  L 0 0  Z N"/>
          </draw:custom-shape>
          <draw:custom-shape draw:style-name="gr9" draw:text-style-name="P2" draw:layer="layout" svg:width="0.52cm" svg:height="1.993cm" draw:transform="rotate (-2.35619449019309) translate (22.659cm 13.149cm)">
            <text:p/>
            <draw:enhanced-geometry svg:viewBox="0 0 1006 3662" draw:type="non-primitive" draw:enhanced-path="M 0 0  L 0 0  L 19 5  L 40 8  L 60 10  L 80 14  L 100 18  L 120 23  L 139 28  L 157 36  L 157 36  L 173 44  L 188 52  L 203 61  L 218 70  L 232 79  L 246 90  L 260 100  L 273 111  L 287 122  L 299 134  L 312 146  L 324 158  L 336 171  L 347 184  L 357 197  L 367 211  L 367 211  L 378 225  L 387 238  L 396 253  L 404 268  L 412 282  L 418 297  L 425 313  L 432 328  L 438 344  L 443 359  L 449 375  L 455 391  L 459 408  L 464 424  L 468 440  L 473 456  L 473 456  L 476 471  L 480 486  L 482 501  L 484 517  L 486 533  L 488 549  L 489 563  L 490 579  L 491 595  L 492 611  L 494 626  L 496 642  L 498 656  L 500 672  L 503 687  L 508 702  L 508 702  L 515 721  L 522 739  L 530 757  L 537 775  L 547 793  L 557 810  L 568 827  L 579 842  L 579 842  L 594 862  L 612 879  L 631 896  L 650 912  L 669 929  L 687 946  L 704 964  L 719 983  L 719 983  L 730 1001  L 742 1019  L 752 1037  L 761 1057  L 770 1076  L 779 1095  L 787 1114  L 795 1135  L 802 1154  L 809 1175  L 815 1195  L 821 1215  L 827 1236  L 832 1257  L 837 1278  L 841 1298  L 841 1298  L 846 1317  L 849 1337  L 854 1357  L 859 1376  L 862 1397  L 865 1416  L 869 1436  L 871 1457  L 872 1476  L 873 1497  L 874 1517  L 873 1536  L 871 1556  L 869 1575  L 864 1594  L 859 1613  L 859 1613  L 847 1634  L 831 1651  L 811 1667  L 789 1681  L 769 1696  L 752 1712  L 741 1730  L 737 1752  L 737 1752  L 741 1769  L 751 1783  L 763 1796  L 780 1808  L 797 1819  L 814 1831  L 829 1843  L 841 1858  L 841 1858  L 852 1879  L 861 1899  L 868 1921  L 874 1943  L 880 1966  L 885 1989  L 889 2011  L 895 2033  L 895 2033  L 902 2066  L 910 2099  L 916 2130  L 922 2163  L 929 2196  L 935 2229  L 940 2262  L 946 2295  L 952 2329  L 956 2362  L 961 2394  L 965 2427  L 970 2460  L 974 2494  L 978 2527  L 981 2560  L 981 2560  L 983 2586  L 986 2612  L 988 2638  L 990 2664  L 992 2690  L 993 2716  L 995 2743  L 996 2769  L 997 2795  L 998 2822  L 998 2848  L 999 2874  L 999 2900  L 999 2927  L 999 2953  L 999 2979  L 999 2979  L 999 2995  L 999 3010  L 1000 3026  L 1001 3042  L 1003 3059  L 1004 3075  L 1005 3091  L 1006 3106  L 1006 3122  L 1005 3138  L 1004 3153  L 1001 3169  L 998 3184  L 995 3198  L 988 3212  L 981 3225  L 981 3225  L 972 3239  L 962 3252  L 950 3263  L 938 3273  L 924 3283  L 911 3291  L 896 3300  L 880 3308  L 864 3315  L 848 3323  L 832 3330  L 817 3337  L 801 3343  L 785 3350  L 769 3357  L 754 3365  L 754 3365  L 733 3375  L 711 3385  L 689 3394  L 667 3403  L 645 3411  L 624 3419  L 601 3427  L 579 3435  L 579 3435  L 558 3442  L 535 3448  L 511 3453  L 488 3457  L 464 3460  L 440 3464  L 416 3468  L 393 3472  L 370 3476  L 347 3481  L 324 3486  L 303 3494  L 282 3503  L 263 3513  L 244 3526  L 227 3541  L 227 3541  L 219 3552  L 215 3564  L 213 3579  L 212 3594  L 210 3610  L 207 3623  L 202 3636  L 193 3645  L 193 3645  L 182 3652  L 169 3656  L 155 3660  L 140 3661  L 125 3662  L 109 3662  L 93 3661  L 77 3660  L 61 3657  L 47 3655  L 34 3653  L 23 3651  L 13 3648  L 5 3646  L 1 3645  L 0 3645  L 0 3645  L 2 3645  L 7 3645  L 12 3645  L 17 3645  N"/>
          </draw:custom-shape>
          <draw:custom-shape draw:style-name="gr8" draw:text-style-name="P2" draw:layer="layout" svg:width="0.485cm" svg:height="1.993cm" draw:transform="rotate (-2.35619449019309) translate (22.98cm 12.836cm)">
            <text:p/>
            <draw:enhanced-geometry svg:viewBox="0 0 940 3662" draw:type="non-primitive" draw:enhanced-path="M 940 0  L 922 3  L 903 7  L 884 10  L 865 13  L 846 17  L 828 22  L 810 27  L 793 35  L 779 43  L 764 51  L 751 60  L 737 69  L 723 79  L 711 90  L 697 100  L 685 110  L 672 121  L 661 134  L 650 145  L 638 158  L 627 170  L 617 183  L 607 196  L 596 210  L 587 223  L 578 238  L 570 252  L 563 267  L 556 282  L 549 297  L 543 313  L 537 328  L 532 344  L 526 359  L 521 375  L 516 391  L 511 408  L 507 424  L 503 440  L 499 456  L 495 471  L 492 486  L 490 501  L 487 516  L 485 532  L 484 548  L 483 562  L 482 578  L 481 594  L 480 609  L 478 625  L 477 641  L 475 655  L 473 670  L 469 686  L 466 701  L 459 720  L 452 738  L 445 757  L 438 774  L 428 793  L 419 810  L 409 825  L 399 841  L 384 861  L 368 878  L 350 895  L 332 910  L 315 927  L 298 944  L 282 963  L 269 982  L 258 1000  L 248 1018  L 239 1036  L 230 1056  L 221 1075  L 213 1094  L 206 1113  L 198 1133  L 191 1153  L 185 1174  L 179 1194  L 173 1214  L 168 1235  L 162 1255  L 157 1277  L 153 1297  L 149 1316  L 145 1336  L 141 1356  L 137 1375  L 134 1396  L 131 1415  L 128 1435  L 126 1456  L 124 1475  L 123 1495  L 123 1516  L 123 1535  L 126 1554  L 128 1574  L 132 1593  L 137 1612  L 147 1633  L 163 1651  L 182 1667  L 203 1683  L 222 1697  L 238 1713  L 249 1731  L 253 1753  L 249 1770  L 240 1785  L 228 1797  L 212 1808  L 196 1819  L 179 1831  L 164 1844  L 153 1858  L 144 1879  L 136 1899  L 129 1921  L 123 1943  L 119 1966  L 114 1988  L 110 2010  L 104 2033  L 97 2066  L 90 2097  L 84 2130  L 78 2163  L 72 2196  L 67 2229  L 61 2262  L 55 2295  L 51 2328  L 46 2361  L 42 2393  L 37 2426  L 33 2459  L 29 2493  L 26 2526  L 22 2559  L 20 2585  L 18 2611  L 17 2637  L 14 2663  L 13 2690  L 11 2717  L 10 2743  L 10 2769  L 9 2795  L 8 2822  L 8 2848  L 7 2874  L 7 2900  L 7 2927  L 7 2953  L 7 2980  L 7 2995  L 5 3010  L 5 3026  L 4 3042  L 3 3059  L 2 3075  L 1 3091  L 0 3107  L 0 3122  L 0 3137  L 1 3153  L 3 3168  L 7 3182  L 10 3197  L 16 3211  L 22 3224  L 31 3238  L 42 3250  L 52 3263  L 64 3273  L 77 3283  L 89 3292  L 103 3300  L 118 3308  L 132 3316  L 147 3323  L 162 3330  L 177 3337  L 191 3343  L 207 3350  L 221 3357  L 236 3364  L 256 3374  L 276 3384  L 297 3393  L 317 3402  L 338 3411  L 358 3419  L 379 3427  L 399 3435  L 419 3442  L 441 3448  L 463 3452  L 484 3457  L 507 3460  L 528 3464  L 551 3467  L 573 3470  L 594 3475  L 616 3481  L 637 3486  L 656 3493  L 676 3502  L 694 3512  L 712 3525  L 728 3540  L 736 3551  L 739 3565  L 742 3579  L 743 3594  L 745 3609  L 747 3623  L 752 3635  L 761 3645  L 782 3655  L 810 3661  L 839 3662  L 869 3659  L 896 3655  L 919 3651  L 934 3646  L 940 3645  L 939 3645  L 934 3645  L 929 3645  L 923 3645  L 940 0  Z N"/>
          </draw:custom-shape>
          <draw:custom-shape draw:style-name="gr9" draw:text-style-name="P2" draw:layer="layout" svg:width="0.485cm" svg:height="1.993cm" draw:transform="rotate (-2.35619449019309) translate (22.98cm 12.836cm)">
            <text:p/>
            <draw:enhanced-geometry svg:viewBox="0 0 940 3662" draw:type="non-primitive" draw:enhanced-path="M 940 0  L 940 0  L 922 3  L 903 7  L 884 10  L 865 13  L 846 17  L 828 22  L 810 27  L 793 35  L 793 35  L 779 43  L 764 51  L 751 60  L 737 69  L 723 79  L 711 90  L 697 100  L 685 110  L 672 121  L 661 134  L 650 145  L 638 158  L 627 170  L 617 183  L 607 196  L 596 210  L 596 210  L 587 223  L 578 238  L 570 252  L 563 267  L 556 282  L 549 297  L 543 313  L 537 328  L 532 344  L 526 359  L 521 375  L 516 391  L 511 408  L 507 424  L 503 440  L 499 456  L 499 456  L 495 471  L 492 486  L 490 501  L 487 516  L 485 532  L 484 548  L 483 562  L 482 578  L 481 594  L 480 609  L 478 625  L 477 641  L 475 655  L 473 670  L 469 686  L 466 701  L 466 701  L 459 720  L 452 738  L 445 757  L 438 774  L 428 793  L 419 810  L 409 825  L 399 841  L 399 841  L 384 861  L 368 878  L 350 895  L 332 910  L 315 927  L 298 944  L 282 963  L 269 982  L 269 982  L 258 1000  L 248 1018  L 239 1036  L 230 1056  L 221 1075  L 213 1094  L 206 1113  L 198 1133  L 191 1153  L 185 1174  L 179 1194  L 173 1214  L 168 1235  L 162 1255  L 157 1277  L 153 1297  L 153 1297  L 149 1316  L 145 1336  L 141 1356  L 137 1375  L 134 1396  L 131 1415  L 128 1435  L 126 1456  L 124 1475  L 123 1495  L 123 1516  L 123 1535  L 126 1554  L 128 1574  L 132 1593  L 137 1612  L 137 1612  L 147 1633  L 163 1651  L 182 1667  L 203 1683  L 222 1697  L 238 1713  L 249 1731  L 253 1753  L 253 1753  L 249 1770  L 240 1785  L 228 1797  L 212 1808  L 196 1819  L 179 1831  L 164 1844  L 153 1858  L 153 1858  L 144 1879  L 136 1899  L 129 1921  L 123 1943  L 119 1966  L 114 1988  L 110 2010  L 104 2033  L 104 2033  L 97 2066  L 90 2097  L 84 2130  L 78 2163  L 72 2196  L 67 2229  L 61 2262  L 55 2295  L 51 2328  L 46 2361  L 42 2393  L 37 2426  L 33 2459  L 29 2493  L 26 2526  L 22 2559  L 22 2559  L 20 2585  L 18 2611  L 17 2637  L 14 2663  L 13 2690  L 11 2717  L 10 2743  L 10 2769  L 9 2795  L 8 2822  L 8 2848  L 7 2874  L 7 2900  L 7 2927  L 7 2953  L 7 2980  L 7 2980  L 7 2995  L 5 3010  L 5 3026  L 4 3042  L 3 3059  L 2 3075  L 1 3091  L 0 3107  L 0 3122  L 0 3137  L 1 3153  L 3 3168  L 7 3182  L 10 3197  L 16 3211  L 22 3224  L 22 3224  L 31 3238  L 42 3250  L 52 3263  L 64 3273  L 77 3283  L 89 3292  L 103 3300  L 118 3308  L 132 3316  L 147 3323  L 162 3330  L 177 3337  L 191 3343  L 207 3350  L 221 3357  L 236 3364  L 236 3364  L 256 3374  L 276 3384  L 297 3393  L 317 3402  L 338 3411  L 358 3419  L 379 3427  L 399 3435  L 399 3435  L 419 3442  L 441 3448  L 463 3452  L 484 3457  L 507 3460  L 528 3464  L 551 3467  L 573 3470  L 594 3475  L 616 3481  L 637 3486  L 656 3493  L 676 3502  L 694 3512  L 712 3525  L 728 3540  L 728 3540  L 736 3551  L 739 3565  L 742 3579  L 743 3594  L 745 3609  L 747 3623  L 752 3635  L 761 3645  L 761 3645  L 782 3655  L 810 3661  L 839 3662  L 869 3659  L 896 3655  L 919 3651  L 934 3646  L 940 3645  L 940 3645  L 939 3645  L 934 3645  L 929 3645  L 923 3645  N"/>
          </draw:custom-shape>
          <draw:custom-shape draw:style-name="gr10" draw:text-style-name="P2" draw:layer="layout" svg:width="0.189cm" svg:height="0.371cm" draw:transform="rotate (-2.35619449019309) translate (22.631cm 13.112cm)">
            <text:p/>
            <draw:enhanced-geometry svg:viewBox="0 0 364 684" draw:type="non-primitive" draw:enhanced-path="M 42 0  L 42 22  L 42 45  L 42 66  L 43 88  L 43 110  L 43 132  L 43 154  L 44 175  L 44 198  L 44 219  L 44 241  L 44 263  L 43 285  L 43 307  L 43 329  L 42 351  L 41 369  L 37 387  L 34 406  L 28 426  L 24 445  L 18 464  L 13 482  L 8 502  L 3 520  L 1 538  L 0 556  L 0 573  L 2 589  L 7 605  L 15 618  L 25 632  L 39 644  L 54 656  L 71 665  L 90 672  L 110 677  L 130 682  L 151 684  L 172 684  L 194 683  L 214 681  L 236 676  L 255 670  L 275 663  L 293 655  L 309 643  L 323 632  L 335 619  L 344 606  L 352 590  L 357 574  L 361 557  L 363 540  L 364 521  L 364 503  L 363 483  L 361 464  L 358 445  L 355 424  L 352 406  L 348 387  L 344 369  L 340 351  L 336 332  L 331 312  L 327 294  L 320 275  L 314 256  L 306 237  L 298 218  L 290 200  L 281 183  L 271 165  L 261 148  L 251 131  L 238 115  L 227 99  L 213 84  L 200 70  L 185 57  L 169 47  L 152 38  L 134 30  L 115 23  L 96 16  L 77 8  L 59 0  L 42 0  Z N"/>
          </draw:custom-shape>
          <draw:custom-shape draw:style-name="gr10" draw:text-style-name="P2" draw:layer="layout" svg:width="0.163cm" svg:height="0.318cm" draw:transform="rotate (-2.35619449019309) translate (22.745cm 12.94cm)">
            <text:p/>
            <draw:enhanced-geometry svg:viewBox="0 0 319 588" draw:type="non-primitive" draw:enhanced-path="M 217 36  L 207 50  L 197 62  L 187 74  L 175 87  L 164 99  L 152 112  L 142 124  L 131 137  L 121 150  L 111 163  L 100 176  L 90 189  L 82 203  L 73 216  L 66 231  L 59 246  L 53 263  L 46 280  L 38 298  L 31 316  L 24 335  L 17 353  L 12 373  L 7 391  L 4 409  L 2 428  L 0 446  L 0 463  L 4 480  L 8 496  L 15 512  L 24 527  L 33 538  L 45 548  L 57 557  L 71 565  L 86 572  L 101 578  L 117 582  L 133 586  L 150 588  L 166 588  L 183 588  L 198 586  L 214 582  L 227 577  L 241 570  L 252 562  L 276 538  L 294 511  L 307 481  L 315 450  L 318 416  L 319 381  L 316 344  L 312 306  L 306 267  L 299 229  L 291 189  L 284 150  L 277 111  L 273 73  L 269 36  L 269 0  L 217 36  Z N"/>
          </draw:custom-shape>
          <draw:custom-shape draw:style-name="gr10" draw:text-style-name="P2" draw:layer="layout" svg:width="0.335cm" svg:height="0.388cm" draw:transform="rotate (-2.35619449019309) translate (22.294cm 12.798cm)">
            <text:p/>
            <draw:enhanced-geometry svg:viewBox="0 0 645 713" draw:type="non-primitive" draw:enhanced-path="M 6 1  L 26 3  L 47 3  L 67 3  L 88 3  L 108 2  L 130 1  L 150 1  L 170 0  L 191 1  L 211 2  L 232 3  L 251 6  L 269 12  L 287 18  L 304 27  L 321 37  L 325 39  L 328 43  L 330 47  L 333 52  L 334 56  L 336 61  L 337 66  L 339 71  L 347 93  L 354 114  L 361 137  L 367 158  L 372 181  L 378 204  L 383 226  L 388 248  L 393 271  L 398 293  L 404 315  L 411 337  L 418 359  L 426 380  L 435 401  L 445 421  L 455 438  L 469 455  L 485 471  L 502 486  L 520 501  L 539 515  L 558 530  L 578 545  L 595 560  L 611 573  L 624 588  L 634 603  L 642 619  L 645 634  L 643 650  L 637 667  L 624 685  L 608 699  L 589 707  L 569 712  L 546 713  L 522 710  L 496 705  L 470 698  L 442 690  L 414 680  L 386 670  L 358 659  L 330 650  L 303 642  L 277 636  L 252 631  L 239 630  L 225 630  L 210 629  L 197 630  L 182 630  L 167 630  L 152 630  L 139 630  L 125 629  L 111 628  L 98 625  L 85 622  L 74 617  L 63 612  L 51 605  L 42 596  L 31 582  L 22 569  L 15 553  L 9 537  L 5 520  L 3 503  L 1 485  L 0 466  L 1 447  L 1 428  L 3 409  L 4 390  L 5 371  L 6 352  L 6 334  L 6 316  L 6 297  L 6 276  L 6 257  L 7 238  L 7 217  L 8 198  L 11 179  L 12 158  L 13 139  L 15 120  L 16 99  L 18 80  L 20 60  L 21 40  L 22 20  L 23 1  L 6 1  Z N"/>
          </draw:custom-shape>
          <draw:custom-shape draw:style-name="gr10" draw:text-style-name="P2" draw:layer="layout" svg:width="0.252cm" svg:height="0.15cm" draw:transform="rotate (-2.35619449019309) translate (21.893cm 12.483cm)">
            <text:p/>
            <draw:enhanced-geometry svg:viewBox="0 0 488 277" draw:type="non-primitive" draw:enhanced-path="M 47 0  L 41 23  L 32 47  L 22 71  L 12 93  L 4 116  L 0 137  L 2 158  L 13 177  L 34 199  L 59 218  L 89 235  L 120 249  L 156 260  L 192 269  L 229 275  L 267 277  L 303 277  L 338 273  L 372 267  L 403 255  L 431 242  L 454 224  L 473 202  L 486 177  L 488 159  L 481 143  L 469 128  L 451 115  L 429 102  L 405 91  L 384 81  L 363 72  L 343 63  L 322 55  L 301 48  L 280 42  L 258 36  L 236 32  L 215 29  L 192 25  L 169 22  L 147 19  L 124 17  L 102 14  L 80 12  L 57 8  L 34 5  L 13 0  L 47 0  Z N"/>
          </draw:custom-shape>
          <draw:custom-shape draw:style-name="gr10" draw:text-style-name="P2" draw:layer="layout" svg:width="0.485cm" svg:height="1.949cm" draw:transform="rotate (-2.35619449019309) translate (22.965cm 12.79cm)">
            <text:p/>
            <draw:enhanced-geometry svg:viewBox="0 0 940 3584" draw:type="non-primitive" draw:enhanced-path="M 835 0  L 812 13  L 789 24  L 765 36  L 743 47  L 720 59  L 698 73  L 678 88  L 659 104  L 644 119  L 631 135  L 619 152  L 608 171  L 597 189  L 588 207  L 579 225  L 570 244  L 566 257  L 560 270  L 557 283  L 552 296  L 549 309  L 545 322  L 542 336  L 540 349  L 536 362  L 534 376  L 531 389  L 528 403  L 526 415  L 524 429  L 520 443  L 518 456  L 516 470  L 514 482  L 512 496  L 511 509  L 510 523  L 509 537  L 508 549  L 507 563  L 506 576  L 504 590  L 502 604  L 500 616  L 497 629  L 493 641  L 489 653  L 484 666  L 473 686  L 458 704  L 442 722  L 426 739  L 408 754  L 391 770  L 375 787  L 360 805  L 346 827  L 331 847  L 317 870  L 305 892  L 291 914  L 279 936  L 267 958  L 255 981  L 249 994  L 242 1007  L 237 1020  L 230 1032  L 224 1046  L 217 1058  L 212 1071  L 206 1084  L 200 1098  L 195 1110  L 189 1124  L 185 1138  L 180 1150  L 175 1164  L 172 1177  L 169 1191  L 165 1206  L 163 1221  L 160 1236  L 158 1252  L 156 1267  L 155 1283  L 154 1297  L 153 1313  L 153 1329  L 152 1344  L 152 1360  L 152 1376  L 152 1390  L 152 1406  L 151 1421  L 151 1437  L 149 1455  L 147 1473  L 145 1490  L 144 1508  L 143 1526  L 143 1543  L 146 1560  L 151 1577  L 162 1598  L 179 1615  L 199 1631  L 220 1645  L 239 1661  L 256 1677  L 267 1695  L 272 1717  L 270 1733  L 263 1748  L 251 1760  L 239 1772  L 224 1784  L 210 1795  L 196 1808  L 186 1821  L 174 1843  L 163 1863  L 153 1886  L 144 1907  L 135 1930  L 128 1953  L 121 1975  L 114 1998  L 109 2022  L 103 2046  L 98 2070  L 95 2093  L 92 2117  L 88 2141  L 85 2165  L 82 2190  L 80 2213  L 78 2238  L 76 2262  L 73 2286  L 71 2311  L 68 2335  L 65 2359  L 62 2382  L 59 2407  L 55 2431  L 52 2455  L 47 2480  L 44 2504  L 41 2528  L 36 2551  L 33 2575  L 29 2600  L 26 2624  L 22 2648  L 19 2672  L 17 2695  L 14 2719  L 12 2744  L 11 2768  L 10 2786  L 8 2803  L 6 2821  L 5 2838  L 3 2856  L 2 2874  L 1 2891  L 0 2910  L 0 2928  L 0 2945  L 0 2962  L 1 2980  L 2 2997  L 4 3014  L 8 3031  L 11 3048  L 16 3065  L 19 3082  L 23 3099  L 29 3116  L 35 3133  L 41 3150  L 47 3167  L 54 3183  L 62 3199  L 70 3215  L 79 3229  L 88 3243  L 98 3258  L 110 3270  L 121 3283  L 134 3294  L 144 3303  L 155 3310  L 168 3317  L 180 3322  L 193 3328  L 205 3332  L 219 3336  L 232 3339  L 246 3343  L 261 3345  L 274 3348  L 288 3351  L 303 3354  L 316 3356  L 330 3360  L 343 3364  L 358 3369  L 374 3373  L 389 3377  L 405 3380  L 421 3385  L 435 3388  L 451 3391  L 467 3395  L 482 3399  L 498 3403  L 514 3407  L 528 3412  L 544 3416  L 559 3422  L 574 3428  L 588 3435  L 603 3441  L 617 3449  L 630 3457  L 643 3466  L 656 3475  L 669 3484  L 681 3493  L 694 3504  L 703 3513  L 711 3523  L 719 3533  L 727 3543  L 735 3552  L 744 3561  L 753 3568  L 764 3574  L 785 3581  L 806 3584  L 828 3584  L 850 3583  L 872 3581  L 895 3577  L 917 3575  L 940 3574  L 835 0  Z N"/>
          </draw:custom-shape>
          <draw:custom-shape draw:style-name="gr10" draw:text-style-name="P2" draw:layer="layout" svg:width="0.573cm" svg:height="1.993cm" draw:transform="rotate (-2.35619449019309) translate (22.686cm 13.122cm)">
            <text:p/>
            <draw:enhanced-geometry svg:viewBox="0 0 1111 3665" draw:type="non-primitive" draw:enhanced-path="M 267 3614  L 281 3596  L 295 3577  L 310 3557  L 323 3538  L 338 3520  L 353 3503  L 370 3487  L 389 3475  L 401 3469  L 411 3464  L 422 3461  L 435 3458  L 446 3455  L 458 3454  L 471 3452  L 483 3451  L 496 3451  L 508 3450  L 521 3448  L 533 3447  L 546 3446  L 558 3444  L 570 3442  L 582 3438  L 598 3434  L 614 3428  L 630 3423  L 646 3418  L 660 3411  L 676 3405  L 691 3399  L 707 3393  L 722 3386  L 737 3379  L 752 3371  L 768 3365  L 783 3357  L 798 3350  L 813 3342  L 828 3334  L 851 3323  L 874 3311  L 897 3300  L 920 3287  L 942 3275  L 963 3260  L 984 3246  L 1003 3228  L 1018 3214  L 1031 3198  L 1045 3182  L 1057 3165  L 1067 3147  L 1077 3128  L 1085 3108  L 1090 3088  L 1099 3049  L 1105 3011  L 1109 2972  L 1111 2934  L 1111 2894  L 1109 2854  L 1106 2815  L 1103 2775  L 1097 2735  L 1091 2696  L 1086 2656  L 1079 2616  L 1072 2577  L 1066 2537  L 1061 2497  L 1055 2458  L 1052 2427  L 1048 2395  L 1045 2365  L 1043 2334  L 1039 2302  L 1035 2272  L 1031 2240  L 1027 2209  L 1022 2179  L 1016 2147  L 1011 2116  L 1004 2086  L 997 2056  L 988 2026  L 979 1996  L 969 1967  L 961 1949  L 951 1930  L 940 1912  L 929 1895  L 918 1878  L 905 1861  L 893 1844  L 880 1827  L 869 1814  L 855 1802  L 841 1790  L 826 1778  L 812 1766  L 802 1752  L 795 1738  L 793 1721  L 798 1704  L 808 1690  L 822 1679  L 839 1667  L 857 1657  L 874 1646  L 888 1633  L 897 1617  L 905 1597  L 911 1576  L 915 1554  L 919 1532  L 922 1511  L 923 1488  L 923 1467  L 923 1444  L 921 1421  L 920 1399  L 917 1377  L 913 1354  L 910 1332  L 906 1310  L 902 1289  L 897 1267  L 893 1248  L 888 1230  L 883 1212  L 877 1193  L 870 1175  L 863 1157  L 857 1139  L 849 1121  L 841 1104  L 832 1087  L 822 1070  L 813 1053  L 804 1036  L 794 1019  L 785 1002  L 775 986  L 766 972  L 756 959  L 744 945  L 733 933  L 720 920  L 709 908  L 697 895  L 684 883  L 672 871  L 659 859  L 648 847  L 636 833  L 626 819  L 616 806  L 607 791  L 599 776  L 592 760  L 587 743  L 582 726  L 577 709  L 574 691  L 572 674  L 570 656  L 567 638  L 565 620  L 564 602  L 562 584  L 559 567  L 557 548  L 555 530  L 551 513  L 547 496  L 543 483  L 540 469  L 537 455  L 533 442  L 530 428  L 526 415  L 523 401  L 520 387  L 515 374  L 511 361  L 506 348  L 501 334  L 496 322  L 490 309  L 484 297  L 478 284  L 465 265  L 452 246  L 437 228  L 421 211  L 405 194  L 388 176  L 372 161  L 355 144  L 335 124  L 314 103  L 294 82  L 273 62  L 252 43  L 229 27  L 205 13  L 179 5  L 159 2  L 136 0  L 115 0  L 92 2  L 72 8  L 52 16  L 35 26  L 22 40  L 13 55  L 6 70  L 2 86  L 0 102  L 0 119  L 2 137  L 5 155  L 9 173  L 14 191  L 18 211  L 23 229  L 28 248  L 32 266  L 36 284  L 39 302  L 40 320  L 40 348  L 40 375  L 40 403  L 39 430  L 39 458  L 38 485  L 36 512  L 36 539  L 35 567  L 34 595  L 32 622  L 31 649  L 30 676  L 28 704  L 26 731  L 25 758  L 23 785  L 22 814  L 19 841  L 18 868  L 17 895  L 15 922  L 14 950  L 13 977  L 11 1004  L 10 1031  L 8 1060  L 8 1087  L 7 1114  L 6 1141  L 5 1169  L 5 1196  L 3 1233  L 3 1271  L 3 1308  L 2 1345  L 2 1383  L 2 1420  L 2 1458  L 3 1494  L 3 1531  L 3 1569  L 3 1606  L 3 1644  L 5 1681  L 5 1717  L 5 1755  L 5 1792  L 5 1823  L 5 1853  L 5 1884  L 3 1916  L 3 1946  L 3 1977  L 3 2007  L 3 2038  L 2 2069  L 2 2099  L 2 2130  L 2 2161  L 3 2191  L 3 2222  L 3 2252  L 5 2283  L 6 2329  L 7 2375  L 8 2421  L 10 2467  L 11 2513  L 14 2558  L 16 2605  L 18 2650  L 20 2697  L 23 2743  L 25 2789  L 28 2835  L 31 2880  L 34 2927  L 36 2972  L 40 3019  L 42 3049  L 43 3080  L 45 3111  L 48 3141  L 50 3172  L 53 3202  L 56 3233  L 58 3264  L 60 3295  L 62 3326  L 65 3357  L 67 3387  L 69 3418  L 72 3448  L 73 3479  L 74 3510  L 73 3528  L 70 3547  L 66 3566  L 62 3584  L 60 3604  L 60 3621  L 65 3637  L 74 3650  L 87 3659  L 103 3664  L 120 3665  L 138 3663  L 158 3659  L 177 3655  L 196 3651  L 214 3650  L 267 3614  Z N"/>
          </draw:custom-shape>
          <draw:custom-shape draw:style-name="gr10" draw:text-style-name="P2" draw:layer="layout" svg:width="0.374cm" svg:height="0.286cm" draw:transform="rotate (-2.35619449019309) translate (22.791cm 13.055cm)">
            <text:p/>
            <draw:enhanced-geometry svg:viewBox="0 0 730 522" draw:type="non-primitive" draw:enhanced-path="M 411 42  L 424 50  L 435 59  L 448 67  L 460 75  L 473 83  L 485 92  L 499 100  L 511 108  L 524 116  L 535 125  L 547 133  L 560 142  L 571 151  L 583 161  L 594 170  L 604 181  L 625 200  L 646 220  L 670 241  L 691 262  L 710 285  L 723 308  L 730 333  L 728 357  L 720 378  L 709 396  L 694 412  L 678 426  L 659 438  L 638 448  L 615 456  L 592 464  L 568 470  L 543 475  L 517 480  L 491 484  L 466 488  L 441 491  L 417 495  L 394 498  L 370 501  L 347 505  L 322 509  L 296 513  L 270 516  L 245 520  L 218 522  L 194 522  L 169 522  L 144 520  L 121 516  L 98 511  L 78 503  L 59 491  L 42 479  L 26 462  L 15 448  L 9 432  L 4 416  L 1 399  L 0 382  L 1 364  L 3 345  L 6 327  L 11 308  L 17 288  L 23 270  L 30 251  L 38 233  L 45 215  L 53 198  L 60 181  L 70 160  L 82 141  L 96 122  L 112 102  L 128 85  L 146 70  L 164 55  L 183 42  L 199 33  L 216 23  L 234 15  L 252 7  L 271 3  L 289 0  L 306 1  L 323 6  L 411 42  Z N"/>
          </draw:custom-shape>
          <draw:custom-shape draw:style-name="gr10" draw:text-style-name="P2" draw:layer="layout" svg:width="0.036cm" svg:height="0.017cm" draw:transform="rotate (-2.35619449019309) translate (22.631cm 13.151cm)">
            <text:p/>
            <draw:enhanced-geometry svg:viewBox="0 0 70 35" draw:type="non-primitive" draw:enhanced-path="M 0 0  L 9 5  L 17 9  L 26 15  L 34 20  L 43 24  L 52 29  L 61 32  L 70 35  L 0 0  Z N"/>
          </draw:custom-shape>
          <draw:custom-shape draw:style-name="gr10" draw:text-style-name="P2" draw:layer="layout" svg:width="0.159cm" svg:height="0.163cm" draw:transform="rotate (-2.35619449019309) translate (22.642cm 13.183cm)">
            <text:p/>
            <draw:enhanced-geometry svg:viewBox="0 0 306 303" draw:type="non-primitive" draw:enhanced-path="M 0 0  L 23 8  L 45 16  L 68 23  L 91 30  L 113 38  L 135 47  L 155 57  L 175 69  L 188 80  L 202 92  L 214 105  L 226 118  L 236 132  L 246 145  L 255 160  L 263 175  L 271 187  L 280 201  L 289 216  L 297 229  L 303 244  L 306 257  L 305 269  L 298 279  L 287 289  L 273 296  L 259 301  L 244 303  L 228 303  L 211 301  L 194 296  L 176 291  L 159 284  L 142 275  L 125 266  L 109 255  L 93 244  L 78 233  L 66 221  L 53 210  L 39 193  L 28 173  L 22 151  L 17 128  L 12 105  L 9 81  L 6 58  L 0 35  L 0 0  Z N"/>
          </draw:custom-shape>
          <draw:custom-shape draw:style-name="gr10" draw:text-style-name="P2" draw:layer="layout" svg:width="0.308cm" svg:height="0.119cm" draw:transform="rotate (-2.35619449019309) translate (22.279cm 13.093cm)">
            <text:p/>
            <draw:enhanced-geometry svg:viewBox="0 0 598 220" draw:type="non-primitive" draw:enhanced-path="M 0 115  L 15 113  L 28 110  L 43 108  L 57 106  L 71 103  L 85 101  L 100 99  L 114 97  L 128 94  L 143 92  L 156 90  L 171 88  L 185 85  L 199 84  L 213 82  L 228 80  L 252 75  L 277 69  L 303 62  L 330 52  L 357 42  L 384 33  L 412 23  L 438 15  L 464 8  L 489 3  L 513 0  L 534 0  L 553 5  L 570 13  L 585 25  L 596 43  L 598 49  L 596 55  L 592 60  L 587 65  L 581 69  L 575 73  L 568 76  L 562 80  L 548 85  L 534 91  L 518 94  L 503 97  L 488 99  L 473 100  L 457 101  L 441 101  L 425 102  L 409 102  L 393 103  L 378 103  L 362 106  L 346 108  L 331 110  L 316 115  L 298 122  L 280 130  L 262 139  L 245 149  L 228 159  L 211 168  L 194 177  L 176 184  L 156 191  L 137 196  L 117 201  L 97 204  L 77 209  L 58 212  L 37 216  L 18 220  L 0 115  Z N"/>
          </draw:custom-shape>
          <draw:custom-shape draw:style-name="gr10" draw:text-style-name="P2" draw:layer="layout" svg:width="0.128cm" svg:height="0.198cm" draw:transform="rotate (-2.35619449019309) translate (22.219cm 13.433cm)">
            <text:p/>
            <draw:enhanced-geometry svg:viewBox="0 0 246 361" draw:type="non-primitive" draw:enhanced-path="M 0 361  L 6 349  L 12 335  L 16 322  L 22 309  L 26 296  L 32 282  L 38 270  L 42 256  L 48 242  L 53 230  L 58 216  L 64 204  L 71 190  L 76 178  L 82 164  L 89 152  L 98 132  L 106 113  L 115 93  L 124 73  L 134 55  L 147 38  L 160 24  L 177 12  L 185 8  L 194 4  L 205 1  L 216 0  L 226 0  L 235 1  L 242 5  L 246 12  L 246 19  L 243 25  L 237 28  L 228 31  L 219 35  L 210 38  L 201 42  L 194 46  L 175 65  L 158 87  L 142 109  L 127 131  L 112 154  L 99 177  L 85 200  L 72 223  L 61 240  L 52 257  L 43 274  L 34 292  L 26 309  L 17 327  L 9 344  L 0 361  Z N"/>
          </draw:custom-shape>
          <draw:custom-shape draw:style-name="gr10" draw:text-style-name="P2" draw:layer="layout" svg:width="0.102cm" svg:height="0.194cm" draw:transform="rotate (-2.35619449019309) translate (22.191cm 13.394cm)">
            <text:p/>
            <draw:enhanced-geometry svg:viewBox="0 0 194 354" draw:type="non-primitive" draw:enhanced-path="M 0 354  L 5 340  L 9 328  L 13 314  L 17 300  L 21 287  L 24 274  L 29 261  L 32 247  L 36 235  L 41 221  L 44 207  L 49 195  L 55 181  L 59 169  L 65 155  L 70 143  L 80 124  L 88 104  L 97 84  L 106 65  L 116 45  L 127 28  L 141 14  L 158 2  L 162 1  L 166 0  L 170 0  L 175 0  L 179 1  L 185 1  L 190 2  L 194 2  L 0 354  Z N"/>
          </draw:custom-shape>
          <draw:custom-shape draw:style-name="gr10" draw:text-style-name="P2" draw:layer="layout" svg:width="0.088cm" svg:height="0.132cm" draw:transform="rotate (-2.35619449019309) translate (22.149cm 13.395cm)">
            <text:p/>
            <draw:enhanced-geometry svg:viewBox="0 0 175 243" draw:type="non-primitive" draw:enhanced-path="M 0 243  L 11 229  L 22 213  L 32 198  L 42 182  L 54 167  L 64 152  L 74 136  L 84 120  L 96 105  L 106 89  L 117 73  L 129 59  L 140 44  L 151 29  L 163 14  L 175 0  L 0 243  Z N"/>
          </draw:custom-shape>
          <draw:custom-shape draw:style-name="gr10" draw:text-style-name="P2" draw:layer="layout" svg:width="0.137cm" svg:height="0.194cm" draw:transform="rotate (-2.35619449019309) translate (22.185cm 13.413cm)">
            <text:p/>
            <draw:enhanced-geometry svg:viewBox="0 0 262 356" draw:type="non-primitive" draw:enhanced-path="M 210 0  L 218 9  L 226 17  L 235 25  L 244 33  L 252 42  L 258 51  L 261 60  L 262 72  L 257 94  L 244 115  L 227 132  L 207 148  L 184 162  L 161 178  L 140 194  L 122 212  L 108 233  L 97 256  L 85 284  L 74 310  L 63 332  L 50 349  L 35 356  L 18 352  L 8 344  L 1 334  L 0 323  L 1 312  L 5 300  L 13 286  L 21 272  L 32 258  L 43 243  L 56 228  L 70 213  L 82 199  L 93 183  L 105 169  L 114 154  L 122 141  L 131 124  L 139 106  L 147 87  L 155 69  L 163 51  L 172 34  L 182 17  L 193 0  L 210 0  Z N"/>
          </draw:custom-shape>
          <draw:custom-shape draw:style-name="gr10" draw:text-style-name="P2" draw:layer="layout" svg:width="0.079cm" svg:height="0.114cm" draw:transform="rotate (-2.35619449019309) translate (22.156cm 13.454cm)">
            <text:p/>
            <draw:enhanced-geometry svg:viewBox="0 0 157 211" draw:type="non-primitive" draw:enhanced-path="M 157 0  L 147 14  L 137 26  L 127 39  L 115 51  L 104 64  L 94 76  L 82 89  L 72 102  L 61 115  L 51 127  L 40 141  L 31 154  L 22 168  L 14 182  L 6 196  L 0 211  L 157 0  Z N"/>
          </draw:custom-shape>
          <draw:custom-shape draw:style-name="gr10" draw:text-style-name="P2" draw:layer="layout" svg:width="0.035cm" svg:height="0.115cm" draw:transform="rotate (-2.35619449019309) translate (22.118cm 13.389cm)">
            <text:p/>
            <draw:enhanced-geometry svg:viewBox="0 0 70 209" draw:type="non-primitive" draw:enhanced-path="M 0 209  L 5 197  L 10 183  L 14 171  L 19 157  L 22 144  L 27 131  L 31 118  L 36 104  L 40 91  L 44 78  L 48 65  L 53 52  L 57 38  L 61 26  L 65 12  L 70 0  L 0 209  Z N"/>
          </draw:custom-shape>
          <draw:custom-shape draw:style-name="gr10" draw:text-style-name="P2" draw:layer="layout" svg:width="0.317cm" svg:height="0.379cm" draw:transform="rotate (-2.35619449019309) translate (21.971cm 12.995cm)">
            <text:p/>
            <draw:enhanced-geometry svg:viewBox="0 0 614 703" draw:type="non-primitive" draw:enhanced-path="M 0 0  L 18 3  L 36 4  L 54 4  L 73 4  L 91 3  L 109 3  L 128 3  L 146 3  L 164 3  L 181 4  L 200 6  L 217 9  L 234 14  L 250 20  L 265 27  L 280 37  L 298 52  L 312 72  L 323 93  L 333 116  L 341 141  L 349 165  L 358 188  L 369 211  L 377 229  L 386 246  L 394 264  L 403 281  L 411 300  L 420 318  L 428 335  L 437 353  L 446 370  L 454 388  L 463 405  L 472 423  L 481 440  L 490 457  L 499 475  L 508 492  L 523 514  L 541 535  L 560 557  L 580 577  L 596 599  L 608 620  L 614 643  L 613 667  L 610 675  L 606 683  L 599 690  L 592 695  L 584 700  L 576 702  L 568 703  L 560 702  L 542 695  L 527 686  L 514 674  L 502 660  L 492 644  L 484 626  L 476 607  L 470 586  L 464 566  L 458 544  L 453 523  L 448 501  L 441 480  L 436 459  L 428 439  L 420 421  L 412 403  L 404 385  L 397 366  L 389 348  L 382 329  L 375 310  L 369 292  L 362 272  L 354 254  L 346 236  L 338 218  L 328 201  L 318 185  L 306 169  L 294 154  L 280 141  L 0 0  Z N"/>
          </draw:custom-shape>
          <draw:custom-shape draw:style-name="gr10" draw:text-style-name="P2" draw:layer="layout" svg:width="0.102cm" svg:height="0.027cm" draw:transform="rotate (-2.35619449019309) translate (21.915cm 12.937cm)">
            <text:p/>
            <draw:enhanced-geometry svg:viewBox="0 0 193 50" draw:type="non-primitive" draw:enhanced-path="M 193 0  L 181 3  L 168 7  L 156 11  L 143 17  L 131 23  L 117 27  L 105 33  L 92 38  L 79 42  L 66 46  L 55 49  L 42 50  L 31 49  L 21 46  L 11 43  L 0 36  L 193 0  Z N"/>
          </draw:custom-shape>
          <draw:custom-shape draw:style-name="gr10" draw:text-style-name="P2" draw:layer="layout" svg:width="0.141cm" svg:height="0.092cm" draw:transform="rotate (-2.35619449019309) translate (21.967cm 12.994cm)">
            <text:p/>
            <draw:enhanced-geometry svg:viewBox="0 0 277 175" draw:type="non-primitive" draw:enhanced-path="M 277 115  L 260 118  L 243 123  L 226 128  L 208 135  L 190 142  L 172 149  L 153 156  L 136 162  L 118 168  L 101 172  L 84 174  L 68 175  L 54 174  L 40 169  L 26 161  L 15 151  L 5 135  L 0 117  L 0 97  L 4 76  L 12 56  L 22 38  L 35 22  L 50 11  L 64 5  L 76 1  L 90 0  L 105 1  L 118 4  L 133 8  L 147 14  L 161 21  L 176 29  L 191 37  L 206 45  L 219 54  L 234 62  L 249 68  L 263 74  L 277 80  L 277 115  Z N"/>
          </draw:custom-shape>
          <draw:custom-shape draw:style-name="gr10" draw:text-style-name="P2" draw:layer="layout" svg:width="0.415cm" svg:height="0.542cm" draw:transform="rotate (-2.35619449019309) translate (21.451cm 12.628cm)">
            <text:p/>
            <draw:enhanced-geometry svg:viewBox="0 0 799 998" draw:type="non-primitive" draw:enhanced-path="M 45 122  L 65 126  L 87 129  L 110 131  L 131 133  L 154 135  L 175 136  L 198 137  L 220 138  L 242 141  L 263 144  L 284 148  L 305 153  L 324 160  L 343 169  L 360 179  L 377 192  L 397 211  L 415 232  L 428 255  L 441 279  L 452 305  L 461 331  L 469 359  L 476 387  L 483 416  L 489 444  L 494 474  L 501 502  L 508 531  L 516 559  L 525 586  L 535 612  L 545 638  L 554 665  L 562 695  L 569 724  L 576 755  L 584 786  L 592 816  L 600 846  L 609 874  L 619 900  L 631 925  L 646 947  L 662 965  L 681 980  L 703 991  L 728 998  L 740 998  L 753 994  L 764 987  L 774 977  L 783 966  L 791 953  L 797 941  L 799 928  L 797 904  L 787 880  L 771 858  L 752 838  L 731 817  L 710 797  L 690 775  L 676 753  L 664 730  L 654 706  L 644 684  L 634 660  L 625 636  L 616 611  L 608 587  L 600 562  L 592 538  L 584 514  L 576 489  L 568 465  L 560 440  L 552 415  L 544 391  L 535 366  L 529 351  L 526 336  L 521 319  L 518 303  L 515 286  L 512 269  L 509 253  L 506 236  L 501 220  L 496 204  L 492 188  L 485 173  L 478 159  L 470 146  L 460 134  L 449 122  L 439 116  L 428 109  L 417 104  L 406 101  L 394 99  L 382 96  L 369 95  L 357 94  L 344 94  L 331 94  L 318 93  L 305 93  L 292 92  L 280 92  L 267 90  L 255 87  L 239 83  L 223 76  L 207 68  L 190 59  L 173 50  L 157 41  L 140 32  L 124 23  L 107 15  L 91 8  L 77 3  L 62 0  L 47 0  L 35 2  L 21 8  L 10 17  L 1 31  L 0 46  L 3 63  L 11 82  L 20 101  L 30 120  L 39 138  L 45 156  L 45 122  Z N"/>
          </draw:custom-shape>
          <draw:custom-shape draw:style-name="gr10" draw:text-style-name="P2" draw:layer="layout" svg:width="0.317cm" svg:height="0.379cm" draw:transform="rotate (-2.35619449019309) translate (22.681cm 12.276cm)">
            <text:p/>
            <draw:enhanced-geometry svg:viewBox="0 0 611 703" draw:type="non-primitive" draw:enhanced-path="M 611 0  L 593 3  L 576 4  L 558 4  L 539 4  L 520 4  L 502 4  L 484 3  L 465 3  L 447 4  L 430 5  L 412 6  L 395 9  L 379 14  L 362 20  L 347 26  L 332 35  L 314 51  L 300 71  L 289 92  L 279 115  L 271 140  L 263 164  L 254 187  L 244 210  L 236 228  L 227 245  L 219 263  L 210 282  L 202 299  L 193 317  L 185 335  L 177 352  L 168 370  L 159 387  L 151 405  L 142 422  L 133 439  L 123 457  L 114 474  L 105 491  L 91 513  L 72 534  L 53 556  L 35 576  L 18 598  L 5 619  L 0 642  L 1 666  L 3 674  L 8 682  L 15 689  L 21 694  L 29 699  L 37 702  L 45 703  L 53 702  L 70 695  L 86 686  L 98 675  L 110 660  L 120 644  L 128 626  L 136 607  L 143 588  L 148 566  L 154 545  L 160 523  L 164 501  L 170 480  L 177 460  L 184 440  L 191 422  L 201 404  L 209 386  L 215 368  L 223 350  L 230 330  L 237 311  L 244 292  L 250 274  L 258 255  L 266 237  L 275 219  L 285 202  L 295 185  L 306 169  L 319 155  L 332 141  L 611 0  Z N"/>
          </draw:custom-shape>
          <draw:custom-shape draw:style-name="gr10" draw:text-style-name="P2" draw:layer="layout" svg:width="0.419cm" svg:height="0.538cm" draw:transform="rotate (-2.35619449019309) translate (22.384cm 11.67cm)">
            <text:p/>
            <draw:enhanced-geometry svg:viewBox="0 0 813 998" draw:type="non-primitive" draw:enhanced-path="M 767 121  L 745 125  L 723 128  L 701 130  L 678 132  L 655 134  L 633 135  L 610 136  L 587 137  L 566 141  L 544 143  L 523 147  L 502 153  L 482 160  L 463 169  L 444 179  L 427 192  L 407 211  L 390 232  L 375 255  L 362 280  L 351 305  L 342 332  L 333 359  L 326 388  L 320 416  L 314 446  L 308 474  L 301 502  L 295 531  L 287 559  L 278 585  L 267 611  L 257 637  L 248 664  L 240 694  L 232 724  L 224 755  L 217 786  L 210 816  L 202 845  L 191 873  L 181 900  L 169 924  L 154 946  L 138 965  L 119 980  L 96 991  L 71 998  L 59 998  L 46 993  L 35 986  L 24 976  L 14 965  L 8 952  L 2 940  L 0 927  L 2 902  L 12 880  L 28 858  L 47 838  L 69 817  L 90 797  L 110 774  L 124 752  L 136 729  L 147 705  L 157 683  L 168 659  L 177 635  L 186 611  L 195 587  L 203 562  L 211 539  L 219 514  L 227 490  L 235 465  L 242 440  L 250 416  L 258 391  L 267 367  L 272 351  L 276 336  L 280 319  L 283 302  L 287 285  L 290 268  L 293 252  L 297 235  L 300 218  L 306 202  L 311 187  L 317 172  L 325 158  L 333 145  L 345 133  L 356 121  L 366 115  L 376 109  L 388 104  L 399 101  L 411 99  L 423 96  L 436 95  L 449 94  L 461 94  L 475 93  L 489 93  L 501 93  L 515 92  L 527 91  L 540 88  L 552 86  L 568 82  L 585 76  L 601 68  L 618 59  L 635 50  L 652 41  L 669 31  L 686 23  L 702 15  L 718 8  L 734 2  L 748 0  L 763 0  L 777 2  L 789 8  L 802 17  L 811 31  L 813 47  L 810 64  L 802 82  L 793 100  L 782 119  L 773 137  L 767 155  L 767 121  Z N"/>
          </draw:custom-shape>
          <draw:custom-shape draw:style-name="gr10" draw:text-style-name="P2" draw:layer="layout" svg:width="0.115cm" svg:height="0.092cm" draw:transform="rotate (-2.35619449019309) translate (22.527cm 12.434cm)">
            <text:p/>
            <draw:enhanced-geometry svg:viewBox="0 0 228 173" draw:type="non-primitive" draw:enhanced-path="M 0 126  L 12 129  L 24 133  L 37 137  L 49 142  L 63 147  L 75 153  L 88 158  L 100 162  L 113 167  L 125 170  L 138 172  L 149 173  L 160 173  L 172 172  L 182 168  L 192 162  L 206 150  L 216 133  L 223 115  L 227 94  L 228 74  L 226 54  L 220 36  L 210 22  L 201 14  L 192 8  L 182 3  L 170 1  L 159 0  L 147 0  L 134 1  L 122 3  L 108 6  L 94 9  L 82 11  L 68 15  L 55 17  L 42 19  L 30 22  L 17 22  L 0 126  Z N"/>
          </draw:custom-shape>
          <draw:custom-shape draw:style-name="gr10" draw:text-style-name="P2" draw:layer="layout" svg:width="0.37cm" svg:height="0.269cm" draw:transform="rotate (-2.35619449019309) translate (22.98cm 12.617cm)">
            <text:p/>
            <draw:enhanced-geometry svg:viewBox="0 0 720 494" draw:type="non-primitive" draw:enhanced-path="M 720 494  L 697 485  L 673 477  L 651 468  L 628 459  L 605 451  L 581 442  L 559 433  L 536 424  L 512 416  L 490 407  L 467 398  L 444 389  L 420 381  L 398 372  L 375 363  L 352 354  L 331 346  L 307 339  L 284 332  L 262 325  L 239 317  L 217 308  L 197 297  L 178 283  L 162 272  L 146 260  L 130 246  L 113 232  L 96 219  L 80 204  L 64 189  L 49 175  L 37 159  L 24 142  L 15 126  L 7 109  L 2 92  L 0 74  L 0 57  L 3 38  L 7 28  L 15 19  L 27 11  L 38 6  L 52 1  L 65 0  L 78 0  L 89 2  L 105 11  L 119 23  L 130 37  L 138 53  L 145 71  L 150 91  L 155 111  L 158 133  L 162 154  L 165 175  L 170 196  L 175 216  L 181 236  L 190 254  L 200 270  L 213 283  L 224 292  L 237 300  L 249 308  L 263 314  L 276 319  L 290 323  L 305 328  L 319 330  L 335 333  L 350 336  L 365 339  L 381 341  L 395 343  L 410 347  L 425 350  L 440 354  L 458 358  L 477 360  L 496 363  L 517 364  L 538 364  L 559 364  L 580 365  L 601 366  L 620 367  L 639 371  L 656 374  L 673 380  L 688 388  L 701 397  L 712 409  L 720 424  L 720 494  Z N"/>
          </draw:custom-shape>
          <draw:custom-shape draw:style-name="gr10" draw:text-style-name="P2" draw:layer="layout" svg:width="0.009cm" svg:height="0.005cm" draw:transform="rotate (-2.35619449019309) translate (22.537cm 12.661cm)">
            <text:p/>
            <draw:enhanced-geometry svg:viewBox="0 0 17 0" draw:type="non-primitive" draw:enhanced-path="M 0 0  L 4 0  L 9 0  L 12 0  L 17 0  L 0 0  Z N"/>
          </draw:custom-shape>
          <draw:custom-shape draw:style-name="gr10" draw:text-style-name="P2" draw:layer="layout" svg:width="0.216cm" svg:height="0.128cm" draw:transform="rotate (-2.35619449019309) translate (22.883cm 12.601cm)">
            <text:p/>
            <draw:enhanced-geometry svg:viewBox="0 0 423 242" draw:type="non-primitive" draw:enhanced-path="M 388 207  L 363 194  L 338 178  L 311 159  L 285 139  L 258 117  L 230 96  L 203 74  L 177 54  L 151 36  L 126 21  L 101 10  L 78 2  L 57 0  L 36 4  L 18 14  L 2 32  L 0 37  L 1 41  L 6 46  L 11 50  L 18 55  L 25 58  L 33 63  L 39 66  L 60 81  L 83 95  L 106 107  L 129 120  L 152 131  L 177 142  L 201 152  L 226 163  L 250 172  L 275 182  L 299 191  L 324 201  L 349 210  L 374 220  L 399 231  L 423 242  L 388 207  Z N"/>
          </draw:custom-shape>
          <draw:custom-shape draw:style-name="gr8" draw:text-style-name="P2" draw:layer="layout" svg:width="0.401cm" svg:height="0.128cm" draw:transform="rotate (-2.35619449019309) translate (22.18cm 12.214cm)">
            <text:p/>
            <draw:enhanced-geometry svg:viewBox="0 0 783 239" draw:type="non-primitive" draw:enhanced-path="M 142 8  L 121 25  L 98 41  L 71 57  L 47 73  L 25 90  L 8 108  L 0 127  L 2 149  L 11 167  L 23 181  L 37 191  L 54 199  L 74 203  L 95 205  L 118 205  L 142 204  L 166 202  L 191 199  L 217 195  L 242 192  L 267 188  L 290 186  L 313 185  L 335 185  L 363 187  L 393 192  L 423 199  L 454 205  L 484 212  L 516 220  L 547 227  L 579 233  L 608 237  L 636 239  L 665 239  L 691 237  L 715 230  L 736 220  L 757 205  L 774 185  L 782 168  L 783 150  L 780 131  L 774 111  L 763 92  L 750 74  L 736 58  L 721 44  L 702 32  L 683 22  L 661 14  L 640 8  L 617 5  L 594 1  L 571 1  L 547 0  L 522 1  L 498 3  L 473 5  L 449 6  L 424 8  L 400 8  L 377 9  L 354 8  L 339 8  L 326 7  L 311 7  L 296 7  L 282 7  L 268 7  L 253 7  L 239 7  L 225 7  L 210 7  L 196 7  L 182 8  L 168 8  L 153 8  L 140 8  L 125 8  L 142 8  Z N"/>
          </draw:custom-shape>
          <draw:custom-shape draw:style-name="gr8" draw:text-style-name="P2" draw:layer="layout" svg:width="0.419cm" svg:height="0.15cm" draw:transform="rotate (-2.35619449019309) translate (22.075cm 12.063cm)">
            <text:p/>
            <draw:enhanced-geometry svg:viewBox="0 0 816 280" draw:type="non-primitive" draw:enhanced-path="M 48 62  L 71 61  L 95 59  L 117 58  L 140 57  L 164 56  L 187 54  L 209 53  L 233 51  L 256 50  L 278 49  L 302 48  L 325 47  L 348 45  L 370 44  L 394 42  L 417 41  L 439 40  L 463 39  L 486 38  L 509 37  L 531 36  L 555 34  L 578 33  L 601 32  L 624 31  L 647 30  L 670 29  L 694 29  L 716 28  L 739 27  L 763 27  L 785 25  L 789 25  L 795 24  L 799 24  L 802 25  L 805 30  L 806 33  L 806 38  L 806 42  L 805 47  L 804 53  L 802 57  L 802 62  L 804 80  L 807 98  L 810 117  L 815 137  L 816 155  L 816 173  L 812 189  L 802 202  L 785 218  L 766 231  L 746 241  L 723 246  L 700 251  L 675 253  L 650 254  L 624 253  L 598 251  L 572 249  L 545 245  L 519 242  L 492 240  L 466 237  L 441 237  L 416 237  L 391 240  L 366 243  L 340 248  L 314 253  L 287 259  L 260 265  L 234 270  L 208 275  L 182 278  L 157 280  L 133 280  L 109 278  L 88 273  L 67 265  L 48 253  L 31 237  L 23 227  L 16 215  L 11 202  L 6 189  L 3 174  L 0 159  L 0 143  L 0 129  L 3 113  L 6 98  L 10 83  L 15 70  L 22 57  L 30 45  L 38 34  L 48 25  L 69 13  L 91 5  L 114 0  L 138 0  L 163 4  L 188 10  L 214 16  L 240 27  L 266 37  L 293 48  L 320 58  L 348 70  L 374 79  L 400 87  L 426 93  L 452 97  L 472 98  L 494 99  L 514 100  L 535 100  L 556 101  L 577 101  L 597 100  L 619 100  L 639 100  L 660 99  L 681 99  L 702 98  L 723 98  L 743 97  L 764 97  L 785 97  L 48 62  Z N"/>
          </draw:custom-shape>
          <draw:custom-shape draw:style-name="gr8" draw:text-style-name="P2" draw:layer="layout" svg:width="0.37cm" svg:height="0.017cm" draw:transform="rotate (-2.35619449019309) translate (21.876cm 11.957cm)">
            <text:p/>
            <draw:enhanced-geometry svg:viewBox="0 0 719 34" draw:type="non-primitive" draw:enhanced-path="M 0 0  L 25 2  L 50 5  L 75 7  L 101 9  L 126 11  L 151 14  L 176 16  L 201 18  L 226 22  L 252 24  L 277 26  L 302 27  L 328 29  L 353 32  L 379 33  L 404 34  L 425 34  L 445 32  L 467 29  L 488 26  L 510 22  L 531 17  L 553 12  L 574 8  L 595 5  L 615 2  L 634 2  L 654 3  L 672 7  L 689 14  L 705 22  L 719 34  L 0 0  Z N"/>
          </draw:custom-shape>
          <draw:custom-shape draw:style-name="gr8" draw:text-style-name="P2" draw:layer="layout" svg:width="0.441cm" svg:height="0.132cm" draw:transform="rotate (-2.35619449019309) translate (21.941cm 11.925cm)">
            <text:p/>
            <draw:enhanced-geometry svg:viewBox="0 0 847 241" draw:type="non-primitive" draw:enhanced-path="M 789 70  L 768 70  L 745 70  L 724 70  L 702 71  L 679 71  L 658 71  L 636 71  L 615 71  L 592 72  L 571 72  L 549 72  L 526 72  L 505 71  L 483 71  L 461 71  L 439 70  L 413 68  L 387 63  L 361 58  L 333 51  L 306 43  L 280 35  L 253 26  L 226 19  L 200 12  L 174 8  L 149 5  L 124 4  L 100 7  L 77 13  L 56 22  L 35 36  L 23 48  L 12 65  L 6 84  L 1 103  L 0 123  L 2 143  L 8 161  L 18 175  L 37 194  L 59 206  L 82 215  L 107 221  L 133 222  L 160 222  L 189 219  L 219 214  L 248 208  L 279 202  L 309 195  L 339 188  L 370 182  L 399 178  L 428 175  L 456 175  L 480 178  L 504 182  L 529 188  L 552 195  L 577 203  L 602 212  L 627 220  L 652 226  L 676 233  L 700 238  L 724 241  L 745 241  L 767 239  L 787 233  L 806 224  L 825 211  L 833 202  L 839 190  L 844 180  L 846 167  L 847 155  L 847 141  L 846 128  L 844 113  L 842 99  L 838 85  L 835 70  L 831 55  L 829 42  L 827 27  L 825 13  L 825 0  L 789 70  Z N"/>
          </draw:custom-shape>
          <draw:custom-shape draw:style-name="gr8" draw:text-style-name="P2" draw:layer="layout" svg:width="0.463cm" svg:height="0.124cm" draw:transform="rotate (-2.35619449019309) translate (21.825cm 11.795cm)">
            <text:p/>
            <draw:enhanced-geometry svg:viewBox="0 0 903 222" draw:type="non-primitive" draw:enhanced-path="M 125 70  L 172 70  L 223 70  L 279 70  L 338 70  L 397 70  L 457 70  L 516 70  L 573 70  L 627 70  L 678 70  L 724 70  L 764 70  L 797 70  L 821 70  L 837 70  L 843 70  L 840 70  L 835 70  L 824 70  L 811 70  L 794 70  L 775 70  L 752 70  L 727 70  L 701 70  L 671 70  L 641 70  L 609 70  L 576 70  L 543 70  L 508 70  L 474 70  L 440 70  L 405 70  L 372 70  L 339 70  L 307 70  L 277 70  L 247 70  L 221 70  L 196 70  L 173 70  L 154 70  L 137 70  L 123 70  L 113 70  L 108 70  L 105 70  L 108 70  L 116 70  L 128 70  L 144 71  L 163 71  L 186 71  L 211 72  L 237 72  L 265 72  L 295 72  L 323 72  L 353 72  L 381 72  L 408 71  L 434 71  L 457 70  L 484 68  L 511 63  L 539 57  L 567 49  L 596 41  L 625 32  L 653 23  L 682 15  L 709 8  L 736 3  L 762 0  L 788 0  L 812 3  L 835 10  L 856 20  L 877 36  L 888 50  L 896 67  L 900 86  L 903 105  L 900 126  L 896 145  L 888 162  L 877 177  L 856 194  L 835 206  L 811 214  L 786 220  L 760 222  L 731 222  L 703 219  L 675 215  L 645 210  L 615 204  L 585 197  L 556 191  L 525 186  L 497 181  L 467 178  L 440 177  L 413 178  L 385 181  L 357 185  L 329 190  L 299 197  L 271 203  L 243 208  L 214 214  L 186 218  L 159 220  L 131 221  L 106 219  L 81 213  L 59 205  L 37 193  L 18 177  L 7 160  L 1 139  L 0 118  L 3 95  L 8 71  L 12 47  L 17 23  L 18 0  L 125 70  Z N"/>
          </draw:custom-shape>
          <draw:custom-shape draw:style-name="gr8" draw:text-style-name="P2" draw:layer="layout" svg:width="0.216cm" svg:height="0.225cm" draw:transform="rotate (-2.35619449019309) translate (22.449cm 12.568cm)">
            <text:p/>
            <draw:enhanced-geometry svg:viewBox="0 0 423 417" draw:type="non-primitive" draw:enhanced-path="M 219 72  L 204 89  L 188 106  L 169 123  L 149 140  L 129 157  L 109 174  L 88 191  L 68 206  L 50 225  L 34 242  L 20 259  L 10 277  L 3 295  L 0 314  L 2 333  L 9 353  L 20 370  L 34 384  L 51 396  L 70 405  L 92 412  L 114 415  L 138 417  L 163 417  L 188 415  L 213 412  L 238 405  L 262 398  L 284 389  L 306 378  L 324 366  L 341 353  L 357 337  L 371 318  L 383 298  L 394 276  L 404 253  L 411 229  L 417 204  L 422 179  L 423 154  L 423 129  L 421 104  L 417 82  L 410 59  L 401 38  L 390 18  L 376 0  L 219 72  Z N"/>
          </draw:custom-shape>
          <draw:custom-shape draw:style-name="gr8" draw:text-style-name="P2" draw:layer="layout" svg:width="0.044cm" svg:height="0.035cm" draw:transform="rotate (-2.35619449019309) translate (22.324cm 12.647cm)">
            <text:p/>
            <draw:enhanced-geometry svg:viewBox="0 0 86 72" draw:type="non-primitive" draw:enhanced-path="M 0 0  L 10 9  L 21 18  L 32 27  L 43 35  L 54 44  L 65 53  L 76 62  L 86 72  L 0 0  Z N"/>
          </draw:custom-shape>
          <draw:custom-shape draw:style-name="gr8" draw:text-style-name="P2" draw:layer="layout" svg:width="0.137cm" svg:height="0.273cm" draw:transform="rotate (-2.35619449019309) translate (22.737cm 12.977cm)">
            <text:p/>
            <draw:enhanced-geometry svg:viewBox="0 0 265 508" draw:type="non-primitive" draw:enhanced-path="M 265 0  L 251 12  L 237 26  L 223 37  L 208 49  L 193 62  L 177 73  L 163 86  L 148 98  L 134 111  L 119 123  L 107 136  L 94 149  L 82 164  L 72 179  L 62 195  L 54 210  L 47 227  L 39 244  L 32 263  L 24 281  L 18 300  L 13 320  L 7 340  L 4 359  L 1 378  L 0 396  L 1 415  L 4 432  L 8 449  L 15 463  L 24 477  L 37 489  L 56 501  L 77 508  L 102 508  L 127 504  L 151 496  L 175 485  L 195 471  L 211 455  L 222 437  L 227 418  L 228 396  L 225 373  L 222 350  L 217 326  L 212 302  L 211 280  L 265 0  Z N"/>
          </draw:custom-shape>
          <draw:custom-shape draw:style-name="gr8" draw:text-style-name="P2" draw:layer="layout" svg:width="0.106cm" svg:height="0.119cm" draw:transform="rotate (-2.35619449019309) translate (22.101cm 12.992cm)">
            <text:p/>
            <draw:enhanced-geometry svg:viewBox="0 0 211 221" draw:type="non-primitive" draw:enhanced-path="M 0 0  L 5 14  L 7 27  L 10 42  L 13 57  L 14 73  L 16 87  L 18 103  L 21 118  L 23 133  L 26 146  L 31 160  L 35 172  L 42 184  L 50 194  L 59 202  L 70 210  L 89 217  L 109 221  L 131 221  L 153 219  L 173 213  L 191 204  L 203 190  L 211 175  L 211 162  L 205 152  L 195 143  L 182 134  L 166 127  L 151 119  L 135 111  L 123 103  L 0 0  Z N"/>
          </draw:custom-shape>
          <draw:custom-shape draw:style-name="gr8" draw:text-style-name="P2" draw:layer="layout" svg:width="0.141cm" svg:height="0.52cm" draw:transform="rotate (-2.35619449019309) translate (21.637cm 12.631cm)">
            <text:p/>
            <draw:enhanced-geometry svg:viewBox="0 0 274 952" draw:type="non-primitive" draw:enhanced-path="M 0 0  L 3 25  L 6 48  L 10 72  L 13 97  L 18 121  L 21 145  L 25 170  L 28 194  L 31 217  L 35 241  L 38 266  L 42 290  L 45 314  L 48 338  L 51 362  L 54 386  L 55 423  L 53 461  L 48 501  L 43 542  L 35 584  L 27 625  L 20 666  L 13 707  L 9 747  L 6 784  L 8 820  L 13 853  L 22 883  L 38 908  L 60 929  L 88 946  L 114 952  L 141 946  L 168 934  L 193 913  L 216 890  L 236 862  L 253 833  L 264 806  L 271 780  L 274 754  L 274 728  L 272 701  L 267 675  L 261 649  L 252 623  L 242 597  L 231 570  L 220 544  L 208 518  L 197 492  L 186 464  L 176 438  L 166 412  L 158 386  L 0 0  Z N"/>
          </draw:custom-shape>
          <draw:custom-shape draw:style-name="gr8" draw:text-style-name="P2" draw:layer="layout" svg:width="0.538cm" svg:height="0.114cm" draw:transform="rotate (-2.35619449019309) translate (21.671cm 11.699cm)">
            <text:p/>
            <draw:enhanced-geometry svg:viewBox="0 0 1037 211" draw:type="non-primitive" draw:enhanced-path="M 0 36  L 30 41  L 59 45  L 89 51  L 118 57  L 148 61  L 177 67  L 207 73  L 236 77  L 266 83  L 295 87  L 325 92  L 354 95  L 384 99  L 414 102  L 444 104  L 473 105  L 509 104  L 549 99  L 591 90  L 633 78  L 677 65  L 720 50  L 764 36  L 807 24  L 847 13  L 885 5  L 921 0  L 953 1  L 981 8  L 1005 22  L 1023 42  L 1036 71  L 1037 85  L 1035 96  L 1029 107  L 1021 116  L 1010 124  L 997 132  L 981 137  L 965 143  L 947 147  L 929 152  L 910 155  L 892 160  L 874 163  L 855 167  L 838 170  L 824 175  L 811 179  L 798 183  L 785 185  L 771 188  L 759 191  L 745 193  L 733 195  L 719 196  L 706 198  L 693 200  L 680 202  L 666 203  L 654 205  L 640 206  L 626 209  L 614 211  L 0 36  Z N"/>
          </draw:custom-shape>
          <draw:custom-shape draw:style-name="gr11" draw:text-style-name="P2" draw:layer="layout" svg:width="0.49cm" svg:height="0.061cm" draw:transform="rotate (-2.35619449019309) translate (22.558cm 12.693cm)">
            <text:p/>
            <draw:enhanced-geometry svg:viewBox="0 0 946 113" draw:type="non-primitive" draw:enhanced-path="M 0 34  L 0 34  L 17 38  L 33 43  L 50 49  L 66 53  L 82 59  L 99 63  L 115 69  L 132 74  L 147 79  L 163 84  L 180 88  L 196 92  L 213 96  L 230 100  L 246 103  L 263 105  L 263 105  L 280 108  L 298 109  L 315 111  L 333 112  L 350 112  L 369 113  L 386 113  L 404 113  L 422 112  L 439 112  L 457 111  L 474 110  L 492 110  L 509 108  L 527 107  L 544 105  L 544 105  L 558 104  L 571 103  L 584 101  L 597 100  L 610 97  L 623 96  L 636 94  L 650 92  L 662 90  L 676 87  L 689 85  L 702 83  L 715 79  L 728 77  L 741 74  L 754 70  L 754 70  L 767 67  L 779 63  L 791 60  L 803 56  L 816 51  L 827 46  L 839 42  L 852 37  L 863 33  L 876 28  L 887 24  L 900 18  L 911 14  L 922 9  L 935 4  L 946 0  N"/>
          </draw:custom-shape>
          <draw:custom-shape draw:style-name="gr11" draw:text-style-name="P2" draw:layer="layout" svg:width="0.251cm" svg:height="0.419cm" draw:transform="rotate (-2.35619449019309) translate (22.595cm 12.571cm)">
            <text:p/>
            <draw:enhanced-geometry svg:viewBox="0 0 490 772" draw:type="non-primitive" draw:enhanced-path="M 490 0  L 490 0  L 483 14  L 476 26  L 470 40  L 464 54  L 457 66  L 450 80  L 445 93  L 438 107  L 431 119  L 424 133  L 418 146  L 412 159  L 405 172  L 398 185  L 391 198  L 384 210  L 384 210  L 377 224  L 370 237  L 362 251  L 355 265  L 347 277  L 339 291  L 332 304  L 324 318  L 316 330  L 308 344  L 302 356  L 294 370  L 286 384  L 277 396  L 269 410  L 261 422  L 261 422  L 246 445  L 232 466  L 217 489  L 202 511  L 186 532  L 170 554  L 154 575  L 138 597  L 138 597  L 121 619  L 104 641  L 87 664  L 69 685  L 52 707  L 34 728  L 17 751  L 0 772  N"/>
          </draw:custom-shape>
          <draw:custom-shape draw:style-name="gr11" draw:text-style-name="P2" draw:layer="layout" svg:width="0.252cm" svg:height="0.455cm" draw:transform="rotate (-2.35619449019309) translate (22.261cm 12.949cm)">
            <text:p/>
            <draw:enhanced-geometry svg:viewBox="0 0 491 840" draw:type="non-primitive" draw:enhanced-path="M 0 0  L 0 0  L 13 26  L 26 53  L 39 80  L 52 106  L 66 132  L 78 158  L 92 184  L 106 210  L 118 236  L 132 262  L 144 288  L 158 314  L 171 341  L 184 368  L 198 394  L 210 420  L 210 420  L 219 438  L 227 455  L 235 473  L 244 491  L 251 509  L 259 528  L 267 546  L 276 564  L 284 582  L 292 600  L 301 617  L 310 634  L 319 651  L 329 668  L 339 684  L 351 700  L 351 700  L 365 719  L 381 738  L 399 757  L 418 774  L 436 791  L 455 806  L 473 823  L 491 840  N"/>
          </draw:custom-shape>
          <draw:custom-shape draw:style-name="gr11" draw:text-style-name="P2" draw:layer="layout" svg:width="0.688cm" svg:height="0.039cm" draw:transform="rotate (-2.35619449019309) translate (22.292cm 12.291cm)">
            <text:p/>
            <draw:enhanced-geometry svg:viewBox="0 0 1332 73" draw:type="non-primitive" draw:enhanced-path="M 0 0  L 0 0  L 27 5  L 54 9  L 82 15  L 109 20  L 136 25  L 163 30  L 191 35  L 218 40  L 246 45  L 273 49  L 301 54  L 328 58  L 356 62  L 383 65  L 411 67  L 439 69  L 439 69  L 455 71  L 472 72  L 488 73  L 505 73  L 521 73  L 538 73  L 554 73  L 571 73  L 586 72  L 603 72  L 619 71  L 636 71  L 652 71  L 668 69  L 685 69  L 701 69  L 701 69  L 723 69  L 745 69  L 767 71  L 788 71  L 811 71  L 833 72  L 855 72  L 877 73  L 898 73  L 921 73  L 943 73  L 965 73  L 987 73  L 1008 72  L 1031 71  L 1053 69  L 1053 69  L 1070 68  L 1088 67  L 1105 65  L 1123 63  L 1140 62  L 1157 59  L 1175 57  L 1192 54  L 1209 51  L 1227 49  L 1244 47  L 1262 45  L 1280 42  L 1297 40  L 1315 38  L 1332 35  N"/>
          </draw:custom-shape>
          <draw:custom-shape draw:style-name="gr11" draw:text-style-name="P2" draw:layer="layout" svg:width="0.027cm" svg:height="0.005cm" draw:transform="rotate (-2.35619449019309) translate (21.777cm 12.782cm)">
            <text:p/>
            <draw:enhanced-geometry svg:viewBox="0 0 54 0" draw:type="non-primitive" draw:enhanced-path="M 0 0  L 0 0  L 6 0  L 13 0  L 20 0  L 27 0  L 34 0  L 41 0  L 47 0  L 54 0  N"/>
          </draw:custom-shape>
          <draw:custom-shape draw:style-name="gr11" draw:text-style-name="P2" draw:layer="layout" svg:width="0.67cm" svg:height="0.039cm" draw:transform="rotate (-2.35619449019309) translate (22.228cm 12.276cm)">
            <text:p/>
            <draw:enhanced-geometry svg:viewBox="0 0 1298 74" draw:type="non-primitive" draw:enhanced-path="M 0 0  L 0 0  L 28 4  L 55 9  L 82 14  L 110 19  L 138 23  L 165 29  L 192 34  L 219 39  L 246 44  L 274 48  L 301 53  L 328 57  L 356 61  L 384 64  L 411 68  L 438 70  L 438 70  L 460 71  L 482 73  L 504 73  L 525 74  L 548 74  L 570 74  L 591 74  L 614 73  L 636 73  L 657 72  L 679 72  L 701 71  L 723 71  L 744 70  L 767 70  L 789 70  L 789 70  L 808 70  L 828 70  L 848 70  L 868 70  L 887 70  L 908 70  L 927 70  L 947 70  L 967 70  L 987 70  L 1006 70  L 1026 70  L 1046 70  L 1065 70  L 1085 70  L 1104 70  L 1104 70  L 1116 70  L 1128 70  L 1140 70  L 1153 70  L 1164 70  L 1177 70  L 1189 70  L 1202 70  L 1213 70  L 1225 70  L 1238 70  L 1249 70  L 1262 70  L 1274 70  L 1286 70  L 1298 70  N"/>
          </draw:custom-shape>
          <draw:custom-shape draw:style-name="gr11" draw:text-style-name="P2" draw:layer="layout" svg:width="0.843cm" svg:height="0.058cm" draw:transform="rotate (-2.35619449019309) translate (22.183cm 12.077cm)">
            <text:p/>
            <draw:enhanced-geometry svg:viewBox="0 0 1631 111" draw:type="non-primitive" draw:enhanced-path="M 0 0  L 0 0  L 30 7  L 59 15  L 89 21  L 118 29  L 148 37  L 177 45  L 206 52  L 235 60  L 265 67  L 294 73  L 324 80  L 353 87  L 384 93  L 413 97  L 443 102  L 473 105  L 473 105  L 493 108  L 513 109  L 532 110  L 552 111  L 572 111  L 591 111  L 611 111  L 631 111  L 650 111  L 670 110  L 690 110  L 709 109  L 730 108  L 749 108  L 770 106  L 789 105  L 789 105  L 810 104  L 833 103  L 855 101  L 876 100  L 899 97  L 920 95  L 942 94  L 965 92  L 986 89  L 1008 86  L 1029 84  L 1052 81  L 1074 79  L 1095 77  L 1118 73  L 1139 71  L 1139 71  L 1154 69  L 1168 67  L 1182 64  L 1197 62  L 1211 60  L 1226 56  L 1239 54  L 1254 52  L 1269 49  L 1282 46  L 1297 44  L 1311 42  L 1325 41  L 1340 38  L 1354 37  L 1368 36  L 1368 36  L 1384 35  L 1401 35  L 1417 36  L 1434 37  L 1451 39  L 1468 42  L 1485 43  L 1501 45  L 1518 47  L 1535 49  L 1551 49  L 1568 49  L 1584 47  L 1600 45  L 1616 42  L 1631 36  N"/>
          </draw:custom-shape>
          <draw:custom-shape draw:style-name="gr11" draw:text-style-name="P2" draw:layer="layout" svg:width="0.005cm" svg:height="0.018cm" draw:transform="rotate (-2.35619449019309) translate (21.569cm 12.696cm)">
            <text:p/>
            <draw:enhanced-geometry svg:viewBox="0 0 0 36" draw:type="non-primitive" draw:enhanced-path="M 0 0  L 0 0  L 0 4  L 0 9  L 0 13  L 0 18  L 0 22  L 0 27  L 0 32  L 0 36  N"/>
          </draw:custom-shape>
          <draw:custom-shape draw:style-name="gr11" draw:text-style-name="P2" draw:layer="layout" svg:width="0.913cm" svg:height="0.08cm" draw:transform="rotate (-2.35619449019309) translate (22.062cm 11.912cm)">
            <text:p/>
            <draw:enhanced-geometry svg:viewBox="0 0 1771 148" draw:type="non-primitive" draw:enhanced-path="M 0 69  L 0 69  L 25 74  L 50 78  L 75 84  L 100 89  L 125 94  L 151 99  L 176 105  L 201 109  L 226 114  L 251 119  L 276 123  L 302 127  L 327 131  L 352 134  L 378 137  L 403 140  L 403 140  L 437 142  L 471 144  L 505 145  L 539 147  L 573 147  L 607 147  L 641 147  L 675 145  L 709 145  L 743 144  L 777 143  L 811 142  L 845 141  L 879 141  L 913 140  L 947 140  L 947 140  L 977 140  L 1006 141  L 1036 141  L 1065 142  L 1095 143  L 1124 144  L 1154 145  L 1185 147  L 1214 147  L 1244 148  L 1273 148  L 1303 147  L 1332 147  L 1361 144  L 1391 142  L 1420 140  L 1420 140  L 1441 137  L 1461 136  L 1483 135  L 1503 133  L 1524 132  L 1545 131  L 1566 128  L 1587 125  L 1607 122  L 1627 118  L 1646 114  L 1665 107  L 1685 100  L 1702 91  L 1720 81  L 1736 69  L 1736 69  L 1743 64  L 1748 56  L 1753 48  L 1757 38  L 1761 29  L 1763 20  L 1768 9  L 1771 0  N"/>
          </draw:custom-shape>
          <draw:custom-shape draw:style-name="gr11" draw:text-style-name="P2" draw:layer="layout" svg:width="0.953cm" svg:height="0.062cm" draw:transform="rotate (-2.35619449019309) translate (21.891cm 11.772cm)">
            <text:p/>
            <draw:enhanced-geometry svg:viewBox="0 0 1840 115" draw:type="non-primitive" draw:enhanced-path="M 0 0  L 0 0  L 33 4  L 66 9  L 99 13  L 131 18  L 164 22  L 197 28  L 229 33  L 262 37  L 295 42  L 328 46  L 361 50  L 394 54  L 427 59  L 460 62  L 493 65  L 525 69  L 525 69  L 557 72  L 589 75  L 621 78  L 653 80  L 684 84  L 716 86  L 748 88  L 780 90  L 811 93  L 843 95  L 875 97  L 907 99  L 938 101  L 970 103  L 1002 104  L 1034 105  L 1034 105  L 1065 106  L 1097 107  L 1129 109  L 1162 110  L 1194 112  L 1225 113  L 1257 114  L 1289 114  L 1321 115  L 1352 115  L 1384 115  L 1417 114  L 1448 113  L 1479 111  L 1511 109  L 1543 105  L 1543 105  L 1562 103  L 1580 99  L 1600 96  L 1618 92  L 1636 88  L 1655 84  L 1673 79  L 1692 73  L 1711 69  L 1729 63  L 1747 59  L 1765 53  L 1785 48  L 1803 43  L 1822 38  L 1840 34  N"/>
          </draw:custom-shape>
          <draw:custom-shape draw:style-name="gr11" draw:text-style-name="P2" draw:layer="layout" svg:width="0.943cm" svg:height="0.061cm" draw:transform="rotate (-2.35619449019309) translate (21.798cm 11.629cm)">
            <text:p/>
            <draw:enhanced-geometry svg:viewBox="0 0 1823 116" draw:type="non-primitive" draw:enhanced-path="M 0 0  L 0 0  L 33 4  L 66 9  L 99 14  L 132 18  L 165 23  L 197 28  L 230 33  L 263 37  L 296 42  L 329 46  L 361 50  L 394 54  L 428 59  L 461 62  L 494 66  L 526 69  L 526 69  L 555 72  L 583 75  L 612 78  L 640 80  L 668 84  L 697 86  L 725 88  L 753 91  L 782 93  L 811 95  L 840 97  L 868 100  L 896 101  L 925 103  L 954 104  L 982 105  L 982 105  L 1011 106  L 1039 108  L 1068 110  L 1096 111  L 1124 112  L 1153 113  L 1181 114  L 1210 116  L 1239 116  L 1267 116  L 1296 116  L 1324 114  L 1353 113  L 1382 111  L 1410 109  L 1438 105  L 1438 105  L 1463 102  L 1487 97  L 1511 92  L 1535 86  L 1560 80  L 1584 74  L 1607 67  L 1631 59  L 1655 51  L 1679 44  L 1703 36  L 1727 28  L 1750 20  L 1774 14  L 1799 7  L 1823 0  N"/>
          </draw:custom-shape>
          <draw:custom-shape draw:style-name="gr11" draw:text-style-name="P2" draw:layer="layout" svg:width="0.869cm" svg:height="0.124cm" draw:transform="rotate (-2.35619449019309) translate (21.691cm 11.608cm)">
            <text:p/>
            <draw:enhanced-geometry svg:viewBox="0 0 1683 225" draw:type="non-primitive" draw:enhanced-path="M 0 70  L 0 70  L 35 79  L 70 89  L 104 98  L 139 108  L 174 120  L 209 130  L 244 140  L 279 150  L 314 159  L 349 168  L 384 177  L 419 186  L 454 193  L 490 200  L 525 206  L 561 210  L 561 210  L 589 214  L 618 217  L 646 219  L 675 222  L 703 223  L 731 224  L 760 225  L 788 225  L 816 225  L 846 224  L 874 223  L 903 222  L 931 219  L 960 217  L 989 214  L 1017 210  L 1017 210  L 1051 206  L 1086 201  L 1120 195  L 1156 189  L 1190 183  L 1224 175  L 1258 167  L 1292 158  L 1326 149  L 1360 140  L 1394 130  L 1428 118  L 1461 107  L 1494 96  L 1526 83  L 1559 70  L 1559 70  L 1575 63  L 1591 55  L 1607 47  L 1623 38  L 1638 29  L 1652 19  L 1668 10  L 1683 0  N"/>
          </draw:custom-shape>
          <draw:custom-shape draw:style-name="gr11" draw:text-style-name="P2" draw:layer="layout" svg:width="0.105cm" svg:height="0.005cm" draw:transform="rotate (-2.35619449019309) translate (21.332cm 11.71cm)">
            <text:p/>
            <draw:enhanced-geometry svg:viewBox="0 0 210 0" draw:type="non-primitive" draw:enhanced-path="M 0 0  L 0 0  L 14 0  L 27 0  L 40 0  L 53 0  L 67 0  L 80 0  L 93 0  L 106 0  L 119 0  L 132 0  L 145 0  L 158 0  L 171 0  L 184 0  L 198 0  L 210 0  N"/>
          </draw:custom-shape>
          <draw:custom-shape draw:style-name="gr11" draw:text-style-name="P2" draw:layer="layout" svg:width="0.013cm" svg:height="0.017cm" draw:transform="rotate (-2.35619449019309) translate (21.227cm 11.845cm)">
            <text:p/>
            <draw:enhanced-geometry svg:viewBox="0 0 34 35" draw:type="non-primitive" draw:enhanced-path="M 0 35  L 0 35  L 4 30  L 9 27  L 13 22  L 17 18  L 21 13  L 26 9  L 30 4  L 34 0  N"/>
          </draw:custom-shape>
          <draw:custom-shape draw:style-name="gr12" draw:text-style-name="P2" draw:layer="layout" svg:width="0.097cm" svg:height="0.185cm" draw:transform="rotate (-2.35619449019309) translate (22.654cm 12.964cm)">
            <text:p/>
            <draw:enhanced-geometry svg:viewBox="0 0 186 345" draw:type="non-primitive" draw:enhanced-path="M 135 0  L 124 17  L 113 35  L 101 52  L 89 68  L 77 86  L 67 103  L 57 121  L 48 141  L 39 162  L 29 185  L 17 209  L 8 231  L 3 255  L 0 277  L 4 297  L 14 315  L 29 329  L 47 338  L 68 344  L 91 345  L 114 342  L 135 337  L 156 328  L 172 315  L 181 302  L 185 286  L 186 269  L 184 251  L 181 231  L 176 212  L 173 193  L 172 175  L 135 0  Z N"/>
          </draw:custom-shape>
          <draw:custom-shape draw:style-name="gr12" draw:text-style-name="P2" draw:layer="layout" svg:width="0.11cm" svg:height="0.137cm" draw:transform="rotate (-2.35619449019309) translate (22.354cm 12.552cm)">
            <text:p/>
            <draw:enhanced-geometry svg:viewBox="0 0 213 249" draw:type="non-primitive" draw:enhanced-path="M 127 34  L 109 55  L 86 77  L 62 98  L 38 120  L 19 141  L 4 163  L 0 186  L 5 209  L 12 220  L 20 228  L 30 234  L 42 240  L 54 245  L 68 248  L 82 249  L 97 249  L 112 248  L 127 247  L 141 243  L 155 239  L 167 233  L 179 226  L 189 219  L 198 209  L 205 199  L 211 188  L 213 175  L 213 163  L 213 150  L 209 137  L 206 124  L 202 110  L 197 96  L 191 82  L 186 68  L 180 54  L 174 41  L 170 26  L 165 13  L 163 0  L 127 34  Z N"/>
          </draw:custom-shape>
          <draw:custom-shape draw:style-name="gr12" draw:text-style-name="P2" draw:layer="layout" svg:width="0.234cm" svg:height="0.053cm" draw:transform="rotate (-2.35619449019309) translate (22.086cm 12.234cm)">
            <text:p/>
            <draw:enhanced-geometry svg:viewBox="0 0 456 101" draw:type="non-primitive" draw:enhanced-path="M 0 66  L 29 65  L 62 60  L 96 53  L 132 44  L 168 35  L 204 26  L 240 17  L 276 9  L 310 3  L 341 0  L 370 0  L 396 2  L 419 10  L 436 23  L 448 41  L 456 66  L 455 77  L 447 86  L 434 92  L 420 95  L 402 97  L 383 99  L 366 100  L 352 101  L 0 66  Z N"/>
          </draw:custom-shape>
          <draw:custom-shape draw:style-name="gr12" draw:text-style-name="P2" draw:layer="layout" svg:width="0.026cm" svg:height="0.017cm" draw:transform="rotate (-2.35619449019309) translate (21.936cm 12.334cm)">
            <text:p/>
            <draw:enhanced-geometry svg:viewBox="0 0 54 35" draw:type="non-primitive" draw:enhanced-path="M 0 35  L 7 30  L 13 26  L 20 20  L 25 16  L 32 11  L 39 6  L 46 3  L 54 0  L 0 35  Z N"/>
          </draw:custom-shape>
          <draw:custom-shape draw:style-name="gr12" draw:text-style-name="P2" draw:layer="layout" svg:width="0.163cm" svg:height="0.088cm" draw:transform="rotate (-2.35619449019309) translate (21.905cm 12.18cm)">
            <text:p/>
            <draw:enhanced-geometry svg:viewBox="0 0 316 162" draw:type="non-primitive" draw:enhanced-path="M 17 17  L 36 18  L 57 18  L 80 16  L 103 13  L 127 10  L 151 7  L 174 4  L 197 2  L 220 0  L 240 1  L 259 2  L 275 7  L 290 13  L 301 22  L 310 35  L 315 52  L 316 67  L 313 81  L 306 94  L 297 106  L 286 117  L 271 127  L 255 136  L 238 143  L 219 149  L 199 154  L 179 159  L 160 161  L 140 162  L 122 162  L 104 161  L 88 157  L 73 151  L 60 140  L 48 128  L 38 113  L 29 97  L 20 81  L 10 66  L 0 52  L 17 17  Z N"/>
          </draw:custom-shape>
          <draw:custom-shape draw:style-name="gr12" draw:text-style-name="P2" draw:layer="layout" svg:width="0.128cm" svg:height="0.075cm" draw:transform="rotate (-2.35619449019309) translate (21.751cm 12.083cm)">
            <text:p/>
            <draw:enhanced-geometry svg:viewBox="0 0 247 137" draw:type="non-primitive" draw:enhanced-path="M 18 30  L 33 29  L 49 27  L 66 24  L 83 20  L 100 17  L 117 12  L 134 7  L 151 4  L 168 1  L 183 0  L 197 0  L 210 1  L 221 4  L 231 10  L 239 19  L 245 30  L 247 52  L 239 72  L 225 90  L 204 107  L 180 120  L 154 130  L 128 136  L 104 137  L 87 132  L 73 124  L 59 111  L 48 96  L 35 79  L 24 62  L 12 45  L 0 30  L 18 30  Z N"/>
          </draw:custom-shape>
          <draw:custom-shape draw:style-name="gr12" draw:text-style-name="P2" draw:layer="layout" svg:width="0.128cm" svg:height="0.075cm" draw:transform="rotate (-2.35619449019309) translate (21.668cm 11.977cm)">
            <text:p/>
            <draw:enhanced-geometry svg:viewBox="0 0 246 141" draw:type="non-primitive" draw:enhanced-path="M 0 34  L 16 33  L 33 31  L 50 27  L 68 23  L 87 18  L 105 14  L 125 9  L 143 5  L 160 2  L 177 0  L 193 0  L 206 1  L 219 6  L 229 11  L 238 22  L 244 34  L 246 55  L 238 74  L 223 91  L 203 106  L 179 119  L 153 129  L 128 136  L 104 141  L 0 34  Z N"/>
          </draw:custom-shape>
          <draw:custom-shape draw:style-name="gr12" draw:text-style-name="P2" draw:layer="layout" svg:width="0.026cm" svg:height="0.005cm" draw:transform="rotate (-2.35619449019309) translate (21.601cm 11.931cm)">
            <text:p/>
            <draw:enhanced-geometry svg:viewBox="0 0 53 0" draw:type="non-primitive" draw:enhanced-path="M 53 0  L 46 0  L 40 0  L 34 0  L 27 0  L 20 0  L 13 0  L 6 0  L 0 0  L 53 0  Z N"/>
          </draw:custom-shape>
          <draw:custom-shape draw:style-name="gr12" draw:text-style-name="P2" draw:layer="layout" svg:width="0.136cm" svg:height="0.057cm" draw:transform="rotate (-2.35619449019309) translate (21.497cm 11.836cm)">
            <text:p/>
            <draw:enhanced-geometry svg:viewBox="0 0 263 108" draw:type="non-primitive" draw:enhanced-path="M 0 38  L 17 37  L 36 34  L 56 31  L 75 26  L 95 21  L 116 15  L 136 10  L 156 6  L 175 2  L 193 0  L 210 0  L 225 2  L 237 7  L 249 14  L 258 24  L 263 38  L 263 54  L 255 68  L 242 81  L 225 91  L 203 99  L 182 105  L 160 108  L 141 108  L 125 106  L 111 100  L 98 91  L 85 81  L 73 71  L 60 58  L 48 48  L 35 38  L 0 38  Z N"/>
          </draw:custom-shape>
          <draw:custom-shape draw:style-name="gr9" draw:text-style-name="P2" draw:layer="layout" svg:width="0.018cm" svg:height="0.018cm" draw:transform="rotate (-2.35619449019309) translate (22.101cm 13.472cm)">
            <text:p/>
            <draw:enhanced-geometry svg:viewBox="0 0 35 36" draw:type="non-primitive" draw:enhanced-path="M 35 0  L 35 0  L 31 5  L 26 10  L 22 14  L 17 17  L 13 22  L 9 27  L 5 31  L 0 36  N"/>
          </draw:custom-shape>
          <draw:custom-shape draw:style-name="gr9" draw:text-style-name="P2" draw:layer="layout" svg:width="0.062cm" svg:height="0.044cm" draw:transform="rotate (-2.35619449019309) translate (22.606cm 13.197cm)">
            <text:p/>
            <draw:enhanced-geometry svg:viewBox="0 0 123 78" draw:type="non-primitive" draw:enhanced-path="M 0 9  L 0 9  L 14 8  L 28 6  L 41 4  L 55 1  L 69 0  L 81 0  L 93 4  L 104 9  L 104 9  L 109 15  L 114 23  L 117 31  L 118 40  L 120 50  L 121 59  L 122 69  L 123 78  N"/>
          </draw:custom-shape>
          <draw:custom-shape draw:style-name="gr9" draw:text-style-name="P2" draw:layer="layout" svg:width="0.07cm" svg:height="0.017cm" draw:transform="rotate (-2.35619449019309) translate (22.727cm 13.02cm)">
            <text:p/>
            <draw:enhanced-geometry svg:viewBox="0 0 140 34" draw:type="non-primitive" draw:enhanced-path="M 140 0  L 140 0  L 122 4  L 103 5  L 84 6  L 63 7  L 45 10  L 28 15  L 12 23  L 0 34  N"/>
          </draw:custom-shape>
          <draw:custom-shape draw:style-name="gr9" draw:text-style-name="P2" draw:layer="layout" svg:width="0.026cm" svg:height="0.057cm" draw:transform="rotate (-2.35619449019309) translate (22.726cm 13.026cm)">
            <text:p/>
            <draw:enhanced-geometry svg:viewBox="0 0 53 106" draw:type="non-primitive" draw:enhanced-path="M 0 106  L 0 106  L 6 92  L 13 79  L 20 66  L 27 53  L 33 40  L 39 27  L 46 14  L 53 0  N"/>
          </draw:custom-shape>
          <draw:custom-shape draw:style-name="gr9" draw:text-style-name="P2" draw:layer="layout" svg:width="0.004cm" svg:height="0.057cm" draw:transform="rotate (-2.35619449019309) translate (22.729cm 13.015cm)">
            <text:p/>
            <draw:enhanced-geometry svg:viewBox="0 0 11 106" draw:type="non-primitive" draw:enhanced-path="M 0 0  L 0 0  L 1 14  L 3 29  L 6 42  L 9 57  L 11 71  L 10 84  L 6 96  L 0 106  N"/>
          </draw:custom-shape>
          <draw:custom-shape draw:style-name="gr9" draw:text-style-name="P2" draw:layer="layout" svg:width="0.084cm" svg:height="0.049cm" draw:transform="rotate (-2.35619449019309) translate (22.583cm 13.196cm)">
            <text:p/>
            <draw:enhanced-geometry svg:viewBox="0 0 161 90" draw:type="non-primitive" draw:enhanced-path="M 0 20  L 0 20  L 21 18  L 44 14  L 67 8  L 89 3  L 111 0  L 130 1  L 146 7  L 157 20  L 157 20  L 161 32  L 160 43  L 155 56  L 147 67  L 138 76  L 128 84  L 117 88  L 105 90  N"/>
          </draw:custom-shape>
          <draw:custom-shape draw:style-name="gr9" draw:text-style-name="P2" draw:layer="layout" svg:width="0.017cm" svg:height="0.018cm" draw:transform="rotate (-2.35619449019309) translate (22.554cm 13.226cm)">
            <text:p/>
            <draw:enhanced-geometry svg:viewBox="0 0 35 35" draw:type="non-primitive" draw:enhanced-path="M 35 35  L 35 35  L 31 31  L 26 25  L 23 18  L 18 12  L 15 6  L 10 3  L 6 0  L 0 1  N"/>
          </draw:custom-shape>
          <draw:custom-shape draw:style-name="gr9" draw:text-style-name="P2" draw:layer="layout" svg:width="0.027cm" svg:height="0.057cm" draw:transform="rotate (-2.35619449019309) translate (22.743cm 13.008cm)">
            <text:p/>
            <draw:enhanced-geometry svg:viewBox="0 0 53 106" draw:type="non-primitive" draw:enhanced-path="M 53 0  L 53 0  L 46 10  L 37 17  L 28 25  L 19 33  L 11 41  L 4 50  L 0 59  L 0 70  L 0 70  L 3 78  L 7 83  L 14 88  L 22 91  L 30 95  L 38 98  L 46 101  L 53 106  N"/>
          </draw:custom-shape>
          <draw:custom-shape draw:style-name="gr9" draw:text-style-name="P2" draw:layer="layout" svg:width="0.798cm" svg:height="1.477cm" draw:transform="rotate (-2.35619449019309) translate (22.705cm 13.299cm)">
            <text:p/>
            <draw:enhanced-geometry svg:viewBox="0 0 1542 2717" draw:type="non-primitive" draw:enhanced-path="M 0 298  L 0 298  L 14 280  L 29 262  L 43 243  L 56 224  L 71 205  L 87 187  L 104 171  L 122 158  L 122 158  L 151 140  L 180 123  L 211 105  L 241 88  L 273 72  L 305 56  L 338 42  L 371 30  L 403 18  L 436 10  L 469 4  L 502 0  L 535 0  L 567 3  L 600 8  L 630 18  L 630 18  L 655 30  L 679 45  L 701 63  L 720 82  L 737 105  L 754 128  L 769 153  L 782 179  L 795 208  L 807 235  L 820 264  L 831 293  L 842 321  L 853 349  L 865 378  L 876 404  L 876 404  L 888 431  L 899 458  L 909 487  L 920 515  L 929 543  L 938 572  L 946 600  L 954 628  L 962 658  L 969 686  L 976 716  L 984 745  L 992 773  L 1000 802  L 1008 831  L 1017 860  L 1017 860  L 1024 881  L 1030 904  L 1036 925  L 1043 947  L 1049 970  L 1056 991  L 1063 1014  L 1069 1035  L 1069 1035  L 1077 1061  L 1085 1088  L 1093 1115  L 1101 1141  L 1109 1167  L 1117 1193  L 1125 1219  L 1133 1245  L 1140 1271  L 1148 1297  L 1156 1323  L 1163 1349  L 1170 1376  L 1178 1403  L 1185 1429  L 1192 1455  L 1192 1455  L 1201 1490  L 1209 1525  L 1217 1560  L 1224 1595  L 1232 1631  L 1238 1666  L 1245 1701  L 1252 1736  L 1259 1771  L 1266 1806  L 1272 1841  L 1280 1877  L 1287 1912  L 1295 1947  L 1304 1981  L 1313 2016  L 1313 2016  L 1325 2056  L 1337 2095  L 1349 2135  L 1363 2175  L 1377 2214  L 1390 2254  L 1404 2293  L 1418 2332  L 1432 2371  L 1446 2411  L 1460 2449  L 1474 2489  L 1487 2527  L 1500 2567  L 1513 2607  L 1525 2646  L 1525 2646  L 1528 2655  L 1530 2665  L 1531 2674  L 1533 2682  L 1536 2691  L 1538 2700  L 1540 2708  L 1542 2717  N"/>
          </draw:custom-shape>
          <draw:custom-shape draw:style-name="gr13" draw:text-style-name="P2" draw:layer="layout" svg:width="0.106cm" svg:height="0.287cm" draw:transform="rotate (-2.35619449019309) translate (22.743cm 12.889cm)">
            <text:p/>
            <draw:enhanced-geometry svg:viewBox="0 0 212 525" draw:type="non-primitive" draw:enhanced-path="M 212 0  L 196 8  L 179 16  L 162 23  L 145 30  L 128 37  L 113 45  L 99 57  L 88 69  L 81 81  L 76 92  L 71 104  L 68 117  L 64 130  L 62 143  L 61 156  L 60 170  L 58 185  L 58 198  L 58 212  L 57 227  L 57 240  L 56 254  L 55 268  L 53 281  L 49 297  L 46 313  L 40 329  L 35 345  L 29 362  L 22 378  L 17 395  L 11 410  L 6 426  L 3 442  L 1 458  L 0 473  L 1 486  L 4 500  L 10 512  L 19 525  L 212 0  Z N"/>
          </draw:custom-shape>
          <draw:custom-shape draw:style-name="gr9" draw:text-style-name="P2" draw:layer="layout" svg:width="0.106cm" svg:height="0.287cm" draw:transform="rotate (-2.35619449019309) translate (22.743cm 12.889cm)">
            <text:p/>
            <draw:enhanced-geometry svg:viewBox="0 0 212 525" draw:type="non-primitive" draw:enhanced-path="M 212 0  L 212 0  L 196 8  L 179 16  L 162 23  L 145 30  L 128 37  L 113 45  L 99 57  L 88 69  L 88 69  L 81 81  L 76 92  L 71 104  L 68 117  L 64 130  L 62 143  L 61 156  L 60 170  L 58 185  L 58 198  L 58 212  L 57 227  L 57 240  L 56 254  L 55 268  L 53 281  L 53 281  L 49 297  L 46 313  L 40 329  L 35 345  L 29 362  L 22 378  L 17 395  L 11 410  L 6 426  L 3 442  L 1 458  L 0 473  L 1 486  L 4 500  L 10 512  L 19 525  N"/>
          </draw:custom-shape>
          <draw:custom-shape draw:style-name="gr13" draw:text-style-name="P2" draw:layer="layout" svg:width="0.127cm" svg:height="0.269cm" draw:transform="rotate (-2.35619449019309) translate (22.767cm 12.866cm)">
            <text:p/>
            <draw:enhanced-geometry svg:viewBox="0 0 247 497" draw:type="non-primitive" draw:enhanced-path="M 247 0  L 226 17  L 206 34  L 185 51  L 164 67  L 143 84  L 124 102  L 106 120  L 89 141  L 78 156  L 66 172  L 56 189  L 46 208  L 38 225  L 30 244  L 24 262  L 20 281  L 14 303  L 8 325  L 4 348  L 2 372  L 0 395  L 4 416  L 10 437  L 20 456  L 28 465  L 37 474  L 47 482  L 59 489  L 71 494  L 83 497  L 95 495  L 106 491  L 117 482  L 126 472  L 132 459  L 135 446  L 138 431  L 138 415  L 137 399  L 134 382  L 132 365  L 129 347  L 126 329  L 124 312  L 122 295  L 122 278  L 123 262  L 125 246  L 131 223  L 138 201  L 147 179  L 156 158  L 165 135  L 175 113  L 185 92  L 194 69  L 247 0  Z N"/>
          </draw:custom-shape>
          <draw:custom-shape draw:style-name="gr9" draw:text-style-name="P2" draw:layer="layout" svg:width="0.127cm" svg:height="0.269cm" draw:transform="rotate (-2.35619449019309) translate (22.767cm 12.866cm)">
            <text:p/>
            <draw:enhanced-geometry svg:viewBox="0 0 247 497" draw:type="non-primitive" draw:enhanced-path="M 247 0  L 247 0  L 226 17  L 206 34  L 185 51  L 164 67  L 143 84  L 124 102  L 106 120  L 89 141  L 89 141  L 78 156  L 66 172  L 56 189  L 46 208  L 38 225  L 30 244  L 24 262  L 20 281  L 20 281  L 14 303  L 8 325  L 4 348  L 2 372  L 0 395  L 4 416  L 10 437  L 20 456  L 20 456  L 28 465  L 37 474  L 47 482  L 59 489  L 71 494  L 83 497  L 95 495  L 106 491  L 106 491  L 117 482  L 126 472  L 132 459  L 135 446  L 138 431  L 138 415  L 137 399  L 134 382  L 132 365  L 129 347  L 126 329  L 124 312  L 122 295  L 122 278  L 123 262  L 125 246  L 125 246  L 131 223  L 138 201  L 147 179  L 156 158  L 165 135  L 175 113  L 185 92  L 194 69  N"/>
          </draw:custom-shape>
          <draw:custom-shape draw:style-name="gr13" draw:text-style-name="P2" draw:layer="layout" svg:width="0.11cm" svg:height="0.172cm" draw:transform="rotate (-2.35619449019309) translate (22.786cm 12.914cm)">
            <text:p/>
            <draw:enhanced-geometry svg:viewBox="0 0 210 316" draw:type="non-primitive" draw:enhanced-path="M 210 0  L 201 4  L 191 8  L 182 11  L 173 16  L 164 19  L 155 24  L 147 29  L 140 35  L 129 46  L 119 58  L 110 71  L 101 84  L 92 99  L 85 112  L 77 127  L 69 140  L 58 161  L 45 182  L 33 204  L 21 226  L 11 247  L 3 270  L 0 292  L 0 316  L 210 0  Z N"/>
          </draw:custom-shape>
          <draw:custom-shape draw:style-name="gr9" draw:text-style-name="P2" draw:layer="layout" svg:width="0.11cm" svg:height="0.172cm" draw:transform="rotate (-2.35619449019309) translate (22.786cm 12.914cm)">
            <text:p/>
            <draw:enhanced-geometry svg:viewBox="0 0 210 316" draw:type="non-primitive" draw:enhanced-path="M 210 0  L 210 0  L 201 4  L 191 8  L 182 11  L 173 16  L 164 19  L 155 24  L 147 29  L 140 35  L 140 35  L 129 46  L 119 58  L 110 71  L 101 84  L 92 99  L 85 112  L 77 127  L 69 140  L 69 140  L 58 161  L 45 182  L 33 204  L 21 226  L 11 247  L 3 270  L 0 292  L 0 316  N"/>
          </draw:custom-shape>
          <draw:custom-shape draw:style-name="gr13" draw:text-style-name="P2" draw:layer="layout" svg:width="0.11cm" svg:height="0.264cm" draw:transform="rotate (-2.35619449019309) translate (22.478cm 13.186cm)">
            <text:p/>
            <draw:enhanced-geometry svg:viewBox="0 0 218 491" draw:type="non-primitive" draw:enhanced-path="M 0 0  L 16 12  L 32 25  L 48 37  L 65 50  L 81 62  L 96 76  L 110 89  L 123 104  L 134 120  L 146 137  L 155 155  L 165 172  L 173 190  L 180 209  L 186 227  L 192 245  L 198 266  L 201 288  L 204 309  L 207 332  L 208 354  L 209 375  L 209 398  L 210 419  L 211 428  L 214 439  L 215 448  L 217 458  L 218 467  L 217 476  L 215 484  L 210 491  L 0 0  Z N"/>
          </draw:custom-shape>
          <draw:custom-shape draw:style-name="gr9" draw:text-style-name="P2" draw:layer="layout" svg:width="0.11cm" svg:height="0.264cm" draw:transform="rotate (-2.35619449019309) translate (22.478cm 13.186cm)">
            <text:p/>
            <draw:enhanced-geometry svg:viewBox="0 0 218 491" draw:type="non-primitive" draw:enhanced-path="M 0 0  L 0 0  L 16 12  L 32 25  L 48 37  L 65 50  L 81 62  L 96 76  L 110 89  L 123 104  L 123 104  L 134 120  L 146 137  L 155 155  L 165 172  L 173 190  L 180 209  L 186 227  L 192 245  L 192 245  L 198 266  L 201 288  L 204 309  L 207 332  L 208 354  L 209 375  L 209 398  L 210 419  L 210 419  L 211 428  L 214 439  L 215 448  L 217 458  L 218 467  L 217 476  L 215 484  L 210 491  N"/>
          </draw:custom-shape>
          <draw:custom-shape draw:style-name="gr13" draw:text-style-name="P2" draw:layer="layout" svg:width="0.119cm" svg:height="0.167cm" draw:transform="rotate (-2.35619449019309) translate (22.388cm 13.109cm)">
            <text:p/>
            <draw:enhanced-geometry svg:viewBox="0 0 236 309" draw:type="non-primitive" draw:enhanced-path="M 175 140  L 184 158  L 195 177  L 208 196  L 220 214  L 231 232  L 236 250  L 236 266  L 229 281  L 220 290  L 209 298  L 197 303  L 183 307  L 168 309  L 152 309  L 138 309  L 122 306  L 106 302  L 90 298  L 75 291  L 62 284  L 48 275  L 37 266  L 26 256  L 17 246  L 9 232  L 5 218  L 1 204  L 0 189  L 1 173  L 3 157  L 7 141  L 12 124  L 17 108  L 24 93  L 31 76  L 39 60  L 47 44  L 56 29  L 64 14  L 72 0  L 175 140  Z N"/>
          </draw:custom-shape>
          <draw:custom-shape draw:style-name="gr9" draw:text-style-name="P2" draw:layer="layout" svg:width="0.119cm" svg:height="0.167cm" draw:transform="rotate (-2.35619449019309) translate (22.388cm 13.109cm)">
            <text:p/>
            <draw:enhanced-geometry svg:viewBox="0 0 236 309" draw:type="non-primitive" draw:enhanced-path="M 175 140  L 175 140  L 184 158  L 195 177  L 208 196  L 220 214  L 231 232  L 236 250  L 236 266  L 229 281  L 229 281  L 220 290  L 209 298  L 197 303  L 183 307  L 168 309  L 152 309  L 138 309  L 122 306  L 106 302  L 90 298  L 75 291  L 62 284  L 48 275  L 37 266  L 26 256  L 17 246  L 17 246  L 9 232  L 5 218  L 1 204  L 0 189  L 1 173  L 3 157  L 7 141  L 12 124  L 17 108  L 24 93  L 31 76  L 39 60  L 47 44  L 56 29  L 64 14  L 72 0  N"/>
          </draw:custom-shape>
          <draw:custom-shape draw:style-name="gr13" draw:text-style-name="P2" draw:layer="layout" svg:width="0.089cm" svg:height="0.018cm" draw:transform="rotate (-2.35619449019309) translate (22.407cm 13.085cm)">
            <text:p/>
            <draw:enhanced-geometry svg:viewBox="0 0 175 34" draw:type="non-primitive" draw:enhanced-path="M 175 0  L 153 4  L 132 9  L 109 13  L 87 17  L 66 21  L 43 26  L 22 30  L 0 34  L 175 0  Z N"/>
          </draw:custom-shape>
          <draw:custom-shape draw:style-name="gr9" draw:text-style-name="P2" draw:layer="layout" svg:width="0.089cm" svg:height="0.018cm" draw:transform="rotate (-2.35619449019309) translate (22.407cm 13.085cm)">
            <text:p/>
            <draw:enhanced-geometry svg:viewBox="0 0 175 34" draw:type="non-primitive" draw:enhanced-path="M 175 0  L 175 0  L 153 4  L 132 9  L 109 13  L 87 17  L 66 21  L 43 26  L 22 30  L 0 34  N"/>
          </draw:custom-shape>
          <draw:custom-shape draw:style-name="gr13" draw:text-style-name="P2" draw:layer="layout" svg:width="0.101cm" svg:height="0.194cm" draw:transform="rotate (-2.35619449019309) translate (22.648cm 12.693cm)">
            <text:p/>
            <draw:enhanced-geometry svg:viewBox="0 0 198 361" draw:type="non-primitive" draw:enhanced-path="M 98 72  L 92 90  L 84 108  L 75 127  L 65 147  L 55 167  L 43 187  L 33 207  L 23 226  L 15 245  L 8 265  L 2 282  L 0 299  L 1 314  L 6 329  L 14 342  L 26 353  L 47 361  L 69 360  L 92 351  L 115 335  L 136 316  L 156 293  L 172 269  L 184 246  L 190 233  L 194 218  L 196 203  L 198 189  L 198 174  L 196 158  L 194 142  L 191 126  L 189 111  L 184 96  L 181 80  L 177 64  L 174 48  L 170 32  L 168 16  L 167 0  L 98 72  Z N"/>
          </draw:custom-shape>
          <draw:custom-shape draw:style-name="gr9" draw:text-style-name="P2" draw:layer="layout" svg:width="0.101cm" svg:height="0.194cm" draw:transform="rotate (-2.35619449019309) translate (22.648cm 12.693cm)">
            <text:p/>
            <draw:enhanced-geometry svg:viewBox="0 0 198 361" draw:type="non-primitive" draw:enhanced-path="M 98 72  L 98 72  L 92 90  L 84 108  L 75 127  L 65 147  L 55 167  L 43 187  L 33 207  L 23 226  L 15 245  L 8 265  L 2 282  L 0 299  L 1 314  L 6 329  L 14 342  L 26 353  L 26 353  L 47 361  L 69 360  L 92 351  L 115 335  L 136 316  L 156 293  L 172 269  L 184 246  L 184 246  L 190 233  L 194 218  L 196 203  L 198 189  L 198 174  L 196 158  L 194 142  L 191 126  L 189 111  L 184 96  L 181 80  L 177 64  L 174 48  L 170 32  L 168 16  L 167 0  N"/>
          </draw:custom-shape>
          <draw:custom-shape draw:style-name="gr13" draw:text-style-name="P2" draw:layer="layout" svg:width="0.084cm" svg:height="0.194cm" draw:transform="rotate (-2.35619449019309) translate (22.316cm 13.114cm)">
            <text:p/>
            <draw:enhanced-geometry svg:viewBox="0 0 159 355" draw:type="non-primitive" draw:enhanced-path="M 39 0  L 46 15  L 53 31  L 61 46  L 67 60  L 75 75  L 83 91  L 91 106  L 98 120  L 106 135  L 113 151  L 120 166  L 125 180  L 131 196  L 137 212  L 141 228  L 144 244  L 148 258  L 151 272  L 156 288  L 158 303  L 159 318  L 158 330  L 154 341  L 144 349  L 129 355  L 112 354  L 95 348  L 76 338  L 61 326  L 46 311  L 32 296  L 22 280  L 14 264  L 8 248  L 4 231  L 2 216  L 0 197  L 2 180  L 3 162  L 4 144  L 6 126  L 10 108  L 13 90  L 15 72  L 17 53  L 20 35  L 22 17  L 22 0  L 39 0  Z N"/>
          </draw:custom-shape>
          <draw:custom-shape draw:style-name="gr9" draw:text-style-name="P2" draw:layer="layout" svg:width="0.084cm" svg:height="0.194cm" draw:transform="rotate (-2.35619449019309) translate (22.316cm 13.114cm)">
            <text:p/>
            <draw:enhanced-geometry svg:viewBox="0 0 159 355" draw:type="non-primitive" draw:enhanced-path="M 39 0  L 39 0  L 46 15  L 53 31  L 61 46  L 67 60  L 75 75  L 83 91  L 91 106  L 98 120  L 106 135  L 113 151  L 120 166  L 125 180  L 131 196  L 137 212  L 141 228  L 144 244  L 144 244  L 148 258  L 151 272  L 156 288  L 158 303  L 159 318  L 158 330  L 154 341  L 144 349  L 144 349  L 129 355  L 112 354  L 95 348  L 76 338  L 61 326  L 46 311  L 32 296  L 22 280  L 22 280  L 14 264  L 8 248  L 4 231  L 2 216  L 0 197  L 2 180  L 3 162  L 4 144  L 6 126  L 10 108  L 13 90  L 15 72  L 17 53  L 20 35  L 22 17  L 22 0  N"/>
          </draw:custom-shape>
          <draw:custom-shape draw:style-name="gr12" draw:text-style-name="P2" draw:layer="layout" svg:width="0.022cm" svg:height="0.008cm" draw:transform="rotate (-2.35619449019309) translate (22.075cm 13.577cm)">
            <text:p/>
            <draw:enhanced-geometry svg:viewBox="0 0 44 17" draw:type="non-primitive" draw:enhanced-path="M 44 17  L 38 15  L 33 13  L 28 10  L 23 8  L 17 7  L 11 5  L 6 2  L 0 0  L 44 17  Z N"/>
          </draw:custom-shape>
          <draw:custom-shape draw:style-name="gr9" draw:text-style-name="P2" draw:layer="layout" svg:width="0.022cm" svg:height="0.008cm" draw:transform="rotate (-2.35619449019309) translate (22.075cm 13.577cm)">
            <text:p/>
            <draw:enhanced-geometry svg:viewBox="0 0 44 17" draw:type="non-primitive" draw:enhanced-path="M 44 17  L 44 17  L 38 15  L 33 13  L 28 10  L 23 8  L 17 7  L 11 5  L 6 2  L 0 0  N"/>
          </draw:custom-shape>
          <draw:custom-shape draw:style-name="gr13" draw:text-style-name="P2" draw:layer="layout" svg:width="0.282cm" svg:height="0.203cm" draw:transform="rotate (-2.35619449019309) translate (22.237cm 13.606cm)">
            <text:p/>
            <draw:enhanced-geometry svg:viewBox="0 0 544 371" draw:type="non-primitive" draw:enhanced-path="M 0 318  L 13 311  L 24 306  L 36 299  L 48 292  L 60 285  L 72 279  L 84 273  L 97 266  L 111 258  L 127 249  L 142 239  L 157 230  L 173 220  L 188 210  L 204 203  L 220 195  L 236 190  L 252 186  L 269 182  L 286 179  L 302 176  L 319 172  L 335 167  L 351 161  L 361 156  L 371 150  L 381 144  L 392 138  L 401 131  L 411 123  L 420 116  L 430 108  L 444 94  L 456 76  L 469 55  L 480 35  L 492 18  L 506 5  L 520 0  L 536 3  L 541 9  L 544 17  L 542 25  L 539 35  L 533 45  L 529 55  L 523 64  L 519 73  L 511 86  L 502 98  L 492 110  L 482 121  L 472 131  L 461 141  L 449 152  L 439 161  L 428 171  L 416 180  L 404 189  L 393 198  L 380 207  L 367 215  L 354 223  L 342 231  L 329 239  L 317 246  L 303 252  L 291 259  L 277 265  L 263 272  L 251 277  L 237 283  L 226 288  L 215 292  L 203 297  L 193 301  L 182 306  L 170 310  L 159 314  L 149 318  L 139 323  L 128 327  L 119 332  L 109 336  L 100 341  L 90 345  L 81 350  L 70 353  L 65 356  L 59 359  L 55 361  L 49 364  L 43 366  L 38 367  L 32 369  L 26 371  L 0 318  Z N"/>
          </draw:custom-shape>
          <draw:custom-shape draw:style-name="gr9" draw:text-style-name="P2" draw:layer="layout" svg:width="0.282cm" svg:height="0.203cm" draw:transform="rotate (-2.35619449019309) translate (22.237cm 13.606cm)">
            <text:p/>
            <draw:enhanced-geometry svg:viewBox="0 0 544 371" draw:type="non-primitive" draw:enhanced-path="M 0 318  L 0 318  L 13 311  L 24 306  L 36 299  L 48 292  L 60 285  L 72 279  L 84 273  L 97 266  L 97 266  L 111 258  L 127 249  L 142 239  L 157 230  L 173 220  L 188 210  L 204 203  L 220 195  L 220 195  L 236 190  L 252 186  L 269 182  L 286 179  L 302 176  L 319 172  L 335 167  L 351 161  L 351 161  L 361 156  L 371 150  L 381 144  L 392 138  L 401 131  L 411 123  L 420 116  L 430 108  L 430 108  L 444 94  L 456 76  L 469 55  L 480 35  L 492 18  L 506 5  L 520 0  L 536 3  L 536 3  L 541 9  L 544 17  L 542 25  L 539 35  L 533 45  L 529 55  L 523 64  L 519 73  L 519 73  L 511 86  L 502 98  L 492 110  L 482 121  L 472 131  L 461 141  L 449 152  L 439 161  L 439 161  L 428 171  L 416 180  L 404 189  L 393 198  L 380 207  L 367 215  L 354 223  L 342 231  L 342 231  L 329 239  L 317 246  L 303 252  L 291 259  L 277 265  L 263 272  L 251 277  L 237 283  L 237 283  L 226 288  L 215 292  L 203 297  L 193 301  L 182 306  L 170 310  L 159 314  L 149 318  L 149 318  L 139 323  L 128 327  L 119 332  L 109 336  L 100 341  L 90 345  L 81 350  L 70 353  L 70 353  L 65 356  L 59 359  L 55 361  L 49 364  L 43 366  L 38 367  L 32 369  L 26 371  N"/>
          </draw:custom-shape>
          <draw:custom-shape draw:style-name="gr13" draw:text-style-name="P2" draw:layer="layout" svg:width="0.247cm" svg:height="0.18cm" draw:transform="rotate (-2.35619449019309) translate (21.524cm 12.957cm)">
            <text:p/>
            <draw:enhanced-geometry svg:viewBox="0 0 482 337" draw:type="non-primitive" draw:enhanced-path="M 0 35  L 14 51  L 30 66  L 45 82  L 60 97  L 74 113  L 89 128  L 105 143  L 121 157  L 135 170  L 148 181  L 162 194  L 175 205  L 189 216  L 204 227  L 220 237  L 235 245  L 249 252  L 264 256  L 279 261  L 294 264  L 310 267  L 325 270  L 341 272  L 358 274  L 373 277  L 389 279  L 405 282  L 419 287  L 433 292  L 448 298  L 460 306  L 473 315  L 476 318  L 481 323  L 482 329  L 481 333  L 471 337  L 464 335  L 454 329  L 446 320  L 437 309  L 429 298  L 420 288  L 411 279  L 399 270  L 388 261  L 375 252  L 364 243  L 352 232  L 341 224  L 329 216  L 315 210  L 301 205  L 287 204  L 272 203  L 257 202  L 241 202  L 228 201  L 213 197  L 199 193  L 188 187  L 178 179  L 167 170  L 158 161  L 149 152  L 140 142  L 130 131  L 121 121  L 112 113  L 103 104  L 95 96  L 86 87  L 77 79  L 69 70  L 60 61  L 51 52  L 44 45  L 38 40  L 31 33  L 26 26  L 19 19  L 12 12  L 6 7  L 0 0  L 0 35  Z N"/>
          </draw:custom-shape>
          <draw:custom-shape draw:style-name="gr9" draw:text-style-name="P2" draw:layer="layout" svg:width="0.247cm" svg:height="0.18cm" draw:transform="rotate (-2.35619449019309) translate (21.524cm 12.957cm)">
            <text:p/>
            <draw:enhanced-geometry svg:viewBox="0 0 482 337" draw:type="non-primitive" draw:enhanced-path="M 0 35  L 0 35  L 14 51  L 30 66  L 45 82  L 60 97  L 74 113  L 89 128  L 105 143  L 121 157  L 121 157  L 135 170  L 148 181  L 162 194  L 175 205  L 189 216  L 204 227  L 220 237  L 235 245  L 235 245  L 249 252  L 264 256  L 279 261  L 294 264  L 310 267  L 325 270  L 341 272  L 358 274  L 373 277  L 389 279  L 405 282  L 419 287  L 433 292  L 448 298  L 460 306  L 473 315  L 473 315  L 476 318  L 481 323  L 482 329  L 481 333  L 481 333  L 471 337  L 464 335  L 454 329  L 446 320  L 437 309  L 429 298  L 420 288  L 411 279  L 411 279  L 399 270  L 388 261  L 375 252  L 364 243  L 352 232  L 341 224  L 329 216  L 315 210  L 315 210  L 301 205  L 287 204  L 272 203  L 257 202  L 241 202  L 228 201  L 213 197  L 199 193  L 199 193  L 188 187  L 178 179  L 167 170  L 158 161  L 149 152  L 140 142  L 130 131  L 121 121  L 121 121  L 112 113  L 103 104  L 95 96  L 86 87  L 77 79  L 69 70  L 60 61  L 51 52  L 51 52  L 44 45  L 38 40  L 31 33  L 26 26  L 19 19  L 12 12  L 6 7  L 0 0  N"/>
          </draw:custom-shape>
          <draw:custom-shape draw:style-name="gr13" draw:text-style-name="P2" draw:layer="layout" svg:width="0.344cm" svg:height="0.278cm" draw:transform="rotate (-2.35619449019309) translate (20.831cm 12.529cm)">
            <text:p/>
            <draw:enhanced-geometry svg:viewBox="0 0 666 511" draw:type="non-primitive" draw:enhanced-path="M 0 53  L 15 72  L 28 91  L 43 112  L 58 131  L 71 151  L 86 171  L 100 191  L 115 210  L 124 223  L 132 235  L 139 248  L 147 260  L 155 273  L 163 285  L 172 299  L 180 311  L 188 324  L 196 335  L 205 347  L 214 359  L 223 370  L 234 381  L 244 392  L 254 402  L 264 411  L 274 419  L 285 427  L 296 434  L 307 440  L 319 446  L 330 452  L 343 456  L 356 461  L 370 463  L 384 465  L 398 466  L 413 469  L 428 470  L 442 471  L 456 473  L 468 476  L 480 478  L 492 480  L 505 482  L 516 485  L 529 488  L 540 490  L 552 493  L 565 495  L 576 497  L 589 499  L 600 502  L 612 504  L 625 505  L 636 507  L 649 508  L 653 510  L 659 511  L 664 511  L 666 508  L 666 495  L 658 485  L 644 478  L 627 472  L 608 469  L 588 465  L 568 461  L 552 456  L 541 452  L 529 446  L 517 442  L 505 437  L 493 432  L 481 428  L 468 424  L 457 420  L 445 415  L 432 411  L 420 407  L 408 403  L 396 398  L 384 394  L 372 389  L 361 385  L 349 380  L 338 377  L 325 373  L 314 370  L 303 367  L 293 362  L 282 356  L 272 350  L 256 337  L 242 324  L 228 309  L 215 293  L 203 277  L 191 261  L 178 244  L 166 227  L 156 215  L 147 202  L 139 189  L 130 176  L 122 163  L 113 149  L 105 137  L 96 123  L 86 107  L 75 92  L 63 76  L 53 62  L 42 46  L 31 31  L 19 15  L 8 0  L 0 53  Z N"/>
          </draw:custom-shape>
          <draw:custom-shape draw:style-name="gr9" draw:text-style-name="P2" draw:layer="layout" svg:width="0.344cm" svg:height="0.278cm" draw:transform="rotate (-2.35619449019309) translate (20.831cm 12.529cm)">
            <text:p/>
            <draw:enhanced-geometry svg:viewBox="0 0 666 511" draw:type="non-primitive" draw:enhanced-path="M 0 53  L 0 53  L 15 72  L 28 91  L 43 112  L 58 131  L 71 151  L 86 171  L 100 191  L 115 210  L 115 210  L 124 223  L 132 235  L 139 248  L 147 260  L 155 273  L 163 285  L 172 299  L 180 311  L 188 324  L 196 335  L 205 347  L 214 359  L 223 370  L 234 381  L 244 392  L 254 402  L 254 402  L 264 411  L 274 419  L 285 427  L 296 434  L 307 440  L 319 446  L 330 452  L 343 456  L 343 456  L 356 461  L 370 463  L 384 465  L 398 466  L 413 469  L 428 470  L 442 471  L 456 473  L 456 473  L 468 476  L 480 478  L 492 480  L 505 482  L 516 485  L 529 488  L 540 490  L 552 493  L 565 495  L 576 497  L 589 499  L 600 502  L 612 504  L 625 505  L 636 507  L 649 508  L 649 508  L 653 510  L 659 511  L 664 511  L 666 508  L 666 508  L 666 495  L 658 485  L 644 478  L 627 472  L 608 469  L 588 465  L 568 461  L 552 456  L 552 456  L 541 452  L 529 446  L 517 442  L 505 437  L 493 432  L 481 428  L 468 424  L 457 420  L 445 415  L 432 411  L 420 407  L 408 403  L 396 398  L 384 394  L 372 389  L 361 385  L 361 385  L 349 380  L 338 377  L 325 373  L 314 370  L 303 367  L 293 362  L 282 356  L 272 350  L 272 350  L 256 337  L 242 324  L 228 309  L 215 293  L 203 277  L 191 261  L 178 244  L 166 227  L 166 227  L 156 215  L 147 202  L 139 189  L 130 176  L 122 163  L 113 149  L 105 137  L 96 123  L 96 123  L 86 107  L 75 92  L 63 76  L 53 62  L 42 46  L 31 31  L 19 15  L 8 0  N"/>
          </draw:custom-shape>
          <draw:custom-shape draw:style-name="gr13" draw:text-style-name="P2" draw:layer="layout" svg:width="0.083cm" svg:height="0.057cm" draw:transform="rotate (-2.35619449019309) translate (21.182cm 12.084cm)">
            <text:p/>
            <draw:enhanced-geometry svg:viewBox="0 0 164 109" draw:type="non-primitive" draw:enhanced-path="M 0 70  L 4 75  L 8 80  L 12 86  L 15 91  L 20 95  L 24 100  L 29 102  L 34 104  L 50 108  L 67 109  L 84 108  L 101 104  L 117 99  L 133 92  L 147 82  L 158 70  L 162 63  L 164 55  L 164 46  L 163 37  L 162 28  L 160 18  L 158 9  L 158 0  L 0 70  Z N"/>
          </draw:custom-shape>
          <draw:custom-shape draw:style-name="gr9" draw:text-style-name="P2" draw:layer="layout" svg:width="0.083cm" svg:height="0.057cm" draw:transform="rotate (-2.35619449019309) translate (21.182cm 12.084cm)">
            <text:p/>
            <draw:enhanced-geometry svg:viewBox="0 0 164 109" draw:type="non-primitive" draw:enhanced-path="M 0 70  L 0 70  L 4 75  L 8 80  L 12 86  L 15 91  L 20 95  L 24 100  L 29 102  L 34 104  L 34 104  L 50 108  L 67 109  L 84 108  L 101 104  L 117 99  L 133 92  L 147 82  L 158 70  L 158 70  L 162 63  L 164 55  L 164 46  L 163 37  L 162 28  L 160 18  L 158 9  L 158 0  N"/>
          </draw:custom-shape>
          <draw:custom-shape draw:style-name="gr13" draw:text-style-name="P2" draw:layer="layout" svg:width="0.071cm" svg:height="0.044cm" draw:transform="rotate (-2.35619449019309) translate (21.581cm 11.624cm)">
            <text:p/>
            <draw:enhanced-geometry svg:viewBox="0 0 139 86" draw:type="non-primitive" draw:enhanced-path="M 8 0  L 7 9  L 6 18  L 4 28  L 1 37  L 0 47  L 0 56  L 2 62  L 8 69  L 18 77  L 31 83  L 44 85  L 58 86  L 73 84  L 88 81  L 101 76  L 114 69  L 118 67  L 122 64  L 125 59  L 128 54  L 131 50  L 133 45  L 135 40  L 139 35  L 8 0  Z N"/>
          </draw:custom-shape>
          <draw:custom-shape draw:style-name="gr9" draw:text-style-name="P2" draw:layer="layout" svg:width="0.071cm" svg:height="0.044cm" draw:transform="rotate (-2.35619449019309) translate (21.581cm 11.624cm)">
            <text:p/>
            <draw:enhanced-geometry svg:viewBox="0 0 139 86" draw:type="non-primitive" draw:enhanced-path="M 8 0  L 8 0  L 7 9  L 6 18  L 4 28  L 1 37  L 0 47  L 0 56  L 2 62  L 8 69  L 8 69  L 18 77  L 31 83  L 44 85  L 58 86  L 73 84  L 88 81  L 101 76  L 114 69  L 114 69  L 118 67  L 122 64  L 125 59  L 128 54  L 131 50  L 133 45  L 135 40  L 139 35  N"/>
          </draw:custom-shape>
          <draw:custom-shape draw:style-name="gr13" draw:text-style-name="P2" draw:layer="layout" svg:width="0.074cm" svg:height="0.106cm" draw:transform="rotate (-2.35619449019309) translate (21.202cm 11.97cm)">
            <text:p/>
            <draw:enhanced-geometry svg:viewBox="0 0 150 194" draw:type="non-primitive" draw:enhanced-path="M 0 37  L 4 47  L 10 58  L 14 69  L 20 81  L 25 91  L 30 102  L 37 112  L 44 123  L 49 133  L 56 144  L 62 156  L 69 166  L 77 175  L 85 183  L 94 190  L 105 193  L 111 194  L 118 194  L 123 193  L 130 192  L 136 188  L 141 185  L 145 180  L 148 175  L 150 163  L 148 153  L 142 142  L 136 132  L 127 122  L 119 110  L 111 100  L 105 89  L 101 78  L 97 67  L 94 56  L 90 44  L 88 34  L 85 23  L 81 12  L 78 0  L 0 37  Z N"/>
          </draw:custom-shape>
          <draw:custom-shape draw:style-name="gr9" draw:text-style-name="P2" draw:layer="layout" svg:width="0.074cm" svg:height="0.106cm" draw:transform="rotate (-2.35619449019309) translate (21.202cm 11.97cm)">
            <text:p/>
            <draw:enhanced-geometry svg:viewBox="0 0 150 194" draw:type="non-primitive" draw:enhanced-path="M 0 37  L 0 37  L 4 47  L 10 58  L 14 69  L 20 81  L 25 91  L 30 102  L 37 112  L 44 123  L 44 123  L 49 133  L 56 144  L 62 156  L 69 166  L 77 175  L 85 183  L 94 190  L 105 193  L 105 193  L 111 194  L 118 194  L 123 193  L 130 192  L 136 188  L 141 185  L 145 180  L 148 175  L 148 175  L 150 163  L 148 153  L 142 142  L 136 132  L 127 122  L 119 110  L 111 100  L 105 89  L 105 89  L 101 78  L 97 67  L 94 56  L 90 44  L 88 34  L 85 23  L 81 12  L 78 0  N"/>
          </draw:custom-shape>
          <draw:custom-shape draw:style-name="gr13" draw:text-style-name="P2" draw:layer="layout" svg:width="0.075cm" svg:height="0.106cm" draw:transform="rotate (-2.35619449019309) translate (21.528cm 11.648cm)">
            <text:p/>
            <draw:enhanced-geometry svg:viewBox="0 0 146 193" draw:type="non-primitive" draw:enhanced-path="M 146 35  L 142 47  L 136 57  L 131 68  L 127 80  L 121 91  L 116 101  L 110 113  L 104 124  L 97 134  L 92 144  L 85 154  L 78 165  L 71 174  L 63 183  L 54 188  L 44 193  L 38 193  L 32 193  L 26 192  L 19 191  L 14 187  L 9 184  L 4 181  L 1 175  L 0 164  L 2 153  L 7 142  L 15 132  L 23 120  L 32 110  L 38 99  L 44 88  L 49 77  L 52 66  L 55 56  L 58 45  L 61 33  L 63 22  L 66 12  L 69 0  L 146 35  Z N"/>
          </draw:custom-shape>
          <draw:custom-shape draw:style-name="gr9" draw:text-style-name="P2" draw:layer="layout" svg:width="0.075cm" svg:height="0.106cm" draw:transform="rotate (-2.35619449019309) translate (21.528cm 11.648cm)">
            <text:p/>
            <draw:enhanced-geometry svg:viewBox="0 0 146 193" draw:type="non-primitive" draw:enhanced-path="M 146 35  L 146 35  L 142 47  L 136 57  L 131 68  L 127 80  L 121 91  L 116 101  L 110 113  L 104 124  L 104 124  L 97 134  L 92 144  L 85 154  L 78 165  L 71 174  L 63 183  L 54 188  L 44 193  L 44 193  L 38 193  L 32 193  L 26 192  L 19 191  L 14 187  L 9 184  L 4 181  L 1 175  L 1 175  L 0 164  L 2 153  L 7 142  L 15 132  L 23 120  L 32 110  L 38 99  L 44 88  L 44 88  L 49 77  L 52 66  L 55 56  L 58 45  L 61 33  L 63 22  L 66 12  L 69 0  N"/>
          </draw:custom-shape>
          <draw:custom-shape draw:style-name="gr13" draw:text-style-name="P2" draw:layer="layout" svg:width="0.265cm" svg:height="0.181cm" draw:transform="rotate (-2.35619449019309) translate (22.593cm 11.865cm)">
            <text:p/>
            <draw:enhanced-geometry svg:viewBox="0 0 516 338" draw:type="non-primitive" draw:enhanced-path="M 516 36  L 500 52  L 483 68  L 467 83  L 451 98  L 434 114  L 418 129  L 401 144  L 384 159  L 371 170  L 356 182  L 341 194  L 327 205  L 312 216  L 296 228  L 280 237  L 263 246  L 248 253  L 232 258  L 216 262  L 200 266  L 183 269  L 166 271  L 149 273  L 133 275  L 116 279  L 99 281  L 84 284  L 68 289  L 53 293  L 38 300  L 25 307  L 11 316  L 6 321  L 3 325  L 0 330  L 1 333  L 10 338  L 19 335  L 29 330  L 38 321  L 47 310  L 57 299  L 66 289  L 76 281  L 88 272  L 101 262  L 113 253  L 125 242  L 138 233  L 152 225  L 165 218  L 180 212  L 195 207  L 209 205  L 224 204  L 240 203  L 256 203  L 272 202  L 287 199  L 301 195  L 314 188  L 324 180  L 335 171  L 346 162  L 355 152  L 365 143  L 374 132  L 384 123  L 394 114  L 403 106  L 412 97  L 423 89  L 432 80  L 441 72  L 450 63  L 459 54  L 466 47  L 474 41  L 481 34  L 487 27  L 494 20  L 501 13  L 509 7  L 516 0  L 516 36  Z N"/>
          </draw:custom-shape>
          <draw:custom-shape draw:style-name="gr9" draw:text-style-name="P2" draw:layer="layout" svg:width="0.265cm" svg:height="0.181cm" draw:transform="rotate (-2.35619449019309) translate (22.593cm 11.865cm)">
            <text:p/>
            <draw:enhanced-geometry svg:viewBox="0 0 516 338" draw:type="non-primitive" draw:enhanced-path="M 516 36  L 516 36  L 500 52  L 483 68  L 467 83  L 451 98  L 434 114  L 418 129  L 401 144  L 384 159  L 384 159  L 371 170  L 356 182  L 341 194  L 327 205  L 312 216  L 296 228  L 280 237  L 263 246  L 263 246  L 248 253  L 232 258  L 216 262  L 200 266  L 183 269  L 166 271  L 149 273  L 133 275  L 116 279  L 99 281  L 84 284  L 68 289  L 53 293  L 38 300  L 25 307  L 11 316  L 11 316  L 6 321  L 3 325  L 0 330  L 1 333  L 1 333  L 10 338  L 19 335  L 29 330  L 38 321  L 47 310  L 57 299  L 66 289  L 76 281  L 76 281  L 88 272  L 101 262  L 113 253  L 125 242  L 138 233  L 152 225  L 165 218  L 180 212  L 180 212  L 195 207  L 209 205  L 224 204  L 240 203  L 256 203  L 272 202  L 287 199  L 301 195  L 301 195  L 314 188  L 324 180  L 335 171  L 346 162  L 355 152  L 365 143  L 374 132  L 384 123  L 384 123  L 394 114  L 403 106  L 412 97  L 423 89  L 432 80  L 441 72  L 450 63  L 459 54  L 459 54  L 466 47  L 474 41  L 481 34  L 487 27  L 494 20  L 501 13  L 509 7  L 516 0  N"/>
          </draw:custom-shape>
          <draw:custom-shape draw:style-name="gr13" draw:text-style-name="P2" draw:layer="layout" svg:width="0.353cm" svg:height="0.278cm" draw:transform="rotate (-2.35619449019309) translate (22.24cm 11.111cm)">
            <text:p/>
            <draw:enhanced-geometry svg:viewBox="0 0 683 512" draw:type="non-primitive" draw:enhanced-path="M 683 54  L 668 73  L 653 93  L 639 113  L 625 132  L 610 151  L 596 172  L 581 191  L 566 211  L 557 224  L 549 236  L 540 249  L 532 261  L 524 274  L 516 286  L 507 299  L 499 311  L 491 324  L 482 336  L 473 348  L 464 360  L 455 371  L 445 382  L 435 394  L 423 404  L 413 413  L 403 421  L 391 428  L 381 435  L 369 441  L 357 447  L 345 452  L 332 456  L 318 461  L 304 464  L 289 466  L 275 468  L 260 470  L 245 471  L 230 472  L 216 473  L 203 475  L 191 478  L 178 480  L 167 482  L 154 486  L 142 488  L 129 490  L 118 492  L 106 496  L 93 498  L 81 500  L 68 503  L 57 505  L 44 506  L 32 508  L 19 509  L 14 511  L 8 511  L 2 512  L 0 509  L 1 496  L 9 487  L 23 479  L 40 474  L 60 470  L 81 466  L 100 462  L 117 456  L 129 452  L 142 447  L 153 443  L 166 438  L 178 434  L 191 429  L 203 424  L 216 420  L 228 416  L 241 412  L 253 407  L 266 403  L 278 399  L 290 395  L 303 390  L 315 386  L 327 382  L 338 379  L 349 376  L 362 371  L 373 368  L 385 363  L 395 358  L 405 352  L 421 339  L 436 325  L 450 310  L 463 294  L 475 278  L 488 261  L 500 244  L 513 228  L 522 216  L 531 203  L 540 190  L 549 176  L 558 163  L 566 150  L 575 136  L 584 123  L 596 108  L 607 92  L 617 78  L 628 62  L 640 47  L 651 31  L 663 16  L 674 0  L 683 54  Z N"/>
          </draw:custom-shape>
          <draw:custom-shape draw:style-name="gr9" draw:text-style-name="P2" draw:layer="layout" svg:width="0.353cm" svg:height="0.278cm" draw:transform="rotate (-2.35619449019309) translate (22.24cm 11.111cm)">
            <text:p/>
            <draw:enhanced-geometry svg:viewBox="0 0 683 512" draw:type="non-primitive" draw:enhanced-path="M 683 54  L 683 54  L 668 73  L 653 93  L 639 113  L 625 132  L 610 151  L 596 172  L 581 191  L 566 211  L 566 211  L 557 224  L 549 236  L 540 249  L 532 261  L 524 274  L 516 286  L 507 299  L 499 311  L 491 324  L 482 336  L 473 348  L 464 360  L 455 371  L 445 382  L 435 394  L 423 404  L 423 404  L 413 413  L 403 421  L 391 428  L 381 435  L 369 441  L 357 447  L 345 452  L 332 456  L 332 456  L 318 461  L 304 464  L 289 466  L 275 468  L 260 470  L 245 471  L 230 472  L 216 473  L 216 473  L 203 475  L 191 478  L 178 480  L 167 482  L 154 486  L 142 488  L 129 490  L 118 492  L 106 496  L 93 498  L 81 500  L 68 503  L 57 505  L 44 506  L 32 508  L 19 509  L 19 509  L 14 511  L 8 511  L 2 512  L 0 509  L 0 509  L 1 496  L 9 487  L 23 479  L 40 474  L 60 470  L 81 466  L 100 462  L 117 456  L 117 456  L 129 452  L 142 447  L 153 443  L 166 438  L 178 434  L 191 429  L 203 424  L 216 420  L 228 416  L 241 412  L 253 407  L 266 403  L 278 399  L 290 395  L 303 390  L 315 386  L 315 386  L 327 382  L 338 379  L 349 376  L 362 371  L 373 368  L 385 363  L 395 358  L 405 352  L 405 352  L 421 339  L 436 325  L 450 310  L 463 294  L 475 278  L 488 261  L 500 244  L 513 228  L 513 228  L 522 216  L 531 203  L 540 190  L 549 176  L 558 163  L 566 150  L 575 136  L 584 123  L 584 123  L 596 108  L 607 92  L 617 78  L 628 62  L 640 47  L 651 31  L 663 16  L 674 0  N"/>
          </draw:custom-shape>
          <draw:custom-shape draw:style-name="gr9" draw:text-style-name="P2" draw:layer="layout" svg:width="0.763cm" svg:height="1.477cm" draw:transform="rotate (-2.35619449019309) translate (23.375cm 12.636cm)">
            <text:p/>
            <draw:enhanced-geometry svg:viewBox="0 0 1480 2717" draw:type="non-primitive" draw:enhanced-path="M 1480 298  L 1480 298  L 1466 280  L 1453 262  L 1439 243  L 1426 224  L 1412 205  L 1397 187  L 1381 171  L 1363 158  L 1363 158  L 1336 141  L 1308 123  L 1278 105  L 1249 88  L 1218 72  L 1186 57  L 1156 42  L 1124 30  L 1092 19  L 1060 10  L 1029 5  L 997 0  L 966 0  L 934 2  L 904 8  L 874 18  L 874 18  L 849 30  L 828 44  L 807 63  L 789 82  L 772 105  L 756 128  L 742 153  L 729 180  L 717 208  L 704 236  L 693 264  L 683 294  L 671 322  L 661 351  L 650 378  L 638 404  L 638 404  L 627 431  L 616 459  L 605 487  L 596 515  L 587 543  L 579 572  L 571 600  L 564 629  L 557 658  L 549 687  L 542 716  L 535 745  L 527 773  L 520 803  L 512 831  L 505 860  L 505 860  L 498 881  L 492 903  L 485 925  L 478 947  L 473 968  L 466 991  L 460 1013  L 455 1034  L 455 1034  L 447 1060  L 439 1086  L 431 1114  L 423 1140  L 415 1166  L 408 1192  L 400 1218  L 392 1244  L 385 1270  L 377 1297  L 371 1323  L 363 1349  L 356 1377  L 349 1403  L 342 1429  L 336 1456  L 336 1456  L 328 1491  L 320 1526  L 312 1561  L 305 1595  L 298 1631  L 291 1666  L 284 1701  L 278 1736  L 271 1771  L 264 1806  L 257 1841  L 250 1877  L 243 1911  L 235 1946  L 227 1981  L 218 2015  L 218 2015  L 207 2056  L 195 2095  L 184 2135  L 171 2175  L 159 2214  L 145 2253  L 131 2293  L 119 2331  L 105 2371  L 92 2409  L 78 2449  L 64 2488  L 52 2527  L 39 2567  L 27 2607  L 16 2646  L 16 2646  L 13 2655  L 11 2664  L 9 2674  L 7 2681  L 5 2691  L 3 2700  L 2 2708  L 0 2717  N"/>
          </draw:custom-shape>
          <draw:custom-shape draw:style-name="gr13" draw:text-style-name="P2" draw:layer="layout" svg:width="0.278cm" svg:height="0.203cm" draw:transform="rotate (-2.35619449019309) translate (23.279cm 12.549cm)">
            <text:p/>
            <draw:enhanced-geometry svg:viewBox="0 0 535 370" draw:type="non-primitive" draw:enhanced-path="M 535 318  L 524 311  L 511 306  L 500 299  L 487 292  L 475 287  L 464 280  L 451 273  L 440 266  L 425 257  L 410 248  L 395 239  L 381 230  L 366 221  L 350 212  L 335 204  L 319 196  L 304 190  L 287 186  L 270 182  L 254 179  L 237 175  L 220 172  L 204 167  L 188 161  L 178 156  L 169 150  L 158 144  L 148 137  L 139 130  L 129 123  L 120 115  L 111 109  L 97 94  L 85 76  L 72 55  L 61 35  L 48 18  L 36 5  L 22 0  L 6 3  L 1 9  L 0 16  L 1 25  L 4 34  L 9 44  L 14 54  L 20 64  L 25 72  L 31 85  L 40 97  L 49 109  L 60 120  L 70 130  L 80 140  L 91 150  L 102 161  L 113 171  L 124 180  L 137 189  L 148 198  L 161 206  L 173 214  L 186 222  L 198 230  L 211 238  L 223 246  L 236 253  L 249 259  L 262 266  L 275 272  L 289 279  L 302 284  L 313 289  L 324 293  L 334 297  L 346 301  L 357 306  L 367 309  L 378 314  L 389 318  L 398 323  L 408 327  L 417 332  L 427 335  L 436 340  L 446 344  L 456 349  L 466 353  L 471 356  L 477 358  L 482 360  L 487 362  L 493 365  L 498 367  L 503 368  L 509 370  L 535 318  Z N"/>
          </draw:custom-shape>
          <draw:custom-shape draw:style-name="gr9" draw:text-style-name="P2" draw:layer="layout" svg:width="0.278cm" svg:height="0.203cm" draw:transform="rotate (-2.35619449019309) translate (23.279cm 12.549cm)">
            <text:p/>
            <draw:enhanced-geometry svg:viewBox="0 0 535 370" draw:type="non-primitive" draw:enhanced-path="M 535 318  L 535 318  L 524 311  L 511 306  L 500 299  L 487 292  L 475 287  L 464 280  L 451 273  L 440 266  L 440 266  L 425 257  L 410 248  L 395 239  L 381 230  L 366 221  L 350 212  L 335 204  L 319 196  L 319 196  L 304 190  L 287 186  L 270 182  L 254 179  L 237 175  L 220 172  L 204 167  L 188 161  L 188 161  L 178 156  L 169 150  L 158 144  L 148 137  L 139 130  L 129 123  L 120 115  L 111 109  L 111 109  L 97 94  L 85 76  L 72 55  L 61 35  L 48 18  L 36 5  L 22 0  L 6 3  L 6 3  L 1 9  L 0 16  L 1 25  L 4 34  L 9 44  L 14 54  L 20 64  L 25 72  L 25 72  L 31 85  L 40 97  L 49 109  L 60 120  L 70 130  L 80 140  L 91 150  L 102 161  L 102 161  L 113 171  L 124 180  L 137 189  L 148 198  L 161 206  L 173 214  L 186 222  L 198 230  L 198 230  L 211 238  L 223 246  L 236 253  L 249 259  L 262 266  L 275 272  L 289 279  L 302 284  L 302 284  L 313 289  L 324 293  L 334 297  L 346 301  L 357 306  L 367 309  L 378 314  L 389 318  L 389 318  L 398 323  L 408 327  L 417 332  L 427 335  L 436 340  L 446 344  L 456 349  L 466 353  L 466 353  L 471 356  L 477 358  L 482 360  L 487 362  L 493 365  L 498 367  L 503 368  L 509 370  N"/>
          </draw:custom-shape>
          <draw:custom-shape draw:style-name="gr9" draw:text-style-name="P2" draw:layer="layout" svg:width="0.004cm" svg:height="0.075cm" draw:transform="rotate (-2.35619449019309) translate (23.155cm 12.647cm)">
            <text:p/>
            <draw:enhanced-geometry svg:viewBox="0 0 0 140" draw:type="non-primitive" draw:enhanced-path="M 0 140  L 0 140  L 0 123  L 0 105  L 0 88  L 0 70  L 0 53  L 0 36  L 0 17  L 0 0  N"/>
          </draw:custom-shape>
          <draw:custom-shape draw:style-name="gr9" draw:text-style-name="P2" draw:layer="layout" svg:width="0.004cm" svg:height="0.075cm" draw:transform="rotate (-2.35619449019309) translate (23.102cm 12.674cm)">
            <text:p/>
            <draw:enhanced-geometry svg:viewBox="0 0 0 141" draw:type="non-primitive" draw:enhanced-path="M 0 141  L 0 141  L 0 123  L 0 106  L 0 88  L 0 71  L 0 54  L 0 36  L 0 19  L 0 0  N"/>
          </draw:custom-shape>
          <draw:custom-shape draw:style-name="gr9" draw:text-style-name="P2" draw:layer="layout" svg:width="0.004cm" svg:height="0.057cm" draw:transform="rotate (-2.35619449019309) translate (23.192cm 12.605cm)">
            <text:p/>
            <draw:enhanced-geometry svg:viewBox="0 0 9 105" draw:type="non-primitive" draw:enhanced-path="M 9 105  L 9 105  L 7 91  L 6 79  L 5 65  L 4 52  L 3 40  L 2 26  L 1 14  L 0 0  N"/>
          </draw:custom-shape>
          <draw:custom-shape draw:style-name="gr9" draw:text-style-name="P2" draw:layer="layout" svg:width="0.048cm" svg:height="0.004cm" draw:transform="rotate (-2.35619449019309) translate (23.18cm 12.501cm)">
            <text:p/>
            <draw:enhanced-geometry svg:viewBox="0 0 97 0" draw:type="non-primitive" draw:enhanced-path="M 97 0  L 97 0  L 84 0  L 72 0  L 59 0  L 48 0  L 35 0  L 24 0  L 12 0  L 0 0  N"/>
          </draw:custom-shape>
          <draw:custom-shape draw:style-name="gr9" draw:text-style-name="P2" draw:layer="layout" svg:width="0.08cm" svg:height="0.018cm" draw:transform="rotate (-2.35619449019309) translate (23.12cm 12.493cm)">
            <text:p/>
            <draw:enhanced-geometry svg:viewBox="0 0 149 35" draw:type="non-primitive" draw:enhanced-path="M 149 0  L 149 0  L 131 5  L 112 9  L 93 14  L 74 17  L 56 22  L 37 26  L 19 31  L 0 35  N"/>
          </draw:custom-shape>
          <draw:custom-shape draw:style-name="gr9" draw:text-style-name="P2" draw:layer="layout" svg:width="0.074cm" svg:height="0.031cm" draw:transform="rotate (-2.35619449019309) translate (23.08cm 12.514cm)">
            <text:p/>
            <draw:enhanced-geometry svg:viewBox="0 0 148 55" draw:type="non-primitive" draw:enhanced-path="M 148 0  L 148 0  L 129 7  L 111 14  L 92 21  L 74 27  L 54 34  L 36 41  L 18 48  L 0 55  N"/>
          </draw:custom-shape>
          <draw:custom-shape draw:style-name="gr9" draw:text-style-name="P2" draw:layer="layout" svg:width="0.005cm" svg:height="0.066cm" draw:transform="rotate (-2.35619449019309) translate (23.028cm 12.689cm)">
            <text:p/>
            <draw:enhanced-geometry svg:viewBox="0 0 0 121" draw:type="non-primitive" draw:enhanced-path="M 0 121  L 0 121  L 0 106  L 0 92  L 0 77  L 0 61  L 0 46  L 0 31  L 0 16  L 0 0  N"/>
          </draw:custom-shape>
          <draw:custom-shape draw:style-name="gr9" draw:text-style-name="P2" draw:layer="layout" svg:width="0.058cm" svg:height="0.022cm" draw:transform="rotate (-2.35619449019309) translate (23.027cm 12.548cm)">
            <text:p/>
            <draw:enhanced-geometry svg:viewBox="0 0 107 37" draw:type="non-primitive" draw:enhanced-path="M 107 0  L 107 0  L 93 5  L 80 9  L 66 14  L 54 18  L 40 23  L 26 26  L 14 32  L 0 37  N"/>
          </draw:custom-shape>
          <draw:custom-shape draw:style-name="gr9" draw:text-style-name="P2" draw:layer="layout" svg:width="0.009cm" svg:height="0.045cm" draw:transform="rotate (-2.35619449019309) translate (22.961cm 12.664cm)">
            <text:p/>
            <draw:enhanced-geometry svg:viewBox="0 0 17 87" draw:type="non-primitive" draw:enhanced-path="M 0 87  L 0 87  L 2 77  L 4 66  L 6 56  L 8 44  L 10 34  L 13 23  L 15 11  L 17 0  N"/>
          </draw:custom-shape>
          <draw:custom-shape draw:style-name="gr9" draw:text-style-name="P2" draw:layer="layout" svg:width="0.031cm" svg:height="0.008cm" draw:transform="rotate (-2.35619449019309) translate (22.967cm 12.542cm)">
            <text:p/>
            <draw:enhanced-geometry svg:viewBox="0 0 61 17" draw:type="non-primitive" draw:enhanced-path="M 61 0  L 61 0  L 53 2  L 46 4  L 38 6  L 30 8  L 22 10  L 16 12  L 8 14  L 0 17  N"/>
          </draw:custom-shape>
          <draw:custom-shape draw:style-name="gr9" draw:text-style-name="P2" draw:layer="layout" svg:width="0.008cm" svg:height="0.08cm" draw:transform="rotate (-2.35619449019309) translate (22.159cm 13.488cm)">
            <text:p/>
            <draw:enhanced-geometry svg:viewBox="0 0 18 141" draw:type="non-primitive" draw:enhanced-path="M 18 141  L 18 141  L 16 122  L 13 105  L 11 87  L 9 70  L 7 53  L 4 35  L 2 18  L 0 0  N"/>
          </draw:custom-shape>
          <draw:custom-shape draw:style-name="gr9" draw:text-style-name="P2" draw:layer="layout" svg:width="0.009cm" svg:height="0.075cm" draw:transform="rotate (-2.35619449019309) translate (22.152cm 13.523cm)">
            <text:p/>
            <draw:enhanced-geometry svg:viewBox="0 0 17 140" draw:type="non-primitive" draw:enhanced-path="M 0 140  L 0 140  L 2 123  L 4 105  L 7 88  L 9 70  L 11 52  L 12 35  L 15 17  L 17 0  N"/>
          </draw:custom-shape>
          <draw:custom-shape draw:style-name="gr9" draw:text-style-name="P2" draw:layer="layout" svg:width="0.066cm" svg:height="0.008cm" draw:transform="rotate (-2.35619449019309) translate (22.068cm 13.433cm)">
            <text:p/>
            <draw:enhanced-geometry svg:viewBox="0 0 131 17" draw:type="non-primitive" draw:enhanced-path="M 0 0  L 0 0  L 17 2  L 33 4  L 49 6  L 66 9  L 82 11  L 98 12  L 114 14  L 131 17  N"/>
          </draw:custom-shape>
          <draw:custom-shape draw:style-name="gr9" draw:text-style-name="P2" draw:layer="layout" svg:width="0.057cm" svg:height="0.018cm" draw:transform="rotate (-2.35619449019309) translate (22.072cm 13.397cm)">
            <text:p/>
            <draw:enhanced-geometry svg:viewBox="0 0 114 34" draw:type="non-primitive" draw:enhanced-path="M 0 0  L 0 0  L 14 4  L 27 9  L 42 13  L 57 18  L 70 21  L 85 26  L 100 30  L 114 34  N"/>
          </draw:custom-shape>
          <draw:custom-shape draw:style-name="gr9" draw:text-style-name="P2" draw:layer="layout" svg:width="0.009cm" svg:height="0.04cm" draw:transform="rotate (-2.35619449019309) translate (22.14cm 13.582cm)">
            <text:p/>
            <draw:enhanced-geometry svg:viewBox="0 0 17 71" draw:type="non-primitive" draw:enhanced-path="M 0 71  L 0 71  L 1 62  L 3 53  L 4 44  L 6 35  L 9 27  L 11 18  L 13 9  L 17 0  N"/>
          </draw:custom-shape>
          <draw:custom-shape draw:style-name="gr9" draw:text-style-name="P2" draw:layer="layout" svg:width="0.004cm" svg:height="0.066cm" draw:transform="rotate (-2.35619449019309) translate (22.133cm 13.655cm)">
            <text:p/>
            <draw:enhanced-geometry svg:viewBox="0 0 0 124" draw:type="non-primitive" draw:enhanced-path="M 0 124  L 0 124  L 0 108  L 0 93  L 0 78  L 0 62  L 0 47  L 0 31  L 0 16  L 0 0  N"/>
          </draw:custom-shape>
          <draw:custom-shape draw:style-name="gr9" draw:text-style-name="P2" draw:layer="layout" svg:width="0.004cm" svg:height="0.048cm" draw:transform="rotate (-2.35619449019309) translate (22.104cm 13.684cm)">
            <text:p/>
            <draw:enhanced-geometry svg:viewBox="0 0 12 87" draw:type="non-primitive" draw:enhanced-path="M 4 87  L 4 87  L 4 75  L 3 64  L 1 51  L 0 40  L 0 29  L 2 19  L 6 8  L 12 0  N"/>
          </draw:custom-shape>
          <draw:custom-shape draw:style-name="gr9" draw:text-style-name="P2" draw:layer="layout" svg:width="0.009cm" svg:height="0.057cm" draw:transform="rotate (-2.35619449019309) translate (22.084cm 13.724cm)">
            <text:p/>
            <draw:enhanced-geometry svg:viewBox="0 0 18 105" draw:type="non-primitive" draw:enhanced-path="M 9 105  L 9 105  L 9 90  L 11 74  L 14 56  L 17 39  L 18 24  L 15 12  L 10 3  L 0 0  N"/>
          </draw:custom-shape>
          <draw:custom-shape draw:style-name="gr9" draw:text-style-name="P2" draw:layer="layout" svg:width="0.045cm" svg:height="0.031cm" draw:transform="rotate (-2.35619449019309) translate (22.03cm 13.667cm)">
            <text:p/>
            <draw:enhanced-geometry svg:viewBox="0 0 88 52" draw:type="non-primitive" draw:enhanced-path="M 0 0  L 0 0  L 11 7  L 21 12  L 33 19  L 44 26  L 54 33  L 65 40  L 77 45  L 88 52  N"/>
          </draw:custom-shape>
          <draw:custom-shape draw:style-name="gr9" draw:text-style-name="P2" draw:layer="layout" svg:width="0.039cm" svg:height="0.017cm" draw:transform="rotate (-2.35619449019309) translate (22.043cm 13.591cm)">
            <text:p/>
            <draw:enhanced-geometry svg:viewBox="0 0 72 35" draw:type="non-primitive" draw:enhanced-path="M 0 0  L 0 0  L 9 5  L 18 9  L 27 14  L 36 17  L 44 22  L 53 26  L 63 31  L 72 35  N"/>
          </draw:custom-shape>
          <draw:custom-shape draw:style-name="gr9" draw:text-style-name="P2" draw:layer="layout" svg:width="0.049cm" svg:height="0.027cm" draw:transform="rotate (-2.35619449019309) translate (22.072cm 13.538cm)">
            <text:p/>
            <draw:enhanced-geometry svg:viewBox="0 0 96 52" draw:type="non-primitive" draw:enhanced-path="M 0 0  L 0 0  L 12 7  L 24 13  L 36 19  L 49 26  L 60 32  L 72 39  L 84 46  L 96 52  N"/>
          </draw:custom-shape>
          <draw:custom-shape draw:style-name="gr9" draw:text-style-name="P2" draw:layer="layout" svg:width="0.044cm" svg:height="0.031cm" draw:transform="rotate (-2.35619449019309) translate (22.097cm 13.521cm)">
            <text:p/>
            <draw:enhanced-geometry svg:viewBox="0 0 89 53" draw:type="non-primitive" draw:enhanced-path="M 0 0  L 0 0  L 11 7  L 22 13  L 33 19  L 45 26  L 55 33  L 66 40  L 77 47  L 89 53  N"/>
          </draw:custom-shape>
          <draw:custom-shape draw:style-name="gr9" draw:text-style-name="P2" draw:layer="layout" svg:width="0.03cm" svg:height="0.009cm" draw:transform="rotate (-2.35619449019309) translate (21.689cm 12.974cm)">
            <text:p/>
            <draw:enhanced-geometry svg:viewBox="0 0 62 20" draw:type="non-primitive" draw:enhanced-path="M 0 0  L 0 0  L 8 3  L 16 7  L 25 11  L 33 15  L 41 18  L 47 20  L 55 20  L 62 17  N"/>
          </draw:custom-shape>
          <draw:custom-shape draw:style-name="gr9" draw:text-style-name="P2" draw:layer="layout" svg:width="0.009cm" svg:height="0.009cm" draw:transform="rotate (-2.35619449019309) translate (21.657cm 13.039cm)">
            <text:p/>
            <draw:enhanced-geometry svg:viewBox="0 0 17 18" draw:type="non-primitive" draw:enhanced-path="M 0 18  L 0 18  L 5 13  L 8 9  L 13 4  L 17 0  N"/>
          </draw:custom-shape>
          <draw:custom-shape draw:style-name="gr9" draw:text-style-name="P2" draw:layer="layout" svg:width="0.039cm" svg:height="0.018cm" draw:transform="rotate (-2.35619449019309) translate (21.7cm 13.006cm)">
            <text:p/>
            <draw:enhanced-geometry svg:viewBox="0 0 79 35" draw:type="non-primitive" draw:enhanced-path="M 0 0  L 0 0  L 10 4  L 20 9  L 30 13  L 41 17  L 51 21  L 60 26  L 70 30  L 79 35  N"/>
          </draw:custom-shape>
          <draw:custom-shape draw:style-name="gr9" draw:text-style-name="P2" draw:layer="layout" svg:width="0.035cm" svg:height="0.009cm" draw:transform="rotate (-2.35619449019309) translate (21.569cm 12.968cm)">
            <text:p/>
            <draw:enhanced-geometry svg:viewBox="0 0 70 17" draw:type="non-primitive" draw:enhanced-path="M 0 17  L 0 17  L 9 15  L 17 13  L 26 11  L 35 8  L 43 6  L 52 5  L 60 3  L 70 0  N"/>
          </draw:custom-shape>
          <draw:custom-shape draw:style-name="gr9" draw:text-style-name="P2" draw:layer="layout" svg:width="0.044cm" svg:height="0.008cm" draw:transform="rotate (-2.35619449019309) translate (21.533cm 12.934cm)">
            <text:p/>
            <draw:enhanced-geometry svg:viewBox="0 0 88 17" draw:type="non-primitive" draw:enhanced-path="M 0 17  L 0 17  L 11 14  L 22 12  L 32 10  L 44 8  L 54 5  L 65 3  L 76 1  L 88 0  N"/>
          </draw:custom-shape>
          <draw:custom-shape draw:style-name="gr9" draw:text-style-name="P2" draw:layer="layout" svg:width="0.035cm" svg:height="0.018cm" draw:transform="rotate (-2.35619449019309) translate (21.594cm 12.932cm)">
            <text:p/>
            <draw:enhanced-geometry svg:viewBox="0 0 71 36" draw:type="non-primitive" draw:enhanced-path="M 71 0  L 71 0  L 62 5  L 53 10  L 44 14  L 36 19  L 27 23  L 18 27  L 9 31  L 0 36  N"/>
          </draw:custom-shape>
          <draw:custom-shape draw:style-name="gr9" draw:text-style-name="P2" draw:layer="layout" svg:width="0.035cm" svg:height="0.009cm" draw:transform="rotate (-2.35619449019309) translate (21.653cm 12.942cm)">
            <text:p/>
            <draw:enhanced-geometry svg:viewBox="0 0 72 19" draw:type="non-primitive" draw:enhanced-path="M 72 0  L 72 0  L 63 2  L 54 5  L 45 7  L 37 9  L 28 13  L 19 15  L 10 17  L 0 19  N"/>
          </draw:custom-shape>
          <draw:custom-shape draw:style-name="gr9" draw:text-style-name="P2" draw:layer="layout" svg:width="0.035cm" svg:height="0.009cm" draw:transform="rotate (-2.35619449019309) translate (21.693cm 12.968cm)">
            <text:p/>
            <draw:enhanced-geometry svg:viewBox="0 0 62 17" draw:type="non-primitive" draw:enhanced-path="M 62 17  L 62 17  L 54 15  L 47 12  L 39 10  L 31 8  L 23 6  L 16 4  L 8 2  L 0 0  N"/>
          </draw:custom-shape>
          <draw:custom-shape draw:style-name="gr9" draw:text-style-name="P2" draw:layer="layout" svg:width="0.035cm" svg:height="0.008cm" draw:transform="rotate (-2.35619449019309) translate (21.75cm 12.982cm)">
            <text:p/>
            <draw:enhanced-geometry svg:viewBox="0 0 69 17" draw:type="non-primitive" draw:enhanced-path="M 0 17  L 0 17  L 9 15  L 18 13  L 26 11  L 35 8  L 43 6  L 52 4  L 60 2  L 69 0  N"/>
          </draw:custom-shape>
          <draw:custom-shape draw:style-name="gr9" draw:text-style-name="P2" draw:layer="layout" svg:width="0.039cm" svg:height="0.039cm" draw:transform="rotate (-2.35619449019309) translate (21.182cm 12.618cm)">
            <text:p/>
            <draw:enhanced-geometry svg:viewBox="0 0 78 71" draw:type="non-primitive" draw:enhanced-path="M 78 0  L 78 0  L 68 9  L 59 18  L 48 28  L 38 35  L 28 45  L 19 54  L 9 62  L 0 71  N"/>
          </draw:custom-shape>
          <draw:custom-shape draw:style-name="gr9" draw:text-style-name="P2" draw:layer="layout" svg:width="0.044cm" svg:height="0.017cm" draw:transform="rotate (-2.35619449019309) translate (21.126cm 12.632cm)">
            <text:p/>
            <draw:enhanced-geometry svg:viewBox="0 0 88 37" draw:type="non-primitive" draw:enhanced-path="M 0 0  L 0 0  L 11 5  L 21 9  L 33 14  L 44 18  L 54 23  L 66 28  L 77 32  L 88 37  N"/>
          </draw:custom-shape>
          <draw:custom-shape draw:style-name="gr9" draw:text-style-name="P2" draw:layer="layout" svg:width="0.035cm" svg:height="0.03cm" draw:transform="rotate (-2.35619449019309) translate (21.101cm 12.591cm)">
            <text:p/>
            <draw:enhanced-geometry svg:viewBox="0 0 70 52" draw:type="non-primitive" draw:enhanced-path="M 70 0  L 70 0  L 60 7  L 47 12  L 35 18  L 24 22  L 12 29  L 4 35  L 0 43  L 1 52  N"/>
          </draw:custom-shape>
          <draw:custom-shape draw:style-name="gr9" draw:text-style-name="P2" draw:layer="layout" svg:width="0.053cm" svg:height="0.005cm" draw:transform="rotate (-2.35619449019309) translate (21.027cm 12.614cm)">
            <text:p/>
            <draw:enhanced-geometry svg:viewBox="0 0 97 0" draw:type="non-primitive" draw:enhanced-path="M 0 0  L 0 0  L 13 0  L 24 0  L 37 0  L 48 0  L 60 0  L 72 0  L 84 0  L 97 0  N"/>
          </draw:custom-shape>
          <draw:custom-shape draw:style-name="gr9" draw:text-style-name="P2" draw:layer="layout" svg:width="0.035cm" svg:height="0.031cm" draw:transform="rotate (-2.35619449019309) translate (21.026cm 12.551cm)">
            <text:p/>
            <draw:enhanced-geometry svg:viewBox="0 0 70 52" draw:type="non-primitive" draw:enhanced-path="M 70 0  L 70 0  L 61 7  L 52 13  L 44 20  L 35 26  L 26 33  L 18 40  L 9 46  L 0 52  N"/>
          </draw:custom-shape>
          <draw:custom-shape draw:style-name="gr9" draw:text-style-name="P2" draw:layer="layout" svg:width="0.048cm" svg:height="0.004cm" draw:transform="rotate (-2.35619449019309) translate (20.984cm 12.567cm)">
            <text:p/>
            <draw:enhanced-geometry svg:viewBox="0 0 97 0" draw:type="non-primitive" draw:enhanced-path="M 0 0  L 0 0  L 13 0  L 24 0  L 37 0  L 48 0  L 61 0  L 72 0  L 84 0  L 97 0  N"/>
          </draw:custom-shape>
          <draw:custom-shape draw:style-name="gr9" draw:text-style-name="P2" draw:layer="layout" svg:width="0.036cm" svg:height="0.017cm" draw:transform="rotate (-2.35619449019309) translate (20.92cm 12.503cm)">
            <text:p/>
            <draw:enhanced-geometry svg:viewBox="0 0 72 35" draw:type="non-primitive" draw:enhanced-path="M 72 0  L 72 0  L 61 4  L 50 7  L 38 10  L 25 12  L 15 16  L 6 20  L 1 27  L 0 35  N"/>
          </draw:custom-shape>
          <draw:custom-shape draw:style-name="gr9" draw:text-style-name="P2" draw:layer="layout" svg:width="0.062cm" svg:height="0.005cm" draw:transform="rotate (-2.35619449019309) translate (20.916cm 12.522cm)">
            <text:p/>
            <draw:enhanced-geometry svg:viewBox="0 0 122 0" draw:type="non-primitive" draw:enhanced-path="M 122 0  L 122 0  L 106 0  L 90 0  L 76 0  L 60 0  L 45 0  L 30 0  L 14 0  L 0 0  N"/>
          </draw:custom-shape>
          <draw:custom-shape draw:style-name="gr9" draw:text-style-name="P2" draw:layer="layout" svg:width="0.027cm" svg:height="0.008cm" draw:transform="rotate (-2.35619449019309) translate (20.931cm 12.478cm)">
            <text:p/>
            <draw:enhanced-geometry svg:viewBox="0 0 52 17" draw:type="non-primitive" draw:enhanced-path="M 52 0  L 52 0  L 46 2  L 40 5  L 33 7  L 26 9  L 20 11  L 13 14  L 7 15  L 0 17  N"/>
          </draw:custom-shape>
          <draw:custom-shape draw:style-name="gr9" draw:text-style-name="P2" draw:layer="layout" svg:width="0.031cm" svg:height="0.04cm" draw:transform="rotate (-2.35619449019309) translate (20.889cm 12.508cm)">
            <text:p/>
            <draw:enhanced-geometry svg:viewBox="0 0 61 71" draw:type="non-primitive" draw:enhanced-path="M 61 0  L 61 0  L 53 9  L 46 18  L 38 26  L 30 35  L 22 45  L 16 52  L 8 62  L 0 71  N"/>
          </draw:custom-shape>
          <draw:custom-shape draw:style-name="gr9" draw:text-style-name="P2" draw:layer="layout" svg:width="0.035cm" svg:height="0.009cm" draw:transform="rotate (-2.35619449019309) translate (20.833cm 12.523cm)">
            <text:p/>
            <draw:enhanced-geometry svg:viewBox="0 0 70 17" draw:type="non-primitive" draw:enhanced-path="M 0 17  L 0 17  L 9 15  L 18 13  L 26 12  L 35 9  L 44 7  L 52 5  L 61 3  L 70 0  N"/>
          </draw:custom-shape>
          <draw:custom-shape draw:style-name="gr9" draw:text-style-name="P2" draw:layer="layout" svg:width="0.058cm" svg:height="0.005cm" draw:transform="rotate (-2.35619449019309) translate (22.483cm 12.03cm)">
            <text:p/>
            <draw:enhanced-geometry svg:viewBox="0 0 107 0" draw:type="non-primitive" draw:enhanced-path="M 107 0  L 107 0  L 93 0  L 80 0  L 66 0  L 54 0  L 40 0  L 26 0  L 14 0  L 0 0  N"/>
          </draw:custom-shape>
          <draw:custom-shape draw:style-name="gr9" draw:text-style-name="P2" draw:layer="layout" svg:width="0.07cm" svg:height="0.009cm" draw:transform="rotate (-2.35619449019309) translate (22.5cm 12.073cm)">
            <text:p/>
            <draw:enhanced-geometry svg:viewBox="0 0 131 19" draw:type="non-primitive" draw:enhanced-path="M 131 0  L 131 0  L 114 2  L 98 5  L 81 7  L 65 9  L 49 13  L 32 15  L 17 17  L 0 19  N"/>
          </draw:custom-shape>
          <draw:custom-shape draw:style-name="gr9" draw:text-style-name="P2" draw:layer="layout" svg:width="0.04cm" svg:height="0.004cm" draw:transform="rotate (-2.35619449019309) translate (22.53cm 12.147cm)">
            <text:p/>
            <draw:enhanced-geometry svg:viewBox="0 0 78 0" draw:type="non-primitive" draw:enhanced-path="M 78 0  L 78 0  L 68 0  L 59 0  L 49 0  L 39 0  L 28 0  L 19 0  L 9 0  L 0 0  N"/>
          </draw:custom-shape>
          <draw:custom-shape draw:style-name="gr9" draw:text-style-name="P2" draw:layer="layout" svg:width="0.053cm" svg:height="0.005cm" draw:transform="rotate (-2.35619449019309) translate (22.527cm 12.235cm)">
            <text:p/>
            <draw:enhanced-geometry svg:viewBox="0 0 106 0" draw:type="non-primitive" draw:enhanced-path="M 106 0  L 106 0  L 97 0  L 87 0  L 78 0  L 70 0  L 61 0  L 52 0  L 43 0  L 34 0  L 34 0  L 30 0  L 26 0  L 22 0  L 17 0  L 13 0  L 8 0  L 5 0  L 0 0  N"/>
          </draw:custom-shape>
          <draw:custom-shape draw:style-name="gr9" draw:text-style-name="P2" draw:layer="layout" svg:width="0.026cm" svg:height="0.008cm" draw:transform="rotate (-2.35619449019309) translate (22.462cm 12.209cm)">
            <text:p/>
            <draw:enhanced-geometry svg:viewBox="0 0 53 17" draw:type="non-primitive" draw:enhanced-path="M 0 17  L 0 17  L 6 15  L 12 12  L 19 10  L 26 8  L 32 6  L 39 4  L 46 2  L 53 0  N"/>
          </draw:custom-shape>
          <draw:custom-shape draw:style-name="gr9" draw:text-style-name="P2" draw:layer="layout" svg:width="0.031cm" svg:height="0.009cm" draw:transform="rotate (-2.35619449019309) translate (22.451cm 12.114cm)">
            <text:p/>
            <draw:enhanced-geometry svg:viewBox="0 0 61 17" draw:type="non-primitive" draw:enhanced-path="M 0 0  L 0 0  L 7 3  L 15 5  L 23 7  L 31 9  L 38 12  L 46 13  L 54 15  L 61 17  N"/>
          </draw:custom-shape>
          <draw:custom-shape draw:style-name="gr9" draw:text-style-name="P2" draw:layer="layout" svg:width="0.053cm" svg:height="0.022cm" draw:transform="rotate (-2.35619449019309) translate (22.436cm 12.065cm)">
            <text:p/>
            <draw:enhanced-geometry svg:viewBox="0 0 105 39" draw:type="non-primitive" draw:enhanced-path="M 0 0  L 0 0  L 13 5  L 26 13  L 40 22  L 54 30  L 68 36  L 80 39  L 93 39  L 105 34  N"/>
          </draw:custom-shape>
          <draw:custom-shape draw:style-name="gr9" draw:text-style-name="P2" draw:layer="layout" svg:width="0.022cm" svg:height="0.004cm" draw:transform="rotate (-2.35619449019309) translate (21.747cm 13.027cm)">
            <text:p/>
            <draw:enhanced-geometry svg:viewBox="0 0 44 0" draw:type="non-primitive" draw:enhanced-path="M 0 0  L 0 0  L 5 0  L 11 0  L 16 0  L 21 0  L 27 0  L 33 0  L 38 0  L 44 0  N"/>
          </draw:custom-shape>
          <draw:custom-shape draw:style-name="gr9" draw:text-style-name="P2" draw:layer="layout" svg:width="0.044cm" svg:height="0.022cm" draw:transform="rotate (-2.35619449019309) translate (22.164cm 11.596cm)">
            <text:p/>
            <draw:enhanced-geometry svg:viewBox="0 0 88 36" draw:type="non-primitive" draw:enhanced-path="M 88 0  L 88 0  L 77 5  L 65 10  L 54 14  L 44 17  L 32 22  L 21 27  L 11 31  L 0 36  N"/>
          </draw:custom-shape>
          <draw:custom-shape draw:style-name="gr9" draw:text-style-name="P2" draw:layer="layout" svg:width="0.018cm" svg:height="0.044cm" draw:transform="rotate (-2.35619449019309) translate (22.115cm 11.615cm)">
            <text:p/>
            <draw:enhanced-geometry svg:viewBox="0 0 35 86" draw:type="non-primitive" draw:enhanced-path="M 0 0  L 0 0  L 4 11  L 7 22  L 9 35  L 11 47  L 15 59  L 19 69  L 26 78  L 35 86  N"/>
          </draw:custom-shape>
          <draw:custom-shape draw:style-name="gr9" draw:text-style-name="P2" draw:layer="layout" svg:width="0.071cm" svg:height="0.053cm" draw:transform="rotate (-2.35619449019309) translate (22.153cm 11.56cm)">
            <text:p/>
            <draw:enhanced-geometry svg:viewBox="0 0 133 104" draw:type="non-primitive" draw:enhanced-path="M 133 0  L 133 0  L 127 11  L 123 22  L 118 35  L 115 46  L 109 59  L 104 69  L 97 79  L 89 87  L 89 87  L 80 93  L 70 97  L 58 99  L 47 100  L 36 102  L 24 102  L 12 103  L 0 104  N"/>
          </draw:custom-shape>
          <draw:custom-shape draw:style-name="gr9" draw:text-style-name="P2" draw:layer="layout" svg:width="0.013cm" svg:height="0.044cm" draw:transform="rotate (-2.35619449019309) translate (22.066cm 11.529cm)">
            <text:p/>
            <draw:enhanced-geometry svg:viewBox="0 0 27 87" draw:type="non-primitive" draw:enhanced-path="M 0 0  L 0 0  L 3 10  L 7 22  L 10 33  L 13 43  L 17 55  L 20 66  L 24 77  L 27 87  N"/>
          </draw:custom-shape>
          <draw:custom-shape draw:style-name="gr9" draw:text-style-name="P2" draw:layer="layout" svg:width="0.053cm" svg:height="0.018cm" draw:transform="rotate (-2.35619449019309) translate (22.082cm 11.431cm)">
            <text:p/>
            <draw:enhanced-geometry svg:viewBox="0 0 97 35" draw:type="non-primitive" draw:enhanced-path="M 97 0  L 97 0  L 84 5  L 72 9  L 60 14  L 48 18  L 36 23  L 24 26  L 13 31  L 0 35  N"/>
          </draw:custom-shape>
          <draw:custom-shape draw:style-name="gr9" draw:text-style-name="P2" draw:layer="layout" svg:width="0.031cm" svg:height="0.053cm" draw:transform="rotate (-2.35619449019309) translate (22.035cm 11.46cm)">
            <text:p/>
            <draw:enhanced-geometry svg:viewBox="0 0 69 103" draw:type="non-primitive" draw:enhanced-path="M 0 0  L 0 0  L 9 12  L 17 26  L 26 38  L 35 51  L 43 64  L 52 77  L 60 90  L 69 103  N"/>
          </draw:custom-shape>
          <draw:custom-shape draw:style-name="gr9" draw:text-style-name="P2" draw:layer="layout" svg:width="0.07cm" svg:height="0.004cm" draw:transform="rotate (-2.35619449019309) translate (22.079cm 11.352cm)">
            <text:p/>
            <draw:enhanced-geometry svg:viewBox="0 0 138 0" draw:type="non-primitive" draw:enhanced-path="M 138 0  L 138 0  L 119 0  L 97 0  L 75 0  L 52 0  L 32 0  L 14 0  L 4 0  L 0 0  N"/>
          </draw:custom-shape>
          <draw:custom-shape draw:style-name="gr9" draw:text-style-name="P2" draw:layer="layout" svg:width="0.027cm" svg:height="0.058cm" draw:transform="rotate (-2.35619449019309) translate (22.012cm 11.43cm)">
            <text:p/>
            <draw:enhanced-geometry svg:viewBox="0 0 53 105" draw:type="non-primitive" draw:enhanced-path="M 0 0  L 0 0  L 7 14  L 14 26  L 21 40  L 27 53  L 33 67  L 40 79  L 46 93  L 53 105  N"/>
          </draw:custom-shape>
          <draw:custom-shape draw:style-name="gr12" draw:text-style-name="P2" draw:layer="layout" svg:width="0.07cm" svg:height="0.089cm" draw:transform="rotate (-2.35619449019309) translate (22.753cm 13.001cm)">
            <text:p/>
            <draw:enhanced-geometry svg:viewBox="0 0 138 160" draw:type="non-primitive" draw:enhanced-path="M 130 38  L 123 33  L 118 27  L 111 23  L 105 17  L 98 12  L 93 8  L 85 5  L 78 2  L 69 1  L 59 0  L 48 1  L 38 2  L 29 5  L 20 8  L 13 14  L 6 19  L 2 27  L 0 35  L 0 44  L 0 53  L 1 63  L 3 72  L 4 81  L 6 89  L 9 99  L 11 111  L 14 123  L 18 133  L 21 143  L 27 151  L 34 157  L 42 160  L 59 159  L 72 151  L 85 139  L 96 123  L 106 104  L 117 86  L 127 69  L 138 55  L 130 38  Z N"/>
          </draw:custom-shape>
          <draw:custom-shape draw:style-name="gr9" draw:text-style-name="P2" draw:layer="layout" svg:width="0.07cm" svg:height="0.089cm" draw:transform="rotate (-2.35619449019309) translate (22.753cm 13.001cm)">
            <text:p/>
            <draw:enhanced-geometry svg:viewBox="0 0 138 160" draw:type="non-primitive" draw:enhanced-path="M 130 38  L 130 38  L 123 33  L 118 27  L 111 23  L 105 17  L 98 12  L 93 8  L 85 5  L 78 2  L 78 2  L 69 1  L 59 0  L 48 1  L 38 2  L 29 5  L 20 8  L 13 14  L 6 19  L 6 19  L 2 27  L 0 35  L 0 44  L 0 53  L 1 63  L 3 72  L 4 81  L 6 89  L 6 89  L 9 99  L 11 111  L 14 123  L 18 133  L 21 143  L 27 151  L 34 157  L 42 160  L 42 160  L 59 159  L 72 151  L 85 139  L 96 123  L 106 104  L 117 86  L 127 69  L 138 55  N"/>
          </draw:custom-shape>
          <draw:custom-shape draw:style-name="gr13" draw:text-style-name="P2" draw:layer="layout" svg:width="0.083cm" svg:height="0.093cm" draw:transform="rotate (-2.35619449019309) translate (22.765cm 13.019cm)">
            <text:p/>
            <draw:enhanced-geometry svg:viewBox="0 0 156 175" draw:type="non-primitive" draw:enhanced-path="M 118 17  L 111 15  L 105 12  L 99 10  L 93 6  L 86 4  L 79 2  L 74 0  L 67 0  L 59 3  L 51 5  L 43 8  L 36 13  L 31 17  L 24 23  L 19 29  L 15 36  L 9 46  L 6 56  L 2 66  L 1 78  L 0 89  L 0 101  L 2 112  L 4 123  L 8 132  L 11 140  L 15 149  L 20 157  L 26 164  L 33 169  L 41 173  L 49 175  L 65 175  L 80 173  L 95 166  L 110 157  L 124 147  L 136 134  L 146 121  L 154 106  L 156 96  L 156 84  L 155 73  L 152 63  L 147 51  L 143 40  L 139 29  L 136 17  L 118 17  Z N"/>
          </draw:custom-shape>
          <draw:custom-shape draw:style-name="gr9" draw:text-style-name="P2" draw:layer="layout" svg:width="0.083cm" svg:height="0.093cm" draw:transform="rotate (-2.35619449019309) translate (22.765cm 13.019cm)">
            <text:p/>
            <draw:enhanced-geometry svg:viewBox="0 0 156 175" draw:type="non-primitive" draw:enhanced-path="M 118 17  L 118 17  L 111 15  L 105 12  L 99 10  L 93 6  L 86 4  L 79 2  L 74 0  L 67 0  L 67 0  L 59 3  L 51 5  L 43 8  L 36 13  L 31 17  L 24 23  L 19 29  L 15 36  L 15 36  L 9 46  L 6 56  L 2 66  L 1 78  L 0 89  L 0 101  L 2 112  L 4 123  L 4 123  L 8 132  L 11 140  L 15 149  L 20 157  L 26 164  L 33 169  L 41 173  L 49 175  L 49 175  L 65 175  L 80 173  L 95 166  L 110 157  L 124 147  L 136 134  L 146 121  L 154 106  L 154 106  L 156 96  L 156 84  L 155 73  L 152 63  L 147 51  L 143 40  L 139 29  L 136 17  N"/>
          </draw:custom-shape>
          <draw:custom-shape draw:style-name="gr13" draw:text-style-name="P2" draw:layer="layout" svg:width="0.049cm" svg:height="0.018cm" draw:transform="rotate (-2.35619449019309) translate (22.77cm 13.011cm)">
            <text:p/>
            <draw:enhanced-geometry svg:viewBox="0 0 95 35" draw:type="non-primitive" draw:enhanced-path="M 95 18  L 87 15  L 80 13  L 72 9  L 64 6  L 56 3  L 50 1  L 42 0  L 34 1  L 28 4  L 22 6  L 18 11  L 13 14  L 9 18  L 5 24  L 2 30  L 0 35  L 95 18  Z N"/>
          </draw:custom-shape>
          <draw:custom-shape draw:style-name="gr9" draw:text-style-name="P2" draw:layer="layout" svg:width="0.049cm" svg:height="0.018cm" draw:transform="rotate (-2.35619449019309) translate (22.77cm 13.011cm)">
            <text:p/>
            <draw:enhanced-geometry svg:viewBox="0 0 95 35" draw:type="non-primitive" draw:enhanced-path="M 95 18  L 95 18  L 87 15  L 80 13  L 72 9  L 64 6  L 56 3  L 50 1  L 42 0  L 34 1  L 34 1  L 28 4  L 22 6  L 18 11  L 13 14  L 9 18  L 5 24  L 2 30  L 0 35  N"/>
          </draw:custom-shape>
          <draw:custom-shape draw:style-name="gr13" draw:text-style-name="P2" draw:layer="layout" svg:width="0.027cm" svg:height="0.018cm" draw:transform="rotate (-2.35619449019309) translate (22.743cm 12.997cm)">
            <text:p/>
            <draw:enhanced-geometry svg:viewBox="0 0 53 36" draw:type="non-primitive" draw:enhanced-path="M 53 0  L 46 5  L 38 8  L 31 12  L 23 15  L 16 19  L 10 23  L 4 29  L 0 36  L 53 0  Z N"/>
          </draw:custom-shape>
          <draw:custom-shape draw:style-name="gr9" draw:text-style-name="P2" draw:layer="layout" svg:width="0.027cm" svg:height="0.018cm" draw:transform="rotate (-2.35619449019309) translate (22.743cm 12.997cm)">
            <text:p/>
            <draw:enhanced-geometry svg:viewBox="0 0 53 36" draw:type="non-primitive" draw:enhanced-path="M 53 0  L 53 0  L 46 5  L 38 8  L 31 12  L 23 15  L 16 19  L 10 23  L 4 29  L 0 36  N"/>
          </draw:custom-shape>
          <draw:custom-shape draw:style-name="gr13" draw:text-style-name="P2" draw:layer="layout" svg:width="0.071cm" svg:height="0.039cm" draw:transform="rotate (-2.35619449019309) translate (22.567cm 13.22cm)">
            <text:p/>
            <draw:enhanced-geometry svg:viewBox="0 0 132 70" draw:type="non-primitive" draw:enhanced-path="M 0 17  L 6 15  L 13 12  L 20 10  L 27 6  L 34 4  L 41 2  L 47 0  L 54 0  L 62 0  L 70 2  L 78 2  L 87 4  L 95 6  L 102 8  L 109 13  L 115 17  L 120 23  L 123 29  L 126 34  L 128 41  L 130 49  L 131 56  L 132 63  L 132 70  L 0 17  Z N"/>
          </draw:custom-shape>
          <draw:custom-shape draw:style-name="gr9" draw:text-style-name="P2" draw:layer="layout" svg:width="0.071cm" svg:height="0.039cm" draw:transform="rotate (-2.35619449019309) translate (22.567cm 13.22cm)">
            <text:p/>
            <draw:enhanced-geometry svg:viewBox="0 0 132 70" draw:type="non-primitive" draw:enhanced-path="M 0 17  L 0 17  L 6 15  L 13 12  L 20 10  L 27 6  L 34 4  L 41 2  L 47 0  L 54 0  L 54 0  L 62 0  L 70 2  L 78 2  L 87 4  L 95 6  L 102 8  L 109 13  L 115 17  L 115 17  L 120 23  L 123 29  L 126 34  L 128 41  L 130 49  L 131 56  L 132 63  L 132 70  N"/>
          </draw:custom-shape>
          <draw:custom-shape draw:style-name="gr13" draw:text-style-name="P2" draw:layer="layout" svg:width="0.071cm" svg:height="0.066cm" draw:transform="rotate (-2.35619449019309) translate (22.555cm 13.217cm)">
            <text:p/>
            <draw:enhanced-geometry svg:viewBox="0 0 139 120" draw:type="non-primitive" draw:enhanced-path="M 117 120  L 121 109  L 125 97  L 130 86  L 134 75  L 138 64  L 139 53  L 138 43  L 134 33  L 132 29  L 129 26  L 125 22  L 121 20  L 115 19  L 111 17  L 105 16  L 100 14  L 88 11  L 74 8  L 59 3  L 46 1  L 32 0  L 20 1  L 11 7  L 4 14  L 0 27  L 2 38  L 7 51  L 16 63  L 28 75  L 40 85  L 54 95  L 65 103  L 72 107  L 79 110  L 87 112  L 95 114  L 103 115  L 111 116  L 118 118  L 126 120  L 117 120  Z N"/>
          </draw:custom-shape>
          <draw:custom-shape draw:style-name="gr9" draw:text-style-name="P2" draw:layer="layout" svg:width="0.071cm" svg:height="0.066cm" draw:transform="rotate (-2.35619449019309) translate (22.555cm 13.217cm)">
            <text:p/>
            <draw:enhanced-geometry svg:viewBox="0 0 139 120" draw:type="non-primitive" draw:enhanced-path="M 117 120  L 117 120  L 121 109  L 125 97  L 130 86  L 134 75  L 138 64  L 139 53  L 138 43  L 134 33  L 134 33  L 132 29  L 129 26  L 125 22  L 121 20  L 115 19  L 111 17  L 105 16  L 100 14  L 100 14  L 88 11  L 74 8  L 59 3  L 46 1  L 32 0  L 20 1  L 11 7  L 4 14  L 4 14  L 0 27  L 2 38  L 7 51  L 16 63  L 28 75  L 40 85  L 54 95  L 65 103  L 65 103  L 72 107  L 79 110  L 87 112  L 95 114  L 103 115  L 111 116  L 118 118  L 126 120  N"/>
          </draw:custom-shape>
          <draw:custom-shape draw:style-name="gr13" draw:text-style-name="P2" draw:layer="layout" svg:width="0.04cm" svg:height="0.035cm" draw:transform="rotate (-2.35619449019309) translate (22.765cm 13.002cm)">
            <text:p/>
            <draw:enhanced-geometry svg:viewBox="0 0 80 70" draw:type="non-primitive" draw:enhanced-path="M 45 0  L 38 5  L 31 8  L 24 12  L 17 15  L 11 20  L 6 24  L 2 29  L 0 36  L 0 42  L 3 48  L 7 55  L 12 59  L 17 64  L 23 67  L 30 70  L 36 70  L 44 68  L 50 64  L 56 58  L 61 50  L 65 42  L 70 33  L 74 25  L 80 17  L 45 0  Z N"/>
          </draw:custom-shape>
          <draw:custom-shape draw:style-name="gr9" draw:text-style-name="P2" draw:layer="layout" svg:width="0.04cm" svg:height="0.035cm" draw:transform="rotate (-2.35619449019309) translate (22.765cm 13.002cm)">
            <text:p/>
            <draw:enhanced-geometry svg:viewBox="0 0 80 70" draw:type="non-primitive" draw:enhanced-path="M 45 0  L 45 0  L 38 5  L 31 8  L 24 12  L 17 15  L 11 20  L 6 24  L 2 29  L 0 36  L 0 36  L 0 42  L 3 48  L 7 55  L 12 59  L 17 64  L 23 67  L 30 70  L 36 70  L 36 70  L 44 68  L 50 64  L 56 58  L 61 50  L 65 42  L 70 33  L 74 25  L 80 17  N"/>
          </draw:custom-shape>
        </draw:g>
        <presentation:notes draw:style-name="dp2">
          <draw:custom-shape draw:style-name="gr3" draw:text-style-name="P2" draw:layer="layout" svg:width="13.472cm" svg:height="9.327cm" svg:x="3.126cm" svg:y="1.896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4.376cm" svg:height="11.481cm" svg:x="2.963cm" svg:y="11.86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 presentation:use-footer-name="ftr1">
        <draw:custom-shape draw:style-name="gr14" draw:text-style-name="P2" draw:layer="layout" svg:width="20.003cm" svg:height="8.797cm" svg:x="5.556cm" svg:y="8.727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4" draw:layer="layout" svg:width="2.501cm" svg:height="15.002cm" svg:x="1.198cm" svg:y="2.5cm" presentation:class="title" presentation:user-transformed="true">
          <draw:text-box>
            <text:p text:style-name="P5"><text:span text:style-name="T10">function macros</text:span></text:p>
          </draw:text-box>
        </draw:frame>
        <draw:frame presentation:style-name="pr3" draw:text-style-name="P2" draw:layer="layout" svg:width="22.649cm" svg:height="16.934cm" svg:x="3.597cm" svg:y="1.058cm" presentation:class="outline" presentation:user-transformed="true">
          <draw:text-box>
            <text:list text:style-name="L2">
              <text:list-item>
                <text:p text:style-name="P6"><text:span text:style-name="T3">a function-like macro accepts arguments</text:span></text:p>
              </text:list-item>
            </text:list>
          </draw:text-box>
        </draw:frame>
        <draw:custom-shape draw:style-name="gr15" draw:text-style-name="P2" draw:layer="layout" svg:width="19.601cm" svg:height="1.645cm" svg:x="5.759cm" svg:y="4.467cm">
          <text:p text:style-name="P9"><text:span text:style-name="T6"># define </text:span><text:span text:style-name="T11">identifier</text:span><text:span text:style-name="T6">(</text:span><text:span text:style-name="T11"> identifier-list</text:span><text:span text:style-name="T12">opt</text:span><text:span text:style-name="T11"> </text:span><text:span text:style-name="T6">)</text:span><text:span text:style-name="T11"> <text:s/></text:span></text:p>
          <text:p text:style-name="P9"><text:span text:style-name="T11"><text:s text:c="5"/></text:span><text:span text:style-name="T11">pp-tokens</text:span><text:span text:style-name="T12">opt</text:span><text:span text:style-name="T11"> <text:s/></text:span></text:p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17.599cm" svg:height="2.084cm" svg:x="6.557cm" svg:y="10.125cm">
          <text:p text:style-name="P9"><text:span text:style-name="T7">#define MAX(a,b) <text:s/>((a) &gt; (b) ? (a) : (b))</text:span></text:p>
          <text:p text:style-name="P9"><text:span text:style-name="T7"/></text:p>
          <text:p text:style-name="P9"><text:span text:style-name="T6">func(MAX(precision, delta + epsilon));</text:span></text:p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17.599cm" svg:height="2.084cm" svg:x="6.557cm" svg:y="13.842cm">
          <text:p text:style-name="P9"><text:span text:style-name="T7"/></text:p>
          <text:p text:style-name="P9"><text:span text:style-name="T6">func(((precision) &gt; (delta + epsilon) </text:span></text:p>
          <text:p text:style-name="P9"><text:span text:style-name="T6"><text:s text:c="4"/></text:span><text:span text:style-name="T6">? (precision) : (delta + epsilon)));</text:span></text:p>
          <draw:enhanced-geometry svg:viewBox="0 0 21600 21600" draw:type="mso-spt202" draw:enhanced-path="M 0 0 L 21600 0 21600 21600 0 21600 0 0 Z N"/>
        </draw:custom-shape>
        <draw:custom-shape draw:style-name="gr16" draw:text-style-name="P2" draw:layer="layout" svg:width="1.398cm" svg:height="3.197cm" svg:x="4.758cm" svg:y="11.50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2" draw:layer="layout" svg:width="9.005cm" svg:height="1.019cm" svg:x="16.757cm" svg:y="6.504cm">
          <text:p text:style-name="P3"><text:span text:style-name="T9">space here is not allowed</text:span></text:p>
          <draw:enhanced-geometry svg:viewBox="0 0 21600 21600" draw:type="rectangle" draw:enhanced-path="M 0 0 L 21600 0 21600 21600 0 21600 0 0 Z N"/>
        </draw:custom-shape>
        <draw:line draw:style-name="gr7" draw:text-style-name="P10" draw:layer="layout" svg:x1="16.775cm" svg:y1="7.122cm" svg:x2="13.141cm" svg:y2="7.126cm">
          <text:p/>
        </draw:line>
        <draw:line draw:style-name="gr6" draw:text-style-name="P10" draw:layer="layout" svg:x1="13.159cm" svg:y1="7.138cm" svg:x2="13.163cm" svg:y2="5.119cm">
          <text:p/>
        </draw:line>
        <presentation:notes draw:style-name="dp2">
          <draw:custom-shape draw:style-name="gr3" draw:text-style-name="P2" draw:layer="layout" svg:width="13.472cm" svg:height="9.327cm" svg:x="3.126cm" svg:y="1.896cm">
            <text:p/>
            <draw:enhanced-geometry svg:viewBox="0 0 21600 21600" draw:type="mso-spt202" draw:enhanced-path="M 0 0 L 21600 0 21600 21600 0 21600 0 0 Z N"/>
          </draw:custom-shape>
          <draw:frame presentation:style-name="pr4" draw:text-style-name="P2" draw:layer="layout" svg:width="14.394cm" svg:height="11.242cm" svg:x="2.963cm" svg:y="11.861cm" presentation:class="notes" presentation:user-transformed="true">
            <draw:text-box>
              <text:p text:style-name="P7"><text:span text:style-name="T4">Putting a space between the identifier and the left parenthesis creates an object-like macro rather than a function-like macro. In other words, the parentheses and the identifier list become part of the replacement list. For example:</text:span></text:p>
              <text:p text:style-name="P7"><text:span text:style-name="T4"><text:s text:c="4"/></text:span><text:span text:style-name="T4">#define MAX (a,b) ((a) &gt; (b) ? (a) : (b))</text:span></text:p>
              <text:p text:style-name="P7"><text:span text:style-name="T4">would cause the following</text:span></text:p>
              <text:p text:style-name="P7"><text:span text:style-name="T4"><text:s text:c="4"/></text:span><text:span text:style-name="T4">MAX(2,3)</text:span></text:p>
              <text:p text:style-name="P7"><text:span text:style-name="T4">to be expanded to </text:span></text:p>
              <text:p text:style-name="P7"><text:span text:style-name="T4"><text:s text:c="3"/></text:span><text:span text:style-name="T4">(a,b) ((a) &gt; (b) ? (a) : (b))(2,3)</text:span></text:p>
            </draw:text-box>
          </draw:frame>
        </presentation:notes>
      </draw:page>
      <draw:page draw:name="page5" draw:style-name="dp1" draw:master-page-name="Default" presentation:presentation-page-layout-name="AL1T1" presentation:use-footer-name="ftr1">
        <draw:custom-shape draw:style-name="gr14" draw:text-style-name="P2" draw:layer="layout" svg:width="21.404cm" svg:height="8.798cm" svg:x="4.957cm" svg:y="8.528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4" draw:layer="layout" svg:width="2.5cm" svg:height="15.5cm" svg:x="1.098cm" svg:y="2.5cm" presentation:class="title" presentation:user-transformed="true">
          <draw:text-box>
            <text:p text:style-name="P5"><text:span text:style-name="T10">function macros</text:span></text:p>
          </draw:text-box>
        </draw:frame>
        <draw:frame presentation:style-name="pr3" draw:text-style-name="P2" draw:layer="layout" svg:width="22.649cm" svg:height="16.934cm" svg:x="3.597cm" svg:y="1.058cm" presentation:class="outline" presentation:user-transformed="true">
          <draw:text-box>
            <text:list text:style-name="L3">
              <text:list-item>
                <text:p text:style-name="P6"><text:span text:style-name="T3"><text:s/></text:span><text:span text:style-name="T3">can accept a variable number of arguments</text:span></text:p>
                <text:list text:style-name="L4">
                  <text:list-item>
                    <text:p text:style-name="P8"><text:span text:style-name="T3">__VA_ARGS__ expands to the elided arguments</text:span></text:p>
                  </text:list-item>
                </text:list>
              </text:list-item>
            </text:list>
          </draw:text-box>
        </draw:frame>
        <draw:custom-shape draw:style-name="gr4" draw:text-style-name="P2" draw:layer="layout" svg:width="19.402cm" svg:height="2.693cm" svg:x="5.958cm" svg:y="9.926cm">
          <text:p text:style-name="P9"><text:span text:style-name="T7">#define DEBUG(...) <text:s/>fprintf(stderr, __VA_ARGS__)</text:span></text:p>
          <text:p text:style-name="P9"><text:span text:style-name="T7"/></text:p>
          <text:p text:style-name="P9"><text:span text:style-name="T7"/></text:p>
          <text:p text:style-name="P9"><text:span text:style-name="T6">DEBUG(</text:span><text:span text:style-name="T7">"error: %s"</text:span><text:span text:style-name="T6">, message);</text:span></text:p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19.402cm" svg:height="1.475cm" svg:x="5.958cm" svg:y="13.644cm">
          <text:p text:style-name="P9"><text:span text:style-name="T7"/></text:p>
          <text:p text:style-name="P9"><text:span text:style-name="T6">fprintf(stderr, </text:span><text:span text:style-name="T7">"error: %s"</text:span><text:span text:style-name="T6">, message);</text:span></text:p>
          <draw:enhanced-geometry svg:viewBox="0 0 21600 21600" draw:type="mso-spt202" draw:enhanced-path="M 0 0 L 21600 0 21600 21600 0 21600 0 0 Z N"/>
        </draw:custom-shape>
        <draw:custom-shape draw:style-name="gr16" draw:text-style-name="P2" draw:layer="layout" svg:width="1.398cm" svg:height="3.197cm" svg:x="4.357cm" svg:y="11.32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" draw:text-style-name="P2" draw:layer="layout" svg:width="19.601cm" svg:height="1.645cm" svg:x="5.759cm" svg:y="5.525cm">
          <text:p text:style-name="P9"><text:span text:style-name="T6"># define </text:span><text:span text:style-name="T11">identifier</text:span><text:span text:style-name="T6">(</text:span><text:span text:style-name="T11"> identifier-list</text:span><text:span text:style-name="T12">opt</text:span><text:span text:style-name="T11">, ... </text:span><text:span text:style-name="T6">) </text:span></text:p>
          <text:p text:style-name="P9"><text:span text:style-name="T6"><text:s text:c="4"/></text:span><text:span text:style-name="T11">pp-tokens</text:span><text:span text:style-name="T12">opt</text:span><text:span text:style-name="T11"> <text:s/></text:span></text:p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9.005cm" svg:height="1.019cm" svg:x="16.757cm" svg:y="3.925cm">
          <text:p text:style-name="P3"><text:span text:style-name="T9">space here is not allowed</text:span></text:p>
          <draw:enhanced-geometry svg:viewBox="0 0 21600 21600" draw:type="rectangle" draw:enhanced-path="M 0 0 L 21600 0 21600 21600 0 21600 0 0 Z N"/>
        </draw:custom-shape>
        <draw:line draw:style-name="gr7" draw:text-style-name="P10" draw:layer="layout" svg:x1="16.775cm" svg:y1="4.542cm" svg:x2="13.141cm" svg:y2="4.546cm">
          <text:p/>
        </draw:line>
        <draw:line draw:style-name="gr6" draw:text-style-name="P10" draw:layer="layout" svg:x1="13.159cm" svg:y1="4.542cm" svg:x2="13.163cm" svg:y2="5.741cm">
          <text:p/>
        </draw:line>
        <draw:custom-shape draw:style-name="gr17" draw:text-style-name="P2" draw:layer="layout" svg:width="0.803cm" svg:height="6.8cm" draw:transform="rotate (-1.57079632679579) translate (15.575cm 10.742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7" draw:text-style-name="P10" draw:layer="layout" svg:x1="11.959cm" svg:y1="9.944cm" svg:x2="11.964cm" svg:y2="9.106cm">
          <text:p/>
        </draw:line>
        <draw:line draw:style-name="gr7" draw:text-style-name="P10" draw:layer="layout" svg:x1="11.959cm" svg:y1="9.124cm" svg:x2="21.758cm" svg:y2="9.128cm">
          <text:p/>
        </draw:line>
        <draw:line draw:style-name="gr6" draw:text-style-name="P10" draw:layer="layout" svg:x1="21.758cm" svg:y1="9.124cm" svg:x2="21.762cm" svg:y2="9.926cm">
          <text:p/>
        </draw:line>
        <draw:custom-shape draw:style-name="gr17" draw:text-style-name="P2" draw:layer="layout" svg:width="0.803cm" svg:height="6.8cm" draw:transform="rotate (-1.57079632679579) translate (19.575cm 15.339cm)">
          <text:p/>
          <draw:enhanced-geometry svg:viewBox="0 0 21600 21600" draw:glue-points="21600 0 0 10800 21600 21600" draw:text-areas="13800 ?f9 21600 ?f10" draw:mirror-vertical="true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7" draw:text-style-name="P10" draw:layer="layout" svg:x1="21.758cm" svg:y1="10.927cm" svg:x2="21.762cm" svg:y2="16.925cm">
          <text:p/>
        </draw:line>
        <draw:line draw:style-name="gr7" draw:text-style-name="P10" draw:layer="layout" svg:x1="21.774cm" svg:y1="16.925cm" svg:x2="16.139cm" svg:y2="16.929cm">
          <text:p/>
        </draw:line>
        <draw:line draw:style-name="gr6" draw:text-style-name="P10" draw:layer="layout" svg:x1="16.157cm" svg:y1="16.941cm" svg:x2="16.162cm" svg:y2="16.306cm">
          <text:p/>
        </draw:line>
        <draw:line draw:style-name="gr7" draw:text-style-name="P10" draw:layer="layout" svg:x1="17.758cm" svg:y1="10.724cm" svg:x2="17.762cm" svg:y2="13.123cm">
          <text:p/>
        </draw:line>
        <draw:line draw:style-name="gr7" draw:text-style-name="P10" draw:layer="layout" svg:x1="17.776cm" svg:y1="13.123cm" svg:x2="10.142cm" svg:y2="13.128cm">
          <text:p/>
        </draw:line>
        <draw:line draw:style-name="gr6" draw:text-style-name="P10" draw:layer="layout" svg:x1="10.16cm" svg:y1="13.123cm" svg:x2="10.164cm" svg:y2="14.124cm">
          <text:p/>
        </draw:line>
        <draw:custom-shape draw:style-name="gr18" draw:text-style-name="P2" draw:layer="layout" svg:width="2.602cm" svg:height="1.398cm" svg:x="23.499cm" svg:y="15.998cm">
          <text:p text:style-name="P11"><text:span text:style-name="T3">c9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custom-shape draw:style-name="gr3" draw:text-style-name="P2" draw:layer="layout" svg:width="13.472cm" svg:height="9.327cm" svg:x="3.126cm" svg:y="1.896cm">
            <text:p/>
            <draw:enhanced-geometry svg:viewBox="0 0 21600 21600" draw:type="mso-spt202" draw:enhanced-path="M 0 0 L 21600 0 21600 21600 0 21600 0 0 Z N"/>
          </draw:custom-shape>
          <draw:frame presentation:style-name="pr4" draw:text-style-name="P2" draw:layer="layout" svg:width="14.394cm" svg:height="11.242cm" svg:x="2.963cm" svg:y="11.861cm" presentation:class="notes" presentation:user-transformed="true">
            <draw:text-box>
              <text:p text:style-name="P7"><text:span text:style-name="T13">The variable argument list feature for macros is new in C99.</text:span></text:p>
            </draw:text-box>
          </draw:frame>
        </presentation:notes>
      </draw:page>
      <draw:page draw:name="page6" draw:style-name="dp1" draw:master-page-name="Default" presentation:presentation-page-layout-name="AL1T1" presentation:use-footer-name="ftr1">
        <draw:frame presentation:style-name="pr5" draw:text-style-name="P4" draw:layer="layout" svg:width="2.328cm" svg:height="14.817cm" svg:x="0.847cm" svg:y="3.174cm" presentation:class="title" presentation:user-transformed="true">
          <draw:text-box>
            <text:p text:style-name="P5"><text:span text:style-name="T3"># operator</text:span></text:p>
          </draw:text-box>
        </draw:frame>
        <draw:frame presentation:style-name="pr3" draw:text-style-name="P2" draw:layer="layout" svg:width="22.649cm" svg:height="16.934cm" svg:x="3.597cm" svg:y="1.058cm" presentation:class="outline" presentation:user-transformed="true">
          <draw:text-box>
            <text:list text:style-name="L3">
              <text:list-item>
                <text:p text:style-name="P6"><text:span text:style-name="T3"><text:s/></text:span><text:span text:style-name="T3">the # operator converts its argument to a string literal</text:span></text:p>
                <text:list text:style-name="L4">
                  <text:list-item>
                    <text:p text:style-name="P8"><text:span text:style-name="T3">if the argument is a string literal or character constant \ is inserted before " and \</text:span></text:p>
                  </text:list-item>
                </text:list>
              </text:list-item>
            </text:list>
          </draw:text-box>
        </draw:frame>
        <draw:custom-shape draw:style-name="gr14" draw:text-style-name="P2" draw:layer="layout" svg:width="21.404cm" svg:height="10.804cm" svg:x="4.957cm" svg:y="7.52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9.402cm" svg:height="3.911cm" svg:x="5.958cm" svg:y="8.921cm">
          <text:p text:style-name="P9"><text:span text:style-name="T7">#define REPORT(test, ...) <text:s/>\</text:span><text:span text:style-name="T14">¬</text:span></text:p>
          <text:p text:style-name="P9"><text:span text:style-name="T7"><text:s text:c="4"/></text:span><text:span text:style-name="T7">((test) \</text:span><text:span text:style-name="T14">¬</text:span></text:p>
          <text:p text:style-name="P9"><text:span text:style-name="T7"><text:s text:c="4"/></text:span><text:span text:style-name="T7">? puts(#test) \</text:span><text:span text:style-name="T14">¬</text:span></text:p>
          <text:p text:style-name="P9"><text:span text:style-name="T7"><text:s text:c="4"/></text:span><text:span text:style-name="T7">: printf(__VA_ARGS__))</text:span></text:p>
          <text:p text:style-name="P9"><text:span text:style-name="T7"/></text:p>
          <text:p text:style-name="P9"><text:span text:style-name="T6">REPORT(x &gt; y, </text:span><text:span text:style-name="T7">"x is %d but y is %d"</text:span><text:span text:style-name="T6">, x, y);</text:span></text:p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19.402cm" svg:height="2.693cm" svg:x="5.958cm" svg:y="14.124cm">
          <text:p text:style-name="P9"><text:span text:style-name="T7"/></text:p>
          <text:p text:style-name="P9"><text:span text:style-name="T6">((x &gt; y) </text:span></text:p>
          <text:p text:style-name="P9"><text:span text:style-name="T6"><text:s text:c="3"/></text:span><text:span text:style-name="T6">? puts(</text:span><text:span text:style-name="T7">"x &gt; y"</text:span><text:span text:style-name="T6">) </text:span></text:p>
          <text:p text:style-name="P9"><text:span text:style-name="T6"><text:s text:c="3"/></text:span><text:span text:style-name="T6">: printf(</text:span><text:span text:style-name="T7">"x is %d but y is %d"</text:span><text:span text:style-name="T6">, x, y);</text:span></text:p>
          <draw:enhanced-geometry svg:viewBox="0 0 21600 21600" draw:type="mso-spt202" draw:enhanced-path="M 0 0 L 21600 0 21600 21600 0 21600 0 0 Z N"/>
        </draw:custom-shape>
        <draw:custom-shape draw:style-name="gr16" draw:text-style-name="P2" draw:layer="layout" svg:width="1.398cm" svg:height="3.197cm" svg:x="4.158cm" svg:y="11.52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2" draw:layer="layout" svg:width="6.601cm" svg:height="1.019cm" svg:x="20.757cm" svg:y="6.504cm">
          <text:p text:style-name="P3"><text:span text:style-name="T9">\ phase 2 logical lines</text:span></text:p>
          <draw:enhanced-geometry svg:viewBox="0 0 21600 21600" draw:type="rectangle" draw:enhanced-path="M 0 0 L 21600 0 21600 21600 0 21600 0 0 Z N"/>
        </draw:custom-shape>
        <draw:line draw:style-name="gr7" draw:text-style-name="P10" draw:layer="layout" svg:x1="20.773cm" svg:y1="7.126cm" svg:x2="19.336cm" svg:y2="7.131cm">
          <text:p/>
        </draw:line>
        <draw:line draw:style-name="gr7" draw:text-style-name="P10" draw:layer="layout" svg:x1="19.354cm" svg:y1="7.126cm" svg:x2="19.359cm" svg:y2="10.526cm">
          <text:p/>
        </draw:line>
        <draw:line draw:style-name="gr6" draw:text-style-name="P10" draw:layer="layout" svg:x1="19.372cm" svg:y1="10.526cm" svg:x2="14.138cm" svg:y2="10.53cm">
          <text:p/>
        </draw:line>
        <draw:line draw:style-name="gr6" draw:text-style-name="P10" draw:layer="layout" svg:x1="19.371cm" svg:y1="9.926cm" svg:x2="11.936cm" svg:y2="9.931cm">
          <text:p/>
        </draw:line>
        <draw:line draw:style-name="gr6" draw:text-style-name="P10" draw:layer="layout" svg:x1="19.371cm" svg:y1="9.327cm" svg:x2="17.536cm" svg:y2="9.331cm">
          <text:p/>
        </draw:line>
        <presentation:notes draw:style-name="dp2">
          <draw:custom-shape draw:style-name="gr3" draw:text-style-name="P2" draw:layer="layout" svg:width="13.472cm" svg:height="9.327cm" svg:x="3.126cm" svg:y="1.896cm">
            <text:p/>
            <draw:enhanced-geometry svg:viewBox="0 0 21600 21600" draw:type="mso-spt202" draw:enhanced-path="M 0 0 L 21600 0 21600 21600 0 21600 0 0 Z N"/>
          </draw:custom-shape>
          <draw:frame presentation:style-name="pr4" draw:text-style-name="P2" draw:layer="layout" svg:width="14.394cm" svg:height="11.242cm" svg:x="2.963cm" svg:y="11.861cm" presentation:class="notes" presentation:user-transformed="true">
            <draw:text-box>
              <text:p text:style-name="P7"><text:span text:style-name="T4">The intent of the #operator is to provide a string that contains the expression it was created from </text:span><text:span text:style-name="T15">as-the-developer-sees-it</text:span><text:span text:style-name="T4">. For example:</text:span></text:p>
              <text:p text:style-name="P7"><text:span text:style-name="T4"><text:s text:c="4"/></text:span><text:span text:style-name="T4">#define STR(exp) <text:s/>#exp</text:span></text:p>
              <text:p text:style-name="P7"><text:span text:style-name="T4"><text:s text:c="4"/></text:span><text:span text:style-name="T4">const char * s = STR( "x\n" );</text:span></text:p>
              <text:p text:style-name="P7"><text:span text:style-name="T4">In this example, the string "x\n" looks visually as though it contains three characters: x, \, and n. Of course in a true string-literal the \ would be interpreted as an escape character and the string would actually only contain two characters: x and \n. However, in the example "x\n" is stringized via the STR macro. The stringizing operator inserts a \ character before any existing \ character. The preprocessed version becomes:</text:span></text:p>
              <text:p text:style-name="P7"><text:span text:style-name="T4"><text:s text:c="4"/></text:span><text:span text:style-name="T4">const char * s = "x\\n"; </text:span></text:p>
              <text:p text:style-name="P7"><text:span text:style-name="T4">which is equivalent to:</text:span></text:p>
              <text:p text:style-name="P7"><text:span text:style-name="T4"><text:s text:c="4"/></text:span><text:span text:style-name="T4">const char s[] = { 'x', '\\', 'n', '\0' };</text:span></text:p>
              <text:p text:style-name="P7"><text:span text:style-name="T4">If we now print s (for example using the puts function) then the output will reflect the original expression </text:span><text:span text:style-name="T15">exactly</text:span><text:span text:style-name="T4"> as the develop sees it.</text:span></text:p>
              <text:p text:style-name="P7"><text:span text:style-name="T4"/></text:p>
            </draw:text-box>
          </draw:frame>
        </presentation:notes>
      </draw:page>
      <draw:page draw:name="page7" draw:style-name="dp1" draw:master-page-name="Default" presentation:presentation-page-layout-name="AL1T1" presentation:use-footer-name="ftr1">
        <draw:frame presentation:style-name="pr5" draw:text-style-name="P4" draw:layer="layout" svg:width="2.328cm" svg:height="14.817cm" svg:x="0.847cm" svg:y="3.174cm" presentation:class="title" presentation:user-transformed="true">
          <draw:text-box>
            <text:p text:style-name="P5"><text:span text:style-name="T3">## operator</text:span></text:p>
          </draw:text-box>
        </draw:frame>
        <draw:frame presentation:style-name="pr3" draw:text-style-name="P2" draw:layer="layout" svg:width="22.649cm" svg:height="16.934cm" svg:x="3.597cm" svg:y="1.058cm" presentation:class="outline" presentation:user-transformed="true">
          <draw:text-box>
            <text:list text:style-name="L2">
              <text:list-item>
                <text:p text:style-name="P6"><text:span text:style-name="T3">## operator concatenates two arguments</text:span></text:p>
              </text:list-item>
            </text:list>
          </draw:text-box>
        </draw:frame>
        <draw:custom-shape draw:style-name="gr14" draw:text-style-name="P2" draw:layer="layout" svg:width="21.405cm" svg:height="13.203cm" svg:x="5.358cm" svg:y="4.12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9.403cm" svg:height="3.302cm" svg:x="6.557cm" svg:y="5.521cm">
          <text:p text:style-name="P9"><text:span text:style-name="T7">#define DEBUG(s, t) <text:s/>printf("x" # s "= %d, " \</text:span><text:span text:style-name="T14">¬</text:span></text:p>
          <text:p text:style-name="P9"><text:span text:style-name="T7"><text:s text:c="28"/></text:span><text:span text:style-name="T7">"x" # t "= %s", \</text:span><text:span text:style-name="T14">¬</text:span></text:p>
          <text:p text:style-name="P9"><text:span text:style-name="T7"><text:s text:c="29"/></text:span><text:span text:style-name="T7">x ## s, x ## t)</text:span></text:p>
          <text:p text:style-name="P9"><text:span text:style-name="T7"/></text:p>
          <text:p text:style-name="P9"><text:span text:style-name="T6">DEBUG(1, 2);</text:span></text:p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19.403cm" svg:height="2.084cm" svg:x="6.557cm" svg:y="10.125cm">
          <text:p text:style-name="P9"><text:span text:style-name="T7"/></text:p>
          <text:p text:style-name="P9"><text:span text:style-name="T6">printf(</text:span><text:span text:style-name="T7">"x" "1"</text:span><text:span text:style-name="T6"> </text:span><text:span text:style-name="T7">"= %d, " "x" "2" "= %s"</text:span><text:span text:style-name="T6">, x1, x2);</text:span></text:p>
          <text:p text:style-name="P9"><text:span text:style-name="T6"/></text:p>
          <draw:enhanced-geometry svg:viewBox="0 0 21600 21600" draw:type="mso-spt202" draw:enhanced-path="M 0 0 L 21600 0 21600 21600 0 21600 0 0 Z N"/>
        </draw:custom-shape>
        <draw:custom-shape draw:style-name="gr16" draw:text-style-name="P2" draw:layer="layout" svg:width="1.398cm" svg:height="3.197cm" svg:x="4.555cm" svg:y="7.52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2" draw:layer="layout" svg:width="19.403cm" svg:height="2.084cm" svg:x="6.557cm" svg:y="14.446cm">
          <text:p text:style-name="P9"><text:span text:style-name="T7"/></text:p>
          <text:p text:style-name="P9"><text:span text:style-name="T6">printf(</text:span><text:span text:style-name="T7">"x1= %d, x2= %s"</text:span><text:span text:style-name="T6">, x1, x2);</text:span></text:p>
          <text:p text:style-name="P9"><text:span text:style-name="T6"/></text:p>
          <draw:enhanced-geometry svg:viewBox="0 0 21600 21600" draw:type="mso-spt202" draw:enhanced-path="M 0 0 L 21600 0 21600 21600 0 21600 0 0 Z N"/>
        </draw:custom-shape>
        <draw:custom-shape draw:style-name="gr16" draw:text-style-name="P2" draw:layer="layout" svg:width="1.398cm" svg:height="3.197cm" svg:x="4.555cm" svg:y="11.92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2" draw:layer="layout" svg:width="11.002cm" svg:height="1.019cm" svg:x="11.157cm" svg:y="17.524cm">
          <text:p text:style-name="P3"><text:span text:style-name="T9">phase 6 string literal concatenation</text:span></text:p>
          <draw:enhanced-geometry svg:viewBox="0 0 21600 21600" draw:type="rectangle" draw:enhanced-path="M 0 0 L 21600 0 21600 21600 0 21600 0 0 Z N"/>
        </draw:custom-shape>
        <draw:line draw:style-name="gr7" draw:text-style-name="P10" draw:layer="layout" svg:x1="11.173cm" svg:y1="18.124cm" svg:x2="10.34cm" svg:y2="18.128cm">
          <text:p/>
        </draw:line>
        <draw:line draw:style-name="gr6" draw:text-style-name="P10" draw:layer="layout" svg:x1="10.358cm" svg:y1="18.141cm" svg:x2="10.363cm" svg:y2="16.108cm">
          <text:p/>
        </draw:line>
        <draw:custom-shape draw:style-name="gr17" draw:text-style-name="P2" draw:layer="layout" svg:width="0.6cm" svg:height="2.404cm" draw:transform="rotate (1.5707963267946) translate (17.74cm 8.123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7" draw:text-style-name="P2" draw:layer="layout" svg:width="0.6cm" svg:height="2.403cm" draw:transform="rotate (1.5707963267946) translate (20.739cm 8.123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7" draw:text-style-name="P10" draw:layer="layout" svg:x1="18.957cm" svg:y1="8.123cm" svg:x2="18.962cm" svg:y2="9.327cm">
          <text:p/>
        </draw:line>
        <draw:line draw:style-name="gr6" draw:text-style-name="P10" draw:layer="layout" svg:x1="22.357cm" svg:y1="9.327cm" svg:x2="22.362cm" svg:y2="10.526cm">
          <text:p/>
        </draw:line>
        <draw:line draw:style-name="gr7" draw:text-style-name="P10" draw:layer="layout" svg:x1="21.96cm" svg:y1="8.123cm" svg:x2="21.965cm" svg:y2="8.524cm">
          <text:p/>
        </draw:line>
        <draw:line draw:style-name="gr7" draw:text-style-name="P10" draw:layer="layout" svg:x1="21.96cm" svg:y1="8.524cm" svg:x2="23.958cm" svg:y2="8.528cm">
          <text:p/>
        </draw:line>
        <draw:line draw:style-name="gr6" draw:text-style-name="P10" draw:layer="layout" svg:x1="23.958cm" svg:y1="8.524cm" svg:x2="23.962cm" svg:y2="10.526cm">
          <text:p/>
        </draw:line>
        <draw:line draw:style-name="gr7" draw:text-style-name="P10" draw:layer="layout" svg:x1="9.357cm" svg:y1="11.924cm" svg:x2="10.557cm" svg:y2="11.928cm">
          <text:p/>
        </draw:line>
        <draw:line draw:style-name="gr7" draw:text-style-name="P10" draw:layer="layout" svg:x1="10.958cm" svg:y1="11.924cm" svg:x2="12.158cm" svg:y2="11.928cm">
          <text:p/>
        </draw:line>
        <draw:line draw:style-name="gr7" draw:text-style-name="P10" draw:layer="layout" svg:x1="12.757cm" svg:y1="11.924cm" svg:x2="15.359cm" svg:y2="11.928cm">
          <text:p/>
        </draw:line>
        <draw:line draw:style-name="gr7" draw:text-style-name="P10" draw:layer="layout" svg:x1="15.76cm" svg:y1="11.924cm" svg:x2="16.96cm" svg:y2="11.928cm">
          <text:p/>
        </draw:line>
        <draw:line draw:style-name="gr7" draw:text-style-name="P10" draw:layer="layout" svg:x1="17.361cm" svg:y1="11.924cm" svg:x2="18.561cm" svg:y2="11.928cm">
          <text:p/>
        </draw:line>
        <draw:line draw:style-name="gr7" draw:text-style-name="P10" draw:layer="layout" svg:x1="19.16cm" svg:y1="11.924cm" svg:x2="20.959cm" svg:y2="11.928cm">
          <text:p/>
        </draw:line>
        <draw:custom-shape draw:style-name="gr17" draw:text-style-name="P2" draw:layer="layout" svg:width="0.798cm" svg:height="11.602cm" draw:transform="rotate (1.5707963267946) translate (9.34cm 13.141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7" draw:text-style-name="P2" draw:layer="layout" svg:width="1.001cm" svg:height="6.002cm" draw:transform="rotate (1.5707963267946) translate (9.538cm 15.122cm)">
          <text:p/>
          <draw:enhanced-geometry svg:viewBox="0 0 21600 21600" draw:glue-points="21600 0 0 10800 21600 21600" draw:text-areas="13800 ?f9 21600 ?f10" draw:mirror-vertical="true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7" draw:text-style-name="P10" draw:layer="layout" svg:x1="15.161cm" svg:y1="13.123cm" svg:x2="15.165cm" svg:y2="13.525cm">
          <text:p/>
        </draw:line>
        <draw:line draw:style-name="gr7" draw:text-style-name="P10" draw:layer="layout" svg:x1="15.177cm" svg:y1="13.525cm" svg:x2="12.54cm" svg:y2="13.529cm">
          <text:p/>
        </draw:line>
        <draw:line draw:style-name="gr7" draw:text-style-name="P10" draw:layer="layout" svg:x1="12.559cm" svg:y1="14.141cm" svg:x2="12.563cm" svg:y2="13.506cm">
          <text:p/>
        </draw:line>
        <draw:line draw:style-name="gr7" draw:text-style-name="P10" draw:layer="layout" svg:x1="18.957cm" svg:y1="9.327cm" svg:x2="22.357cm" svg:y2="9.331cm">
          <text:p/>
        </draw:line>
        <draw:custom-shape draw:style-name="gr19" draw:text-style-name="P2" draw:layer="layout" svg:width="4.202cm" svg:height="1.203cm" svg:x="21.158cm" svg:y="10.5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custom-shape draw:style-name="gr3" draw:text-style-name="P2" draw:layer="layout" svg:width="13.472cm" svg:height="9.327cm" svg:x="3.126cm" svg:y="1.896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4.376cm" svg:height="11.481cm" svg:x="2.963cm" svg:y="11.86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 presentation:use-footer-name="ftr1">
        <draw:custom-shape draw:style-name="gr14" draw:text-style-name="P2" draw:layer="layout" svg:width="19.199cm" svg:height="5.6cm" svg:x="5.958cm" svg:y="12.73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19.199cm" svg:height="5.6cm" svg:x="5.958cm" svg:y="6.328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4" draw:layer="layout" svg:width="2.328cm" svg:height="14.817cm" svg:x="0.847cm" svg:y="3.174cm" presentation:class="title" presentation:user-transformed="true">
          <draw:text-box>
            <text:p text:style-name="P5"><text:span text:style-name="T3">object macros</text:span></text:p>
          </draw:text-box>
        </draw:frame>
        <draw:frame presentation:style-name="pr3" draw:text-style-name="P2" draw:layer="layout" svg:width="22.649cm" svg:height="16.934cm" svg:x="3.597cm" svg:y="1.058cm" presentation:class="outline" presentation:user-transformed="true">
          <draw:text-box>
            <text:list text:style-name="L2">
              <text:list-item>
                <text:p text:style-name="P6"><text:span text:style-name="T3">you can define an identifier as a macro name with a replacement list</text:span></text:p>
              </text:list-item>
            </text:list>
          </draw:text-box>
        </draw:frame>
        <draw:custom-shape draw:style-name="gr15" draw:text-style-name="P2" draw:layer="layout" svg:width="19.601cm" svg:height="0.953cm" svg:x="5.759cm" svg:y="4.326cm">
          <text:p text:style-name="P9"><text:span text:style-name="T6"># define </text:span><text:span text:style-name="T11">identifier <text:s/>pp-tokens</text:span><text:span text:style-name="T12">opt</text:span><text:span text:style-name="T11"> <text:s/></text:span></text:p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14.927cm" svg:height="2.084cm" svg:x="7.708cm" svg:y="6.897cm">
          <text:p text:style-name="P9"><text:span text:style-name="T7">#define BUFFER_SIZE (100)</text:span></text:p>
          <text:p text:style-name="P9"><text:span text:style-name="T7"/></text:p>
          <text:p text:style-name="P9"><text:span text:style-name="T5">char</text:span><text:span text:style-name="T8"> buffer[BUFFER_SIZE];</text:span></text:p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14.927cm" svg:height="0.866cm" svg:x="7.832cm" svg:y="10.063cm">
          <text:p text:style-name="P9"><text:span text:style-name="T5">char</text:span><text:span text:style-name="T8"> buffer[(100)];</text:span></text:p>
          <draw:enhanced-geometry svg:viewBox="0 0 21600 21600" draw:type="mso-spt202" draw:enhanced-path="M 0 0 L 21600 0 21600 21600 0 21600 0 0 Z N"/>
        </draw:custom-shape>
        <draw:custom-shape draw:style-name="gr16" draw:text-style-name="P2" draw:layer="layout" svg:width="1.398cm" svg:height="3.197cm" svg:x="5.159cm" svg:y="7.72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2" draw:layer="layout" svg:width="14.927cm" svg:height="2.084cm" svg:x="7.708cm" svg:y="13.498cm">
          <text:p text:style-name="P9"><text:span text:style-name="T7">#define printf my_printf</text:span></text:p>
          <text:p text:style-name="P9"><text:span text:style-name="T7"/></text:p>
          <text:p text:style-name="P9"><text:span text:style-name="T8">printf("error: %s", message);</text:span></text:p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14.927cm" svg:height="0.866cm" svg:x="7.832cm" svg:y="16.664cm">
          <text:p text:style-name="P9"><text:span text:style-name="T8">my_printf("error: %s", message);</text:span></text:p>
          <draw:enhanced-geometry svg:viewBox="0 0 21600 21600" draw:type="mso-spt202" draw:enhanced-path="M 0 0 L 21600 0 21600 21600 0 21600 0 0 Z N"/>
        </draw:custom-shape>
        <draw:custom-shape draw:style-name="gr16" draw:text-style-name="P2" draw:layer="layout" svg:width="1.398cm" svg:height="3.197cm" svg:x="5.159cm" svg:y="13.92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0" draw:text-style-name="P2" draw:layer="layout" svg:width="1.453cm" svg:height="2.797cm" svg:x="21.157cm" svg:y="13.123cm">
          <text:p text:style-name="P5"><text:span text:style-name="T16">?</text:span></text:p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2" draw:layer="layout" svg:width="13.472cm" svg:height="9.327cm" svg:x="3.126cm" svg:y="1.896cm">
            <text:p/>
            <draw:enhanced-geometry svg:viewBox="0 0 21600 21600" draw:type="mso-spt202" draw:enhanced-path="M 0 0 L 21600 0 21600 21600 0 21600 0 0 Z N"/>
          </draw:custom-shape>
          <draw:frame presentation:style-name="pr4" draw:text-style-name="P2" draw:layer="layout" svg:width="14.394cm" svg:height="11.242cm" svg:x="2.963cm" svg:y="11.861cm" presentation:class="notes" presentation:user-transformed="true">
            <draw:text-box>
              <text:p text:style-name="P7"><text:span text:style-name="T4">The –D option is universally used as a command line option to define an object-like macro. For example</text:span></text:p>
              <text:p text:style-name="P7"><text:span text:style-name="T4">&gt;gcc –DABC wibble.c</text:span></text:p>
              <text:p text:style-name="P7"><text:span text:style-name="T4">effectively places the line</text:span></text:p>
              <text:p text:style-name="P7"><text:span text:style-name="T4">#define ABC</text:span></text:p>
              <text:p text:style-name="P7"><text:span text:style-name="T4">at the start of the file wibble.c</text:span></text:p>
            </draw:text-box>
          </draw:frame>
        </presentation:notes>
      </draw:page>
      <draw:page draw:name="page9" draw:style-name="dp1" draw:master-page-name="Default" presentation:presentation-page-layout-name="AL1T1" presentation:use-footer-name="ftr1">
        <draw:frame presentation:style-name="pr5" draw:text-style-name="P4" draw:layer="layout" svg:width="2.328cm" svg:height="14.817cm" svg:x="0.847cm" svg:y="3.174cm" presentation:class="title" presentation:user-transformed="true">
          <draw:text-box>
            <text:p text:style-name="P5"><text:span text:style-name="T3">#define #undef</text:span></text:p>
          </draw:text-box>
        </draw:frame>
        <draw:frame presentation:style-name="pr3" draw:text-style-name="P2" draw:layer="layout" svg:width="22.649cm" svg:height="16.934cm" svg:x="3.597cm" svg:y="1.058cm" presentation:class="outline" presentation:user-transformed="true">
          <draw:text-box>
            <text:list text:style-name="L2">
              <text:list-item>
                <text:p text:style-name="P6"><text:span text:style-name="T3">you can define and undefine an identifier as a macro name</text:span></text:p>
              </text:list-item>
            </text:list>
          </draw:text-box>
        </draw:frame>
        <draw:custom-shape draw:style-name="gr15" draw:text-style-name="P2" draw:layer="layout" svg:width="14.803cm" svg:height="1.479cm" svg:x="5.958cm" svg:y="4.123cm">
          <text:p text:style-name="P9"><text:span text:style-name="T6"># define </text:span><text:span text:style-name="T11">identifier</text:span></text:p>
          <text:p text:style-name="P9"><text:span text:style-name="T11"># </text:span><text:span text:style-name="T6">undef</text:span><text:span text:style-name="T11"> <text:s/>identifier</text:span></text:p>
          <draw:enhanced-geometry svg:viewBox="0 0 21600 21600" draw:type="mso-spt202" draw:enhanced-path="M 0 0 L 21600 0 21600 21600 0 21600 0 0 Z N"/>
        </draw:custom-shape>
        <draw:custom-shape draw:style-name="gr14" draw:text-style-name="P2" draw:layer="layout" svg:width="19.2cm" svg:height="5.199cm" svg:x="6.76cm" svg:y="6.52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4.927cm" svg:height="2.084cm" svg:x="8.511cm" svg:y="7.095cm">
          <text:p text:style-name="P9"><text:span text:style-name="T7">#define BUFFER_SIZE /*nothing*/</text:span></text:p>
          <text:p text:style-name="P9"><text:span text:style-name="T7"/></text:p>
          <text:p text:style-name="P9"><text:span text:style-name="T5">char</text:span><text:span text:style-name="T8"> buffer[BUFFER_SIZE];</text:span></text:p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14.927cm" svg:height="0.866cm" svg:x="8.634cm" svg:y="9.926cm">
          <text:p text:style-name="P9"><text:span text:style-name="T5">char</text:span><text:span text:style-name="T8"> buffer[];</text:span></text:p>
          <draw:enhanced-geometry svg:viewBox="0 0 21600 21600" draw:type="mso-spt202" draw:enhanced-path="M 0 0 L 21600 0 21600 21600 0 21600 0 0 Z N"/>
        </draw:custom-shape>
        <draw:custom-shape draw:style-name="gr16" draw:text-style-name="P2" draw:layer="layout" svg:width="1.398cm" svg:height="3.197cm" svg:x="6.156cm" svg:y="7.72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2" draw:layer="layout" svg:width="19.2cm" svg:height="5.2cm" svg:x="6.76cm" svg:y="12.72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4.927cm" svg:height="2.693cm" svg:x="8.511cm" svg:y="13.295cm">
          <text:p text:style-name="P9"><text:span text:style-name="T7">#define BUFFER_SIZE (100)</text:span></text:p>
          <text:p text:style-name="P9"><text:span text:style-name="T7">#undef <text:s/>BUFFER_SIZE</text:span></text:p>
          <text:p text:style-name="P9"><text:span text:style-name="T7"/></text:p>
          <text:p text:style-name="P9"><text:span text:style-name="T5">char</text:span><text:span text:style-name="T8"> buffer[BUFFER_SIZE];</text:span></text:p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14.927cm" svg:height="0.866cm" svg:x="8.559cm" svg:y="16.461cm">
          <text:p text:style-name="P9"><text:span text:style-name="T5">char</text:span><text:span text:style-name="T8"> buffer[BUFFER_SIZE];</text:span></text:p>
          <draw:enhanced-geometry svg:viewBox="0 0 21600 21600" draw:type="mso-spt202" draw:enhanced-path="M 0 0 L 21600 0 21600 21600 0 21600 0 0 Z N"/>
        </draw:custom-shape>
        <draw:custom-shape draw:style-name="gr16" draw:text-style-name="P2" draw:layer="layout" svg:width="1.398cm" svg:height="3.198cm" svg:x="6.156cm" svg:y="13.72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custom-shape draw:style-name="gr3" draw:text-style-name="P2" draw:layer="layout" svg:width="13.472cm" svg:height="9.327cm" svg:x="3.126cm" svg:y="1.896cm">
            <text:p/>
            <draw:enhanced-geometry svg:viewBox="0 0 21600 21600" draw:type="mso-spt202" draw:enhanced-path="M 0 0 L 21600 0 21600 21600 0 21600 0 0 Z N"/>
          </draw:custom-shape>
          <draw:frame presentation:style-name="pr4" draw:text-style-name="P2" draw:layer="layout" svg:width="14.394cm" svg:height="11.242cm" svg:x="2.963cm" svg:y="11.861cm" presentation:class="notes" presentation:user-transformed="true">
            <draw:text-box>
              <text:p text:style-name="P7"><text:span text:style-name="T4">It is not an error to #undef an identifier that has not been defined.</text:span></text:p>
              <text:p text:style-name="P7"><text:span text:style-name="T4">The –D option is universally used as a command line option to define an object-like macro. For example</text:span></text:p>
              <text:p text:style-name="P7"><text:span text:style-name="T4">&gt;gcc –DABC wibble.c</text:span></text:p>
              <text:p text:style-name="P7"><text:span text:style-name="T4">effectively places the line</text:span></text:p>
              <text:p text:style-name="P7"><text:span text:style-name="T4">#define ABC</text:span></text:p>
              <text:p text:style-name="P7"><text:span text:style-name="T4">at the start of the file wibble.c</text:span></text:p>
              <text:p text:style-name="P7"><text:span text:style-name="T4">The C standard reserves several macro names that may not be used as the subject of a #define or #undef:</text:span></text:p>
              <text:p text:style-name="P7"><text:span text:style-name="T4">defined, __DATE__, __FILE__, __LINE__, __STDC__, __STDC_HOSTED__, __STDC_VERSION__, __TIME__.</text:span></text:p>
              <text:p text:style-name="P7"><text:span text:style-name="T4">For example:</text:span></text:p>
              <text:p text:style-name="P7"><text:span text:style-name="T4">#define __FILE__ "wibble.h" <text:s/>/* undefined behavior */</text:span></text:p>
              <text:p text:style-name="P7"><text:span text:style-name="T4">The C standard also reserves macro names starting with an underscore followed by an uppercase letter or a second underscore.</text:span></text:p>
              <text:p text:style-name="P7"><text:span text:style-name="T4">For example:</text:span></text:p>
              <text:p text:style-name="P7"><text:span text:style-name="T4">#define _ABC "wibble.h" /* undefined behaviour */</text:span></text:p>
            </draw:text-box>
          </draw:frame>
        </presentation:notes>
      </draw:page>
      <draw:page draw:name="page10" draw:style-name="dp1" draw:master-page-name="Default" presentation:presentation-page-layout-name="AL1T1" presentation:use-footer-name="ftr1">
        <draw:frame presentation:style-name="pr6" draw:text-style-name="P4" draw:layer="layout" svg:width="2.501cm" svg:height="15.998cm" svg:x="1.198cm" svg:y="2.602cm" presentation:class="title" presentation:user-transformed="true">
          <draw:text-box>
            <text:p text:style-name="P5"><text:span text:style-name="T3">predefined macros</text:span></text:p>
          </draw:text-box>
        </draw:frame>
        <draw:frame presentation:style-name="pr8" draw:text-style-name="P2" draw:layer="layout" svg:width="23.363cm" svg:height="17.577cm" svg:x="3.496cm" svg:y="1.057cm" presentation:class="outline" presentation:user-transformed="true">
          <draw:text-box>
            <text:list text:style-name="L3">
              <text:list-item>
                <text:p text:style-name="P6"><text:span text:style-name="T3"><text:s/></text:span><text:span text:style-name="T3">__func__</text:span></text:p>
                <text:list text:style-name="L4">
                  <text:list-item>
                    <text:p text:style-name="P8"><text:span text:style-name="T3">the name of the current function (a string literal)</text:span></text:p>
                  </text:list-item>
                </text:list>
              </text:list-item>
              <text:list-item>
                <text:p text:style-name="P6"><text:span text:style-name="T3"><text:s/></text:span><text:span text:style-name="T3">__FILE__</text:span></text:p>
                <text:list text:style-name="L4">
                  <text:list-item>
                    <text:p text:style-name="P8"><text:span text:style-name="T3">the name of the current source file (a string literal)</text:span></text:p>
                  </text:list-item>
                </text:list>
              </text:list-item>
              <text:list-item>
                <text:p text:style-name="P6"><text:span text:style-name="T3"><text:s/></text:span><text:span text:style-name="T3">__LINE__</text:span></text:p>
                <text:list text:style-name="L4">
                  <text:list-item>
                    <text:p text:style-name="P8"><text:span text:style-name="T3">the line number of the current source line (an integer constant)</text:span></text:p>
                  </text:list-item>
                </text:list>
              </text:list-item>
              <text:list-item>
                <text:p text:style-name="P6"><text:span text:style-name="T3"><text:s/></text:span><text:span text:style-name="T3">__DATE__</text:span></text:p>
                <text:list text:style-name="L4">
                  <text:list-item>
                    <text:p text:style-name="P8"><text:span text:style-name="T3">the date of translation of the preprocessing translation unit (a string literal)</text:span></text:p>
                  </text:list-item>
                </text:list>
              </text:list-item>
              <text:list-item>
                <text:p text:style-name="P6"><text:span text:style-name="T3"><text:s/></text:span><text:span text:style-name="T3">__TIME__</text:span></text:p>
                <text:list text:style-name="L4">
                  <text:list-item>
                    <text:p text:style-name="P8"><text:span text:style-name="T3">the time of translation of the preprocessing translation unit (a string literal)</text:span></text:p>
                  </text:list-item>
                </text:list>
              </text:list-item>
            </text:list>
            <text:p text:style-name="P8"><text:span text:style-name="T3"/></text:p>
          </draw:text-box>
        </draw:frame>
        <presentation:notes draw:style-name="dp2">
          <draw:custom-shape draw:style-name="gr3" draw:text-style-name="P2" draw:layer="layout" svg:width="13.472cm" svg:height="9.327cm" svg:x="3.126cm" svg:y="1.896cm">
            <text:p/>
            <draw:enhanced-geometry svg:viewBox="0 0 21600 21600" draw:type="mso-spt202" draw:enhanced-path="M 0 0 L 21600 0 21600 21600 0 21600 0 0 Z N"/>
          </draw:custom-shape>
          <draw:frame presentation:style-name="pr4" draw:text-style-name="P2" draw:layer="layout" svg:width="14.394cm" svg:height="11.242cm" svg:x="2.963cm" svg:y="11.861cm" presentation:class="notes" presentation:user-transformed="true">
            <draw:text-box>
              <text:p text:style-name="P7"><text:span text:style-name="T4">The values of the predefined macros __DATE__ and __TIME__ remain the same throughout the translation unit.</text:span></text:p>
              <text:p text:style-name="P7"><text:span text:style-name="T4">There are a few other predefined macros:</text:span></text:p>
              <text:p text:style-name="P7"><text:span text:style-name="T4">__STDC__ defined to be 1 on a conforming implementation</text:span></text:p>
              <text:p text:style-name="P7"><text:span text:style-name="T4">__STDC_HOSTED__ defined to be 1 if the implementation is a hosted implementation or 0 if it is not.</text:span></text:p>
              <text:p text:style-name="P7"><text:span text:style-name="T4"/></text:p>
            </draw:text-box>
          </draw:frame>
        </presentation:notes>
      </draw:page>
      <draw:page draw:name="page11" draw:style-name="dp1" draw:master-page-name="Default" presentation:presentation-page-layout-name="AL1T1" presentation:use-footer-name="ftr1">
        <draw:frame presentation:style-name="pr5" draw:text-style-name="P4" draw:layer="layout" svg:width="2.328cm" svg:height="14.817cm" svg:x="0.847cm" svg:y="3.174cm" presentation:class="title" presentation:user-transformed="true">
          <draw:text-box>
            <text:p text:style-name="P5"><text:span text:style-name="T3">conditionals</text:span></text:p>
          </draw:text-box>
        </draw:frame>
        <draw:frame presentation:style-name="pr3" draw:text-style-name="P2" draw:layer="layout" svg:width="22.649cm" svg:height="16.934cm" svg:x="3.597cm" svg:y="1.058cm" presentation:class="outline" presentation:user-transformed="true">
          <draw:text-box>
            <text:list text:style-name="L2">
              <text:list-item>
                <text:p text:style-name="P6"><text:span text:style-name="T3">sections of code can be conditionally included/excluded from preprocessing (and hence from translation)</text:span></text:p>
              </text:list-item>
            </text:list>
          </draw:text-box>
        </draw:frame>
        <draw:custom-shape draw:style-name="gr15" draw:text-style-name="P2" draw:layer="layout" svg:width="12.004cm" svg:height="2.697cm" svg:x="6.557cm" svg:y="5.724cm">
          <text:p text:style-name="P9"><text:span text:style-name="T6"># if </text:span><text:span text:style-name="T11">constant-expression</text:span></text:p>
          <text:p text:style-name="P9"><text:span text:style-name="T6"># elif </text:span><text:span text:style-name="T11">constant-expression</text:span></text:p>
          <text:p text:style-name="P9"><text:span text:style-name="T6"># else</text:span></text:p>
          <text:p text:style-name="P9"><text:span text:style-name="T6"># endif</text:span></text:p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14.927cm" svg:height="4.52cm" svg:x="6.562cm" svg:y="9.212cm">
          <text:p text:style-name="P9"><text:span text:style-name="T7">#if VERSION == 1</text:span></text:p>
          <text:p text:style-name="P9"><text:span text:style-name="T7"># <text:s/>define INCFILE "version1.h"</text:span></text:p>
          <text:p text:style-name="P9"><text:span text:style-name="T7">#elif VERSION == 2</text:span></text:p>
          <text:p text:style-name="P9"><text:span text:style-name="T7"># <text:s/>define INCFILE "version2.h"</text:span></text:p>
          <text:p text:style-name="P9"><text:span text:style-name="T7">#else</text:span></text:p>
          <text:p text:style-name="P9"><text:span text:style-name="T7"># <text:s/>define INCFILE "versionN.h"</text:span></text:p>
          <text:p text:style-name="P9"><text:span text:style-name="T7">#endif</text:span></text:p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5.402cm" svg:height="2.084cm" svg:x="6.557cm" svg:y="14.534cm">
          <text:p text:style-name="P9"><text:span text:style-name="T7">#if 0</text:span></text:p>
          <text:p text:style-name="P9"><text:span text:style-name="T6">...</text:span></text:p>
          <text:p text:style-name="P9"><text:span text:style-name="T7">#endif</text:span></text:p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2.003cm" svg:height="2.543cm" svg:x="14.358cm" svg:y="14.724cm">
          <text:p text:style-name="P3"><text:span text:style-name="T9">how to exclude code when the excluded code contains /*comments*/</text:span></text:p>
          <text:p text:style-name="P3"><text:span text:style-name="T9">(remember /* comments */ do not nest)</text:span></text:p>
          <draw:enhanced-geometry svg:viewBox="0 0 21600 21600" draw:type="rectangle" draw:enhanced-path="M 0 0 L 21600 0 21600 21600 0 21600 0 0 Z N"/>
        </draw:custom-shape>
        <draw:line draw:style-name="gr6" draw:text-style-name="P10" draw:layer="layout" svg:x1="14.375cm" svg:y1="15.324cm" svg:x2="10.34cm" svg:y2="15.328cm">
          <text:p/>
        </draw:line>
        <draw:custom-shape draw:style-name="gr21" draw:text-style-name="P2" draw:layer="layout" svg:width="6.002cm" svg:height="1.023cm" svg:x="19.958cm" svg:y="6.125cm">
          <text:p text:style-name="P3"><text:span text:style-name="T9">#elif == #else #if </text:span></text:p>
          <draw:enhanced-geometry svg:viewBox="0 0 21600 21600" draw:type="mso-spt202" draw:enhanced-path="M 0 0 L 21600 0 21600 21600 0 21600 0 0 Z N"/>
        </draw:custom-shape>
        <draw:line draw:style-name="gr6" draw:text-style-name="P10" draw:layer="layout" svg:x1="19.976cm" svg:y1="6.725cm" svg:x2="16.942cm" svg:y2="6.729cm">
          <text:p/>
        </draw:line>
        <presentation:notes draw:style-name="dp2">
          <draw:custom-shape draw:style-name="gr3" draw:text-style-name="P2" draw:layer="layout" svg:width="13.472cm" svg:height="9.327cm" svg:x="3.126cm" svg:y="1.896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4.376cm" svg:height="11.481cm" svg:x="2.963cm" svg:y="11.86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 presentation:use-footer-name="ftr1">
        <draw:frame presentation:style-name="pr5" draw:text-style-name="P4" draw:layer="layout" svg:width="2.328cm" svg:height="14.817cm" svg:x="0.847cm" svg:y="3.174cm" presentation:class="title" presentation:user-transformed="true">
          <draw:text-box>
            <text:p text:style-name="P5"><text:span text:style-name="T3">conditionals</text:span></text:p>
          </draw:text-box>
        </draw:frame>
        <draw:frame presentation:style-name="pr3" draw:text-style-name="P2" draw:layer="layout" svg:width="22.649cm" svg:height="16.934cm" svg:x="3.597cm" svg:y="1.058cm" presentation:class="outline" presentation:user-transformed="true">
          <draw:text-box>
            <text:list text:style-name="L2">
              <text:list-item>
                <text:p text:style-name="P6"><text:span text:style-name="T3">the #if expression can determine if a macro token has been #defined or not</text:span></text:p>
              </text:list-item>
            </text:list>
          </draw:text-box>
        </draw:frame>
        <draw:custom-shape draw:style-name="gr15" draw:text-style-name="P2" draw:layer="layout" svg:width="10.601cm" svg:height="1.479cm" svg:x="6.359cm" svg:y="6.121cm">
          <text:p text:style-name="P9"><text:span text:style-name="T6"># ifdef </text:span><text:span text:style-name="T11">identifier</text:span><text:span text:style-name="T6"> </text:span></text:p>
          <text:p text:style-name="P9"><text:span text:style-name="T6"># ifndef </text:span><text:span text:style-name="T11">identifier</text:span></text:p>
          <draw:enhanced-geometry svg:viewBox="0 0 21600 21600" draw:type="mso-spt202" draw:enhanced-path="M 0 0 L 21600 0 21600 21600 0 21600 0 0 Z N"/>
        </draw:custom-shape>
        <draw:custom-shape draw:style-name="gr15" draw:text-style-name="P2" draw:layer="layout" svg:width="10.601cm" svg:height="1.479cm" svg:x="6.359cm" svg:y="4.123cm">
          <text:p text:style-name="P9"><text:span text:style-name="T6"># if defined(</text:span><text:span text:style-name="T11">identifier</text:span><text:span text:style-name="T6">)</text:span></text:p>
          <text:p text:style-name="P9"><text:span text:style-name="T6"># if !defined(</text:span><text:span text:style-name="T11">identifier)</text:span></text:p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12.801cm" svg:height="3.911cm" svg:x="6.359cm" svg:y="11.434cm">
          <text:p text:style-name="P9"><text:span text:style-name="T7">#ifndef OUTER_TABLE_INCLUDED</text:span></text:p>
          <text:p text:style-name="P9"><text:span text:style-name="T7">#define OUTER_TABLE_INCLUDED</text:span></text:p>
          <text:p text:style-name="P9"><text:span text:style-name="T6">...</text:span></text:p>
          <text:p text:style-name="P9"><text:span text:style-name="T6">...</text:span></text:p>
          <text:p text:style-name="P9"><text:span text:style-name="T6">...</text:span></text:p>
          <text:p text:style-name="P9"><text:span text:style-name="T7">#endif</text:span></text:p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1.002cm" svg:height="1.019cm" svg:x="6.359cm" svg:y="10.323cm">
          <text:p text:style-name="P3"><text:span text:style-name="T9">outer/table.h</text:span></text:p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4.603cm" svg:height="1.023cm" svg:x="18.561cm" svg:y="5.305cm">
          <text:p text:style-name="P3"><text:span text:style-name="T9">equivalent</text:span></text:p>
          <draw:enhanced-geometry svg:viewBox="0 0 21600 21600" draw:type="mso-spt202" draw:enhanced-path="M 0 0 L 21600 0 21600 21600 0 21600 0 0 Z N"/>
        </draw:custom-shape>
        <draw:custom-shape draw:style-name="gr22" draw:text-style-name="P2" draw:layer="layout" svg:width="1.001cm" svg:height="3.598cm" svg:x="17.365cm" svg:y="4.123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1" draw:text-style-name="P2" draw:layer="layout" svg:width="21.448cm" svg:height="0.853cm" svg:x="4.957cm" svg:y="17.524cm">
          <text:p text:style-name="P3"><text:span text:style-name="T17">†</text:span><text:span text:style-name="T18">an idempotent operation produces the same results no matter how many times it is performed</text:span></text:p>
          <draw:enhanced-geometry svg:viewBox="0 0 21600 21600" draw:type="mso-spt202" draw:enhanced-path="M 0 0 L 21600 0 21600 21600 0 21600 0 0 Z N"/>
        </draw:custom-shape>
        <draw:custom-shape draw:style-name="gr21" draw:text-style-name="P2" draw:layer="layout" svg:width="7.559cm" svg:height="2.547cm" svg:x="19.958cm" svg:y="11.324cm">
          <text:p text:style-name="P3"><text:span text:style-name="T9">in a single translation</text:span></text:p>
          <text:p text:style-name="P3"><text:span text:style-name="T9">make sure every source </text:span></text:p>
          <text:p text:style-name="P3"><text:span text:style-name="T9">file has a unique token</text:span></text:p>
          <draw:enhanced-geometry svg:viewBox="0 0 21600 21600" draw:type="mso-spt202" draw:enhanced-path="M 0 0 L 21600 0 21600 21600 0 21600 0 0 Z N"/>
        </draw:custom-shape>
        <draw:line draw:style-name="gr6" draw:text-style-name="P10" draw:layer="layout" svg:x1="19.975cm" svg:y1="11.924cm" svg:x2="17.338cm" svg:y2="11.928cm">
          <text:p/>
        </draw:line>
        <draw:custom-shape draw:style-name="gr21" draw:text-style-name="P2" draw:layer="layout" svg:width="20.602cm" svg:height="1.023cm" svg:x="6.359cm" svg:y="8.727cm">
          <text:p text:style-name="P3"><text:span text:style-name="T9">This is the idiomatic way to make header files idempotent</text:span><text:span text:style-name="T19">†</text:span></text:p>
          <draw:enhanced-geometry svg:viewBox="0 0 21600 21600" draw:type="mso-spt202" draw:enhanced-path="M 0 0 L 21600 0 21600 21600 0 21600 0 0 Z N"/>
        </draw:custom-shape>
        <draw:line draw:style-name="gr7" draw:text-style-name="P10" draw:layer="layout" svg:x1="6.376cm" svg:y1="9.327cm" svg:x2="3.938cm" svg:y2="9.331cm">
          <text:p/>
        </draw:line>
        <draw:custom-shape draw:style-name="gr22" draw:text-style-name="P2" draw:layer="layout" svg:width="1.001cm" svg:height="3.598cm" svg:x="5.153cm" svg:y="11.527cm">
          <text:p/>
          <draw:enhanced-geometry svg:viewBox="0 0 21600 21600" draw:glue-points="0 0 0 21600 21600 10800" draw:text-areas="0 ?f9 7800 ?f10" draw:mirror-horizontal="true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7" draw:text-style-name="P10" draw:layer="layout" svg:x1="3.956cm" svg:y1="9.327cm" svg:x2="3.96cm" svg:y2="13.326cm">
          <text:p/>
        </draw:line>
        <draw:line draw:style-name="gr6" draw:text-style-name="P10" draw:layer="layout" svg:x1="3.956cm" svg:y1="13.326cm" svg:x2="4.758cm" svg:y2="13.331cm">
          <text:p/>
        </draw:line>
        <presentation:notes draw:style-name="dp2">
          <draw:custom-shape draw:style-name="gr3" draw:text-style-name="P2" draw:layer="layout" svg:width="13.472cm" svg:height="9.327cm" svg:x="3.126cm" svg:y="1.896cm">
            <text:p/>
            <draw:enhanced-geometry svg:viewBox="0 0 21600 21600" draw:type="mso-spt202" draw:enhanced-path="M 0 0 L 21600 0 21600 21600 0 21600 0 0 Z N"/>
          </draw:custom-shape>
          <draw:frame presentation:style-name="pr4" draw:text-style-name="P2" draw:layer="layout" svg:width="14.394cm" svg:height="11.242cm" svg:x="2.963cm" svg:y="11.861cm" presentation:class="notes" presentation:user-transformed="true">
            <draw:text-box>
              <text:p text:style-name="P7"><text:span text:style-name="T4">Another technique developers sometimes use to ensure their header files are idempotent is to include the current date/time as part of the token. For example:</text:span></text:p>
              <text:p text:style-name="P7"><text:span text:style-name="T4">#ifndef <text:s/>TABLE_2008_April_10th_10_23AM</text:span></text:p>
              <text:p text:style-name="P7"><text:span text:style-name="T4">#define TABLE_2008_April_10th_10_23AM</text:span></text:p>
              <text:p text:style-name="P7"><text:span text:style-name="T4">…</text:span></text:p>
              <text:p text:style-name="P7"><text:span text:style-name="T4">#endif</text:span></text:p>
              <text:p text:style-name="P7"><text:span text:style-name="T4"/></text:p>
              <text:p text:style-name="P7"><text:span text:style-name="T4"/></text:p>
            </draw:text-box>
          </draw:frame>
        </presentation:notes>
      </draw:page>
      <draw:page draw:name="page13" draw:style-name="dp1" draw:master-page-name="Default" presentation:presentation-page-layout-name="AL1T1" presentation:use-footer-name="ftr1">
        <draw:frame presentation:style-name="pr5" draw:text-style-name="P4" draw:layer="layout" svg:width="2.328cm" svg:height="14.817cm" svg:x="0.847cm" svg:y="3.174cm" presentation:class="title" presentation:user-transformed="true">
          <draw:text-box>
            <text:p text:style-name="P5"><text:span text:style-name="T3">#include</text:span></text:p>
          </draw:text-box>
        </draw:frame>
        <draw:frame presentation:style-name="pr3" draw:text-style-name="P2" draw:layer="layout" svg:width="22.649cm" svg:height="16.934cm" svg:x="3.597cm" svg:y="1.058cm" presentation:class="outline" presentation:user-transformed="true">
          <draw:text-box>
            <text:list text:style-name="L3">
              <text:list-item>
                <text:p text:style-name="P6"><text:span text:style-name="T3"><text:s/></text:span><text:span text:style-name="T3">the commonest directive</text:span></text:p>
                <text:list text:style-name="L4">
                  <text:list-item>
                    <text:p text:style-name="P8"><text:span text:style-name="T3">#include X is replaced by the entire contents of X</text:span></text:p>
                  </text:list-item>
                  <text:list-item>
                    <text:p text:style-name="P8"><text:span text:style-name="T3">&gt;50% of compilation is typically for #inclusions</text:span></text:p>
                  </text:list-item>
                </text:list>
              </text:list-item>
            </text:list>
          </draw:text-box>
        </draw:frame>
        <draw:custom-shape draw:style-name="gr15" draw:text-style-name="P2" draw:layer="layout" svg:width="14.804cm" svg:height="0.87cm" svg:x="6.557cm" svg:y="6.526cm">
          <text:p text:style-name="P9"><text:span text:style-name="T6"># include &lt; </text:span><text:span text:style-name="T11">h-chars</text:span><text:span text:style-name="T6"> &gt;</text:span></text:p>
          <draw:enhanced-geometry svg:viewBox="0 0 21600 21600" draw:type="mso-spt202" draw:enhanced-path="M 0 0 L 21600 0 21600 21600 0 21600 0 0 Z N"/>
        </draw:custom-shape>
        <draw:custom-shape draw:style-name="gr15" draw:text-style-name="P2" draw:layer="layout" svg:width="14.804cm" svg:height="0.87cm" svg:x="6.557cm" svg:y="9.062cm">
          <text:p text:style-name="P9"><text:span text:style-name="T6"># include " </text:span><text:span text:style-name="T11">q-chars</text:span><text:span text:style-name="T6"> "</text:span></text:p>
          <draw:enhanced-geometry svg:viewBox="0 0 21600 21600" draw:type="mso-spt202" draw:enhanced-path="M 0 0 L 21600 0 21600 21600 0 21600 0 0 Z N"/>
        </draw:custom-shape>
        <draw:custom-shape draw:style-name="gr15" draw:text-style-name="P2" draw:layer="layout" svg:width="14.804cm" svg:height="0.87cm" svg:x="6.557cm" svg:y="11.461cm">
          <text:p text:style-name="P9"><text:span text:style-name="T6"># include </text:span><text:span text:style-name="T11">pp-tokens</text:span></text:p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10.2cm" svg:height="3.302cm" svg:x="11.359cm" svg:y="14.226cm">
          <text:p text:style-name="P9"><text:span text:style-name="T7">#include "outer\table.h"</text:span></text:p>
          <text:p text:style-name="P9"><text:span text:style-name="T7"/></text:p>
          <text:p text:style-name="P9"><text:span text:style-name="T7">#include &lt;stdio.h&gt;</text:span></text:p>
          <text:p text:style-name="P9"><text:span text:style-name="T7"/></text:p>
          <text:p text:style-name="P9"><text:span text:style-name="T7">#include INCFILE</text:span></text:p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7.999cm" svg:height="1.019cm" svg:x="18.561cm" svg:y="12.828cm">
          <text:p text:style-name="P3"><text:span text:style-name="T9">is this a tab character?</text:span></text:p>
          <draw:enhanced-geometry svg:viewBox="0 0 21600 21600" draw:type="rectangle" draw:enhanced-path="M 0 0 L 21600 0 21600 21600 0 21600 0 0 Z N"/>
        </draw:custom-shape>
        <draw:line draw:style-name="gr7" draw:text-style-name="P10" draw:layer="layout" svg:x1="18.577cm" svg:y1="13.428cm" svg:x2="17.342cm" svg:y2="13.432cm">
          <text:p/>
        </draw:line>
        <draw:line draw:style-name="gr6" draw:text-style-name="P10" draw:layer="layout" svg:x1="17.361cm" svg:y1="13.428cm" svg:x2="17.365cm" svg:y2="14.027cm">
          <text:p/>
        </draw:line>
        <draw:custom-shape draw:style-name="gr5" draw:text-style-name="P2" draw:layer="layout" svg:width="14.001cm" svg:height="1.019cm" svg:x="12.96cm" svg:y="5.323cm">
          <text:p text:style-name="P3"><text:span text:style-name="T9">h-char == any character except &gt; or newline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4.001cm" svg:height="1.019cm" svg:x="12.96cm" svg:y="7.911cm">
          <text:p text:style-name="P3"><text:span text:style-name="T9">q-char == any character except " or newline</text:span></text:p>
          <draw:enhanced-geometry svg:viewBox="0 0 21600 21600" draw:type="rectangle" draw:enhanced-path="M 0 0 L 21600 0 21600 21600 0 21600 0 0 Z N"/>
        </draw:custom-shape>
        <draw:line draw:style-name="gr7" draw:text-style-name="P10" draw:layer="layout" svg:x1="13.176cm" svg:y1="5.927cm" svg:x2="12.14cm" svg:y2="5.931cm">
          <text:p/>
        </draw:line>
        <draw:line draw:style-name="gr6" draw:text-style-name="P10" draw:layer="layout" svg:x1="12.158cm" svg:y1="5.927cm" svg:x2="12.162cm" svg:y2="6.526cm">
          <text:p/>
        </draw:line>
        <draw:line draw:style-name="gr7" draw:text-style-name="P10" draw:layer="layout" svg:x1="13.176cm" svg:y1="8.528cm" svg:x2="12.14cm" svg:y2="8.533cm">
          <text:p/>
        </draw:line>
        <draw:line draw:style-name="gr6" draw:text-style-name="P10" draw:layer="layout" svg:x1="12.158cm" svg:y1="8.528cm" svg:x2="12.162cm" svg:y2="9.128cm">
          <text:p/>
        </draw:line>
        <draw:custom-shape draw:style-name="gr5" draw:text-style-name="P2" draw:layer="layout" svg:width="14.001cm" svg:height="1.019cm" svg:x="12.96cm" svg:y="10.328cm">
          <text:p text:style-name="P3"><text:span text:style-name="T9">much rarer third form must expand to &lt;&gt; or ""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8cm" svg:height="1.019cm" svg:x="4.158cm" svg:y="14.124cm">
          <text:p text:style-name="P3"><text:span text:style-name="T9">"" for local headers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8cm" svg:height="1.019cm" svg:x="4.158cm" svg:y="15.306cm">
          <text:p text:style-name="P3"><text:span text:style-name="T9">&lt;&gt; for system headers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8cm" svg:height="1.019cm" svg:x="4.158cm" svg:y="16.506cm">
          <text:p text:style-name="P3"><text:span text:style-name="T9">rarer</text:span></text:p>
          <draw:enhanced-geometry svg:viewBox="0 0 21600 21600" draw:type="rectangle" draw:enhanced-path="M 0 0 L 21600 0 21600 21600 0 21600 0 0 Z N"/>
        </draw:custom-shape>
        <draw:line draw:style-name="gr6" draw:text-style-name="P10" draw:layer="layout" svg:x1="9.957cm" svg:y1="14.724cm" svg:x2="11.359cm" svg:y2="14.728cm">
          <text:p/>
        </draw:line>
        <draw:line draw:style-name="gr6" draw:text-style-name="P10" draw:layer="layout" svg:x1="10.76cm" svg:y1="15.928cm" svg:x2="11.359cm" svg:y2="15.932cm">
          <text:p/>
        </draw:line>
        <draw:line draw:style-name="gr6" draw:text-style-name="P10" draw:layer="layout" svg:x1="7.157cm" svg:y1="17.127cm" svg:x2="11.359cm" svg:y2="17.132cm">
          <text:p/>
        </draw:line>
        <draw:custom-shape draw:style-name="gr5" draw:text-style-name="P2" draw:layer="layout" svg:width="4.803cm" svg:height="1.781cm" svg:x="22.714cm" svg:y="14.124cm">
          <text:p text:style-name="P3"><text:span text:style-name="T9">this is </text:span><text:span text:style-name="T20">not</text:span><text:span text:style-name="T9"> a</text:span></text:p>
          <text:p text:style-name="P3"><text:span text:style-name="T9">string literal</text:span></text:p>
          <draw:enhanced-geometry svg:viewBox="0 0 21600 21600" draw:type="rectangle" draw:enhanced-path="M 0 0 L 21600 0 21600 21600 0 21600 0 0 Z N"/>
        </draw:custom-shape>
        <draw:line draw:style-name="gr6" draw:text-style-name="P10" draw:layer="layout" svg:x1="22.775cm" svg:y1="14.724cm" svg:x2="20.742cm" svg:y2="14.728cm">
          <text:p/>
        </draw:line>
        <presentation:notes draw:style-name="dp2">
          <draw:custom-shape draw:style-name="gr3" draw:text-style-name="P2" draw:layer="layout" svg:width="13.472cm" svg:height="9.327cm" svg:x="3.126cm" svg:y="1.896cm">
            <text:p/>
            <draw:enhanced-geometry svg:viewBox="0 0 21600 21600" draw:type="mso-spt202" draw:enhanced-path="M 0 0 L 21600 0 21600 21600 0 21600 0 0 Z N"/>
          </draw:custom-shape>
          <draw:frame presentation:style-name="pr4" draw:text-style-name="P2" draw:layer="layout" svg:width="14.394cm" svg:height="11.242cm" svg:x="2.963cm" svg:y="11.861cm" presentation:class="notes" presentation:user-transformed="true">
            <draw:text-box>
              <text:p text:style-name="P7"><text:span text:style-name="T4">The locations where the translator searches for the files named between the &lt;&gt; or "" characters are implementation defined.</text:span></text:p>
              <text:p text:style-name="P7"><text:span text:style-name="T4">If the location search fails for the "q-chars" version the translator will try again as if it read &lt;q-chars&gt;.</text:span></text:p>
              <text:p text:style-name="P7"><text:span text:style-name="T4">The sequence \t (for example) in a #include filename may or may not be a tab character. It depends on the implementation-defined mapping of the physical source file characters in phase 1. The filename can be made more portable by using a forward slash instead of a backslash.</text:span></text:p>
              <text:p text:style-name="P7"><text:span text:style-name="T4"><text:s text:c="4"/></text:span><text:span text:style-name="T4">#include "outer/table.h"</text:span></text:p>
              <text:p text:style-name="P7"><text:span text:style-name="T4">The use of the third kind of #include is less common but is quite often used by frameworks.</text:span></text:p>
            </draw:text-box>
          </draw:frame>
        </presentation:notes>
      </draw:page>
      <draw:page draw:name="page14" draw:style-name="dp1" draw:master-page-name="Default" presentation:presentation-page-layout-name="AL1T1" presentation:use-footer-name="ftr1">
        <draw:frame presentation:style-name="pr5" draw:text-style-name="P4" draw:layer="layout" svg:width="2.328cm" svg:height="14.817cm" svg:x="0.847cm" svg:y="3.174cm" presentation:class="title" presentation:user-transformed="true">
          <draw:text-box>
            <text:p text:style-name="P5"><text:span text:style-name="T3">order order</text:span></text:p>
          </draw:text-box>
        </draw:frame>
        <draw:frame presentation:style-name="pr3" draw:text-style-name="P2" draw:layer="layout" svg:width="22.649cm" svg:height="16.934cm" svg:x="3.597cm" svg:y="1.058cm" presentation:class="outline" presentation:user-transformed="true">
          <draw:text-box>
            <text:list text:style-name="L3">
              <text:list-item>
                <text:p text:style-name="P6"><text:span text:style-name="T3"><text:s/></text:span><text:span text:style-name="T3">#include local header before system headers</text:span></text:p>
                <text:list text:style-name="L4">
                  <text:list-item>
                    <text:p text:style-name="P8"><text:span text:style-name="T3">this helps to ensures they don’t accidentally compile because of a previous #include</text:span></text:p>
                  </text:list-item>
                  <text:list-item>
                    <text:p text:style-name="P8"><text:span text:style-name="T3">a source file should #include its own header before any other header</text:span></text:p>
                  </text:list-item>
                  <text:list-item>
                    <text:p text:style-name="P8"><text:span text:style-name="T3">consider checking each header compiles individually as part of the build</text:span></text:p>
                  </text:list-item>
                </text:list>
              </text:list-item>
            </text:list>
          </draw:text-box>
        </draw:frame>
        <draw:custom-shape draw:style-name="gr4" draw:text-style-name="P2" draw:layer="layout" svg:width="8.599cm" svg:height="2.084cm" svg:x="5.759cm" svg:y="13.445cm">
          <text:p text:style-name="P9"><text:span text:style-name="T7">#include &lt;stdio.h&gt;</text:span></text:p>
          <text:p text:style-name="P9"><text:span text:style-name="T7">#include "eg.h"</text:span></text:p>
          <text:p text:style-name="P9"><text:span text:style-name="T7">...</text:span></text:p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7.801cm" svg:height="1.475cm" svg:x="10.16cm" svg:y="10.328cm">
          <text:p text:style-name="P9"><text:span text:style-name="T8">FILE * eg(</text:span><text:span text:style-name="T5">void</text:span><text:span text:style-name="T8">);</text:span></text:p>
          <text:p text:style-name="P9"><text:span text:style-name="T7">...</text:span></text:p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7.999cm" svg:height="1.019cm" svg:x="10.16cm" svg:y="9.327cm">
          <text:p text:style-name="P3"><text:span text:style-name="T9">eg.h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8.802cm" svg:height="2.084cm" svg:x="16.96cm" svg:y="13.445cm">
          <text:p text:style-name="P9"><text:span text:style-name="T7">#include "eg.h"</text:span></text:p>
          <text:p text:style-name="P9"><text:span text:style-name="T7">#include &lt;stdio.h&gt;</text:span></text:p>
          <text:p text:style-name="P9"><text:span text:style-name="T7">...</text:span></text:p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7.999cm" svg:height="1.019cm" svg:x="5.556cm" svg:y="12.308cm">
          <text:p text:style-name="P3"><text:span text:style-name="T9">eg.c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7.999cm" svg:height="1.019cm" svg:x="16.96cm" svg:y="12.325cm">
          <text:p text:style-name="P3"><text:span text:style-name="T9">eg.c</text:span></text:p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3.201cm" svg:height="3.295cm" svg:x="7.757cm" svg:y="14.83cm">
          <text:p text:style-name="P3"><text:span text:style-name="T21"></text:span></text:p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3.192cm" svg:height="2.801cm" svg:x="9.759cm" svg:y="15.13cm">
          <text:p text:style-name="P3"><text:span text:style-name="T22"></text:span></text:p>
          <draw:enhanced-geometry svg:viewBox="0 0 21600 21600" draw:type="mso-spt202" draw:enhanced-path="M 0 0 L 21600 0 21600 21600 0 21600 0 0 Z N"/>
        </draw:custom-shape>
        <draw:custom-shape draw:style-name="gr23" draw:text-style-name="P2" draw:layer="layout" svg:width="2.016cm" svg:height="2.787cm" svg:x="18.957cm" svg:y="15.139cm">
          <text:p text:style-name="P3"><text:span text:style-name="T23"></text:span></text:p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3.193cm" svg:height="2.801cm" svg:x="20.558cm" svg:y="14.94cm">
          <text:p text:style-name="P3"><text:span text:style-name="T22"></text:span></text:p>
          <draw:enhanced-geometry svg:viewBox="0 0 21600 21600" draw:type="mso-spt202" draw:enhanced-path="M 0 0 L 21600 0 21600 21600 0 21600 0 0 Z N"/>
        </draw:custom-shape>
        <draw:custom-shape draw:style-name="gr20" draw:text-style-name="P2" draw:layer="layout" svg:width="1.453cm" svg:height="2.797cm" svg:x="8.757cm" svg:y="9.327cm">
          <text:p text:style-name="P5"><text:span text:style-name="T16">?</text:span></text:p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6.403cm" svg:height="1.781cm" svg:x="19.359cm" svg:y="10.125cm">
          <text:p text:style-name="P3"><text:span text:style-name="T9">this should #include</text:span></text:p>
          <text:p text:style-name="P3"><text:span text:style-name="T9">&lt;stdio.h&gt; itself</text:span></text:p>
          <draw:enhanced-geometry svg:viewBox="0 0 21600 21600" draw:type="rectangle" draw:enhanced-path="M 0 0 L 21600 0 21600 21600 0 21600 0 0 Z N"/>
        </draw:custom-shape>
        <draw:line draw:style-name="gr6" draw:text-style-name="P10" draw:layer="layout" svg:x1="19.376cm" svg:y1="11.126cm" svg:x2="17.542cm" svg:y2="11.13cm">
          <text:p/>
        </draw:line>
        <presentation:notes draw:style-name="dp2">
          <draw:custom-shape draw:style-name="gr3" draw:text-style-name="P2" draw:layer="layout" svg:width="13.472cm" svg:height="9.327cm" svg:x="3.126cm" svg:y="1.896cm">
            <text:p/>
            <draw:enhanced-geometry svg:viewBox="0 0 21600 21600" draw:type="mso-spt202" draw:enhanced-path="M 0 0 L 21600 0 21600 21600 0 21600 0 0 Z N"/>
          </draw:custom-shape>
          <draw:frame presentation:style-name="pr4" draw:text-style-name="P2" draw:layer="layout" svg:width="14.394cm" svg:height="11.242cm" svg:x="2.963cm" svg:y="11.861cm" presentation:class="notes" presentation:user-transformed="true">
            <draw:text-box>
              <text:p text:style-name="P7"><text:span text:style-name="T4">Many compilers do not (by default) allow you to compile a .h file. </text:span></text:p>
              <text:p text:style-name="P7"><text:span text:style-name="T4">However, compilers often have a switch which can be thrown to force a compilation. For example, on the Microsoft compiler uses the /TC command line switch for force a file to be compiled as C (regardless of its filename extension). </text:span></text:p>
              <text:p text:style-name="P7"><text:span text:style-name="T4">Another option is to copy a .h file to a file with a .c extension so it can be compiled.</text:span></text:p>
            </draw:text-box>
          </draw:frame>
        </presentation:notes>
      </draw:page>
      <draw:page draw:name="page15" draw:style-name="dp1" draw:master-page-name="Default" presentation:presentation-page-layout-name="AL1T1" presentation:use-footer-name="ftr1">
        <draw:frame presentation:style-name="pr5" draw:text-style-name="P4" draw:layer="layout" svg:width="2.328cm" svg:height="14.817cm" svg:x="0.847cm" svg:y="3.174cm" presentation:class="title" presentation:user-transformed="true">
          <draw:text-box>
            <text:p text:style-name="P5"><text:span text:style-name="T3">#error</text:span></text:p>
          </draw:text-box>
        </draw:frame>
        <draw:frame presentation:style-name="pr3" draw:text-style-name="P2" draw:layer="layout" svg:width="22.649cm" svg:height="16.934cm" svg:x="3.597cm" svg:y="1.058cm" presentation:class="outline" presentation:user-transformed="true">
          <draw:text-box>
            <text:list text:style-name="L3">
              <text:list-item>
                <text:p text:style-name="P6"><text:span text:style-name="T3"><text:s/></text:span><text:span text:style-name="T3">the #error directive</text:span></text:p>
                <text:list text:style-name="L4">
                  <text:list-item>
                    <text:p text:style-name="P8"><text:span text:style-name="T3">issues the specific diagnostic message</text:span></text:p>
                  </text:list-item>
                  <text:list-item>
                    <text:p text:style-name="P8"><text:span text:style-name="T3">terminates the translation as a failure</text:span></text:p>
                  </text:list-item>
                  <text:list-item>
                    <text:p text:style-name="P8"><text:span text:style-name="T3">useful when conditional</text:span></text:p>
                  </text:list-item>
                </text:list>
              </text:list-item>
            </text:list>
          </draw:text-box>
        </draw:frame>
        <draw:custom-shape draw:style-name="gr4" draw:text-style-name="P2" draw:layer="layout" svg:width="14.926cm" svg:height="5.738cm" svg:x="6.765cm" svg:y="10.795cm">
          <text:p text:style-name="P9"><text:span text:style-name="T7"/></text:p>
          <text:p text:style-name="P9"><text:span text:style-name="T7">#if TARGET == 1</text:span></text:p>
          <text:p text:style-name="P9"><text:span text:style-name="T7"># <text:s/>define INCFILE "version1.h"</text:span></text:p>
          <text:p text:style-name="P9"><text:span text:style-name="T7">#elif TARGET == 2</text:span></text:p>
          <text:p text:style-name="P9"><text:span text:style-name="T7"># <text:s/>define INCFILE "version2.h"</text:span></text:p>
          <text:p text:style-name="P9"><text:span text:style-name="T7">#else</text:span></text:p>
          <text:p text:style-name="P9"><text:span text:style-name="T7"># <text:s/>error "TARGET must be 1 or 2"</text:span></text:p>
          <text:p text:style-name="P9"><text:span text:style-name="T7">#endif</text:span></text:p>
          <text:p text:style-name="P9"><text:span text:style-name="T7"/></text:p>
          <draw:enhanced-geometry svg:viewBox="0 0 21600 21600" draw:type="mso-spt202" draw:enhanced-path="M 0 0 L 21600 0 21600 21600 0 21600 0 0 Z N"/>
        </draw:custom-shape>
        <draw:custom-shape draw:style-name="gr15" draw:text-style-name="P2" draw:layer="layout" svg:width="14.804cm" svg:height="0.953cm" svg:x="6.76cm" svg:y="7.095cm">
          <text:p text:style-name="P9"><text:span text:style-name="T6"># error </text:span><text:span text:style-name="T11">pp-tokens</text:span><text:span text:style-name="T24">opt</text:span></text:p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6.398cm" svg:height="1.019cm" svg:x="10.963cm" svg:y="8.498cm">
          <text:p text:style-name="P3"><text:span text:style-name="T9">diagnostic message</text:span></text:p>
          <draw:enhanced-geometry svg:viewBox="0 0 21600 21600" draw:type="rectangle" draw:enhanced-path="M 0 0 L 21600 0 21600 21600 0 21600 0 0 Z N"/>
        </draw:custom-shape>
        <draw:line draw:style-name="gr6" draw:text-style-name="P10" draw:layer="layout" svg:x1="10.963cm" svg:y1="9.115cm" svg:x2="10.967cm" svg:y2="8.079cm">
          <text:p/>
        </draw:line>
        <draw:line draw:style-name="gr6" draw:text-style-name="P10" draw:layer="layout" svg:x1="22.979cm" svg:y1="14.918cm" svg:x2="19.341cm" svg:y2="14.923cm">
          <text:p/>
        </draw:line>
        <presentation:notes draw:style-name="dp2">
          <draw:custom-shape draw:style-name="gr3" draw:text-style-name="P2" draw:layer="layout" svg:width="13.472cm" svg:height="9.327cm" svg:x="3.126cm" svg:y="1.896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4.376cm" svg:height="11.481cm" svg:x="2.963cm" svg:y="11.86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 presentation:use-footer-name="ftr1">
        <draw:frame presentation:style-name="pr5" draw:text-style-name="P4" draw:layer="layout" svg:width="2.328cm" svg:height="14.817cm" svg:x="0.847cm" svg:y="3.174cm" presentation:class="title" presentation:user-transformed="true">
          <draw:text-box>
            <text:p text:style-name="P5"><text:span text:style-name="T3">#pragma</text:span></text:p>
          </draw:text-box>
        </draw:frame>
        <draw:frame presentation:style-name="pr3" draw:text-style-name="P2" draw:layer="layout" svg:width="22.649cm" svg:height="16.934cm" svg:x="3.597cm" svg:y="1.058cm" presentation:class="outline" presentation:user-transformed="true">
          <draw:text-box>
            <text:list text:style-name="L3">
              <text:list-item>
                <text:p text:style-name="P6"><text:span text:style-name="T3"><text:s/></text:span><text:span text:style-name="T3">causes implementation-defined behaviour</text:span></text:p>
              </text:list-item>
            </text:list>
            <text:p text:style-name="P6"><text:span text:style-name="T3"/></text:p>
            <text:p text:style-name="P6"><text:span text:style-name="T3"/></text:p>
            <text:list text:continue-numbering="true" text:style-name="L3">
              <text:list-item>
                <text:p text:style-name="P6"><text:span text:style-name="T3"><text:s/></text:span><text:span text:style-name="T3">also available via the _Pragma operator</text:span></text:p>
              </text:list-item>
            </text:list>
          </draw:text-box>
        </draw:frame>
        <draw:custom-shape draw:style-name="gr15" draw:text-style-name="P2" draw:layer="layout" svg:width="14.803cm" svg:height="0.953cm" svg:x="6.756cm" svg:y="3.523cm">
          <text:p text:style-name="P9"><text:span text:style-name="T6"># pragma </text:span><text:span text:style-name="T11">pp-tokens</text:span><text:span text:style-name="T24">opt</text:span></text:p>
          <draw:enhanced-geometry svg:viewBox="0 0 21600 21600" draw:type="mso-spt202" draw:enhanced-path="M 0 0 L 21600 0 21600 21600 0 21600 0 0 Z N"/>
        </draw:custom-shape>
        <draw:custom-shape draw:style-name="gr15" draw:text-style-name="P2" draw:layer="layout" svg:width="14.803cm" svg:height="0.87cm" svg:x="6.756cm" svg:y="7.66cm">
          <text:p text:style-name="P9"><text:span text:style-name="T6">_Pragma ( string-literal )</text:span></text:p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15.602cm" svg:height="2.693cm" svg:x="4.758cm" svg:y="10.323cm">
          <text:p text:style-name="P9"><text:span text:style-name="T7">#pragma ivdep /* vectorization hint */</text:span></text:p>
          <text:p text:style-name="P9"><text:span text:style-name="T7"/></text:p>
          <text:p text:style-name="P9"><text:span text:style-name="T6">while (n-- &gt; 0)</text:span></text:p>
          <text:p text:style-name="P9"><text:span text:style-name="T6"><text:s/></text:span><text:span text:style-name="T6">...</text:span></text:p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15.602cm" svg:height="3.302cm" svg:x="4.758cm" svg:y="14.124cm">
          <text:p text:style-name="P9"><text:span text:style-name="T7">#define VECTOR_HINT _Pragma("ivdep")</text:span></text:p>
          <text:p text:style-name="P9"><text:span text:style-name="T7"/></text:p>
          <text:p text:style-name="P9"><text:span text:style-name="T7">VECTOR_HINT</text:span></text:p>
          <text:p text:style-name="P9"><text:span text:style-name="T6">while (n-- &gt; 0)</text:span></text:p>
          <text:p text:style-name="P9"><text:span text:style-name="T6"><text:s/></text:span><text:span text:style-name="T6">...</text:span></text:p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2" draw:layer="layout" svg:width="13.472cm" svg:height="9.327cm" svg:x="3.126cm" svg:y="1.896cm">
            <text:p/>
            <draw:enhanced-geometry svg:viewBox="0 0 21600 21600" draw:type="mso-spt202" draw:enhanced-path="M 0 0 L 21600 0 21600 21600 0 21600 0 0 Z N"/>
          </draw:custom-shape>
          <draw:frame presentation:style-name="pr4" draw:text-style-name="P2" draw:layer="layout" svg:width="14.394cm" svg:height="11.242cm" svg:x="2.963cm" svg:y="11.861cm" presentation:class="notes" presentation:user-transformed="true">
            <draw:text-box>
              <text:p text:style-name="P7"><text:span text:style-name="T4">The standard defines the #pragma directive in clause 6.10.6 and the _Pragma operator in clause 6.10.9</text:span></text:p>
              <text:p text:style-name="P7"><text:span text:style-name="T4">The standard reserves the following three specific #pragmas</text:span></text:p>
              <text:p text:style-name="P7"><text:span text:style-name="T4"><text:s text:c="4"/></text:span><text:span text:style-name="T4">#pragma STDC FP_CONTRACT </text:span><text:span text:style-name="T15">on-off</text:span></text:p>
              <text:p text:style-name="P7"><text:span text:style-name="T4"><text:s text:c="4"/></text:span><text:span text:style-name="T4">#pragma STDC FENV_ACCESS </text:span><text:span text:style-name="T15">on-off</text:span></text:p>
              <text:p text:style-name="P7"><text:span text:style-name="T4"><text:s text:c="4"/></text:span><text:span text:style-name="T4">#pragma STDC_CX_LIMITED_RANGE </text:span><text:span text:style-name="T15">on-off</text:span></text:p>
              <text:p text:style-name="P7"><text:span text:style-name="T4">where </text:span><text:span text:style-name="T15">on-off</text:span><text:span text:style-name="T4"> is either ON or OFF or DEFAULT</text:span></text:p>
            </draw:text-box>
          </draw:frame>
        </presentation:notes>
      </draw:page>
      <draw:page draw:name="page17" draw:style-name="dp1" draw:master-page-name="Default" presentation:presentation-page-layout-name="AL1T1" presentation:use-footer-name="ftr1">
        <draw:custom-shape draw:style-name="gr14" draw:text-style-name="P2" draw:layer="layout" svg:width="21.404cm" svg:height="6.403cm" svg:x="4.957cm" svg:y="11.32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21.404cm" svg:height="6.2cm" svg:x="4.957cm" svg:y="4.524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4" draw:layer="layout" svg:width="2.328cm" svg:height="14.817cm" svg:x="0.847cm" svg:y="3.174cm" presentation:class="title" presentation:user-transformed="true">
          <draw:text-box>
            <text:p text:style-name="P5"><text:span text:style-name="T3">guidelines</text:span></text:p>
          </draw:text-box>
        </draw:frame>
        <draw:frame presentation:style-name="pr3" draw:text-style-name="P2" draw:layer="layout" svg:width="22.649cm" svg:height="16.934cm" svg:x="3.597cm" svg:y="1.058cm" presentation:class="outline" presentation:user-transformed="true">
          <draw:text-box>
            <text:list text:style-name="L3">
              <text:list-item>
                <text:p text:style-name="P6"><text:span text:style-name="T3"><text:s/></text:span><text:span text:style-name="T3">macro names should never use lowercase</text:span></text:p>
                <text:list text:style-name="L4">
                  <text:list-item>
                    <text:p text:style-name="P8"><text:span text:style-name="T3">uppercase and underscore only</text:span></text:p>
                  </text:list-item>
                </text:list>
              </text:list-item>
            </text:list>
            <text:p text:style-name="P8"><text:span text:style-name="T3"/></text:p>
            <text:p text:style-name="P8"><text:span text:style-name="T3"/></text:p>
            <text:p text:style-name="P8"><text:span text:style-name="T3"/></text:p>
            <text:p text:style-name="P8"><text:span text:style-name="T3"/></text:p>
            <text:p text:style-name="P6"><text:span text:style-name="T3"/></text:p>
          </draw:text-box>
        </draw:frame>
        <draw:custom-shape draw:style-name="gr4" draw:text-style-name="P2" draw:layer="layout" svg:width="17.599cm" svg:height="0.866cm" svg:x="6.156cm" svg:y="5.455cm">
          <text:p text:style-name="P9"><text:span text:style-name="T7">#define max(a,b) <text:s/>((a) &gt; (b) ? (a) : (b))</text:span></text:p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17.599cm" svg:height="0.866cm" svg:x="6.156cm" svg:y="12.462cm">
          <text:p text:style-name="P9"><text:span text:style-name="T7">#define MAX(a,b) <text:s/>((a) &gt; (b) ? (a) : (b))</text:span></text:p>
          <draw:enhanced-geometry svg:viewBox="0 0 21600 21600" draw:type="mso-spt202" draw:enhanced-path="M 0 0 L 21600 0 21600 21600 0 21600 0 0 Z N"/>
        </draw:custom-shape>
        <draw:custom-shape draw:style-name="gr20" draw:text-style-name="P2" draw:layer="layout" svg:width="1.453cm" svg:height="2.797cm" svg:x="23.56cm" svg:y="4.326cm">
          <text:p text:style-name="P5"><text:span text:style-name="T16">?</text:span></text:p>
          <draw:enhanced-geometry svg:viewBox="0 0 21600 21600" draw:type="mso-spt202" draw:enhanced-path="M 0 0 L 21600 0 21600 21600 0 21600 0 0 Z N"/>
        </draw:custom-shape>
        <draw:custom-shape draw:style-name="gr20" draw:text-style-name="P2" draw:layer="layout" svg:width="1.453cm" svg:height="2.797cm" svg:x="24.508cm" svg:y="4.326cm">
          <text:p text:style-name="P5"><text:span text:style-name="T16">?</text:span></text:p>
          <draw:enhanced-geometry svg:viewBox="0 0 21600 21600" draw:type="mso-spt202" draw:enhanced-path="M 0 0 L 21600 0 21600 21600 0 21600 0 0 Z N"/>
        </draw:custom-shape>
        <draw:custom-shape draw:style-name="gr20" draw:text-style-name="P2" draw:layer="layout" svg:width="1.453cm" svg:height="2.797cm" svg:x="23.957cm" svg:y="11.13cm">
          <text:p text:style-name="P5"><text:span text:style-name="T16">?</text:span></text:p>
          <draw:enhanced-geometry svg:viewBox="0 0 21600 21600" draw:type="mso-spt202" draw:enhanced-path="M 0 0 L 21600 0 21600 21600 0 21600 0 0 Z N"/>
        </draw:custom-shape>
        <draw:custom-shape draw:style-name="gr16" draw:text-style-name="P2" draw:layer="layout" svg:width="1.398cm" svg:height="3.197cm" svg:x="3.559cm" svg:y="9.92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" draw:text-style-name="P2" draw:layer="layout" svg:width="14.803cm" svg:height="0.87cm" svg:x="6.156cm" svg:y="8.661cm">
          <text:p text:style-name="P9"><text:span text:style-name="T6">max(delta, precision);</text:span></text:p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9.002cm" svg:height="1.019cm" svg:x="6.76cm" svg:y="6.923cm">
          <text:p text:style-name="P3"><text:span text:style-name="T9">this looks like a function call (with a sequence point) but it's not</text:span></text:p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14.803cm" svg:height="0.87cm" svg:x="6.156cm" svg:y="15.663cm">
          <text:p text:style-name="P9"><text:span text:style-name="T6">MAX(delta, precision);</text:span></text:p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4.001cm" svg:height="1.019cm" svg:x="6.557cm" svg:y="14.124cm">
          <text:p text:style-name="P3"><text:span text:style-name="T9">this looks like a function macro</text:span></text:p>
          <draw:enhanced-geometry svg:viewBox="0 0 21600 21600" draw:type="rectangle" draw:enhanced-path="M 0 0 L 21600 0 21600 21600 0 21600 0 0 Z N"/>
        </draw:custom-shape>
        <draw:line draw:style-name="gr7" draw:text-style-name="P10" draw:layer="layout" svg:x1="6.574cm" svg:y1="7.523cm" svg:x2="5.339cm" svg:y2="7.527cm">
          <text:p/>
        </draw:line>
        <draw:line draw:style-name="gr7" draw:text-style-name="P10" draw:layer="layout" svg:x1="5.358cm" svg:y1="7.523cm" svg:x2="5.362cm" svg:y2="9.124cm">
          <text:p/>
        </draw:line>
        <draw:line draw:style-name="gr6" draw:text-style-name="P10" draw:layer="layout" svg:x1="5.358cm" svg:y1="9.124cm" svg:x2="5.958cm" svg:y2="9.128cm">
          <text:p/>
        </draw:line>
        <draw:line draw:style-name="gr7" draw:text-style-name="P10" draw:layer="layout" svg:x1="6.772cm" svg:y1="14.724cm" svg:x2="5.339cm" svg:y2="14.728cm">
          <text:p/>
        </draw:line>
        <draw:line draw:style-name="gr7" draw:text-style-name="P10" draw:layer="layout" svg:x1="5.358cm" svg:y1="14.724cm" svg:x2="5.362cm" svg:y2="16.126cm">
          <text:p/>
        </draw:line>
        <draw:line draw:style-name="gr6" draw:text-style-name="P10" draw:layer="layout" svg:x1="5.358cm" svg:y1="16.126cm" svg:x2="5.958cm" svg:y2="16.131cm">
          <text:p/>
        </draw:line>
        <presentation:notes draw:style-name="dp2">
          <draw:custom-shape draw:style-name="gr3" draw:text-style-name="P2" draw:layer="layout" svg:width="13.472cm" svg:height="9.327cm" svg:x="3.126cm" svg:y="1.896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4.376cm" svg:height="11.481cm" svg:x="2.963cm" svg:y="11.86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 presentation:use-footer-name="ftr1">
        <draw:frame presentation:style-name="pr5" draw:text-style-name="P4" draw:layer="layout" svg:width="2.328cm" svg:height="14.817cm" svg:x="0.847cm" svg:y="3.174cm" presentation:class="title" presentation:user-transformed="true">
          <draw:text-box>
            <text:p text:style-name="P5"><text:span text:style-name="T3">guidelines</text:span></text:p>
          </draw:text-box>
        </draw:frame>
        <draw:custom-shape draw:style-name="gr4" draw:text-style-name="P2" draw:layer="layout" svg:width="17.599cm" svg:height="0.866cm" svg:x="5.556cm" svg:y="8.259cm">
          <text:p text:style-name="P9"><text:span text:style-name="T7">#define MAX(a,b) <text:s/>(a) &gt; (b) ? (a) : (b)</text:span></text:p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17.599cm" svg:height="0.866cm" svg:x="5.561cm" svg:y="13.397cm">
          <text:p text:style-name="P9"><text:span text:style-name="T8"><text:s/></text:span><text:span text:style-name="T8">f(MAX(n++, limit));</text:span></text:p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17.599cm" svg:height="0.866cm" svg:x="5.556cm" svg:y="15.059cm">
          <text:p text:style-name="P9"><text:span text:style-name="T8"><text:s/></text:span><text:span text:style-name="T8">f(((n++) &gt; (limit) ? (n++) : (limit)));</text:span></text:p>
          <draw:enhanced-geometry svg:viewBox="0 0 21600 21600" draw:type="mso-spt202" draw:enhanced-path="M 0 0 L 21600 0 21600 21600 0 21600 0 0 Z N"/>
        </draw:custom-shape>
        <draw:g>
          <draw:custom-shape draw:style-name="gr8" draw:text-style-name="P2" draw:layer="layout" svg:width="0.521cm" svg:height="2.47cm" draw:transform="rotate (-2.35619449019309) translate (23.599cm 15.422cm)">
            <text:p/>
            <draw:enhanced-geometry svg:viewBox="0 0 1006 3662" draw:type="non-primitive" draw:enhanced-path="M 0 0  L 19 5  L 40 8  L 60 10  L 80 14  L 100 18  L 120 23  L 139 28  L 157 36  L 173 44  L 188 52  L 203 61  L 218 70  L 232 79  L 246 90  L 260 100  L 273 111  L 287 122  L 299 134  L 312 146  L 324 158  L 336 171  L 347 184  L 357 197  L 367 211  L 378 225  L 387 238  L 396 253  L 404 268  L 412 282  L 418 297  L 425 313  L 432 328  L 438 344  L 443 359  L 449 375  L 455 391  L 459 408  L 464 424  L 468 440  L 473 456  L 476 471  L 480 486  L 482 501  L 484 517  L 486 533  L 488 549  L 489 563  L 490 579  L 491 595  L 492 611  L 494 626  L 496 642  L 498 656  L 500 672  L 503 687  L 508 702  L 515 721  L 522 739  L 530 757  L 537 775  L 547 793  L 557 810  L 568 827  L 579 842  L 594 862  L 612 879  L 631 896  L 650 912  L 669 929  L 687 946  L 704 964  L 719 983  L 730 1001  L 742 1019  L 752 1037  L 761 1057  L 770 1076  L 779 1095  L 787 1114  L 795 1135  L 802 1154  L 809 1175  L 815 1195  L 821 1215  L 827 1236  L 832 1257  L 837 1278  L 841 1298  L 846 1317  L 849 1337  L 854 1357  L 859 1376  L 862 1397  L 865 1416  L 869 1436  L 871 1457  L 872 1476  L 873 1497  L 874 1517  L 873 1536  L 871 1556  L 869 1575  L 864 1594  L 859 1613  L 847 1634  L 831 1651  L 811 1667  L 789 1681  L 769 1696  L 752 1712  L 741 1730  L 737 1752  L 741 1769  L 751 1783  L 763 1796  L 780 1808  L 797 1819  L 814 1831  L 829 1843  L 841 1858  L 852 1879  L 861 1899  L 868 1921  L 874 1943  L 880 1966  L 885 1989  L 889 2011  L 895 2033  L 902 2066  L 910 2099  L 916 2130  L 922 2163  L 929 2196  L 935 2229  L 940 2262  L 946 2295  L 952 2329  L 956 2362  L 961 2394  L 965 2427  L 970 2460  L 974 2494  L 978 2527  L 981 2560  L 983 2586  L 986 2612  L 988 2638  L 990 2664  L 992 2690  L 993 2716  L 995 2743  L 996 2769  L 997 2795  L 998 2822  L 998 2848  L 999 2874  L 999 2900  L 999 2927  L 999 2953  L 999 2979  L 999 2995  L 999 3010  L 1000 3026  L 1001 3042  L 1003 3059  L 1004 3075  L 1005 3091  L 1006 3106  L 1006 3122  L 1005 3138  L 1004 3153  L 1001 3169  L 998 3184  L 995 3198  L 988 3212  L 981 3225  L 972 3239  L 962 3252  L 950 3263  L 938 3273  L 924 3283  L 911 3291  L 896 3300  L 880 3308  L 864 3315  L 848 3323  L 832 3330  L 817 3337  L 801 3343  L 785 3350  L 769 3357  L 754 3365  L 733 3375  L 711 3385  L 689 3394  L 667 3403  L 645 3411  L 624 3419  L 601 3427  L 579 3435  L 558 3442  L 535 3448  L 511 3453  L 488 3457  L 464 3460  L 440 3464  L 416 3468  L 393 3472  L 370 3476  L 347 3481  L 324 3486  L 303 3494  L 282 3503  L 263 3513  L 244 3526  L 227 3541  L 219 3552  L 215 3564  L 213 3579  L 212 3594  L 210 3610  L 207 3623  L 202 3636  L 193 3645  L 182 3652  L 169 3656  L 155 3660  L 140 3661  L 125 3662  L 109 3662  L 93 3661  L 77 3660  L 61 3657  L 47 3655  L 34 3653  L 23 3651  L 13 3648  L 5 3646  L 1 3645  L 0 3645  L 2 3645  L 7 3645  L 12 3645  L 17 3645  L 0 0  Z N"/>
          </draw:custom-shape>
          <draw:custom-shape draw:style-name="gr9" draw:text-style-name="P2" draw:layer="layout" svg:width="0.521cm" svg:height="2.47cm" draw:transform="rotate (-2.35619449019309) translate (23.599cm 15.422cm)">
            <text:p/>
            <draw:enhanced-geometry svg:viewBox="0 0 1006 3662" draw:type="non-primitive" draw:enhanced-path="M 0 0  L 0 0  L 19 5  L 40 8  L 60 10  L 80 14  L 100 18  L 120 23  L 139 28  L 157 36  L 157 36  L 173 44  L 188 52  L 203 61  L 218 70  L 232 79  L 246 90  L 260 100  L 273 111  L 287 122  L 299 134  L 312 146  L 324 158  L 336 171  L 347 184  L 357 197  L 367 211  L 367 211  L 378 225  L 387 238  L 396 253  L 404 268  L 412 282  L 418 297  L 425 313  L 432 328  L 438 344  L 443 359  L 449 375  L 455 391  L 459 408  L 464 424  L 468 440  L 473 456  L 473 456  L 476 471  L 480 486  L 482 501  L 484 517  L 486 533  L 488 549  L 489 563  L 490 579  L 491 595  L 492 611  L 494 626  L 496 642  L 498 656  L 500 672  L 503 687  L 508 702  L 508 702  L 515 721  L 522 739  L 530 757  L 537 775  L 547 793  L 557 810  L 568 827  L 579 842  L 579 842  L 594 862  L 612 879  L 631 896  L 650 912  L 669 929  L 687 946  L 704 964  L 719 983  L 719 983  L 730 1001  L 742 1019  L 752 1037  L 761 1057  L 770 1076  L 779 1095  L 787 1114  L 795 1135  L 802 1154  L 809 1175  L 815 1195  L 821 1215  L 827 1236  L 832 1257  L 837 1278  L 841 1298  L 841 1298  L 846 1317  L 849 1337  L 854 1357  L 859 1376  L 862 1397  L 865 1416  L 869 1436  L 871 1457  L 872 1476  L 873 1497  L 874 1517  L 873 1536  L 871 1556  L 869 1575  L 864 1594  L 859 1613  L 859 1613  L 847 1634  L 831 1651  L 811 1667  L 789 1681  L 769 1696  L 752 1712  L 741 1730  L 737 1752  L 737 1752  L 741 1769  L 751 1783  L 763 1796  L 780 1808  L 797 1819  L 814 1831  L 829 1843  L 841 1858  L 841 1858  L 852 1879  L 861 1899  L 868 1921  L 874 1943  L 880 1966  L 885 1989  L 889 2011  L 895 2033  L 895 2033  L 902 2066  L 910 2099  L 916 2130  L 922 2163  L 929 2196  L 935 2229  L 940 2262  L 946 2295  L 952 2329  L 956 2362  L 961 2394  L 965 2427  L 970 2460  L 974 2494  L 978 2527  L 981 2560  L 981 2560  L 983 2586  L 986 2612  L 988 2638  L 990 2664  L 992 2690  L 993 2716  L 995 2743  L 996 2769  L 997 2795  L 998 2822  L 998 2848  L 999 2874  L 999 2900  L 999 2927  L 999 2953  L 999 2979  L 999 2979  L 999 2995  L 999 3010  L 1000 3026  L 1001 3042  L 1003 3059  L 1004 3075  L 1005 3091  L 1006 3106  L 1006 3122  L 1005 3138  L 1004 3153  L 1001 3169  L 998 3184  L 995 3198  L 988 3212  L 981 3225  L 981 3225  L 972 3239  L 962 3252  L 950 3263  L 938 3273  L 924 3283  L 911 3291  L 896 3300  L 880 3308  L 864 3315  L 848 3323  L 832 3330  L 817 3337  L 801 3343  L 785 3350  L 769 3357  L 754 3365  L 754 3365  L 733 3375  L 711 3385  L 689 3394  L 667 3403  L 645 3411  L 624 3419  L 601 3427  L 579 3435  L 579 3435  L 558 3442  L 535 3448  L 511 3453  L 488 3457  L 464 3460  L 440 3464  L 416 3468  L 393 3472  L 370 3476  L 347 3481  L 324 3486  L 303 3494  L 282 3503  L 263 3513  L 244 3526  L 227 3541  L 227 3541  L 219 3552  L 215 3564  L 213 3579  L 212 3594  L 210 3610  L 207 3623  L 202 3636  L 193 3645  L 193 3645  L 182 3652  L 169 3656  L 155 3660  L 140 3661  L 125 3662  L 109 3662  L 93 3661  L 77 3660  L 61 3657  L 47 3655  L 34 3653  L 23 3651  L 13 3648  L 5 3646  L 1 3645  L 0 3645  L 0 3645  L 2 3645  L 7 3645  L 12 3645  L 17 3645  N"/>
          </draw:custom-shape>
          <draw:custom-shape draw:style-name="gr8" draw:text-style-name="P2" draw:layer="layout" svg:width="0.485cm" svg:height="2.474cm" draw:transform="rotate (-2.35619449019309) translate (23.919cm 15.113cm)">
            <text:p/>
            <draw:enhanced-geometry svg:viewBox="0 0 940 3662" draw:type="non-primitive" draw:enhanced-path="M 940 0  L 922 3  L 903 7  L 884 10  L 865 13  L 846 17  L 828 22  L 810 27  L 793 35  L 779 43  L 764 51  L 751 60  L 737 69  L 723 79  L 711 90  L 697 100  L 685 110  L 672 121  L 661 134  L 650 145  L 638 158  L 627 170  L 617 183  L 607 196  L 596 210  L 587 223  L 578 238  L 570 252  L 563 267  L 556 282  L 549 297  L 543 313  L 537 328  L 532 344  L 526 359  L 521 375  L 516 391  L 511 408  L 507 424  L 503 440  L 499 456  L 495 471  L 492 486  L 490 501  L 487 516  L 485 532  L 484 548  L 483 562  L 482 578  L 481 594  L 480 609  L 478 625  L 477 641  L 475 655  L 473 670  L 469 686  L 466 701  L 459 720  L 452 738  L 445 757  L 438 774  L 428 793  L 419 810  L 409 825  L 399 841  L 384 861  L 368 878  L 350 895  L 332 910  L 315 927  L 298 944  L 282 963  L 269 982  L 258 1000  L 248 1018  L 239 1036  L 230 1056  L 221 1075  L 213 1094  L 206 1113  L 198 1133  L 191 1153  L 185 1174  L 179 1194  L 173 1214  L 168 1235  L 162 1255  L 157 1277  L 153 1297  L 149 1316  L 145 1336  L 141 1356  L 137 1375  L 134 1396  L 131 1415  L 128 1435  L 126 1456  L 124 1475  L 123 1495  L 123 1516  L 123 1535  L 126 1554  L 128 1574  L 132 1593  L 137 1612  L 147 1633  L 163 1651  L 182 1667  L 203 1683  L 222 1697  L 238 1713  L 249 1731  L 253 1753  L 249 1770  L 240 1785  L 228 1797  L 212 1808  L 196 1819  L 179 1831  L 164 1844  L 153 1858  L 144 1879  L 136 1899  L 129 1921  L 123 1943  L 119 1966  L 114 1988  L 110 2010  L 104 2033  L 97 2066  L 90 2097  L 84 2130  L 78 2163  L 72 2196  L 67 2229  L 61 2262  L 55 2295  L 51 2328  L 46 2361  L 42 2393  L 37 2426  L 33 2459  L 29 2493  L 26 2526  L 22 2559  L 20 2585  L 18 2611  L 17 2637  L 14 2663  L 13 2690  L 11 2717  L 10 2743  L 10 2769  L 9 2795  L 8 2822  L 8 2848  L 7 2874  L 7 2900  L 7 2927  L 7 2953  L 7 2980  L 7 2995  L 5 3010  L 5 3026  L 4 3042  L 3 3059  L 2 3075  L 1 3091  L 0 3107  L 0 3122  L 0 3137  L 1 3153  L 3 3168  L 7 3182  L 10 3197  L 16 3211  L 22 3224  L 31 3238  L 42 3250  L 52 3263  L 64 3273  L 77 3283  L 89 3292  L 103 3300  L 118 3308  L 132 3316  L 147 3323  L 162 3330  L 177 3337  L 191 3343  L 207 3350  L 221 3357  L 236 3364  L 256 3374  L 276 3384  L 297 3393  L 317 3402  L 338 3411  L 358 3419  L 379 3427  L 399 3435  L 419 3442  L 441 3448  L 463 3452  L 484 3457  L 507 3460  L 528 3464  L 551 3467  L 573 3470  L 594 3475  L 616 3481  L 637 3486  L 656 3493  L 676 3502  L 694 3512  L 712 3525  L 728 3540  L 736 3551  L 739 3565  L 742 3579  L 743 3594  L 745 3609  L 747 3623  L 752 3635  L 761 3645  L 782 3655  L 810 3661  L 839 3662  L 869 3659  L 896 3655  L 919 3651  L 934 3646  L 940 3645  L 939 3645  L 934 3645  L 929 3645  L 923 3645  L 940 0  Z N"/>
          </draw:custom-shape>
          <draw:custom-shape draw:style-name="gr9" draw:text-style-name="P2" draw:layer="layout" svg:width="0.485cm" svg:height="2.474cm" draw:transform="rotate (-2.35619449019309) translate (23.919cm 15.113cm)">
            <text:p/>
            <draw:enhanced-geometry svg:viewBox="0 0 940 3662" draw:type="non-primitive" draw:enhanced-path="M 940 0  L 940 0  L 922 3  L 903 7  L 884 10  L 865 13  L 846 17  L 828 22  L 810 27  L 793 35  L 793 35  L 779 43  L 764 51  L 751 60  L 737 69  L 723 79  L 711 90  L 697 100  L 685 110  L 672 121  L 661 134  L 650 145  L 638 158  L 627 170  L 617 183  L 607 196  L 596 210  L 596 210  L 587 223  L 578 238  L 570 252  L 563 267  L 556 282  L 549 297  L 543 313  L 537 328  L 532 344  L 526 359  L 521 375  L 516 391  L 511 408  L 507 424  L 503 440  L 499 456  L 499 456  L 495 471  L 492 486  L 490 501  L 487 516  L 485 532  L 484 548  L 483 562  L 482 578  L 481 594  L 480 609  L 478 625  L 477 641  L 475 655  L 473 670  L 469 686  L 466 701  L 466 701  L 459 720  L 452 738  L 445 757  L 438 774  L 428 793  L 419 810  L 409 825  L 399 841  L 399 841  L 384 861  L 368 878  L 350 895  L 332 910  L 315 927  L 298 944  L 282 963  L 269 982  L 269 982  L 258 1000  L 248 1018  L 239 1036  L 230 1056  L 221 1075  L 213 1094  L 206 1113  L 198 1133  L 191 1153  L 185 1174  L 179 1194  L 173 1214  L 168 1235  L 162 1255  L 157 1277  L 153 1297  L 153 1297  L 149 1316  L 145 1336  L 141 1356  L 137 1375  L 134 1396  L 131 1415  L 128 1435  L 126 1456  L 124 1475  L 123 1495  L 123 1516  L 123 1535  L 126 1554  L 128 1574  L 132 1593  L 137 1612  L 137 1612  L 147 1633  L 163 1651  L 182 1667  L 203 1683  L 222 1697  L 238 1713  L 249 1731  L 253 1753  L 253 1753  L 249 1770  L 240 1785  L 228 1797  L 212 1808  L 196 1819  L 179 1831  L 164 1844  L 153 1858  L 153 1858  L 144 1879  L 136 1899  L 129 1921  L 123 1943  L 119 1966  L 114 1988  L 110 2010  L 104 2033  L 104 2033  L 97 2066  L 90 2097  L 84 2130  L 78 2163  L 72 2196  L 67 2229  L 61 2262  L 55 2295  L 51 2328  L 46 2361  L 42 2393  L 37 2426  L 33 2459  L 29 2493  L 26 2526  L 22 2559  L 22 2559  L 20 2585  L 18 2611  L 17 2637  L 14 2663  L 13 2690  L 11 2717  L 10 2743  L 10 2769  L 9 2795  L 8 2822  L 8 2848  L 7 2874  L 7 2900  L 7 2927  L 7 2953  L 7 2980  L 7 2980  L 7 2995  L 5 3010  L 5 3026  L 4 3042  L 3 3059  L 2 3075  L 1 3091  L 0 3107  L 0 3122  L 0 3137  L 1 3153  L 3 3168  L 7 3182  L 10 3197  L 16 3211  L 22 3224  L 22 3224  L 31 3238  L 42 3250  L 52 3263  L 64 3273  L 77 3283  L 89 3292  L 103 3300  L 118 3308  L 132 3316  L 147 3323  L 162 3330  L 177 3337  L 191 3343  L 207 3350  L 221 3357  L 236 3364  L 236 3364  L 256 3374  L 276 3384  L 297 3393  L 317 3402  L 338 3411  L 358 3419  L 379 3427  L 399 3435  L 399 3435  L 419 3442  L 441 3448  L 463 3452  L 484 3457  L 507 3460  L 528 3464  L 551 3467  L 573 3470  L 594 3475  L 616 3481  L 637 3486  L 656 3493  L 676 3502  L 694 3512  L 712 3525  L 728 3540  L 728 3540  L 736 3551  L 739 3565  L 742 3579  L 743 3594  L 745 3609  L 747 3623  L 752 3635  L 761 3645  L 761 3645  L 782 3655  L 810 3661  L 839 3662  L 869 3659  L 896 3655  L 919 3651  L 934 3646  L 940 3645  L 940 3645  L 939 3645  L 934 3645  L 929 3645  L 923 3645  N"/>
          </draw:custom-shape>
          <draw:custom-shape draw:style-name="gr10" draw:text-style-name="P2" draw:layer="layout" svg:width="0.19cm" svg:height="0.459cm" draw:transform="rotate (-2.35619449019309) translate (23.554cm 15.37cm)">
            <text:p/>
            <draw:enhanced-geometry svg:viewBox="0 0 364 684" draw:type="non-primitive" draw:enhanced-path="M 42 0  L 42 22  L 42 45  L 42 66  L 43 88  L 43 110  L 43 132  L 43 154  L 44 175  L 44 198  L 44 219  L 44 241  L 44 263  L 43 285  L 43 307  L 43 329  L 42 351  L 41 369  L 37 387  L 34 406  L 28 426  L 24 445  L 18 464  L 13 482  L 8 502  L 3 520  L 1 538  L 0 556  L 0 573  L 2 589  L 7 605  L 15 618  L 25 632  L 39 644  L 54 656  L 71 665  L 90 672  L 110 677  L 130 682  L 151 684  L 172 684  L 194 683  L 214 681  L 236 676  L 255 670  L 275 663  L 293 655  L 309 643  L 323 632  L 335 619  L 344 606  L 352 590  L 357 574  L 361 557  L 363 540  L 364 521  L 364 503  L 363 483  L 361 464  L 358 445  L 355 424  L 352 406  L 348 387  L 344 369  L 340 351  L 336 332  L 331 312  L 327 294  L 320 275  L 314 256  L 306 237  L 298 218  L 290 200  L 281 183  L 271 165  L 261 148  L 251 131  L 238 115  L 227 99  L 213 84  L 200 70  L 185 57  L 169 47  L 152 38  L 134 30  L 115 23  L 96 16  L 77 8  L 59 0  L 42 0  Z N"/>
          </draw:custom-shape>
          <draw:custom-shape draw:style-name="gr10" draw:text-style-name="P2" draw:layer="layout" svg:width="0.163cm" svg:height="0.397cm" draw:transform="rotate (-2.35619449019309) translate (23.654cm 15.199cm)">
            <text:p/>
            <draw:enhanced-geometry svg:viewBox="0 0 319 588" draw:type="non-primitive" draw:enhanced-path="M 217 36  L 207 50  L 197 62  L 187 74  L 175 87  L 164 99  L 152 112  L 142 124  L 131 137  L 121 150  L 111 163  L 100 176  L 90 189  L 82 203  L 73 216  L 66 231  L 59 246  L 53 263  L 46 280  L 38 298  L 31 316  L 24 335  L 17 353  L 12 373  L 7 391  L 4 409  L 2 428  L 0 446  L 0 463  L 4 480  L 8 496  L 15 512  L 24 527  L 33 538  L 45 548  L 57 557  L 71 565  L 86 572  L 101 578  L 117 582  L 133 586  L 150 588  L 166 588  L 183 588  L 198 586  L 214 582  L 227 577  L 241 570  L 252 562  L 276 538  L 294 511  L 307 481  L 315 450  L 318 416  L 319 381  L 316 344  L 312 306  L 306 267  L 299 229  L 291 189  L 284 150  L 277 111  L 273 73  L 269 36  L 269 0  L 217 36  Z N"/>
          </draw:custom-shape>
          <draw:custom-shape draw:style-name="gr10" draw:text-style-name="P2" draw:layer="layout" svg:width="0.335cm" svg:height="0.48cm" draw:transform="rotate (-2.35619449019309) translate (23.117cm 15.003cm)">
            <text:p/>
            <draw:enhanced-geometry svg:viewBox="0 0 645 713" draw:type="non-primitive" draw:enhanced-path="M 6 1  L 26 3  L 47 3  L 67 3  L 88 3  L 108 2  L 130 1  L 150 1  L 170 0  L 191 1  L 211 2  L 232 3  L 251 6  L 269 12  L 287 18  L 304 27  L 321 37  L 325 39  L 328 43  L 330 47  L 333 52  L 334 56  L 336 61  L 337 66  L 339 71  L 347 93  L 354 114  L 361 137  L 367 158  L 372 181  L 378 204  L 383 226  L 388 248  L 393 271  L 398 293  L 404 315  L 411 337  L 418 359  L 426 380  L 435 401  L 445 421  L 455 438  L 469 455  L 485 471  L 502 486  L 520 501  L 539 515  L 558 530  L 578 545  L 595 560  L 611 573  L 624 588  L 634 603  L 642 619  L 645 634  L 643 650  L 637 667  L 624 685  L 608 699  L 589 707  L 569 712  L 546 713  L 522 710  L 496 705  L 470 698  L 442 690  L 414 680  L 386 670  L 358 659  L 330 650  L 303 642  L 277 636  L 252 631  L 239 630  L 225 630  L 210 629  L 197 630  L 182 630  L 167 630  L 152 630  L 139 630  L 125 629  L 111 628  L 98 625  L 85 622  L 74 617  L 63 612  L 51 605  L 42 596  L 31 582  L 22 569  L 15 553  L 9 537  L 5 520  L 3 503  L 1 485  L 0 466  L 1 447  L 1 428  L 3 409  L 4 390  L 5 371  L 6 352  L 6 334  L 6 316  L 6 297  L 6 276  L 6 257  L 7 238  L 7 217  L 8 198  L 11 179  L 12 158  L 13 139  L 15 120  L 16 99  L 18 80  L 20 60  L 21 40  L 22 20  L 23 1  L 6 1  Z N"/>
          </draw:custom-shape>
          <draw:custom-shape draw:style-name="gr10" draw:text-style-name="P2" draw:layer="layout" svg:width="0.252cm" svg:height="0.186cm" draw:transform="rotate (-2.35619449019309) translate (22.638cm 14.582cm)">
            <text:p/>
            <draw:enhanced-geometry svg:viewBox="0 0 488 277" draw:type="non-primitive" draw:enhanced-path="M 47 0  L 41 23  L 32 47  L 22 71  L 12 93  L 4 116  L 0 137  L 2 158  L 13 177  L 34 199  L 59 218  L 89 235  L 120 249  L 156 260  L 192 269  L 229 275  L 267 277  L 303 277  L 338 273  L 372 267  L 403 255  L 431 242  L 454 224  L 473 202  L 486 177  L 488 159  L 481 143  L 469 128  L 451 115  L 429 102  L 405 91  L 384 81  L 363 72  L 343 63  L 322 55  L 301 48  L 280 42  L 258 36  L 236 32  L 215 29  L 192 25  L 169 22  L 147 19  L 124 17  L 102 14  L 80 12  L 57 8  L 34 5  L 13 0  L 47 0  Z N"/>
          </draw:custom-shape>
          <draw:custom-shape draw:style-name="gr10" draw:text-style-name="P2" draw:layer="layout" svg:width="0.485cm" svg:height="2.421cm" draw:transform="rotate (-2.35619449019309) translate (23.904cm 15.075cm)">
            <text:p/>
            <draw:enhanced-geometry svg:viewBox="0 0 940 3584" draw:type="non-primitive" draw:enhanced-path="M 835 0  L 812 13  L 789 24  L 765 36  L 743 47  L 720 59  L 698 73  L 678 88  L 659 104  L 644 119  L 631 135  L 619 152  L 608 171  L 597 189  L 588 207  L 579 225  L 570 244  L 566 257  L 560 270  L 557 283  L 552 296  L 549 309  L 545 322  L 542 336  L 540 349  L 536 362  L 534 376  L 531 389  L 528 403  L 526 415  L 524 429  L 520 443  L 518 456  L 516 470  L 514 482  L 512 496  L 511 509  L 510 523  L 509 537  L 508 549  L 507 563  L 506 576  L 504 590  L 502 604  L 500 616  L 497 629  L 493 641  L 489 653  L 484 666  L 473 686  L 458 704  L 442 722  L 426 739  L 408 754  L 391 770  L 375 787  L 360 805  L 346 827  L 331 847  L 317 870  L 305 892  L 291 914  L 279 936  L 267 958  L 255 981  L 249 994  L 242 1007  L 237 1020  L 230 1032  L 224 1046  L 217 1058  L 212 1071  L 206 1084  L 200 1098  L 195 1110  L 189 1124  L 185 1138  L 180 1150  L 175 1164  L 172 1177  L 169 1191  L 165 1206  L 163 1221  L 160 1236  L 158 1252  L 156 1267  L 155 1283  L 154 1297  L 153 1313  L 153 1329  L 152 1344  L 152 1360  L 152 1376  L 152 1390  L 152 1406  L 151 1421  L 151 1437  L 149 1455  L 147 1473  L 145 1490  L 144 1508  L 143 1526  L 143 1543  L 146 1560  L 151 1577  L 162 1598  L 179 1615  L 199 1631  L 220 1645  L 239 1661  L 256 1677  L 267 1695  L 272 1717  L 270 1733  L 263 1748  L 251 1760  L 239 1772  L 224 1784  L 210 1795  L 196 1808  L 186 1821  L 174 1843  L 163 1863  L 153 1886  L 144 1907  L 135 1930  L 128 1953  L 121 1975  L 114 1998  L 109 2022  L 103 2046  L 98 2070  L 95 2093  L 92 2117  L 88 2141  L 85 2165  L 82 2190  L 80 2213  L 78 2238  L 76 2262  L 73 2286  L 71 2311  L 68 2335  L 65 2359  L 62 2382  L 59 2407  L 55 2431  L 52 2455  L 47 2480  L 44 2504  L 41 2528  L 36 2551  L 33 2575  L 29 2600  L 26 2624  L 22 2648  L 19 2672  L 17 2695  L 14 2719  L 12 2744  L 11 2768  L 10 2786  L 8 2803  L 6 2821  L 5 2838  L 3 2856  L 2 2874  L 1 2891  L 0 2910  L 0 2928  L 0 2945  L 0 2962  L 1 2980  L 2 2997  L 4 3014  L 8 3031  L 11 3048  L 16 3065  L 19 3082  L 23 3099  L 29 3116  L 35 3133  L 41 3150  L 47 3167  L 54 3183  L 62 3199  L 70 3215  L 79 3229  L 88 3243  L 98 3258  L 110 3270  L 121 3283  L 134 3294  L 144 3303  L 155 3310  L 168 3317  L 180 3322  L 193 3328  L 205 3332  L 219 3336  L 232 3339  L 246 3343  L 261 3345  L 274 3348  L 288 3351  L 303 3354  L 316 3356  L 330 3360  L 343 3364  L 358 3369  L 374 3373  L 389 3377  L 405 3380  L 421 3385  L 435 3388  L 451 3391  L 467 3395  L 482 3399  L 498 3403  L 514 3407  L 528 3412  L 544 3416  L 559 3422  L 574 3428  L 588 3435  L 603 3441  L 617 3449  L 630 3457  L 643 3466  L 656 3475  L 669 3484  L 681 3493  L 694 3504  L 703 3513  L 711 3523  L 719 3533  L 727 3543  L 735 3552  L 744 3561  L 753 3568  L 764 3574  L 785 3581  L 806 3584  L 828 3584  L 850 3583  L 872 3581  L 895 3577  L 917 3575  L 940 3574  L 835 0  Z N"/>
          </draw:custom-shape>
          <draw:custom-shape draw:style-name="gr10" draw:text-style-name="P2" draw:layer="layout" svg:width="0.574cm" svg:height="2.474cm" draw:transform="rotate (-2.35619449019309) translate (23.616cm 15.394cm)">
            <text:p/>
            <draw:enhanced-geometry svg:viewBox="0 0 1111 3665" draw:type="non-primitive" draw:enhanced-path="M 267 3614  L 281 3596  L 295 3577  L 310 3557  L 323 3538  L 338 3520  L 353 3503  L 370 3487  L 389 3475  L 401 3469  L 411 3464  L 422 3461  L 435 3458  L 446 3455  L 458 3454  L 471 3452  L 483 3451  L 496 3451  L 508 3450  L 521 3448  L 533 3447  L 546 3446  L 558 3444  L 570 3442  L 582 3438  L 598 3434  L 614 3428  L 630 3423  L 646 3418  L 660 3411  L 676 3405  L 691 3399  L 707 3393  L 722 3386  L 737 3379  L 752 3371  L 768 3365  L 783 3357  L 798 3350  L 813 3342  L 828 3334  L 851 3323  L 874 3311  L 897 3300  L 920 3287  L 942 3275  L 963 3260  L 984 3246  L 1003 3228  L 1018 3214  L 1031 3198  L 1045 3182  L 1057 3165  L 1067 3147  L 1077 3128  L 1085 3108  L 1090 3088  L 1099 3049  L 1105 3011  L 1109 2972  L 1111 2934  L 1111 2894  L 1109 2854  L 1106 2815  L 1103 2775  L 1097 2735  L 1091 2696  L 1086 2656  L 1079 2616  L 1072 2577  L 1066 2537  L 1061 2497  L 1055 2458  L 1052 2427  L 1048 2395  L 1045 2365  L 1043 2334  L 1039 2302  L 1035 2272  L 1031 2240  L 1027 2209  L 1022 2179  L 1016 2147  L 1011 2116  L 1004 2086  L 997 2056  L 988 2026  L 979 1996  L 969 1967  L 961 1949  L 951 1930  L 940 1912  L 929 1895  L 918 1878  L 905 1861  L 893 1844  L 880 1827  L 869 1814  L 855 1802  L 841 1790  L 826 1778  L 812 1766  L 802 1752  L 795 1738  L 793 1721  L 798 1704  L 808 1690  L 822 1679  L 839 1667  L 857 1657  L 874 1646  L 888 1633  L 897 1617  L 905 1597  L 911 1576  L 915 1554  L 919 1532  L 922 1511  L 923 1488  L 923 1467  L 923 1444  L 921 1421  L 920 1399  L 917 1377  L 913 1354  L 910 1332  L 906 1310  L 902 1289  L 897 1267  L 893 1248  L 888 1230  L 883 1212  L 877 1193  L 870 1175  L 863 1157  L 857 1139  L 849 1121  L 841 1104  L 832 1087  L 822 1070  L 813 1053  L 804 1036  L 794 1019  L 785 1002  L 775 986  L 766 972  L 756 959  L 744 945  L 733 933  L 720 920  L 709 908  L 697 895  L 684 883  L 672 871  L 659 859  L 648 847  L 636 833  L 626 819  L 616 806  L 607 791  L 599 776  L 592 760  L 587 743  L 582 726  L 577 709  L 574 691  L 572 674  L 570 656  L 567 638  L 565 620  L 564 602  L 562 584  L 559 567  L 557 548  L 555 530  L 551 513  L 547 496  L 543 483  L 540 469  L 537 455  L 533 442  L 530 428  L 526 415  L 523 401  L 520 387  L 515 374  L 511 361  L 506 348  L 501 334  L 496 322  L 490 309  L 484 297  L 478 284  L 465 265  L 452 246  L 437 228  L 421 211  L 405 194  L 388 176  L 372 161  L 355 144  L 335 124  L 314 103  L 294 82  L 273 62  L 252 43  L 229 27  L 205 13  L 179 5  L 159 2  L 136 0  L 115 0  L 92 2  L 72 8  L 52 16  L 35 26  L 22 40  L 13 55  L 6 70  L 2 86  L 0 102  L 0 119  L 2 137  L 5 155  L 9 173  L 14 191  L 18 211  L 23 229  L 28 248  L 32 266  L 36 284  L 39 302  L 40 320  L 40 348  L 40 375  L 40 403  L 39 430  L 39 458  L 38 485  L 36 512  L 36 539  L 35 567  L 34 595  L 32 622  L 31 649  L 30 676  L 28 704  L 26 731  L 25 758  L 23 785  L 22 814  L 19 841  L 18 868  L 17 895  L 15 922  L 14 950  L 13 977  L 11 1004  L 10 1031  L 8 1060  L 8 1087  L 7 1114  L 6 1141  L 5 1169  L 5 1196  L 3 1233  L 3 1271  L 3 1308  L 2 1345  L 2 1383  L 2 1420  L 2 1458  L 3 1494  L 3 1531  L 3 1569  L 3 1606  L 3 1644  L 5 1681  L 5 1717  L 5 1755  L 5 1792  L 5 1823  L 5 1853  L 5 1884  L 3 1916  L 3 1946  L 3 1977  L 3 2007  L 3 2038  L 2 2069  L 2 2099  L 2 2130  L 2 2161  L 3 2191  L 3 2222  L 3 2252  L 5 2283  L 6 2329  L 7 2375  L 8 2421  L 10 2467  L 11 2513  L 14 2558  L 16 2605  L 18 2650  L 20 2697  L 23 2743  L 25 2789  L 28 2835  L 31 2880  L 34 2927  L 36 2972  L 40 3019  L 42 3049  L 43 3080  L 45 3111  L 48 3141  L 50 3172  L 53 3202  L 56 3233  L 58 3264  L 60 3295  L 62 3326  L 65 3357  L 67 3387  L 69 3418  L 72 3448  L 73 3479  L 74 3510  L 73 3528  L 70 3547  L 66 3566  L 62 3584  L 60 3604  L 60 3621  L 65 3637  L 74 3650  L 87 3659  L 103 3664  L 120 3665  L 138 3663  L 158 3659  L 177 3655  L 196 3651  L 214 3650  L 267 3614  Z N"/>
          </draw:custom-shape>
          <draw:custom-shape draw:style-name="gr10" draw:text-style-name="P2" draw:layer="layout" svg:width="0.375cm" svg:height="0.353cm" draw:transform="rotate (-2.35619449019309) translate (23.736cm 15.311cm)">
            <text:p/>
            <draw:enhanced-geometry svg:viewBox="0 0 730 522" draw:type="non-primitive" draw:enhanced-path="M 411 42  L 424 50  L 435 59  L 448 67  L 460 75  L 473 83  L 485 92  L 499 100  L 511 108  L 524 116  L 535 125  L 547 133  L 560 142  L 571 151  L 583 161  L 594 170  L 604 181  L 625 200  L 646 220  L 670 241  L 691 262  L 710 285  L 723 308  L 730 333  L 728 357  L 720 378  L 709 396  L 694 412  L 678 426  L 659 438  L 638 448  L 615 456  L 592 464  L 568 470  L 543 475  L 517 480  L 491 484  L 466 488  L 441 491  L 417 495  L 394 498  L 370 501  L 347 505  L 322 509  L 296 513  L 270 516  L 245 520  L 218 522  L 194 522  L 169 522  L 144 520  L 121 516  L 98 511  L 78 503  L 59 491  L 42 479  L 26 462  L 15 448  L 9 432  L 4 416  L 1 399  L 0 382  L 1 364  L 3 345  L 6 327  L 11 308  L 17 288  L 23 270  L 30 251  L 38 233  L 45 215  L 53 198  L 60 181  L 70 160  L 82 141  L 96 122  L 112 102  L 128 85  L 146 70  L 164 55  L 183 42  L 199 33  L 216 23  L 234 15  L 252 7  L 271 3  L 289 0  L 306 1  L 323 6  L 411 42  Z N"/>
          </draw:custom-shape>
          <draw:custom-shape draw:style-name="gr10" draw:text-style-name="P2" draw:layer="layout" svg:width="0.035cm" svg:height="0.022cm" draw:transform="rotate (-2.35619449019309) translate (23.563cm 15.437cm)">
            <text:p/>
            <draw:enhanced-geometry svg:viewBox="0 0 70 35" draw:type="non-primitive" draw:enhanced-path="M 0 0  L 9 5  L 17 9  L 26 15  L 34 20  L 43 24  L 52 29  L 61 32  L 70 35  L 0 0  Z N"/>
          </draw:custom-shape>
          <draw:custom-shape draw:style-name="gr10" draw:text-style-name="P2" draw:layer="layout" svg:width="0.158cm" svg:height="0.203cm" draw:transform="rotate (-2.35619449019309) translate (23.569cm 15.423cm)">
            <text:p/>
            <draw:enhanced-geometry svg:viewBox="0 0 306 303" draw:type="non-primitive" draw:enhanced-path="M 0 0  L 23 8  L 45 16  L 68 23  L 91 30  L 113 38  L 135 47  L 155 57  L 175 69  L 188 80  L 202 92  L 214 105  L 226 118  L 236 132  L 246 145  L 255 160  L 263 175  L 271 187  L 280 201  L 289 216  L 297 229  L 303 244  L 306 257  L 305 269  L 298 279  L 287 289  L 273 296  L 259 301  L 244 303  L 228 303  L 211 301  L 194 296  L 176 291  L 159 284  L 142 275  L 125 266  L 109 255  L 93 244  L 78 233  L 66 221  L 53 210  L 39 193  L 28 173  L 22 151  L 17 128  L 12 105  L 9 81  L 6 58  L 0 35  L 0 0  Z N"/>
          </draw:custom-shape>
          <draw:custom-shape draw:style-name="gr10" draw:text-style-name="P2" draw:layer="layout" svg:width="0.308cm" svg:height="0.15cm" draw:transform="rotate (-2.35619449019309) translate (23.15cm 15.312cm)">
            <text:p/>
            <draw:enhanced-geometry svg:viewBox="0 0 598 220" draw:type="non-primitive" draw:enhanced-path="M 0 115  L 15 113  L 28 110  L 43 108  L 57 106  L 71 103  L 85 101  L 100 99  L 114 97  L 128 94  L 143 92  L 156 90  L 171 88  L 185 85  L 199 84  L 213 82  L 228 80  L 252 75  L 277 69  L 303 62  L 330 52  L 357 42  L 384 33  L 412 23  L 438 15  L 464 8  L 489 3  L 513 0  L 534 0  L 553 5  L 570 13  L 585 25  L 596 43  L 598 49  L 596 55  L 592 60  L 587 65  L 581 69  L 575 73  L 568 76  L 562 80  L 548 85  L 534 91  L 518 94  L 503 97  L 488 99  L 473 100  L 457 101  L 441 101  L 425 102  L 409 102  L 393 103  L 378 103  L 362 106  L 346 108  L 331 110  L 316 115  L 298 122  L 280 130  L 262 139  L 245 149  L 228 159  L 211 168  L 194 177  L 176 184  L 156 191  L 137 196  L 117 201  L 97 204  L 77 209  L 58 212  L 37 216  L 18 220  L 0 115  Z N"/>
          </draw:custom-shape>
          <draw:custom-shape draw:style-name="gr10" draw:text-style-name="P2" draw:layer="layout" svg:width="0.128cm" svg:height="0.247cm" draw:transform="rotate (-2.35619449019309) translate (23.113cm 15.665cm)">
            <text:p/>
            <draw:enhanced-geometry svg:viewBox="0 0 246 361" draw:type="non-primitive" draw:enhanced-path="M 0 361  L 6 349  L 12 335  L 16 322  L 22 309  L 26 296  L 32 282  L 38 270  L 42 256  L 48 242  L 53 230  L 58 216  L 64 204  L 71 190  L 76 178  L 82 164  L 89 152  L 98 132  L 106 113  L 115 93  L 124 73  L 134 55  L 147 38  L 160 24  L 177 12  L 185 8  L 194 4  L 205 1  L 216 0  L 226 0  L 235 1  L 242 5  L 246 12  L 246 19  L 243 25  L 237 28  L 228 31  L 219 35  L 210 38  L 201 42  L 194 46  L 175 65  L 158 87  L 142 109  L 127 131  L 112 154  L 99 177  L 85 200  L 72 223  L 61 240  L 52 257  L 43 274  L 34 292  L 26 309  L 17 327  L 9 344  L 0 361  Z N"/>
          </draw:custom-shape>
          <draw:custom-shape draw:style-name="gr10" draw:text-style-name="P2" draw:layer="layout" svg:width="0.101cm" svg:height="0.238cm" draw:transform="rotate (-2.35619449019309) translate (23.105cm 15.637cm)">
            <text:p/>
            <draw:enhanced-geometry svg:viewBox="0 0 194 354" draw:type="non-primitive" draw:enhanced-path="M 0 354  L 5 340  L 9 328  L 13 314  L 17 300  L 21 287  L 24 274  L 29 261  L 32 247  L 36 235  L 41 221  L 44 207  L 49 195  L 55 181  L 59 169  L 65 155  L 70 143  L 80 124  L 88 104  L 97 84  L 106 65  L 116 45  L 127 28  L 141 14  L 158 2  L 162 1  L 166 0  L 170 0  L 175 0  L 179 1  L 185 1  L 190 2  L 194 2  L 0 354  Z N"/>
          </draw:custom-shape>
          <draw:custom-shape draw:style-name="gr10" draw:text-style-name="P2" draw:layer="layout" svg:width="0.088cm" svg:height="0.163cm" draw:transform="rotate (-2.35619449019309) translate (23.041cm 15.638cm)">
            <text:p/>
            <draw:enhanced-geometry svg:viewBox="0 0 175 243" draw:type="non-primitive" draw:enhanced-path="M 0 243  L 11 229  L 22 213  L 32 198  L 42 182  L 54 167  L 64 152  L 74 136  L 84 120  L 96 105  L 106 89  L 117 73  L 129 59  L 140 44  L 151 29  L 163 14  L 175 0  L 0 243  Z N"/>
          </draw:custom-shape>
          <draw:custom-shape draw:style-name="gr10" draw:text-style-name="P2" draw:layer="layout" svg:width="0.137cm" svg:height="0.238cm" draw:transform="rotate (-2.35619449019309) translate (23.082cm 15.638cm)">
            <text:p/>
            <draw:enhanced-geometry svg:viewBox="0 0 262 356" draw:type="non-primitive" draw:enhanced-path="M 210 0  L 218 9  L 226 17  L 235 25  L 244 33  L 252 42  L 258 51  L 261 60  L 262 72  L 257 94  L 244 115  L 227 132  L 207 148  L 184 162  L 161 178  L 140 194  L 122 212  L 108 233  L 97 256  L 85 284  L 74 310  L 63 332  L 50 349  L 35 356  L 18 352  L 8 344  L 1 334  L 0 323  L 1 312  L 5 300  L 13 286  L 21 272  L 32 258  L 43 243  L 56 228  L 70 213  L 82 199  L 93 183  L 105 169  L 114 154  L 122 141  L 131 124  L 139 106  L 147 87  L 155 69  L 163 51  L 172 34  L 182 17  L 193 0  L 210 0  Z N"/>
          </draw:custom-shape>
          <draw:custom-shape draw:style-name="gr10" draw:text-style-name="P2" draw:layer="layout" svg:width="0.079cm" svg:height="0.141cm" draw:transform="rotate (-2.35619449019309) translate (23.06cm 15.698cm)">
            <text:p/>
            <draw:enhanced-geometry svg:viewBox="0 0 157 211" draw:type="non-primitive" draw:enhanced-path="M 157 0  L 147 14  L 137 26  L 127 39  L 115 51  L 104 64  L 94 76  L 82 89  L 72 102  L 61 115  L 51 127  L 40 141  L 31 154  L 22 168  L 14 182  L 6 196  L 0 211  L 157 0  Z N"/>
          </draw:custom-shape>
          <draw:custom-shape draw:style-name="gr10" draw:text-style-name="P2" draw:layer="layout" svg:width="0.035cm" svg:height="0.141cm" draw:transform="rotate (-2.35619449019309) translate (23.01cm 15.629cm)">
            <text:p/>
            <draw:enhanced-geometry svg:viewBox="0 0 70 209" draw:type="non-primitive" draw:enhanced-path="M 0 209  L 5 197  L 10 183  L 14 171  L 19 157  L 22 144  L 27 131  L 31 118  L 36 104  L 40 91  L 44 78  L 48 65  L 53 52  L 57 38  L 61 26  L 65 12  L 70 0  L 0 209  Z N"/>
          </draw:custom-shape>
          <draw:custom-shape draw:style-name="gr10" draw:text-style-name="P2" draw:layer="layout" svg:width="0.318cm" svg:height="0.472cm" draw:transform="rotate (-2.35619449019309) translate (22.804cm 15.168cm)">
            <text:p/>
            <draw:enhanced-geometry svg:viewBox="0 0 614 703" draw:type="non-primitive" draw:enhanced-path="M 0 0  L 18 3  L 36 4  L 54 4  L 73 4  L 91 3  L 109 3  L 128 3  L 146 3  L 164 3  L 181 4  L 200 6  L 217 9  L 234 14  L 250 20  L 265 27  L 280 37  L 298 52  L 312 72  L 323 93  L 333 116  L 341 141  L 349 165  L 358 188  L 369 211  L 377 229  L 386 246  L 394 264  L 403 281  L 411 300  L 420 318  L 428 335  L 437 353  L 446 370  L 454 388  L 463 405  L 472 423  L 481 440  L 490 457  L 499 475  L 508 492  L 523 514  L 541 535  L 560 557  L 580 577  L 596 599  L 608 620  L 614 643  L 613 667  L 610 675  L 606 683  L 599 690  L 592 695  L 584 700  L 576 702  L 568 703  L 560 702  L 542 695  L 527 686  L 514 674  L 502 660  L 492 644  L 484 626  L 476 607  L 470 586  L 464 566  L 458 544  L 453 523  L 448 501  L 441 480  L 436 459  L 428 439  L 420 421  L 412 403  L 404 385  L 397 366  L 389 348  L 382 329  L 375 310  L 369 292  L 362 272  L 354 254  L 346 236  L 338 218  L 328 201  L 318 185  L 306 169  L 294 154  L 280 141  L 0 0  Z N"/>
          </draw:custom-shape>
          <draw:custom-shape draw:style-name="gr10" draw:text-style-name="P2" draw:layer="layout" svg:width="0.102cm" svg:height="0.031cm" draw:transform="rotate (-2.35619449019309) translate (22.724cm 15.111cm)">
            <text:p/>
            <draw:enhanced-geometry svg:viewBox="0 0 193 50" draw:type="non-primitive" draw:enhanced-path="M 193 0  L 181 3  L 168 7  L 156 11  L 143 17  L 131 23  L 117 27  L 105 33  L 92 38  L 79 42  L 66 46  L 55 49  L 42 50  L 31 49  L 21 46  L 11 43  L 0 36  L 193 0  Z N"/>
          </draw:custom-shape>
          <draw:custom-shape draw:style-name="gr10" draw:text-style-name="P2" draw:layer="layout" svg:width="0.141cm" svg:height="0.119cm" draw:transform="rotate (-2.35619449019309) translate (22.796cm 15.159cm)">
            <text:p/>
            <draw:enhanced-geometry svg:viewBox="0 0 277 175" draw:type="non-primitive" draw:enhanced-path="M 277 115  L 260 118  L 243 123  L 226 128  L 208 135  L 190 142  L 172 149  L 153 156  L 136 162  L 118 168  L 101 172  L 84 174  L 68 175  L 54 174  L 40 169  L 26 161  L 15 151  L 5 135  L 0 117  L 0 97  L 4 76  L 12 56  L 22 38  L 35 22  L 50 11  L 64 5  L 76 1  L 90 0  L 105 1  L 118 4  L 133 8  L 147 14  L 161 21  L 176 29  L 191 37  L 206 45  L 219 54  L 234 62  L 249 68  L 263 74  L 277 80  L 277 115  Z N"/>
          </draw:custom-shape>
          <draw:custom-shape draw:style-name="gr10" draw:text-style-name="P2" draw:layer="layout" svg:width="0.415cm" svg:height="0.675cm" draw:transform="rotate (-2.35619449019309) translate (22.173cm 14.672cm)">
            <text:p/>
            <draw:enhanced-geometry svg:viewBox="0 0 799 998" draw:type="non-primitive" draw:enhanced-path="M 45 122  L 65 126  L 87 129  L 110 131  L 131 133  L 154 135  L 175 136  L 198 137  L 220 138  L 242 141  L 263 144  L 284 148  L 305 153  L 324 160  L 343 169  L 360 179  L 377 192  L 397 211  L 415 232  L 428 255  L 441 279  L 452 305  L 461 331  L 469 359  L 476 387  L 483 416  L 489 444  L 494 474  L 501 502  L 508 531  L 516 559  L 525 586  L 535 612  L 545 638  L 554 665  L 562 695  L 569 724  L 576 755  L 584 786  L 592 816  L 600 846  L 609 874  L 619 900  L 631 925  L 646 947  L 662 965  L 681 980  L 703 991  L 728 998  L 740 998  L 753 994  L 764 987  L 774 977  L 783 966  L 791 953  L 797 941  L 799 928  L 797 904  L 787 880  L 771 858  L 752 838  L 731 817  L 710 797  L 690 775  L 676 753  L 664 730  L 654 706  L 644 684  L 634 660  L 625 636  L 616 611  L 608 587  L 600 562  L 592 538  L 584 514  L 576 489  L 568 465  L 560 440  L 552 415  L 544 391  L 535 366  L 529 351  L 526 336  L 521 319  L 518 303  L 515 286  L 512 269  L 509 253  L 506 236  L 501 220  L 496 204  L 492 188  L 485 173  L 478 159  L 470 146  L 460 134  L 449 122  L 439 116  L 428 109  L 417 104  L 406 101  L 394 99  L 382 96  L 369 95  L 357 94  L 344 94  L 331 94  L 318 93  L 305 93  L 292 92  L 280 92  L 267 90  L 255 87  L 239 83  L 223 76  L 207 68  L 190 59  L 173 50  L 157 41  L 140 32  L 124 23  L 107 15  L 91 8  L 77 3  L 62 0  L 47 0  L 35 2  L 21 8  L 10 17  L 1 31  L 0 46  L 3 63  L 11 82  L 20 101  L 30 120  L 39 138  L 45 156  L 45 122  Z N"/>
          </draw:custom-shape>
          <draw:custom-shape draw:style-name="gr10" draw:text-style-name="P2" draw:layer="layout" svg:width="0.318cm" svg:height="0.472cm" draw:transform="rotate (-2.35619449019309) translate (23.514cm 14.445cm)">
            <text:p/>
            <draw:enhanced-geometry svg:viewBox="0 0 611 703" draw:type="non-primitive" draw:enhanced-path="M 611 0  L 593 3  L 576 4  L 558 4  L 539 4  L 520 4  L 502 4  L 484 3  L 465 3  L 447 4  L 430 5  L 412 6  L 395 9  L 379 14  L 362 20  L 347 26  L 332 35  L 314 51  L 300 71  L 289 92  L 279 115  L 271 140  L 263 164  L 254 187  L 244 210  L 236 228  L 227 245  L 219 263  L 210 282  L 202 299  L 193 317  L 185 335  L 177 352  L 168 370  L 159 387  L 151 405  L 142 422  L 133 439  L 123 457  L 114 474  L 105 491  L 91 513  L 72 534  L 53 556  L 35 576  L 18 598  L 5 619  L 0 642  L 1 666  L 3 674  L 8 682  L 15 689  L 21 694  L 29 699  L 37 702  L 45 703  L 53 702  L 70 695  L 86 686  L 98 675  L 110 660  L 120 644  L 128 626  L 136 607  L 143 588  L 148 566  L 154 545  L 160 523  L 164 501  L 170 480  L 177 460  L 184 440  L 191 422  L 201 404  L 209 386  L 215 368  L 223 350  L 230 330  L 237 311  L 244 292  L 250 274  L 258 255  L 266 237  L 275 219  L 285 202  L 295 185  L 306 169  L 319 155  L 332 141  L 611 0  Z N"/>
          </draw:custom-shape>
          <draw:custom-shape draw:style-name="gr10" draw:text-style-name="P2" draw:layer="layout" svg:width="0.419cm" svg:height="0.671cm" draw:transform="rotate (-2.35619449019309) translate (23.11cm 13.719cm)">
            <text:p/>
            <draw:enhanced-geometry svg:viewBox="0 0 813 998" draw:type="non-primitive" draw:enhanced-path="M 767 121  L 745 125  L 723 128  L 701 130  L 678 132  L 655 134  L 633 135  L 610 136  L 587 137  L 566 141  L 544 143  L 523 147  L 502 153  L 482 160  L 463 169  L 444 179  L 427 192  L 407 211  L 390 232  L 375 255  L 362 280  L 351 305  L 342 332  L 333 359  L 326 388  L 320 416  L 314 446  L 308 474  L 301 502  L 295 531  L 287 559  L 278 585  L 267 611  L 257 637  L 248 664  L 240 694  L 232 724  L 224 755  L 217 786  L 210 816  L 202 845  L 191 873  L 181 900  L 169 924  L 154 946  L 138 965  L 119 980  L 96 991  L 71 998  L 59 998  L 46 993  L 35 986  L 24 976  L 14 965  L 8 952  L 2 940  L 0 927  L 2 902  L 12 880  L 28 858  L 47 838  L 69 817  L 90 797  L 110 774  L 124 752  L 136 729  L 147 705  L 157 683  L 168 659  L 177 635  L 186 611  L 195 587  L 203 562  L 211 539  L 219 514  L 227 490  L 235 465  L 242 440  L 250 416  L 258 391  L 267 367  L 272 351  L 276 336  L 280 319  L 283 302  L 287 285  L 290 268  L 293 252  L 297 235  L 300 218  L 306 202  L 311 187  L 317 172  L 325 158  L 333 145  L 345 133  L 356 121  L 366 115  L 376 109  L 388 104  L 399 101  L 411 99  L 423 96  L 436 95  L 449 94  L 461 94  L 475 93  L 489 93  L 501 93  L 515 92  L 527 91  L 540 88  L 552 86  L 568 82  L 585 76  L 601 68  L 618 59  L 635 50  L 652 41  L 669 31  L 686 23  L 702 15  L 718 8  L 734 2  L 748 0  L 763 0  L 777 2  L 789 8  L 802 17  L 811 31  L 813 47  L 810 64  L 802 82  L 793 100  L 782 119  L 773 137  L 767 155  L 767 121  Z N"/>
          </draw:custom-shape>
          <draw:custom-shape draw:style-name="gr10" draw:text-style-name="P2" draw:layer="layout" svg:width="0.114cm" svg:height="0.115cm" draw:transform="rotate (-2.35619449019309) translate (23.351cm 14.587cm)">
            <text:p/>
            <draw:enhanced-geometry svg:viewBox="0 0 228 173" draw:type="non-primitive" draw:enhanced-path="M 0 126  L 12 129  L 24 133  L 37 137  L 49 142  L 63 147  L 75 153  L 88 158  L 100 162  L 113 167  L 125 170  L 138 172  L 149 173  L 160 173  L 172 172  L 182 168  L 192 162  L 206 150  L 216 133  L 223 115  L 227 94  L 228 74  L 226 54  L 220 36  L 210 22  L 201 14  L 192 8  L 182 3  L 170 1  L 159 0  L 147 0  L 134 1  L 122 3  L 108 6  L 94 9  L 82 11  L 68 15  L 55 17  L 42 19  L 30 22  L 17 22  L 0 126  Z N"/>
          </draw:custom-shape>
          <draw:custom-shape draw:style-name="gr10" draw:text-style-name="P2" draw:layer="layout" svg:width="0.37cm" svg:height="0.335cm" draw:transform="rotate (-2.35619449019309) translate (23.863cm 14.843cm)">
            <text:p/>
            <draw:enhanced-geometry svg:viewBox="0 0 720 494" draw:type="non-primitive" draw:enhanced-path="M 720 494  L 697 485  L 673 477  L 651 468  L 628 459  L 605 451  L 581 442  L 559 433  L 536 424  L 512 416  L 490 407  L 467 398  L 444 389  L 420 381  L 398 372  L 375 363  L 352 354  L 331 346  L 307 339  L 284 332  L 262 325  L 239 317  L 217 308  L 197 297  L 178 283  L 162 272  L 146 260  L 130 246  L 113 232  L 96 219  L 80 204  L 64 189  L 49 175  L 37 159  L 24 142  L 15 126  L 7 109  L 2 92  L 0 74  L 0 57  L 3 38  L 7 28  L 15 19  L 27 11  L 38 6  L 52 1  L 65 0  L 78 0  L 89 2  L 105 11  L 119 23  L 130 37  L 138 53  L 145 71  L 150 91  L 155 111  L 158 133  L 162 154  L 165 175  L 170 196  L 175 216  L 181 236  L 190 254  L 200 270  L 213 283  L 224 292  L 237 300  L 249 308  L 263 314  L 276 319  L 290 323  L 305 328  L 319 330  L 335 333  L 350 336  L 365 339  L 381 341  L 395 343  L 410 347  L 425 350  L 440 354  L 458 358  L 477 360  L 496 363  L 517 364  L 538 364  L 559 364  L 580 365  L 601 366  L 620 367  L 639 371  L 656 374  L 673 380  L 688 388  L 701 397  L 712 409  L 720 424  L 720 494  Z N"/>
          </draw:custom-shape>
          <draw:custom-shape draw:style-name="gr10" draw:text-style-name="P2" draw:layer="layout" svg:width="0.009cm" svg:height="0.004cm" draw:transform="rotate (-2.35619449019309) translate (23.393cm 14.862cm)">
            <text:p/>
            <draw:enhanced-geometry svg:viewBox="0 0 17 0" draw:type="non-primitive" draw:enhanced-path="M 0 0  L 4 0  L 9 0  L 12 0  L 17 0  L 0 0  Z N"/>
          </draw:custom-shape>
          <draw:custom-shape draw:style-name="gr10" draw:text-style-name="P2" draw:layer="layout" svg:width="0.217cm" svg:height="0.163cm" draw:transform="rotate (-2.35619449019309) translate (23.763cm 14.817cm)">
            <text:p/>
            <draw:enhanced-geometry svg:viewBox="0 0 423 242" draw:type="non-primitive" draw:enhanced-path="M 388 207  L 363 194  L 338 178  L 311 159  L 285 139  L 258 117  L 230 96  L 203 74  L 177 54  L 151 36  L 126 21  L 101 10  L 78 2  L 57 0  L 36 4  L 18 14  L 2 32  L 0 37  L 1 41  L 6 46  L 11 50  L 18 55  L 25 58  L 33 63  L 39 66  L 60 81  L 83 95  L 106 107  L 129 120  L 152 131  L 177 142  L 201 152  L 226 163  L 250 172  L 275 182  L 299 191  L 324 201  L 349 210  L 374 220  L 399 231  L 423 242  L 388 207  Z N"/>
          </draw:custom-shape>
          <draw:custom-shape draw:style-name="gr8" draw:text-style-name="P2" draw:layer="layout" svg:width="0.402cm" svg:height="0.163cm" draw:transform="rotate (-2.35619449019309) translate (22.929cm 14.31cm)">
            <text:p/>
            <draw:enhanced-geometry svg:viewBox="0 0 783 239" draw:type="non-primitive" draw:enhanced-path="M 142 8  L 121 25  L 98 41  L 71 57  L 47 73  L 25 90  L 8 108  L 0 127  L 2 149  L 11 167  L 23 181  L 37 191  L 54 199  L 74 203  L 95 205  L 118 205  L 142 204  L 166 202  L 191 199  L 217 195  L 242 192  L 267 188  L 290 186  L 313 185  L 335 185  L 363 187  L 393 192  L 423 199  L 454 205  L 484 212  L 516 220  L 547 227  L 579 233  L 608 237  L 636 239  L 665 239  L 691 237  L 715 230  L 736 220  L 757 205  L 774 185  L 782 168  L 783 150  L 780 131  L 774 111  L 763 92  L 750 74  L 736 58  L 721 44  L 702 32  L 683 22  L 661 14  L 640 8  L 617 5  L 594 1  L 571 1  L 547 0  L 522 1  L 498 3  L 473 5  L 449 6  L 424 8  L 400 8  L 377 9  L 354 8  L 339 8  L 326 7  L 311 7  L 296 7  L 282 7  L 268 7  L 253 7  L 239 7  L 225 7  L 210 7  L 196 7  L 182 8  L 168 8  L 153 8  L 140 8  L 125 8  L 142 8  Z N"/>
          </draw:custom-shape>
          <draw:custom-shape draw:style-name="gr8" draw:text-style-name="P2" draw:layer="layout" svg:width="0.419cm" svg:height="0.19cm" draw:transform="rotate (-2.35619449019309) translate (22.803cm 14.156cm)">
            <text:p/>
            <draw:enhanced-geometry svg:viewBox="0 0 816 280" draw:type="non-primitive" draw:enhanced-path="M 48 62  L 71 61  L 95 59  L 117 58  L 140 57  L 164 56  L 187 54  L 209 53  L 233 51  L 256 50  L 278 49  L 302 48  L 325 47  L 348 45  L 370 44  L 394 42  L 417 41  L 439 40  L 463 39  L 486 38  L 509 37  L 531 36  L 555 34  L 578 33  L 601 32  L 624 31  L 647 30  L 670 29  L 694 29  L 716 28  L 739 27  L 763 27  L 785 25  L 789 25  L 795 24  L 799 24  L 802 25  L 805 30  L 806 33  L 806 38  L 806 42  L 805 47  L 804 53  L 802 57  L 802 62  L 804 80  L 807 98  L 810 117  L 815 137  L 816 155  L 816 173  L 812 189  L 802 202  L 785 218  L 766 231  L 746 241  L 723 246  L 700 251  L 675 253  L 650 254  L 624 253  L 598 251  L 572 249  L 545 245  L 519 242  L 492 240  L 466 237  L 441 237  L 416 237  L 391 240  L 366 243  L 340 248  L 314 253  L 287 259  L 260 265  L 234 270  L 208 275  L 182 278  L 157 280  L 133 280  L 109 278  L 88 273  L 67 265  L 48 253  L 31 237  L 23 227  L 16 215  L 11 202  L 6 189  L 3 174  L 0 159  L 0 143  L 0 129  L 3 113  L 6 98  L 10 83  L 15 70  L 22 57  L 30 45  L 38 34  L 48 25  L 69 13  L 91 5  L 114 0  L 138 0  L 163 4  L 188 10  L 214 16  L 240 27  L 266 37  L 293 48  L 320 58  L 348 70  L 374 79  L 400 87  L 426 93  L 452 97  L 472 98  L 494 99  L 514 100  L 535 100  L 556 101  L 577 101  L 597 100  L 619 100  L 639 100  L 660 99  L 681 99  L 702 98  L 723 98  L 743 97  L 764 97  L 785 97  L 48 62  Z N"/>
          </draw:custom-shape>
          <draw:custom-shape draw:style-name="gr8" draw:text-style-name="P2" draw:layer="layout" svg:width="0.37cm" svg:height="0.022cm" draw:transform="rotate (-2.35619449019309) translate (22.571cm 14.008cm)">
            <text:p/>
            <draw:enhanced-geometry svg:viewBox="0 0 719 34" draw:type="non-primitive" draw:enhanced-path="M 0 0  L 25 2  L 50 5  L 75 7  L 101 9  L 126 11  L 151 14  L 176 16  L 201 18  L 226 22  L 252 24  L 277 26  L 302 27  L 328 29  L 353 32  L 379 33  L 404 34  L 425 34  L 445 32  L 467 29  L 488 26  L 510 22  L 531 17  L 553 12  L 574 8  L 595 5  L 615 2  L 634 2  L 654 3  L 672 7  L 689 14  L 705 22  L 719 34  L 0 0  Z N"/>
          </draw:custom-shape>
          <draw:custom-shape draw:style-name="gr8" draw:text-style-name="P2" draw:layer="layout" svg:width="0.441cm" svg:height="0.164cm" draw:transform="rotate (-2.35619449019309) translate (22.619cm 13.98cm)">
            <text:p/>
            <draw:enhanced-geometry svg:viewBox="0 0 847 241" draw:type="non-primitive" draw:enhanced-path="M 789 70  L 768 70  L 745 70  L 724 70  L 702 71  L 679 71  L 658 71  L 636 71  L 615 71  L 592 72  L 571 72  L 549 72  L 526 72  L 505 71  L 483 71  L 461 71  L 439 70  L 413 68  L 387 63  L 361 58  L 333 51  L 306 43  L 280 35  L 253 26  L 226 19  L 200 12  L 174 8  L 149 5  L 124 4  L 100 7  L 77 13  L 56 22  L 35 36  L 23 48  L 12 65  L 6 84  L 1 103  L 0 123  L 2 143  L 8 161  L 18 175  L 37 194  L 59 206  L 82 215  L 107 221  L 133 222  L 160 222  L 189 219  L 219 214  L 248 208  L 279 202  L 309 195  L 339 188  L 370 182  L 399 178  L 428 175  L 456 175  L 480 178  L 504 182  L 529 188  L 552 195  L 577 203  L 602 212  L 627 220  L 652 226  L 676 233  L 700 238  L 724 241  L 745 241  L 767 239  L 787 233  L 806 224  L 825 211  L 833 202  L 839 190  L 844 180  L 846 167  L 847 155  L 847 141  L 846 128  L 844 113  L 842 99  L 838 85  L 835 70  L 831 55  L 829 42  L 827 27  L 825 13  L 825 0  L 789 70  Z N"/>
          </draw:custom-shape>
          <draw:custom-shape draw:style-name="gr8" draw:text-style-name="P2" draw:layer="layout" svg:width="0.463cm" svg:height="0.15cm" draw:transform="rotate (-2.35619449019309) translate (22.491cm 13.803cm)">
            <text:p/>
            <draw:enhanced-geometry svg:viewBox="0 0 903 222" draw:type="non-primitive" draw:enhanced-path="M 125 70  L 172 70  L 223 70  L 279 70  L 338 70  L 397 70  L 457 70  L 516 70  L 573 70  L 627 70  L 678 70  L 724 70  L 764 70  L 797 70  L 821 70  L 837 70  L 843 70  L 840 70  L 835 70  L 824 70  L 811 70  L 794 70  L 775 70  L 752 70  L 727 70  L 701 70  L 671 70  L 641 70  L 609 70  L 576 70  L 543 70  L 508 70  L 474 70  L 440 70  L 405 70  L 372 70  L 339 70  L 307 70  L 277 70  L 247 70  L 221 70  L 196 70  L 173 70  L 154 70  L 137 70  L 123 70  L 113 70  L 108 70  L 105 70  L 108 70  L 116 70  L 128 70  L 144 71  L 163 71  L 186 71  L 211 72  L 237 72  L 265 72  L 295 72  L 323 72  L 353 72  L 381 72  L 408 71  L 434 71  L 457 70  L 484 68  L 511 63  L 539 57  L 567 49  L 596 41  L 625 32  L 653 23  L 682 15  L 709 8  L 736 3  L 762 0  L 788 0  L 812 3  L 835 10  L 856 20  L 877 36  L 888 50  L 896 67  L 900 86  L 903 105  L 900 126  L 896 145  L 888 162  L 877 177  L 856 194  L 835 206  L 811 214  L 786 220  L 760 222  L 731 222  L 703 219  L 675 215  L 645 210  L 615 204  L 585 197  L 556 191  L 525 186  L 497 181  L 467 178  L 440 177  L 413 178  L 385 181  L 357 185  L 329 190  L 299 197  L 271 203  L 243 208  L 214 214  L 186 218  L 159 220  L 131 221  L 106 219  L 81 213  L 59 205  L 37 193  L 18 177  L 7 160  L 1 139  L 0 118  L 3 95  L 8 71  L 12 47  L 17 23  L 18 0  L 125 70  Z N"/>
          </draw:custom-shape>
          <draw:custom-shape draw:style-name="gr8" draw:text-style-name="P2" draw:layer="layout" svg:width="0.216cm" svg:height="0.278cm" draw:transform="rotate (-2.35619449019309) translate (23.275cm 14.753cm)">
            <text:p/>
            <draw:enhanced-geometry svg:viewBox="0 0 423 417" draw:type="non-primitive" draw:enhanced-path="M 219 72  L 204 89  L 188 106  L 169 123  L 149 140  L 129 157  L 109 174  L 88 191  L 68 206  L 50 225  L 34 242  L 20 259  L 10 277  L 3 295  L 0 314  L 2 333  L 9 353  L 20 370  L 34 384  L 51 396  L 70 405  L 92 412  L 114 415  L 138 417  L 163 417  L 188 415  L 213 412  L 238 405  L 262 398  L 284 389  L 306 378  L 324 366  L 341 353  L 357 337  L 371 318  L 383 298  L 394 276  L 404 253  L 411 229  L 417 204  L 422 179  L 423 154  L 423 129  L 421 104  L 417 82  L 410 59  L 401 38  L 390 18  L 376 0  L 219 72  Z N"/>
          </draw:custom-shape>
          <draw:custom-shape draw:style-name="gr8" draw:text-style-name="P2" draw:layer="layout" svg:width="0.044cm" svg:height="0.044cm" draw:transform="rotate (-2.35619449019309) translate (23.147cm 14.834cm)">
            <text:p/>
            <draw:enhanced-geometry svg:viewBox="0 0 86 72" draw:type="non-primitive" draw:enhanced-path="M 0 0  L 10 9  L 21 18  L 32 27  L 43 35  L 54 44  L 65 53  L 76 62  L 86 72  L 0 0  Z N"/>
          </draw:custom-shape>
          <draw:custom-shape draw:style-name="gr8" draw:text-style-name="P2" draw:layer="layout" svg:width="0.137cm" svg:height="0.339cm" draw:transform="rotate (-2.35619449019309) translate (23.665cm 15.242cm)">
            <text:p/>
            <draw:enhanced-geometry svg:viewBox="0 0 265 508" draw:type="non-primitive" draw:enhanced-path="M 265 0  L 251 12  L 237 26  L 223 37  L 208 49  L 193 62  L 177 73  L 163 86  L 148 98  L 134 111  L 119 123  L 107 136  L 94 149  L 82 164  L 72 179  L 62 195  L 54 210  L 47 227  L 39 244  L 32 263  L 24 281  L 18 300  L 13 320  L 7 340  L 4 359  L 1 378  L 0 396  L 1 415  L 4 432  L 8 449  L 15 463  L 24 477  L 37 489  L 56 501  L 77 508  L 102 508  L 127 504  L 151 496  L 175 485  L 195 471  L 211 455  L 222 437  L 227 418  L 228 396  L 225 373  L 222 350  L 217 326  L 212 302  L 211 280  L 265 0  Z N"/>
          </draw:custom-shape>
          <draw:custom-shape draw:style-name="gr8" draw:text-style-name="P2" draw:layer="layout" svg:width="0.105cm" svg:height="0.15cm" draw:transform="rotate (-2.35619449019309) translate (22.923cm 15.168cm)">
            <text:p/>
            <draw:enhanced-geometry svg:viewBox="0 0 211 221" draw:type="non-primitive" draw:enhanced-path="M 0 0  L 5 14  L 7 27  L 10 42  L 13 57  L 14 73  L 16 87  L 18 103  L 21 118  L 23 133  L 26 146  L 31 160  L 35 172  L 42 184  L 50 194  L 59 202  L 70 210  L 89 217  L 109 221  L 131 221  L 153 219  L 173 213  L 191 204  L 203 190  L 211 175  L 211 162  L 205 152  L 195 143  L 182 134  L 166 127  L 151 119  L 135 111  L 123 103  L 0 0  Z N"/>
          </draw:custom-shape>
          <draw:custom-shape draw:style-name="gr8" draw:text-style-name="P2" draw:layer="layout" svg:width="0.141cm" svg:height="0.644cm" draw:transform="rotate (-2.35619449019309) translate (22.391cm 14.717cm)">
            <text:p/>
            <draw:enhanced-geometry svg:viewBox="0 0 274 952" draw:type="non-primitive" draw:enhanced-path="M 0 0  L 3 25  L 6 48  L 10 72  L 13 97  L 18 121  L 21 145  L 25 170  L 28 194  L 31 217  L 35 241  L 38 266  L 42 290  L 45 314  L 48 338  L 51 362  L 54 386  L 55 423  L 53 461  L 48 501  L 43 542  L 35 584  L 27 625  L 20 666  L 13 707  L 9 747  L 6 784  L 8 820  L 13 853  L 22 883  L 38 908  L 60 929  L 88 946  L 114 952  L 141 946  L 168 934  L 193 913  L 216 890  L 236 862  L 253 833  L 264 806  L 271 780  L 274 754  L 274 728  L 272 701  L 267 675  L 261 649  L 252 623  L 242 597  L 231 570  L 220 544  L 208 518  L 197 492  L 186 464  L 176 438  L 166 412  L 158 386  L 0 0  Z N"/>
          </draw:custom-shape>
          <draw:custom-shape draw:style-name="gr8" draw:text-style-name="P2" draw:layer="layout" svg:width="0.538cm" svg:height="0.146cm" draw:transform="rotate (-2.35619449019309) translate (22.321cm 13.692cm)">
            <text:p/>
            <draw:enhanced-geometry svg:viewBox="0 0 1037 211" draw:type="non-primitive" draw:enhanced-path="M 0 36  L 30 41  L 59 45  L 89 51  L 118 57  L 148 61  L 177 67  L 207 73  L 236 77  L 266 83  L 295 87  L 325 92  L 354 95  L 384 99  L 414 102  L 444 104  L 473 105  L 509 104  L 549 99  L 591 90  L 633 78  L 677 65  L 720 50  L 764 36  L 807 24  L 847 13  L 885 5  L 921 0  L 953 1  L 981 8  L 1005 22  L 1023 42  L 1036 71  L 1037 85  L 1035 96  L 1029 107  L 1021 116  L 1010 124  L 997 132  L 981 137  L 965 143  L 947 147  L 929 152  L 910 155  L 892 160  L 874 163  L 855 167  L 838 170  L 824 175  L 811 179  L 798 183  L 785 185  L 771 188  L 759 191  L 745 193  L 733 195  L 719 196  L 706 198  L 693 200  L 680 202  L 666 203  L 654 205  L 640 206  L 626 209  L 614 211  L 0 36  Z N"/>
          </draw:custom-shape>
          <draw:custom-shape draw:style-name="gr11" draw:text-style-name="P2" draw:layer="layout" svg:width="0.49cm" svg:height="0.075cm" draw:transform="rotate (-2.35619449019309) translate (23.423cm 14.914cm)">
            <text:p/>
            <draw:enhanced-geometry svg:viewBox="0 0 946 113" draw:type="non-primitive" draw:enhanced-path="M 0 34  L 0 34  L 17 38  L 33 43  L 50 49  L 66 53  L 82 59  L 99 63  L 115 69  L 132 74  L 147 79  L 163 84  L 180 88  L 196 92  L 213 96  L 230 100  L 246 103  L 263 105  L 263 105  L 280 108  L 298 109  L 315 111  L 333 112  L 350 112  L 369 113  L 386 113  L 404 113  L 422 112  L 439 112  L 457 111  L 474 110  L 492 110  L 509 108  L 527 107  L 544 105  L 544 105  L 558 104  L 571 103  L 584 101  L 597 100  L 610 97  L 623 96  L 636 94  L 650 92  L 662 90  L 676 87  L 689 85  L 702 83  L 715 79  L 728 77  L 741 74  L 754 70  L 754 70  L 767 67  L 779 63  L 791 60  L 803 56  L 816 51  L 827 46  L 839 42  L 852 37  L 863 33  L 876 28  L 887 24  L 900 18  L 911 14  L 922 9  L 935 4  L 946 0  N"/>
          </draw:custom-shape>
          <draw:custom-shape draw:style-name="gr11" draw:text-style-name="P2" draw:layer="layout" svg:width="0.252cm" svg:height="0.521cm" draw:transform="rotate (-2.35619449019309) translate (23.444cm 14.748cm)">
            <text:p/>
            <draw:enhanced-geometry svg:viewBox="0 0 490 772" draw:type="non-primitive" draw:enhanced-path="M 490 0  L 490 0  L 483 14  L 476 26  L 470 40  L 464 54  L 457 66  L 450 80  L 445 93  L 438 107  L 431 119  L 424 133  L 418 146  L 412 159  L 405 172  L 398 185  L 391 198  L 384 210  L 384 210  L 377 224  L 370 237  L 362 251  L 355 265  L 347 277  L 339 291  L 332 304  L 324 318  L 316 330  L 308 344  L 302 356  L 294 370  L 286 384  L 277 396  L 269 410  L 261 422  L 261 422  L 246 445  L 232 466  L 217 489  L 202 511  L 186 532  L 170 554  L 154 575  L 138 597  L 138 597  L 121 619  L 104 641  L 87 664  L 69 685  L 52 707  L 34 728  L 17 751  L 0 772  N"/>
          </draw:custom-shape>
          <draw:custom-shape draw:style-name="gr11" draw:text-style-name="P2" draw:layer="layout" svg:width="0.252cm" svg:height="0.564cm" draw:transform="rotate (-2.35619449019309) translate (23.093cm 15.125cm)">
            <text:p/>
            <draw:enhanced-geometry svg:viewBox="0 0 491 840" draw:type="non-primitive" draw:enhanced-path="M 0 0  L 0 0  L 13 26  L 26 53  L 39 80  L 52 106  L 66 132  L 78 158  L 92 184  L 106 210  L 118 236  L 132 262  L 144 288  L 158 314  L 171 341  L 184 368  L 198 394  L 210 420  L 210 420  L 219 438  L 227 455  L 235 473  L 244 491  L 251 509  L 259 528  L 267 546  L 276 564  L 284 582  L 292 600  L 301 617  L 310 634  L 319 651  L 329 668  L 339 684  L 351 700  L 351 700  L 365 719  L 381 738  L 399 757  L 418 774  L 436 791  L 455 806  L 473 823  L 491 840  N"/>
          </draw:custom-shape>
          <draw:custom-shape draw:style-name="gr11" draw:text-style-name="P2" draw:layer="layout" svg:width="0.687cm" svg:height="0.048cm" draw:transform="rotate (-2.35619449019309) translate (23.071cm 14.412cm)">
            <text:p/>
            <draw:enhanced-geometry svg:viewBox="0 0 1332 73" draw:type="non-primitive" draw:enhanced-path="M 0 0  L 0 0  L 27 5  L 54 9  L 82 15  L 109 20  L 136 25  L 163 30  L 191 35  L 218 40  L 246 45  L 273 49  L 301 54  L 328 58  L 356 62  L 383 65  L 411 67  L 439 69  L 439 69  L 455 71  L 472 72  L 488 73  L 505 73  L 521 73  L 538 73  L 554 73  L 571 73  L 586 72  L 603 72  L 619 71  L 636 71  L 652 71  L 668 69  L 685 69  L 701 69  L 701 69  L 723 69  L 745 69  L 767 71  L 788 71  L 811 71  L 833 72  L 855 72  L 877 73  L 898 73  L 921 73  L 943 73  L 965 73  L 987 73  L 1008 72  L 1031 71  L 1053 69  L 1053 69  L 1070 68  L 1088 67  L 1105 65  L 1123 63  L 1140 62  L 1157 59  L 1175 57  L 1192 54  L 1209 51  L 1227 49  L 1244 47  L 1262 45  L 1280 42  L 1297 40  L 1315 38  L 1332 35  N"/>
          </draw:custom-shape>
          <draw:custom-shape draw:style-name="gr11" draw:text-style-name="P2" draw:layer="layout" svg:width="0.026cm" svg:height="0.004cm" draw:transform="rotate (-2.35619449019309) translate (22.549cm 14.899cm)">
            <text:p/>
            <draw:enhanced-geometry svg:viewBox="0 0 54 0" draw:type="non-primitive" draw:enhanced-path="M 0 0  L 0 0  L 6 0  L 13 0  L 20 0  L 27 0  L 34 0  L 41 0  L 47 0  L 54 0  N"/>
          </draw:custom-shape>
          <draw:custom-shape draw:style-name="gr11" draw:text-style-name="P2" draw:layer="layout" svg:width="0.671cm" svg:height="0.049cm" draw:transform="rotate (-2.35619449019309) translate (22.99cm 14.391cm)">
            <text:p/>
            <draw:enhanced-geometry svg:viewBox="0 0 1298 74" draw:type="non-primitive" draw:enhanced-path="M 0 0  L 0 0  L 28 4  L 55 9  L 82 14  L 110 19  L 138 23  L 165 29  L 192 34  L 219 39  L 246 44  L 274 48  L 301 53  L 328 57  L 356 61  L 384 64  L 411 68  L 438 70  L 438 70  L 460 71  L 482 73  L 504 73  L 525 74  L 548 74  L 570 74  L 591 74  L 614 73  L 636 73  L 657 72  L 679 72  L 701 71  L 723 71  L 744 70  L 767 70  L 789 70  L 789 70  L 808 70  L 828 70  L 848 70  L 868 70  L 887 70  L 908 70  L 927 70  L 947 70  L 967 70  L 987 70  L 1006 70  L 1026 70  L 1046 70  L 1065 70  L 1085 70  L 1104 70  L 1104 70  L 1116 70  L 1128 70  L 1140 70  L 1153 70  L 1164 70  L 1177 70  L 1189 70  L 1202 70  L 1213 70  L 1225 70  L 1238 70  L 1249 70  L 1262 70  L 1274 70  L 1286 70  L 1298 70  N"/>
          </draw:custom-shape>
          <draw:custom-shape draw:style-name="gr11" draw:text-style-name="P2" draw:layer="layout" svg:width="0.843cm" svg:height="0.075cm" draw:transform="rotate (-2.35619449019309) translate (22.93cm 14.167cm)">
            <text:p/>
            <draw:enhanced-geometry svg:viewBox="0 0 1631 111" draw:type="non-primitive" draw:enhanced-path="M 0 0  L 0 0  L 30 7  L 59 15  L 89 21  L 118 29  L 148 37  L 177 45  L 206 52  L 235 60  L 265 67  L 294 73  L 324 80  L 353 87  L 384 93  L 413 97  L 443 102  L 473 105  L 473 105  L 493 108  L 513 109  L 532 110  L 552 111  L 572 111  L 591 111  L 611 111  L 631 111  L 650 111  L 670 110  L 690 110  L 709 109  L 730 108  L 749 108  L 770 106  L 789 105  L 789 105  L 810 104  L 833 103  L 855 101  L 876 100  L 899 97  L 920 95  L 942 94  L 965 92  L 986 89  L 1008 86  L 1029 84  L 1052 81  L 1074 79  L 1095 77  L 1118 73  L 1139 71  L 1139 71  L 1154 69  L 1168 67  L 1182 64  L 1197 62  L 1211 60  L 1226 56  L 1239 54  L 1254 52  L 1269 49  L 1282 46  L 1297 44  L 1311 42  L 1325 41  L 1340 38  L 1354 37  L 1368 36  L 1368 36  L 1384 35  L 1401 35  L 1417 36  L 1434 37  L 1451 39  L 1468 42  L 1485 43  L 1501 45  L 1518 47  L 1535 49  L 1551 49  L 1568 49  L 1584 47  L 1600 45  L 1616 42  L 1631 36  N"/>
          </draw:custom-shape>
          <draw:custom-shape draw:style-name="gr11" draw:text-style-name="P2" draw:layer="layout" svg:width="0.005cm" svg:height="0.022cm" draw:transform="rotate (-2.35619449019309) translate (22.315cm 14.794cm)">
            <text:p/>
            <draw:enhanced-geometry svg:viewBox="0 0 0 36" draw:type="non-primitive" draw:enhanced-path="M 0 0  L 0 0  L 0 4  L 0 9  L 0 13  L 0 18  L 0 22  L 0 27  L 0 32  L 0 36  N"/>
          </draw:custom-shape>
          <draw:custom-shape draw:style-name="gr11" draw:text-style-name="P2" draw:layer="layout" svg:width="0.913cm" svg:height="0.101cm" draw:transform="rotate (-2.35619449019309) translate (22.779cm 13.98cm)">
            <text:p/>
            <draw:enhanced-geometry svg:viewBox="0 0 1771 148" draw:type="non-primitive" draw:enhanced-path="M 0 69  L 0 69  L 25 74  L 50 78  L 75 84  L 100 89  L 125 94  L 151 99  L 176 105  L 201 109  L 226 114  L 251 119  L 276 123  L 302 127  L 327 131  L 352 134  L 378 137  L 403 140  L 403 140  L 437 142  L 471 144  L 505 145  L 539 147  L 573 147  L 607 147  L 641 147  L 675 145  L 709 145  L 743 144  L 777 143  L 811 142  L 845 141  L 879 141  L 913 140  L 947 140  L 947 140  L 977 140  L 1006 141  L 1036 141  L 1065 142  L 1095 143  L 1124 144  L 1154 145  L 1185 147  L 1214 147  L 1244 148  L 1273 148  L 1303 147  L 1332 147  L 1361 144  L 1391 142  L 1420 140  L 1420 140  L 1441 137  L 1461 136  L 1483 135  L 1503 133  L 1524 132  L 1545 131  L 1566 128  L 1587 125  L 1607 122  L 1627 118  L 1646 114  L 1665 107  L 1685 100  L 1702 91  L 1720 81  L 1736 69  L 1736 69  L 1743 64  L 1748 56  L 1753 48  L 1757 38  L 1761 29  L 1763 20  L 1768 9  L 1771 0  N"/>
          </draw:custom-shape>
          <draw:custom-shape draw:style-name="gr11" draw:text-style-name="P2" draw:layer="layout" svg:width="0.952cm" svg:height="0.075cm" draw:transform="rotate (-2.35619449019309) translate (22.566cm 13.794cm)">
            <text:p/>
            <draw:enhanced-geometry svg:viewBox="0 0 1840 115" draw:type="non-primitive" draw:enhanced-path="M 0 0  L 0 0  L 33 4  L 66 9  L 99 13  L 131 18  L 164 22  L 197 28  L 229 33  L 262 37  L 295 42  L 328 46  L 361 50  L 394 54  L 427 59  L 460 62  L 493 65  L 525 69  L 525 69  L 557 72  L 589 75  L 621 78  L 653 80  L 684 84  L 716 86  L 748 88  L 780 90  L 811 93  L 843 95  L 875 97  L 907 99  L 938 101  L 970 103  L 1002 104  L 1034 105  L 1034 105  L 1065 106  L 1097 107  L 1129 109  L 1162 110  L 1194 112  L 1225 113  L 1257 114  L 1289 114  L 1321 115  L 1352 115  L 1384 115  L 1417 114  L 1448 113  L 1479 111  L 1511 109  L 1543 105  L 1543 105  L 1562 103  L 1580 99  L 1600 96  L 1618 92  L 1636 88  L 1655 84  L 1673 79  L 1692 73  L 1711 69  L 1729 63  L 1747 59  L 1765 53  L 1785 48  L 1803 43  L 1822 38  L 1840 34  N"/>
          </draw:custom-shape>
          <draw:custom-shape draw:style-name="gr11" draw:text-style-name="P2" draw:layer="layout" svg:width="0.943cm" svg:height="0.075cm" draw:transform="rotate (-2.35619449019309) translate (22.438cm 13.638cm)">
            <text:p/>
            <draw:enhanced-geometry svg:viewBox="0 0 1823 116" draw:type="non-primitive" draw:enhanced-path="M 0 0  L 0 0  L 33 4  L 66 9  L 99 14  L 132 18  L 165 23  L 197 28  L 230 33  L 263 37  L 296 42  L 329 46  L 361 50  L 394 54  L 428 59  L 461 62  L 494 66  L 526 69  L 526 69  L 555 72  L 583 75  L 612 78  L 640 80  L 668 84  L 697 86  L 725 88  L 753 91  L 782 93  L 811 95  L 840 97  L 868 100  L 896 101  L 925 103  L 954 104  L 982 105  L 982 105  L 1011 106  L 1039 108  L 1068 110  L 1096 111  L 1124 112  L 1153 113  L 1181 114  L 1210 116  L 1239 116  L 1267 116  L 1296 116  L 1324 114  L 1353 113  L 1382 111  L 1410 109  L 1438 105  L 1438 105  L 1463 102  L 1487 97  L 1511 92  L 1535 86  L 1560 80  L 1584 74  L 1607 67  L 1631 59  L 1655 51  L 1679 44  L 1703 36  L 1727 28  L 1750 20  L 1774 14  L 1799 7  L 1823 0  N"/>
          </draw:custom-shape>
          <draw:custom-shape draw:style-name="gr11" draw:text-style-name="P2" draw:layer="layout" svg:width="0.869cm" svg:height="0.15cm" draw:transform="rotate (-2.35619449019309) translate (22.313cm 13.579cm)">
            <text:p/>
            <draw:enhanced-geometry svg:viewBox="0 0 1683 225" draw:type="non-primitive" draw:enhanced-path="M 0 70  L 0 70  L 35 79  L 70 89  L 104 98  L 139 108  L 174 120  L 209 130  L 244 140  L 279 150  L 314 159  L 349 168  L 384 177  L 419 186  L 454 193  L 490 200  L 525 206  L 561 210  L 561 210  L 589 214  L 618 217  L 646 219  L 675 222  L 703 223  L 731 224  L 760 225  L 788 225  L 816 225  L 846 224  L 874 223  L 903 222  L 931 219  L 960 217  L 989 214  L 1017 210  L 1017 210  L 1051 206  L 1086 201  L 1120 195  L 1156 189  L 1190 183  L 1224 175  L 1258 167  L 1292 158  L 1326 149  L 1360 140  L 1394 130  L 1428 118  L 1461 107  L 1494 96  L 1526 83  L 1559 70  L 1559 70  L 1575 63  L 1591 55  L 1607 47  L 1623 38  L 1638 29  L 1652 19  L 1668 10  L 1683 0  N"/>
          </draw:custom-shape>
          <draw:custom-shape draw:style-name="gr11" draw:text-style-name="P2" draw:layer="layout" svg:width="0.105cm" svg:height="0.004cm" draw:transform="rotate (-2.35619449019309) translate (21.923cm 13.646cm)">
            <text:p/>
            <draw:enhanced-geometry svg:viewBox="0 0 210 0" draw:type="non-primitive" draw:enhanced-path="M 0 0  L 0 0  L 14 0  L 27 0  L 40 0  L 53 0  L 67 0  L 80 0  L 93 0  L 106 0  L 119 0  L 132 0  L 145 0  L 158 0  L 171 0  L 184 0  L 198 0  L 210 0  N"/>
          </draw:custom-shape>
          <draw:custom-shape draw:style-name="gr11" draw:text-style-name="P2" draw:layer="layout" svg:width="0.013cm" svg:height="0.022cm" draw:transform="rotate (-2.35619449019309) translate (21.824cm 13.804cm)">
            <text:p/>
            <draw:enhanced-geometry svg:viewBox="0 0 34 35" draw:type="non-primitive" draw:enhanced-path="M 0 35  L 0 35  L 4 30  L 9 27  L 13 22  L 17 18  L 21 13  L 26 9  L 30 4  L 34 0  N"/>
          </draw:custom-shape>
          <draw:custom-shape draw:style-name="gr12" draw:text-style-name="P2" draw:layer="layout" svg:width="0.097cm" svg:height="0.234cm" draw:transform="rotate (-2.35619449019309) translate (23.563cm 15.243cm)">
            <text:p/>
            <draw:enhanced-geometry svg:viewBox="0 0 186 345" draw:type="non-primitive" draw:enhanced-path="M 135 0  L 124 17  L 113 35  L 101 52  L 89 68  L 77 86  L 67 103  L 57 121  L 48 141  L 39 162  L 29 185  L 17 209  L 8 231  L 3 255  L 0 277  L 4 297  L 14 315  L 29 329  L 47 338  L 68 344  L 91 345  L 114 342  L 135 337  L 156 328  L 172 315  L 181 302  L 185 286  L 186 269  L 184 251  L 181 231  L 176 212  L 173 193  L 172 175  L 135 0  Z N"/>
          </draw:custom-shape>
          <draw:custom-shape draw:style-name="gr12" draw:text-style-name="P2" draw:layer="layout" svg:width="0.11cm" svg:height="0.167cm" draw:transform="rotate (-2.35619449019309) translate (23.185cm 14.717cm)">
            <text:p/>
            <draw:enhanced-geometry svg:viewBox="0 0 213 249" draw:type="non-primitive" draw:enhanced-path="M 127 34  L 109 55  L 86 77  L 62 98  L 38 120  L 19 141  L 4 163  L 0 186  L 5 209  L 12 220  L 20 228  L 30 234  L 42 240  L 54 245  L 68 248  L 82 249  L 97 249  L 112 248  L 127 247  L 141 243  L 155 239  L 167 233  L 179 226  L 189 219  L 198 209  L 205 199  L 211 188  L 213 175  L 213 163  L 213 150  L 209 137  L 206 124  L 202 110  L 197 96  L 191 82  L 186 68  L 180 54  L 174 41  L 170 26  L 165 13  L 163 0  L 127 34  Z N"/>
          </draw:custom-shape>
          <draw:custom-shape draw:style-name="gr12" draw:text-style-name="P2" draw:layer="layout" svg:width="0.234cm" svg:height="0.066cm" draw:transform="rotate (-2.35619449019309) translate (22.845cm 14.345cm)">
            <text:p/>
            <draw:enhanced-geometry svg:viewBox="0 0 456 101" draw:type="non-primitive" draw:enhanced-path="M 0 66  L 29 65  L 62 60  L 96 53  L 132 44  L 168 35  L 204 26  L 240 17  L 276 9  L 310 3  L 341 0  L 370 0  L 396 2  L 419 10  L 436 23  L 448 41  L 456 66  L 455 77  L 447 86  L 434 92  L 420 95  L 402 97  L 383 99  L 366 100  L 352 101  L 0 66  Z N"/>
          </draw:custom-shape>
          <draw:custom-shape draw:style-name="gr12" draw:text-style-name="P2" draw:layer="layout" svg:width="0.026cm" svg:height="0.022cm" draw:transform="rotate (-2.35619449019309) translate (22.692cm 14.439cm)">
            <text:p/>
            <draw:enhanced-geometry svg:viewBox="0 0 54 35" draw:type="non-primitive" draw:enhanced-path="M 0 35  L 7 30  L 13 26  L 20 20  L 25 16  L 32 11  L 39 6  L 46 3  L 54 0  L 0 35  Z N"/>
          </draw:custom-shape>
          <draw:custom-shape draw:style-name="gr12" draw:text-style-name="P2" draw:layer="layout" svg:width="0.163cm" svg:height="0.105cm" draw:transform="rotate (-2.35619449019309) translate (22.616cm 14.244cm)">
            <text:p/>
            <draw:enhanced-geometry svg:viewBox="0 0 316 162" draw:type="non-primitive" draw:enhanced-path="M 17 17  L 36 18  L 57 18  L 80 16  L 103 13  L 127 10  L 151 7  L 174 4  L 197 2  L 220 0  L 240 1  L 259 2  L 275 7  L 290 13  L 301 22  L 310 35  L 315 52  L 316 67  L 313 81  L 306 94  L 297 106  L 286 117  L 271 127  L 255 136  L 238 143  L 219 149  L 199 154  L 179 159  L 160 161  L 140 162  L 122 162  L 104 161  L 88 157  L 73 151  L 60 140  L 48 128  L 38 113  L 29 97  L 20 81  L 10 66  L 0 52  L 17 17  Z N"/>
          </draw:custom-shape>
          <draw:custom-shape draw:style-name="gr12" draw:text-style-name="P2" draw:layer="layout" svg:width="0.128cm" svg:height="0.093cm" draw:transform="rotate (-2.35619449019309) translate (22.433cm 14.104cm)">
            <text:p/>
            <draw:enhanced-geometry svg:viewBox="0 0 247 137" draw:type="non-primitive" draw:enhanced-path="M 18 30  L 33 29  L 49 27  L 66 24  L 83 20  L 100 17  L 117 12  L 134 7  L 151 4  L 168 1  L 183 0  L 197 0  L 210 1  L 221 4  L 231 10  L 239 19  L 245 30  L 247 52  L 239 72  L 225 90  L 204 107  L 180 120  L 154 130  L 128 136  L 104 137  L 87 132  L 73 124  L 59 111  L 48 96  L 35 79  L 24 62  L 12 45  L 0 30  L 18 30  Z N"/>
          </draw:custom-shape>
          <draw:custom-shape draw:style-name="gr12" draw:text-style-name="P2" draw:layer="layout" svg:width="0.128cm" svg:height="0.093cm" draw:transform="rotate (-2.35619449019309) translate (22.327cm 13.972cm)">
            <text:p/>
            <draw:enhanced-geometry svg:viewBox="0 0 246 141" draw:type="non-primitive" draw:enhanced-path="M 0 34  L 16 33  L 33 31  L 50 27  L 68 23  L 87 18  L 105 14  L 125 9  L 143 5  L 160 2  L 177 0  L 193 0  L 206 1  L 219 6  L 229 11  L 238 22  L 244 34  L 246 55  L 238 74  L 223 91  L 203 106  L 179 119  L 153 129  L 128 136  L 104 141  L 0 34  Z N"/>
          </draw:custom-shape>
          <draw:custom-shape draw:style-name="gr12" draw:text-style-name="P2" draw:layer="layout" svg:width="0.027cm" svg:height="0.005cm" draw:transform="rotate (-2.35619449019309) translate (22.253cm 13.924cm)">
            <text:p/>
            <draw:enhanced-geometry svg:viewBox="0 0 53 0" draw:type="non-primitive" draw:enhanced-path="M 53 0  L 46 0  L 40 0  L 34 0  L 27 0  L 20 0  L 13 0  L 6 0  L 0 0  L 53 0  Z N"/>
          </draw:custom-shape>
          <draw:custom-shape draw:style-name="gr12" draw:text-style-name="P2" draw:layer="layout" svg:width="0.137cm" svg:height="0.075cm" draw:transform="rotate (-2.35619449019309) translate (22.107cm 13.809cm)">
            <text:p/>
            <draw:enhanced-geometry svg:viewBox="0 0 263 108" draw:type="non-primitive" draw:enhanced-path="M 0 38  L 17 37  L 36 34  L 56 31  L 75 26  L 95 21  L 116 15  L 136 10  L 156 6  L 175 2  L 193 0  L 210 0  L 225 2  L 237 7  L 249 14  L 258 24  L 263 38  L 263 54  L 255 68  L 242 81  L 225 91  L 203 99  L 182 105  L 160 108  L 141 108  L 125 106  L 111 100  L 98 91  L 85 81  L 73 71  L 60 58  L 48 48  L 35 38  L 0 38  Z N"/>
          </draw:custom-shape>
          <draw:custom-shape draw:style-name="gr9" draw:text-style-name="P2" draw:layer="layout" svg:width="0.018cm" svg:height="0.022cm" draw:transform="rotate (-2.35619449019309) translate (22.993cm 15.728cm)">
            <text:p/>
            <draw:enhanced-geometry svg:viewBox="0 0 35 36" draw:type="non-primitive" draw:enhanced-path="M 35 0  L 35 0  L 31 5  L 26 10  L 22 14  L 17 17  L 13 22  L 9 27  L 5 31  L 0 36  N"/>
          </draw:custom-shape>
          <draw:custom-shape draw:style-name="gr9" draw:text-style-name="P2" draw:layer="layout" svg:width="0.062cm" svg:height="0.053cm" draw:transform="rotate (-2.35619449019309) translate (23.526cm 15.452cm)">
            <text:p/>
            <draw:enhanced-geometry svg:viewBox="0 0 123 78" draw:type="non-primitive" draw:enhanced-path="M 0 9  L 0 9  L 14 8  L 28 6  L 41 4  L 55 1  L 69 0  L 81 0  L 93 4  L 104 9  L 104 9  L 109 15  L 114 23  L 117 31  L 118 40  L 120 50  L 121 59  L 122 69  L 123 78  N"/>
          </draw:custom-shape>
          <draw:custom-shape draw:style-name="gr9" draw:text-style-name="P2" draw:layer="layout" svg:width="0.071cm" svg:height="0.022cm" draw:transform="rotate (-2.35619449019309) translate (23.651cm 15.3cm)">
            <text:p/>
            <draw:enhanced-geometry svg:viewBox="0 0 140 34" draw:type="non-primitive" draw:enhanced-path="M 140 0  L 140 0  L 122 4  L 103 5  L 84 6  L 63 7  L 45 10  L 28 15  L 12 23  L 0 34  N"/>
          </draw:custom-shape>
          <draw:custom-shape draw:style-name="gr9" draw:text-style-name="P2" draw:layer="layout" svg:width="0.026cm" svg:height="0.071cm" draw:transform="rotate (-2.35619449019309) translate (23.648cm 15.273cm)">
            <text:p/>
            <draw:enhanced-geometry svg:viewBox="0 0 53 106" draw:type="non-primitive" draw:enhanced-path="M 0 106  L 0 106  L 6 92  L 13 79  L 20 66  L 27 53  L 33 40  L 39 27  L 46 14  L 53 0  N"/>
          </draw:custom-shape>
          <draw:custom-shape draw:style-name="gr9" draw:text-style-name="P2" draw:layer="layout" svg:width="0.005cm" svg:height="0.071cm" draw:transform="rotate (-2.35619449019309) translate (23.646cm 15.276cm)">
            <text:p/>
            <draw:enhanced-geometry svg:viewBox="0 0 11 106" draw:type="non-primitive" draw:enhanced-path="M 0 0  L 0 0  L 1 14  L 3 29  L 6 42  L 9 57  L 11 71  L 10 84  L 6 96  L 0 106  N"/>
          </draw:custom-shape>
          <draw:custom-shape draw:style-name="gr9" draw:text-style-name="P2" draw:layer="layout" svg:width="0.083cm" svg:height="0.061cm" draw:transform="rotate (-2.35619449019309) translate (23.485cm 15.452cm)">
            <text:p/>
            <draw:enhanced-geometry svg:viewBox="0 0 161 90" draw:type="non-primitive" draw:enhanced-path="M 0 20  L 0 20  L 21 18  L 44 14  L 67 8  L 89 3  L 111 0  L 130 1  L 146 7  L 157 20  L 157 20  L 161 32  L 160 43  L 155 56  L 147 67  L 138 76  L 128 84  L 117 88  L 105 90  N"/>
          </draw:custom-shape>
          <draw:custom-shape draw:style-name="gr9" draw:text-style-name="P2" draw:layer="layout" svg:width="0.017cm" svg:height="0.022cm" draw:transform="rotate (-2.35619449019309) translate (23.481cm 15.509cm)">
            <text:p/>
            <draw:enhanced-geometry svg:viewBox="0 0 35 35" draw:type="non-primitive" draw:enhanced-path="M 35 35  L 35 35  L 31 31  L 26 25  L 23 18  L 18 12  L 15 6  L 10 3  L 6 0  L 0 1  N"/>
          </draw:custom-shape>
          <draw:custom-shape draw:style-name="gr9" draw:text-style-name="P2" draw:layer="layout" svg:width="0.027cm" svg:height="0.071cm" draw:transform="rotate (-2.35619449019309) translate (23.665cm 15.269cm)">
            <text:p/>
            <draw:enhanced-geometry svg:viewBox="0 0 53 106" draw:type="non-primitive" draw:enhanced-path="M 53 0  L 53 0  L 46 10  L 37 17  L 28 25  L 19 33  L 11 41  L 4 50  L 0 59  L 0 70  L 0 70  L 3 78  L 7 83  L 14 88  L 22 91  L 30 95  L 38 98  L 46 101  L 53 106  N"/>
          </draw:custom-shape>
          <draw:custom-shape draw:style-name="gr9" draw:text-style-name="P2" draw:layer="layout" svg:width="0.799cm" svg:height="1.83cm" draw:transform="rotate (-2.35619449019309) translate (23.632cm 15.594cm)">
            <text:p/>
            <draw:enhanced-geometry svg:viewBox="0 0 1542 2717" draw:type="non-primitive" draw:enhanced-path="M 0 298  L 0 298  L 14 280  L 29 262  L 43 243  L 56 224  L 71 205  L 87 187  L 104 171  L 122 158  L 122 158  L 151 140  L 180 123  L 211 105  L 241 88  L 273 72  L 305 56  L 338 42  L 371 30  L 403 18  L 436 10  L 469 4  L 502 0  L 535 0  L 567 3  L 600 8  L 630 18  L 630 18  L 655 30  L 679 45  L 701 63  L 720 82  L 737 105  L 754 128  L 769 153  L 782 179  L 795 208  L 807 235  L 820 264  L 831 293  L 842 321  L 853 349  L 865 378  L 876 404  L 876 404  L 888 431  L 899 458  L 909 487  L 920 515  L 929 543  L 938 572  L 946 600  L 954 628  L 962 658  L 969 686  L 976 716  L 984 745  L 992 773  L 1000 802  L 1008 831  L 1017 860  L 1017 860  L 1024 881  L 1030 904  L 1036 925  L 1043 947  L 1049 970  L 1056 991  L 1063 1014  L 1069 1035  L 1069 1035  L 1077 1061  L 1085 1088  L 1093 1115  L 1101 1141  L 1109 1167  L 1117 1193  L 1125 1219  L 1133 1245  L 1140 1271  L 1148 1297  L 1156 1323  L 1163 1349  L 1170 1376  L 1178 1403  L 1185 1429  L 1192 1455  L 1192 1455  L 1201 1490  L 1209 1525  L 1217 1560  L 1224 1595  L 1232 1631  L 1238 1666  L 1245 1701  L 1252 1736  L 1259 1771  L 1266 1806  L 1272 1841  L 1280 1877  L 1287 1912  L 1295 1947  L 1304 1981  L 1313 2016  L 1313 2016  L 1325 2056  L 1337 2095  L 1349 2135  L 1363 2175  L 1377 2214  L 1390 2254  L 1404 2293  L 1418 2332  L 1432 2371  L 1446 2411  L 1460 2449  L 1474 2489  L 1487 2527  L 1500 2567  L 1513 2607  L 1525 2646  L 1525 2646  L 1528 2655  L 1530 2665  L 1531 2674  L 1533 2682  L 1536 2691  L 1538 2700  L 1540 2708  L 1542 2717  N"/>
          </draw:custom-shape>
          <draw:custom-shape draw:style-name="gr13" draw:text-style-name="P2" draw:layer="layout" svg:width="0.106cm" svg:height="0.353cm" draw:transform="rotate (-2.35619449019309) translate (23.661cm 15.137cm)">
            <text:p/>
            <draw:enhanced-geometry svg:viewBox="0 0 212 525" draw:type="non-primitive" draw:enhanced-path="M 212 0  L 196 8  L 179 16  L 162 23  L 145 30  L 128 37  L 113 45  L 99 57  L 88 69  L 81 81  L 76 92  L 71 104  L 68 117  L 64 130  L 62 143  L 61 156  L 60 170  L 58 185  L 58 198  L 58 212  L 57 227  L 57 240  L 56 254  L 55 268  L 53 281  L 49 297  L 46 313  L 40 329  L 35 345  L 29 362  L 22 378  L 17 395  L 11 410  L 6 426  L 3 442  L 1 458  L 0 473  L 1 486  L 4 500  L 10 512  L 19 525  L 212 0  Z N"/>
          </draw:custom-shape>
          <draw:custom-shape draw:style-name="gr9" draw:text-style-name="P2" draw:layer="layout" svg:width="0.106cm" svg:height="0.353cm" draw:transform="rotate (-2.35619449019309) translate (23.661cm 15.137cm)">
            <text:p/>
            <draw:enhanced-geometry svg:viewBox="0 0 212 525" draw:type="non-primitive" draw:enhanced-path="M 212 0  L 212 0  L 196 8  L 179 16  L 162 23  L 145 30  L 128 37  L 113 45  L 99 57  L 88 69  L 88 69  L 81 81  L 76 92  L 71 104  L 68 117  L 64 130  L 62 143  L 61 156  L 60 170  L 58 185  L 58 198  L 58 212  L 57 227  L 57 240  L 56 254  L 55 268  L 53 281  L 53 281  L 49 297  L 46 313  L 40 329  L 35 345  L 29 362  L 22 378  L 17 395  L 11 410  L 6 426  L 3 442  L 1 458  L 0 473  L 1 486  L 4 500  L 10 512  L 19 525  N"/>
          </draw:custom-shape>
          <draw:custom-shape draw:style-name="gr13" draw:text-style-name="P2" draw:layer="layout" svg:width="0.128cm" svg:height="0.335cm" draw:transform="rotate (-2.35619449019309) translate (23.678cm 15.114cm)">
            <text:p/>
            <draw:enhanced-geometry svg:viewBox="0 0 247 497" draw:type="non-primitive" draw:enhanced-path="M 247 0  L 226 17  L 206 34  L 185 51  L 164 67  L 143 84  L 124 102  L 106 120  L 89 141  L 78 156  L 66 172  L 56 189  L 46 208  L 38 225  L 30 244  L 24 262  L 20 281  L 14 303  L 8 325  L 4 348  L 2 372  L 0 395  L 4 416  L 10 437  L 20 456  L 28 465  L 37 474  L 47 482  L 59 489  L 71 494  L 83 497  L 95 495  L 106 491  L 117 482  L 126 472  L 132 459  L 135 446  L 138 431  L 138 415  L 137 399  L 134 382  L 132 365  L 129 347  L 126 329  L 124 312  L 122 295  L 122 278  L 123 262  L 125 246  L 131 223  L 138 201  L 147 179  L 156 158  L 165 135  L 175 113  L 185 92  L 194 69  L 247 0  Z N"/>
          </draw:custom-shape>
          <draw:custom-shape draw:style-name="gr9" draw:text-style-name="P2" draw:layer="layout" svg:width="0.128cm" svg:height="0.335cm" draw:transform="rotate (-2.35619449019309) translate (23.678cm 15.114cm)">
            <text:p/>
            <draw:enhanced-geometry svg:viewBox="0 0 247 497" draw:type="non-primitive" draw:enhanced-path="M 247 0  L 247 0  L 226 17  L 206 34  L 185 51  L 164 67  L 143 84  L 124 102  L 106 120  L 89 141  L 89 141  L 78 156  L 66 172  L 56 189  L 46 208  L 38 225  L 30 244  L 24 262  L 20 281  L 20 281  L 14 303  L 8 325  L 4 348  L 2 372  L 0 395  L 4 416  L 10 437  L 20 456  L 20 456  L 28 465  L 37 474  L 47 482  L 59 489  L 71 494  L 83 497  L 95 495  L 106 491  L 106 491  L 117 482  L 126 472  L 132 459  L 135 446  L 138 431  L 138 415  L 137 399  L 134 382  L 132 365  L 129 347  L 126 329  L 124 312  L 122 295  L 122 278  L 123 262  L 125 246  L 125 246  L 131 223  L 138 201  L 147 179  L 156 158  L 165 135  L 175 113  L 185 92  L 194 69  N"/>
          </draw:custom-shape>
          <draw:custom-shape draw:style-name="gr13" draw:text-style-name="P2" draw:layer="layout" svg:width="0.11cm" svg:height="0.212cm" draw:transform="rotate (-2.35619449019309) translate (23.677cm 15.144cm)">
            <text:p/>
            <draw:enhanced-geometry svg:viewBox="0 0 210 316" draw:type="non-primitive" draw:enhanced-path="M 210 0  L 201 4  L 191 8  L 182 11  L 173 16  L 164 19  L 155 24  L 147 29  L 140 35  L 129 46  L 119 58  L 110 71  L 101 84  L 92 99  L 85 112  L 77 127  L 69 140  L 58 161  L 45 182  L 33 204  L 21 226  L 11 247  L 3 270  L 0 292  L 0 316  L 210 0  Z N"/>
          </draw:custom-shape>
          <draw:custom-shape draw:style-name="gr9" draw:text-style-name="P2" draw:layer="layout" svg:width="0.11cm" svg:height="0.212cm" draw:transform="rotate (-2.35619449019309) translate (23.677cm 15.144cm)">
            <text:p/>
            <draw:enhanced-geometry svg:viewBox="0 0 210 316" draw:type="non-primitive" draw:enhanced-path="M 210 0  L 210 0  L 201 4  L 191 8  L 182 11  L 173 16  L 164 19  L 155 24  L 147 29  L 140 35  L 140 35  L 129 46  L 119 58  L 110 71  L 101 84  L 92 99  L 85 112  L 77 127  L 69 140  L 69 140  L 58 161  L 45 182  L 33 204  L 21 226  L 11 247  L 3 270  L 0 292  L 0 316  N"/>
          </draw:custom-shape>
          <draw:custom-shape draw:style-name="gr13" draw:text-style-name="P2" draw:layer="layout" svg:width="0.111cm" svg:height="0.33cm" draw:transform="rotate (-2.35619449019309) translate (23.397cm 15.457cm)">
            <text:p/>
            <draw:enhanced-geometry svg:viewBox="0 0 218 491" draw:type="non-primitive" draw:enhanced-path="M 0 0  L 16 12  L 32 25  L 48 37  L 65 50  L 81 62  L 96 76  L 110 89  L 123 104  L 134 120  L 146 137  L 155 155  L 165 172  L 173 190  L 180 209  L 186 227  L 192 245  L 198 266  L 201 288  L 204 309  L 207 332  L 208 354  L 209 375  L 209 398  L 210 419  L 211 428  L 214 439  L 215 448  L 217 458  L 218 467  L 217 476  L 215 484  L 210 491  L 0 0  Z N"/>
          </draw:custom-shape>
          <draw:custom-shape draw:style-name="gr9" draw:text-style-name="P2" draw:layer="layout" svg:width="0.111cm" svg:height="0.33cm" draw:transform="rotate (-2.35619449019309) translate (23.397cm 15.457cm)">
            <text:p/>
            <draw:enhanced-geometry svg:viewBox="0 0 218 491" draw:type="non-primitive" draw:enhanced-path="M 0 0  L 0 0  L 16 12  L 32 25  L 48 37  L 65 50  L 81 62  L 96 76  L 110 89  L 123 104  L 123 104  L 134 120  L 146 137  L 155 155  L 165 172  L 173 190  L 180 209  L 186 227  L 192 245  L 192 245  L 198 266  L 201 288  L 204 309  L 207 332  L 208 354  L 209 375  L 209 398  L 210 419  L 210 419  L 211 428  L 214 439  L 215 448  L 217 458  L 218 467  L 217 476  L 215 484  L 210 491  N"/>
          </draw:custom-shape>
          <draw:custom-shape draw:style-name="gr13" draw:text-style-name="P2" draw:layer="layout" svg:width="0.119cm" svg:height="0.207cm" draw:transform="rotate (-2.35619449019309) translate (23.285cm 15.348cm)">
            <text:p/>
            <draw:enhanced-geometry svg:viewBox="0 0 236 309" draw:type="non-primitive" draw:enhanced-path="M 175 140  L 184 158  L 195 177  L 208 196  L 220 214  L 231 232  L 236 250  L 236 266  L 229 281  L 220 290  L 209 298  L 197 303  L 183 307  L 168 309  L 152 309  L 138 309  L 122 306  L 106 302  L 90 298  L 75 291  L 62 284  L 48 275  L 37 266  L 26 256  L 17 246  L 9 232  L 5 218  L 1 204  L 0 189  L 1 173  L 3 157  L 7 141  L 12 124  L 17 108  L 24 93  L 31 76  L 39 60  L 47 44  L 56 29  L 64 14  L 72 0  L 175 140  Z N"/>
          </draw:custom-shape>
          <draw:custom-shape draw:style-name="gr9" draw:text-style-name="P2" draw:layer="layout" svg:width="0.119cm" svg:height="0.207cm" draw:transform="rotate (-2.35619449019309) translate (23.285cm 15.348cm)">
            <text:p/>
            <draw:enhanced-geometry svg:viewBox="0 0 236 309" draw:type="non-primitive" draw:enhanced-path="M 175 140  L 175 140  L 184 158  L 195 177  L 208 196  L 220 214  L 231 232  L 236 250  L 236 266  L 229 281  L 229 281  L 220 290  L 209 298  L 197 303  L 183 307  L 168 309  L 152 309  L 138 309  L 122 306  L 106 302  L 90 298  L 75 291  L 62 284  L 48 275  L 37 266  L 26 256  L 17 246  L 17 246  L 9 232  L 5 218  L 1 204  L 0 189  L 1 173  L 3 157  L 7 141  L 12 124  L 17 108  L 24 93  L 31 76  L 39 60  L 47 44  L 56 29  L 64 14  L 72 0  N"/>
          </draw:custom-shape>
          <draw:custom-shape draw:style-name="gr13" draw:text-style-name="P2" draw:layer="layout" svg:width="0.088cm" svg:height="0.022cm" draw:transform="rotate (-2.35619449019309) translate (23.318cm 15.338cm)">
            <text:p/>
            <draw:enhanced-geometry svg:viewBox="0 0 175 34" draw:type="non-primitive" draw:enhanced-path="M 175 0  L 153 4  L 132 9  L 109 13  L 87 17  L 66 21  L 43 26  L 22 30  L 0 34  L 175 0  Z N"/>
          </draw:custom-shape>
          <draw:custom-shape draw:style-name="gr9" draw:text-style-name="P2" draw:layer="layout" svg:width="0.088cm" svg:height="0.022cm" draw:transform="rotate (-2.35619449019309) translate (23.318cm 15.338cm)">
            <text:p/>
            <draw:enhanced-geometry svg:viewBox="0 0 175 34" draw:type="non-primitive" draw:enhanced-path="M 175 0  L 175 0  L 153 4  L 132 9  L 109 13  L 87 17  L 66 21  L 43 26  L 22 30  L 0 34  N"/>
          </draw:custom-shape>
          <draw:custom-shape draw:style-name="gr13" draw:text-style-name="P2" draw:layer="layout" svg:width="0.101cm" svg:height="0.243cm" draw:transform="rotate (-2.35619449019309) translate (23.534cm 14.917cm)">
            <text:p/>
            <draw:enhanced-geometry svg:viewBox="0 0 198 361" draw:type="non-primitive" draw:enhanced-path="M 98 72  L 92 90  L 84 108  L 75 127  L 65 147  L 55 167  L 43 187  L 33 207  L 23 226  L 15 245  L 8 265  L 2 282  L 0 299  L 1 314  L 6 329  L 14 342  L 26 353  L 47 361  L 69 360  L 92 351  L 115 335  L 136 316  L 156 293  L 172 269  L 184 246  L 190 233  L 194 218  L 196 203  L 198 189  L 198 174  L 196 158  L 194 142  L 191 126  L 189 111  L 184 96  L 181 80  L 177 64  L 174 48  L 170 32  L 168 16  L 167 0  L 98 72  Z N"/>
          </draw:custom-shape>
          <draw:custom-shape draw:style-name="gr9" draw:text-style-name="P2" draw:layer="layout" svg:width="0.101cm" svg:height="0.243cm" draw:transform="rotate (-2.35619449019309) translate (23.534cm 14.917cm)">
            <text:p/>
            <draw:enhanced-geometry svg:viewBox="0 0 198 361" draw:type="non-primitive" draw:enhanced-path="M 98 72  L 98 72  L 92 90  L 84 108  L 75 127  L 65 147  L 55 167  L 43 187  L 33 207  L 23 226  L 15 245  L 8 265  L 2 282  L 0 299  L 1 314  L 6 329  L 14 342  L 26 353  L 26 353  L 47 361  L 69 360  L 92 351  L 115 335  L 136 316  L 156 293  L 172 269  L 184 246  L 184 246  L 190 233  L 194 218  L 196 203  L 198 189  L 198 174  L 196 158  L 194 142  L 191 126  L 189 111  L 184 96  L 181 80  L 177 64  L 174 48  L 170 32  L 168 16  L 167 0  N"/>
          </draw:custom-shape>
          <draw:custom-shape draw:style-name="gr13" draw:text-style-name="P2" draw:layer="layout" svg:width="0.083cm" svg:height="0.238cm" draw:transform="rotate (-2.35619449019309) translate (23.182cm 15.339cm)">
            <text:p/>
            <draw:enhanced-geometry svg:viewBox="0 0 159 355" draw:type="non-primitive" draw:enhanced-path="M 39 0  L 46 15  L 53 31  L 61 46  L 67 60  L 75 75  L 83 91  L 91 106  L 98 120  L 106 135  L 113 151  L 120 166  L 125 180  L 131 196  L 137 212  L 141 228  L 144 244  L 148 258  L 151 272  L 156 288  L 158 303  L 159 318  L 158 330  L 154 341  L 144 349  L 129 355  L 112 354  L 95 348  L 76 338  L 61 326  L 46 311  L 32 296  L 22 280  L 14 264  L 8 248  L 4 231  L 2 216  L 0 197  L 2 180  L 3 162  L 4 144  L 6 126  L 10 108  L 13 90  L 15 72  L 17 53  L 20 35  L 22 17  L 22 0  L 39 0  Z N"/>
          </draw:custom-shape>
          <draw:custom-shape draw:style-name="gr9" draw:text-style-name="P2" draw:layer="layout" svg:width="0.083cm" svg:height="0.238cm" draw:transform="rotate (-2.35619449019309) translate (23.182cm 15.339cm)">
            <text:p/>
            <draw:enhanced-geometry svg:viewBox="0 0 159 355" draw:type="non-primitive" draw:enhanced-path="M 39 0  L 39 0  L 46 15  L 53 31  L 61 46  L 67 60  L 75 75  L 83 91  L 91 106  L 98 120  L 106 135  L 113 151  L 120 166  L 125 180  L 131 196  L 137 212  L 141 228  L 144 244  L 144 244  L 148 258  L 151 272  L 156 288  L 158 303  L 159 318  L 158 330  L 154 341  L 144 349  L 144 349  L 129 355  L 112 354  L 95 348  L 76 338  L 61 326  L 46 311  L 32 296  L 22 280  L 22 280  L 14 264  L 8 248  L 4 231  L 2 216  L 0 197  L 2 180  L 3 162  L 4 144  L 6 126  L 10 108  L 13 90  L 15 72  L 17 53  L 20 35  L 22 17  L 22 0  N"/>
          </draw:custom-shape>
          <draw:custom-shape draw:style-name="gr12" draw:text-style-name="P2" draw:layer="layout" svg:width="0.022cm" svg:height="0.013cm" draw:transform="rotate (-2.35619449019309) translate (22.984cm 15.833cm)">
            <text:p/>
            <draw:enhanced-geometry svg:viewBox="0 0 44 17" draw:type="non-primitive" draw:enhanced-path="M 44 17  L 38 15  L 33 13  L 28 10  L 23 8  L 17 7  L 11 5  L 6 2  L 0 0  L 44 17  Z N"/>
          </draw:custom-shape>
          <draw:custom-shape draw:style-name="gr9" draw:text-style-name="P2" draw:layer="layout" svg:width="0.022cm" svg:height="0.013cm" draw:transform="rotate (-2.35619449019309) translate (22.984cm 15.833cm)">
            <text:p/>
            <draw:enhanced-geometry svg:viewBox="0 0 44 17" draw:type="non-primitive" draw:enhanced-path="M 44 17  L 44 17  L 38 15  L 33 13  L 28 10  L 23 8  L 17 7  L 11 5  L 6 2  L 0 0  N"/>
          </draw:custom-shape>
          <draw:custom-shape draw:style-name="gr13" draw:text-style-name="P2" draw:layer="layout" svg:width="0.282cm" svg:height="0.247cm" draw:transform="rotate (-2.35619449019309) translate (23.153cm 15.875cm)">
            <text:p/>
            <draw:enhanced-geometry svg:viewBox="0 0 544 371" draw:type="non-primitive" draw:enhanced-path="M 0 318  L 13 311  L 24 306  L 36 299  L 48 292  L 60 285  L 72 279  L 84 273  L 97 266  L 111 258  L 127 249  L 142 239  L 157 230  L 173 220  L 188 210  L 204 203  L 220 195  L 236 190  L 252 186  L 269 182  L 286 179  L 302 176  L 319 172  L 335 167  L 351 161  L 361 156  L 371 150  L 381 144  L 392 138  L 401 131  L 411 123  L 420 116  L 430 108  L 444 94  L 456 76  L 469 55  L 480 35  L 492 18  L 506 5  L 520 0  L 536 3  L 541 9  L 544 17  L 542 25  L 539 35  L 533 45  L 529 55  L 523 64  L 519 73  L 511 86  L 502 98  L 492 110  L 482 121  L 472 131  L 461 141  L 449 152  L 439 161  L 428 171  L 416 180  L 404 189  L 393 198  L 380 207  L 367 215  L 354 223  L 342 231  L 329 239  L 317 246  L 303 252  L 291 259  L 277 265  L 263 272  L 251 277  L 237 283  L 226 288  L 215 292  L 203 297  L 193 301  L 182 306  L 170 310  L 159 314  L 149 318  L 139 323  L 128 327  L 119 332  L 109 336  L 100 341  L 90 345  L 81 350  L 70 353  L 65 356  L 59 359  L 55 361  L 49 364  L 43 366  L 38 367  L 32 369  L 26 371  L 0 318  Z N"/>
          </draw:custom-shape>
          <draw:custom-shape draw:style-name="gr9" draw:text-style-name="P2" draw:layer="layout" svg:width="0.282cm" svg:height="0.247cm" draw:transform="rotate (-2.35619449019309) translate (23.153cm 15.875cm)">
            <text:p/>
            <draw:enhanced-geometry svg:viewBox="0 0 544 371" draw:type="non-primitive" draw:enhanced-path="M 0 318  L 0 318  L 13 311  L 24 306  L 36 299  L 48 292  L 60 285  L 72 279  L 84 273  L 97 266  L 97 266  L 111 258  L 127 249  L 142 239  L 157 230  L 173 220  L 188 210  L 204 203  L 220 195  L 220 195  L 236 190  L 252 186  L 269 182  L 286 179  L 302 176  L 319 172  L 335 167  L 351 161  L 351 161  L 361 156  L 371 150  L 381 144  L 392 138  L 401 131  L 411 123  L 420 116  L 430 108  L 430 108  L 444 94  L 456 76  L 469 55  L 480 35  L 492 18  L 506 5  L 520 0  L 536 3  L 536 3  L 541 9  L 544 17  L 542 25  L 539 35  L 533 45  L 529 55  L 523 64  L 519 73  L 519 73  L 511 86  L 502 98  L 492 110  L 482 121  L 472 131  L 461 141  L 449 152  L 439 161  L 439 161  L 428 171  L 416 180  L 404 189  L 393 198  L 380 207  L 367 215  L 354 223  L 342 231  L 342 231  L 329 239  L 317 246  L 303 252  L 291 259  L 277 265  L 263 272  L 251 277  L 237 283  L 237 283  L 226 288  L 215 292  L 203 297  L 193 301  L 182 306  L 170 310  L 159 314  L 149 318  L 149 318  L 139 323  L 128 327  L 119 332  L 109 336  L 100 341  L 90 345  L 81 350  L 70 353  L 70 353  L 65 356  L 59 359  L 55 361  L 49 364  L 43 366  L 38 367  L 32 369  L 26 371  N"/>
          </draw:custom-shape>
          <draw:custom-shape draw:style-name="gr13" draw:text-style-name="P2" draw:layer="layout" svg:width="0.247cm" svg:height="0.225cm" draw:transform="rotate (-2.35619449019309) translate (22.271cm 15.079cm)">
            <text:p/>
            <draw:enhanced-geometry svg:viewBox="0 0 482 337" draw:type="non-primitive" draw:enhanced-path="M 0 35  L 14 51  L 30 66  L 45 82  L 60 97  L 74 113  L 89 128  L 105 143  L 121 157  L 135 170  L 148 181  L 162 194  L 175 205  L 189 216  L 204 227  L 220 237  L 235 245  L 249 252  L 264 256  L 279 261  L 294 264  L 310 267  L 325 270  L 341 272  L 358 274  L 373 277  L 389 279  L 405 282  L 419 287  L 433 292  L 448 298  L 460 306  L 473 315  L 476 318  L 481 323  L 482 329  L 481 333  L 471 337  L 464 335  L 454 329  L 446 320  L 437 309  L 429 298  L 420 288  L 411 279  L 399 270  L 388 261  L 375 252  L 364 243  L 352 232  L 341 224  L 329 216  L 315 210  L 301 205  L 287 204  L 272 203  L 257 202  L 241 202  L 228 201  L 213 197  L 199 193  L 188 187  L 178 179  L 167 170  L 158 161  L 149 152  L 140 142  L 130 131  L 121 121  L 112 113  L 103 104  L 95 96  L 86 87  L 77 79  L 69 70  L 60 61  L 51 52  L 44 45  L 38 40  L 31 33  L 26 26  L 19 19  L 12 12  L 6 7  L 0 0  L 0 35  Z N"/>
          </draw:custom-shape>
          <draw:custom-shape draw:style-name="gr9" draw:text-style-name="P2" draw:layer="layout" svg:width="0.247cm" svg:height="0.225cm" draw:transform="rotate (-2.35619449019309) translate (22.271cm 15.079cm)">
            <text:p/>
            <draw:enhanced-geometry svg:viewBox="0 0 482 337" draw:type="non-primitive" draw:enhanced-path="M 0 35  L 0 35  L 14 51  L 30 66  L 45 82  L 60 97  L 74 113  L 89 128  L 105 143  L 121 157  L 121 157  L 135 170  L 148 181  L 162 194  L 175 205  L 189 216  L 204 227  L 220 237  L 235 245  L 235 245  L 249 252  L 264 256  L 279 261  L 294 264  L 310 267  L 325 270  L 341 272  L 358 274  L 373 277  L 389 279  L 405 282  L 419 287  L 433 292  L 448 298  L 460 306  L 473 315  L 473 315  L 476 318  L 481 323  L 482 329  L 481 333  L 481 333  L 471 337  L 464 335  L 454 329  L 446 320  L 437 309  L 429 298  L 420 288  L 411 279  L 411 279  L 399 270  L 388 261  L 375 252  L 364 243  L 352 232  L 341 224  L 329 216  L 315 210  L 315 210  L 301 205  L 287 204  L 272 203  L 257 202  L 241 202  L 228 201  L 213 197  L 199 193  L 199 193  L 188 187  L 178 179  L 167 170  L 158 161  L 149 152  L 140 142  L 130 131  L 121 121  L 121 121  L 112 113  L 103 104  L 95 96  L 86 87  L 77 79  L 69 70  L 60 61  L 51 52  L 51 52  L 44 45  L 38 40  L 31 33  L 26 26  L 19 19  L 12 12  L 6 7  L 0 0  N"/>
          </draw:custom-shape>
          <draw:custom-shape draw:style-name="gr13" draw:text-style-name="P2" draw:layer="layout" svg:width="0.344cm" svg:height="0.344cm" draw:transform="rotate (-2.35619449019309) translate (21.445cm 14.499cm)">
            <text:p/>
            <draw:enhanced-geometry svg:viewBox="0 0 666 511" draw:type="non-primitive" draw:enhanced-path="M 0 53  L 15 72  L 28 91  L 43 112  L 58 131  L 71 151  L 86 171  L 100 191  L 115 210  L 124 223  L 132 235  L 139 248  L 147 260  L 155 273  L 163 285  L 172 299  L 180 311  L 188 324  L 196 335  L 205 347  L 214 359  L 223 370  L 234 381  L 244 392  L 254 402  L 264 411  L 274 419  L 285 427  L 296 434  L 307 440  L 319 446  L 330 452  L 343 456  L 356 461  L 370 463  L 384 465  L 398 466  L 413 469  L 428 470  L 442 471  L 456 473  L 468 476  L 480 478  L 492 480  L 505 482  L 516 485  L 529 488  L 540 490  L 552 493  L 565 495  L 576 497  L 589 499  L 600 502  L 612 504  L 625 505  L 636 507  L 649 508  L 653 510  L 659 511  L 664 511  L 666 508  L 666 495  L 658 485  L 644 478  L 627 472  L 608 469  L 588 465  L 568 461  L 552 456  L 541 452  L 529 446  L 517 442  L 505 437  L 493 432  L 481 428  L 468 424  L 457 420  L 445 415  L 432 411  L 420 407  L 408 403  L 396 398  L 384 394  L 372 389  L 361 385  L 349 380  L 338 377  L 325 373  L 314 370  L 303 367  L 293 362  L 282 356  L 272 350  L 256 337  L 242 324  L 228 309  L 215 293  L 203 277  L 191 261  L 178 244  L 166 227  L 156 215  L 147 202  L 139 189  L 130 176  L 122 163  L 113 149  L 105 137  L 96 123  L 86 107  L 75 92  L 63 76  L 53 62  L 42 46  L 31 31  L 19 15  L 8 0  L 0 53  Z N"/>
          </draw:custom-shape>
          <draw:custom-shape draw:style-name="gr9" draw:text-style-name="P2" draw:layer="layout" svg:width="0.344cm" svg:height="0.344cm" draw:transform="rotate (-2.35619449019309) translate (21.445cm 14.499cm)">
            <text:p/>
            <draw:enhanced-geometry svg:viewBox="0 0 666 511" draw:type="non-primitive" draw:enhanced-path="M 0 53  L 0 53  L 15 72  L 28 91  L 43 112  L 58 131  L 71 151  L 86 171  L 100 191  L 115 210  L 115 210  L 124 223  L 132 235  L 139 248  L 147 260  L 155 273  L 163 285  L 172 299  L 180 311  L 188 324  L 196 335  L 205 347  L 214 359  L 223 370  L 234 381  L 244 392  L 254 402  L 254 402  L 264 411  L 274 419  L 285 427  L 296 434  L 307 440  L 319 446  L 330 452  L 343 456  L 343 456  L 356 461  L 370 463  L 384 465  L 398 466  L 413 469  L 428 470  L 442 471  L 456 473  L 456 473  L 468 476  L 480 478  L 492 480  L 505 482  L 516 485  L 529 488  L 540 490  L 552 493  L 565 495  L 576 497  L 589 499  L 600 502  L 612 504  L 625 505  L 636 507  L 649 508  L 649 508  L 653 510  L 659 511  L 664 511  L 666 508  L 666 508  L 666 495  L 658 485  L 644 478  L 627 472  L 608 469  L 588 465  L 568 461  L 552 456  L 552 456  L 541 452  L 529 446  L 517 442  L 505 437  L 493 432  L 481 428  L 468 424  L 457 420  L 445 415  L 432 411  L 420 407  L 408 403  L 396 398  L 384 394  L 372 389  L 361 385  L 361 385  L 349 380  L 338 377  L 325 373  L 314 370  L 303 367  L 293 362  L 282 356  L 272 350  L 272 350  L 256 337  L 242 324  L 228 309  L 215 293  L 203 277  L 191 261  L 178 244  L 166 227  L 166 227  L 156 215  L 147 202  L 139 189  L 130 176  L 122 163  L 113 149  L 105 137  L 96 123  L 96 123  L 86 107  L 75 92  L 63 76  L 53 62  L 42 46  L 31 31  L 19 15  L 8 0  N"/>
          </draw:custom-shape>
          <draw:custom-shape draw:style-name="gr13" draw:text-style-name="P2" draw:layer="layout" svg:width="0.083cm" svg:height="0.071cm" draw:transform="rotate (-2.35619449019309) translate (21.778cm 14.027cm)">
            <text:p/>
            <draw:enhanced-geometry svg:viewBox="0 0 164 109" draw:type="non-primitive" draw:enhanced-path="M 0 70  L 4 75  L 8 80  L 12 86  L 15 91  L 20 95  L 24 100  L 29 102  L 34 104  L 50 108  L 67 109  L 84 108  L 101 104  L 117 99  L 133 92  L 147 82  L 158 70  L 162 63  L 164 55  L 164 46  L 163 37  L 162 28  L 160 18  L 158 9  L 158 0  L 0 70  Z N"/>
          </draw:custom-shape>
          <draw:custom-shape draw:style-name="gr9" draw:text-style-name="P2" draw:layer="layout" svg:width="0.083cm" svg:height="0.071cm" draw:transform="rotate (-2.35619449019309) translate (21.778cm 14.027cm)">
            <text:p/>
            <draw:enhanced-geometry svg:viewBox="0 0 164 109" draw:type="non-primitive" draw:enhanced-path="M 0 70  L 0 70  L 4 75  L 8 80  L 12 86  L 15 91  L 20 95  L 24 100  L 29 102  L 34 104  L 34 104  L 50 108  L 67 109  L 84 108  L 101 104  L 117 99  L 133 92  L 147 82  L 158 70  L 158 70  L 162 63  L 164 55  L 164 46  L 163 37  L 162 28  L 160 18  L 158 9  L 158 0  N"/>
          </draw:custom-shape>
          <draw:custom-shape draw:style-name="gr13" draw:text-style-name="P2" draw:layer="layout" svg:width="0.071cm" svg:height="0.058cm" draw:transform="rotate (-2.35619449019309) translate (22.212cm 13.589cm)">
            <text:p/>
            <draw:enhanced-geometry svg:viewBox="0 0 139 86" draw:type="non-primitive" draw:enhanced-path="M 8 0  L 7 9  L 6 18  L 4 28  L 1 37  L 0 47  L 0 56  L 2 62  L 8 69  L 18 77  L 31 83  L 44 85  L 58 86  L 73 84  L 88 81  L 101 76  L 114 69  L 118 67  L 122 64  L 125 59  L 128 54  L 131 50  L 133 45  L 135 40  L 139 35  L 8 0  Z N"/>
          </draw:custom-shape>
          <draw:custom-shape draw:style-name="gr9" draw:text-style-name="P2" draw:layer="layout" svg:width="0.071cm" svg:height="0.058cm" draw:transform="rotate (-2.35619449019309) translate (22.212cm 13.589cm)">
            <text:p/>
            <draw:enhanced-geometry svg:viewBox="0 0 139 86" draw:type="non-primitive" draw:enhanced-path="M 8 0  L 8 0  L 7 9  L 6 18  L 4 28  L 1 37  L 0 47  L 0 56  L 2 62  L 8 69  L 8 69  L 18 77  L 31 83  L 44 85  L 58 86  L 73 84  L 88 81  L 101 76  L 114 69  L 114 69  L 118 67  L 122 64  L 125 59  L 128 54  L 131 50  L 133 45  L 135 40  L 139 35  N"/>
          </draw:custom-shape>
          <draw:custom-shape draw:style-name="gr13" draw:text-style-name="P2" draw:layer="layout" svg:width="0.075cm" svg:height="0.132cm" draw:transform="rotate (-2.35619449019309) translate (21.81cm 13.934cm)">
            <text:p/>
            <draw:enhanced-geometry svg:viewBox="0 0 150 194" draw:type="non-primitive" draw:enhanced-path="M 0 37  L 4 47  L 10 58  L 14 69  L 20 81  L 25 91  L 30 102  L 37 112  L 44 123  L 49 133  L 56 144  L 62 156  L 69 166  L 77 175  L 85 183  L 94 190  L 105 193  L 111 194  L 118 194  L 123 193  L 130 192  L 136 188  L 141 185  L 145 180  L 148 175  L 150 163  L 148 153  L 142 142  L 136 132  L 127 122  L 119 110  L 111 100  L 105 89  L 101 78  L 97 67  L 94 56  L 90 44  L 88 34  L 85 23  L 81 12  L 78 0  L 0 37  Z N"/>
          </draw:custom-shape>
          <draw:custom-shape draw:style-name="gr9" draw:text-style-name="P2" draw:layer="layout" svg:width="0.075cm" svg:height="0.132cm" draw:transform="rotate (-2.35619449019309) translate (21.81cm 13.934cm)">
            <text:p/>
            <draw:enhanced-geometry svg:viewBox="0 0 150 194" draw:type="non-primitive" draw:enhanced-path="M 0 37  L 0 37  L 4 47  L 10 58  L 14 69  L 20 81  L 25 91  L 30 102  L 37 112  L 44 123  L 44 123  L 49 133  L 56 144  L 62 156  L 69 166  L 77 175  L 85 183  L 94 190  L 105 193  L 105 193  L 111 194  L 118 194  L 123 193  L 130 192  L 136 188  L 141 185  L 145 180  L 148 175  L 148 175  L 150 163  L 148 153  L 142 142  L 136 132  L 127 122  L 119 110  L 111 100  L 105 89  L 105 89  L 101 78  L 97 67  L 94 56  L 90 44  L 88 34  L 85 23  L 81 12  L 78 0  N"/>
          </draw:custom-shape>
          <draw:custom-shape draw:style-name="gr13" draw:text-style-name="P2" draw:layer="layout" svg:width="0.075cm" svg:height="0.132cm" draw:transform="rotate (-2.35619449019309) translate (22.137cm 13.616cm)">
            <text:p/>
            <draw:enhanced-geometry svg:viewBox="0 0 146 193" draw:type="non-primitive" draw:enhanced-path="M 146 35  L 142 47  L 136 57  L 131 68  L 127 80  L 121 91  L 116 101  L 110 113  L 104 124  L 97 134  L 92 144  L 85 154  L 78 165  L 71 174  L 63 183  L 54 188  L 44 193  L 38 193  L 32 193  L 26 192  L 19 191  L 14 187  L 9 184  L 4 181  L 1 175  L 0 164  L 2 153  L 7 142  L 15 132  L 23 120  L 32 110  L 38 99  L 44 88  L 49 77  L 52 66  L 55 56  L 58 45  L 61 33  L 63 22  L 66 12  L 69 0  L 146 35  Z N"/>
          </draw:custom-shape>
          <draw:custom-shape draw:style-name="gr9" draw:text-style-name="P2" draw:layer="layout" svg:width="0.075cm" svg:height="0.132cm" draw:transform="rotate (-2.35619449019309) translate (22.137cm 13.616cm)">
            <text:p/>
            <draw:enhanced-geometry svg:viewBox="0 0 146 193" draw:type="non-primitive" draw:enhanced-path="M 146 35  L 146 35  L 142 47  L 136 57  L 131 68  L 127 80  L 121 91  L 116 101  L 110 113  L 104 124  L 104 124  L 97 134  L 92 144  L 85 154  L 78 165  L 71 174  L 63 183  L 54 188  L 44 193  L 44 193  L 38 193  L 32 193  L 26 192  L 19 191  L 14 187  L 9 184  L 4 181  L 1 175  L 1 175  L 0 164  L 2 153  L 7 142  L 15 132  L 23 120  L 32 110  L 38 99  L 44 88  L 44 88  L 49 77  L 52 66  L 55 56  L 58 45  L 61 33  L 63 22  L 66 12  L 69 0  N"/>
          </draw:custom-shape>
          <draw:custom-shape draw:style-name="gr13" draw:text-style-name="P2" draw:layer="layout" svg:width="0.265cm" svg:height="0.225cm" draw:transform="rotate (-2.35619449019309) translate (23.363cm 13.958cm)">
            <text:p/>
            <draw:enhanced-geometry svg:viewBox="0 0 516 338" draw:type="non-primitive" draw:enhanced-path="M 516 36  L 500 52  L 483 68  L 467 83  L 451 98  L 434 114  L 418 129  L 401 144  L 384 159  L 371 170  L 356 182  L 341 194  L 327 205  L 312 216  L 296 228  L 280 237  L 263 246  L 248 253  L 232 258  L 216 262  L 200 266  L 183 269  L 166 271  L 149 273  L 133 275  L 116 279  L 99 281  L 84 284  L 68 289  L 53 293  L 38 300  L 25 307  L 11 316  L 6 321  L 3 325  L 0 330  L 1 333  L 10 338  L 19 335  L 29 330  L 38 321  L 47 310  L 57 299  L 66 289  L 76 281  L 88 272  L 101 262  L 113 253  L 125 242  L 138 233  L 152 225  L 165 218  L 180 212  L 195 207  L 209 205  L 224 204  L 240 203  L 256 203  L 272 202  L 287 199  L 301 195  L 314 188  L 324 180  L 335 171  L 346 162  L 355 152  L 365 143  L 374 132  L 384 123  L 394 114  L 403 106  L 412 97  L 423 89  L 432 80  L 441 72  L 450 63  L 459 54  L 466 47  L 474 41  L 481 34  L 487 27  L 494 20  L 501 13  L 509 7  L 516 0  L 516 36  Z N"/>
          </draw:custom-shape>
          <draw:custom-shape draw:style-name="gr9" draw:text-style-name="P2" draw:layer="layout" svg:width="0.265cm" svg:height="0.225cm" draw:transform="rotate (-2.35619449019309) translate (23.363cm 13.958cm)">
            <text:p/>
            <draw:enhanced-geometry svg:viewBox="0 0 516 338" draw:type="non-primitive" draw:enhanced-path="M 516 36  L 516 36  L 500 52  L 483 68  L 467 83  L 451 98  L 434 114  L 418 129  L 401 144  L 384 159  L 384 159  L 371 170  L 356 182  L 341 194  L 327 205  L 312 216  L 296 228  L 280 237  L 263 246  L 263 246  L 248 253  L 232 258  L 216 262  L 200 266  L 183 269  L 166 271  L 149 273  L 133 275  L 116 279  L 99 281  L 84 284  L 68 289  L 53 293  L 38 300  L 25 307  L 11 316  L 11 316  L 6 321  L 3 325  L 0 330  L 1 333  L 1 333  L 10 338  L 19 335  L 29 330  L 38 321  L 47 310  L 57 299  L 66 289  L 76 281  L 76 281  L 88 272  L 101 262  L 113 253  L 125 242  L 138 233  L 152 225  L 165 218  L 180 212  L 180 212  L 195 207  L 209 205  L 224 204  L 240 203  L 256 203  L 272 202  L 287 199  L 301 195  L 301 195  L 314 188  L 324 180  L 335 171  L 346 162  L 355 152  L 365 143  L 374 132  L 384 123  L 384 123  L 394 114  L 403 106  L 412 97  L 423 89  L 432 80  L 441 72  L 450 63  L 459 54  L 459 54  L 466 47  L 474 41  L 481 34  L 487 27  L 494 20  L 501 13  L 509 7  L 516 0  N"/>
          </draw:custom-shape>
          <draw:custom-shape draw:style-name="gr13" draw:text-style-name="P2" draw:layer="layout" svg:width="0.352cm" svg:height="0.348cm" draw:transform="rotate (-2.35619449019309) translate (22.882cm 13.067cm)">
            <text:p/>
            <draw:enhanced-geometry svg:viewBox="0 0 683 512" draw:type="non-primitive" draw:enhanced-path="M 683 54  L 668 73  L 653 93  L 639 113  L 625 132  L 610 151  L 596 172  L 581 191  L 566 211  L 557 224  L 549 236  L 540 249  L 532 261  L 524 274  L 516 286  L 507 299  L 499 311  L 491 324  L 482 336  L 473 348  L 464 360  L 455 371  L 445 382  L 435 394  L 423 404  L 413 413  L 403 421  L 391 428  L 381 435  L 369 441  L 357 447  L 345 452  L 332 456  L 318 461  L 304 464  L 289 466  L 275 468  L 260 470  L 245 471  L 230 472  L 216 473  L 203 475  L 191 478  L 178 480  L 167 482  L 154 486  L 142 488  L 129 490  L 118 492  L 106 496  L 93 498  L 81 500  L 68 503  L 57 505  L 44 506  L 32 508  L 19 509  L 14 511  L 8 511  L 2 512  L 0 509  L 1 496  L 9 487  L 23 479  L 40 474  L 60 470  L 81 466  L 100 462  L 117 456  L 129 452  L 142 447  L 153 443  L 166 438  L 178 434  L 191 429  L 203 424  L 216 420  L 228 416  L 241 412  L 253 407  L 266 403  L 278 399  L 290 395  L 303 390  L 315 386  L 327 382  L 338 379  L 349 376  L 362 371  L 373 368  L 385 363  L 395 358  L 405 352  L 421 339  L 436 325  L 450 310  L 463 294  L 475 278  L 488 261  L 500 244  L 513 228  L 522 216  L 531 203  L 540 190  L 549 176  L 558 163  L 566 150  L 575 136  L 584 123  L 596 108  L 607 92  L 617 78  L 628 62  L 640 47  L 651 31  L 663 16  L 674 0  L 683 54  Z N"/>
          </draw:custom-shape>
          <draw:custom-shape draw:style-name="gr9" draw:text-style-name="P2" draw:layer="layout" svg:width="0.352cm" svg:height="0.348cm" draw:transform="rotate (-2.35619449019309) translate (22.882cm 13.067cm)">
            <text:p/>
            <draw:enhanced-geometry svg:viewBox="0 0 683 512" draw:type="non-primitive" draw:enhanced-path="M 683 54  L 683 54  L 668 73  L 653 93  L 639 113  L 625 132  L 610 151  L 596 172  L 581 191  L 566 211  L 566 211  L 557 224  L 549 236  L 540 249  L 532 261  L 524 274  L 516 286  L 507 299  L 499 311  L 491 324  L 482 336  L 473 348  L 464 360  L 455 371  L 445 382  L 435 394  L 423 404  L 423 404  L 413 413  L 403 421  L 391 428  L 381 435  L 369 441  L 357 447  L 345 452  L 332 456  L 332 456  L 318 461  L 304 464  L 289 466  L 275 468  L 260 470  L 245 471  L 230 472  L 216 473  L 216 473  L 203 475  L 191 478  L 178 480  L 167 482  L 154 486  L 142 488  L 129 490  L 118 492  L 106 496  L 93 498  L 81 500  L 68 503  L 57 505  L 44 506  L 32 508  L 19 509  L 19 509  L 14 511  L 8 511  L 2 512  L 0 509  L 0 509  L 1 496  L 9 487  L 23 479  L 40 474  L 60 470  L 81 466  L 100 462  L 117 456  L 117 456  L 129 452  L 142 447  L 153 443  L 166 438  L 178 434  L 191 429  L 203 424  L 216 420  L 228 416  L 241 412  L 253 407  L 266 403  L 278 399  L 290 395  L 303 390  L 315 386  L 315 386  L 327 382  L 338 379  L 349 376  L 362 371  L 373 368  L 385 363  L 395 358  L 405 352  L 405 352  L 421 339  L 436 325  L 450 310  L 463 294  L 475 278  L 488 261  L 500 244  L 513 228  L 513 228  L 522 216  L 531 203  L 540 190  L 549 176  L 558 163  L 566 150  L 575 136  L 584 123  L 584 123  L 596 108  L 607 92  L 617 78  L 628 62  L 640 47  L 651 31  L 663 16  L 674 0  N"/>
          </draw:custom-shape>
          <draw:custom-shape draw:style-name="gr9" draw:text-style-name="P2" draw:layer="layout" svg:width="0.763cm" svg:height="1.83cm" draw:transform="rotate (-2.35619449019309) translate (24.311cm 14.937cm)">
            <text:p/>
            <draw:enhanced-geometry svg:viewBox="0 0 1480 2717" draw:type="non-primitive" draw:enhanced-path="M 1480 298  L 1480 298  L 1466 280  L 1453 262  L 1439 243  L 1426 224  L 1412 205  L 1397 187  L 1381 171  L 1363 158  L 1363 158  L 1336 141  L 1308 123  L 1278 105  L 1249 88  L 1218 72  L 1186 57  L 1156 42  L 1124 30  L 1092 19  L 1060 10  L 1029 5  L 997 0  L 966 0  L 934 2  L 904 8  L 874 18  L 874 18  L 849 30  L 828 44  L 807 63  L 789 82  L 772 105  L 756 128  L 742 153  L 729 180  L 717 208  L 704 236  L 693 264  L 683 294  L 671 322  L 661 351  L 650 378  L 638 404  L 638 404  L 627 431  L 616 459  L 605 487  L 596 515  L 587 543  L 579 572  L 571 600  L 564 629  L 557 658  L 549 687  L 542 716  L 535 745  L 527 773  L 520 803  L 512 831  L 505 860  L 505 860  L 498 881  L 492 903  L 485 925  L 478 947  L 473 968  L 466 991  L 460 1013  L 455 1034  L 455 1034  L 447 1060  L 439 1086  L 431 1114  L 423 1140  L 415 1166  L 408 1192  L 400 1218  L 392 1244  L 385 1270  L 377 1297  L 371 1323  L 363 1349  L 356 1377  L 349 1403  L 342 1429  L 336 1456  L 336 1456  L 328 1491  L 320 1526  L 312 1561  L 305 1595  L 298 1631  L 291 1666  L 284 1701  L 278 1736  L 271 1771  L 264 1806  L 257 1841  L 250 1877  L 243 1911  L 235 1946  L 227 1981  L 218 2015  L 218 2015  L 207 2056  L 195 2095  L 184 2135  L 171 2175  L 159 2214  L 145 2253  L 131 2293  L 119 2331  L 105 2371  L 92 2409  L 78 2449  L 64 2488  L 52 2527  L 39 2567  L 27 2607  L 16 2646  L 16 2646  L 13 2655  L 11 2664  L 9 2674  L 7 2681  L 5 2691  L 3 2700  L 2 2708  L 0 2717  N"/>
          </draw:custom-shape>
          <draw:custom-shape draw:style-name="gr13" draw:text-style-name="P2" draw:layer="layout" svg:width="0.278cm" svg:height="0.251cm" draw:transform="rotate (-2.35619449019309) translate (24.227cm 14.839cm)">
            <text:p/>
            <draw:enhanced-geometry svg:viewBox="0 0 535 370" draw:type="non-primitive" draw:enhanced-path="M 535 318  L 524 311  L 511 306  L 500 299  L 487 292  L 475 287  L 464 280  L 451 273  L 440 266  L 425 257  L 410 248  L 395 239  L 381 230  L 366 221  L 350 212  L 335 204  L 319 196  L 304 190  L 287 186  L 270 182  L 254 179  L 237 175  L 220 172  L 204 167  L 188 161  L 178 156  L 169 150  L 158 144  L 148 137  L 139 130  L 129 123  L 120 115  L 111 109  L 97 94  L 85 76  L 72 55  L 61 35  L 48 18  L 36 5  L 22 0  L 6 3  L 1 9  L 0 16  L 1 25  L 4 34  L 9 44  L 14 54  L 20 64  L 25 72  L 31 85  L 40 97  L 49 109  L 60 120  L 70 130  L 80 140  L 91 150  L 102 161  L 113 171  L 124 180  L 137 189  L 148 198  L 161 206  L 173 214  L 186 222  L 198 230  L 211 238  L 223 246  L 236 253  L 249 259  L 262 266  L 275 272  L 289 279  L 302 284  L 313 289  L 324 293  L 334 297  L 346 301  L 357 306  L 367 309  L 378 314  L 389 318  L 398 323  L 408 327  L 417 332  L 427 335  L 436 340  L 446 344  L 456 349  L 466 353  L 471 356  L 477 358  L 482 360  L 487 362  L 493 365  L 498 367  L 503 368  L 509 370  L 535 318  Z N"/>
          </draw:custom-shape>
          <draw:custom-shape draw:style-name="gr9" draw:text-style-name="P2" draw:layer="layout" svg:width="0.278cm" svg:height="0.251cm" draw:transform="rotate (-2.35619449019309) translate (24.227cm 14.839cm)">
            <text:p/>
            <draw:enhanced-geometry svg:viewBox="0 0 535 370" draw:type="non-primitive" draw:enhanced-path="M 535 318  L 535 318  L 524 311  L 511 306  L 500 299  L 487 292  L 475 287  L 464 280  L 451 273  L 440 266  L 440 266  L 425 257  L 410 248  L 395 239  L 381 230  L 366 221  L 350 212  L 335 204  L 319 196  L 319 196  L 304 190  L 287 186  L 270 182  L 254 179  L 237 175  L 220 172  L 204 167  L 188 161  L 188 161  L 178 156  L 169 150  L 158 144  L 148 137  L 139 130  L 129 123  L 120 115  L 111 109  L 111 109  L 97 94  L 85 76  L 72 55  L 61 35  L 48 18  L 36 5  L 22 0  L 6 3  L 6 3  L 1 9  L 0 16  L 1 25  L 4 34  L 9 44  L 14 54  L 20 64  L 25 72  L 25 72  L 31 85  L 40 97  L 49 109  L 60 120  L 70 130  L 80 140  L 91 150  L 102 161  L 102 161  L 113 171  L 124 180  L 137 189  L 148 198  L 161 206  L 173 214  L 186 222  L 198 230  L 198 230  L 211 238  L 223 246  L 236 253  L 249 259  L 262 266  L 275 272  L 289 279  L 302 284  L 302 284  L 313 289  L 324 293  L 334 297  L 346 301  L 357 306  L 367 309  L 378 314  L 389 318  L 389 318  L 398 323  L 408 327  L 417 332  L 427 335  L 436 340  L 446 344  L 456 349  L 466 353  L 466 353  L 471 356  L 477 358  L 482 360  L 487 362  L 493 365  L 498 367  L 503 368  L 509 370  N"/>
          </draw:custom-shape>
          <draw:custom-shape draw:style-name="gr9" draw:text-style-name="P2" draw:layer="layout" svg:width="0.004cm" svg:height="0.093cm" draw:transform="rotate (-2.35619449019309) translate (24.056cm 14.898cm)">
            <text:p/>
            <draw:enhanced-geometry svg:viewBox="0 0 0 140" draw:type="non-primitive" draw:enhanced-path="M 0 140  L 0 140  L 0 123  L 0 105  L 0 88  L 0 70  L 0 53  L 0 36  L 0 17  L 0 0  N"/>
          </draw:custom-shape>
          <draw:custom-shape draw:style-name="gr9" draw:text-style-name="P2" draw:layer="layout" svg:width="0.004cm" svg:height="0.093cm" draw:transform="rotate (-2.35619449019309) translate (24.003cm 14.92cm)">
            <text:p/>
            <draw:enhanced-geometry svg:viewBox="0 0 0 141" draw:type="non-primitive" draw:enhanced-path="M 0 141  L 0 141  L 0 123  L 0 106  L 0 88  L 0 71  L 0 54  L 0 36  L 0 19  L 0 0  N"/>
          </draw:custom-shape>
          <draw:custom-shape draw:style-name="gr9" draw:text-style-name="P2" draw:layer="layout" svg:width="0.004cm" svg:height="0.071cm" draw:transform="rotate (-2.35619449019309) translate (24.114cm 14.87cm)">
            <text:p/>
            <draw:enhanced-geometry svg:viewBox="0 0 9 105" draw:type="non-primitive" draw:enhanced-path="M 9 105  L 9 105  L 7 91  L 6 79  L 5 65  L 4 52  L 3 40  L 2 26  L 1 14  L 0 0  N"/>
          </draw:custom-shape>
          <draw:custom-shape draw:style-name="gr9" draw:text-style-name="P2" draw:layer="layout" svg:width="0.048cm" svg:height="0.005cm" draw:transform="rotate (-2.35619449019309) translate (24.084cm 14.754cm)">
            <text:p/>
            <draw:enhanced-geometry svg:viewBox="0 0 97 0" draw:type="non-primitive" draw:enhanced-path="M 97 0  L 97 0  L 84 0  L 72 0  L 59 0  L 48 0  L 35 0  L 24 0  L 12 0  L 0 0  N"/>
          </draw:custom-shape>
          <draw:custom-shape draw:style-name="gr9" draw:text-style-name="P2" draw:layer="layout" svg:width="0.08cm" svg:height="0.022cm" draw:transform="rotate (-2.35619449019309) translate (24.025cm 14.758cm)">
            <text:p/>
            <draw:enhanced-geometry svg:viewBox="0 0 149 35" draw:type="non-primitive" draw:enhanced-path="M 149 0  L 149 0  L 131 5  L 112 9  L 93 14  L 74 17  L 56 22  L 37 26  L 19 31  L 0 35  N"/>
          </draw:custom-shape>
          <draw:custom-shape draw:style-name="gr9" draw:text-style-name="P2" draw:layer="layout" svg:width="0.075cm" svg:height="0.035cm" draw:transform="rotate (-2.35619449019309) translate (23.962cm 14.754cm)">
            <text:p/>
            <draw:enhanced-geometry svg:viewBox="0 0 148 55" draw:type="non-primitive" draw:enhanced-path="M 148 0  L 148 0  L 129 7  L 111 14  L 92 21  L 74 27  L 54 34  L 36 41  L 18 48  L 0 55  N"/>
          </draw:custom-shape>
          <draw:custom-shape draw:style-name="gr9" draw:text-style-name="P2" draw:layer="layout" svg:width="0.004cm" svg:height="0.084cm" draw:transform="rotate (-2.35619449019309) translate (23.925cm 14.931cm)">
            <text:p/>
            <draw:enhanced-geometry svg:viewBox="0 0 0 121" draw:type="non-primitive" draw:enhanced-path="M 0 121  L 0 121  L 0 106  L 0 92  L 0 77  L 0 61  L 0 46  L 0 31  L 0 16  L 0 0  N"/>
          </draw:custom-shape>
          <draw:custom-shape draw:style-name="gr9" draw:text-style-name="P2" draw:layer="layout" svg:width="0.057cm" svg:height="0.026cm" draw:transform="rotate (-2.35619449019309) translate (23.905cm 14.801cm)">
            <text:p/>
            <draw:enhanced-geometry svg:viewBox="0 0 107 37" draw:type="non-primitive" draw:enhanced-path="M 107 0  L 107 0  L 93 5  L 80 9  L 66 14  L 54 18  L 40 23  L 26 26  L 14 32  L 0 37  N"/>
          </draw:custom-shape>
          <draw:custom-shape draw:style-name="gr9" draw:text-style-name="P2" draw:layer="layout" svg:width="0.009cm" svg:height="0.058cm" draw:transform="rotate (-2.35619449019309) translate (23.888cm 14.925cm)">
            <text:p/>
            <draw:enhanced-geometry svg:viewBox="0 0 17 87" draw:type="non-primitive" draw:enhanced-path="M 0 87  L 0 87  L 2 77  L 4 66  L 6 56  L 8 44  L 10 34  L 13 23  L 15 11  L 17 0  N"/>
          </draw:custom-shape>
          <draw:custom-shape draw:style-name="gr9" draw:text-style-name="P2" draw:layer="layout" svg:width="0.031cm" svg:height="0.009cm" draw:transform="rotate (-2.35619449019309) translate (23.858cm 14.777cm)">
            <text:p/>
            <draw:enhanced-geometry svg:viewBox="0 0 61 17" draw:type="non-primitive" draw:enhanced-path="M 61 0  L 61 0  L 53 2  L 46 4  L 38 6  L 30 8  L 22 10  L 16 12  L 8 14  L 0 17  N"/>
          </draw:custom-shape>
          <draw:custom-shape draw:style-name="gr9" draw:text-style-name="P2" draw:layer="layout" svg:width="0.008cm" svg:height="0.097cm" draw:transform="rotate (-2.35619449019309) translate (23.069cm 15.725cm)">
            <text:p/>
            <draw:enhanced-geometry svg:viewBox="0 0 18 141" draw:type="non-primitive" draw:enhanced-path="M 18 141  L 18 141  L 16 122  L 13 105  L 11 87  L 9 70  L 7 53  L 4 35  L 2 18  L 0 0  N"/>
          </draw:custom-shape>
          <draw:custom-shape draw:style-name="gr9" draw:text-style-name="P2" draw:layer="layout" svg:width="0.009cm" svg:height="0.093cm" draw:transform="rotate (-2.35619449019309) translate (23.075cm 15.761cm)">
            <text:p/>
            <draw:enhanced-geometry svg:viewBox="0 0 17 140" draw:type="non-primitive" draw:enhanced-path="M 0 140  L 0 140  L 2 123  L 4 105  L 7 88  L 9 70  L 11 52  L 12 35  L 15 17  L 17 0  N"/>
          </draw:custom-shape>
          <draw:custom-shape draw:style-name="gr9" draw:text-style-name="P2" draw:layer="layout" svg:width="0.066cm" svg:height="0.013cm" draw:transform="rotate (-2.35619449019309) translate (22.974cm 15.681cm)">
            <text:p/>
            <draw:enhanced-geometry svg:viewBox="0 0 131 17" draw:type="non-primitive" draw:enhanced-path="M 0 0  L 0 0  L 17 2  L 33 4  L 49 6  L 66 9  L 82 11  L 98 12  L 114 14  L 131 17  N"/>
          </draw:custom-shape>
          <draw:custom-shape draw:style-name="gr9" draw:text-style-name="P2" draw:layer="layout" svg:width="0.057cm" svg:height="0.022cm" draw:transform="rotate (-2.35619449019309) translate (22.978cm 15.645cm)">
            <text:p/>
            <draw:enhanced-geometry svg:viewBox="0 0 114 34" draw:type="non-primitive" draw:enhanced-path="M 0 0  L 0 0  L 14 4  L 27 9  L 42 13  L 57 18  L 70 21  L 85 26  L 100 30  L 114 34  N"/>
          </draw:custom-shape>
          <draw:custom-shape draw:style-name="gr9" draw:text-style-name="P2" draw:layer="layout" svg:width="0.009cm" svg:height="0.048cm" draw:transform="rotate (-2.35619449019309) translate (23.038cm 15.856cm)">
            <text:p/>
            <draw:enhanced-geometry svg:viewBox="0 0 17 71" draw:type="non-primitive" draw:enhanced-path="M 0 71  L 0 71  L 1 62  L 3 53  L 4 44  L 6 35  L 9 27  L 11 18  L 13 9  L 17 0  N"/>
          </draw:custom-shape>
          <draw:custom-shape draw:style-name="gr9" draw:text-style-name="P2" draw:layer="layout" svg:width="0.005cm" svg:height="0.08cm" draw:transform="rotate (-2.35619449019309) translate (23.033cm 15.893cm)">
            <text:p/>
            <draw:enhanced-geometry svg:viewBox="0 0 0 124" draw:type="non-primitive" draw:enhanced-path="M 0 124  L 0 124  L 0 108  L 0 93  L 0 78  L 0 62  L 0 47  L 0 31  L 0 16  L 0 0  N"/>
          </draw:custom-shape>
          <draw:custom-shape draw:style-name="gr9" draw:text-style-name="P2" draw:layer="layout" svg:width="0.004cm" svg:height="0.061cm" draw:transform="rotate (-2.35619449019309) translate (23.031cm 15.943cm)">
            <text:p/>
            <draw:enhanced-geometry svg:viewBox="0 0 12 87" draw:type="non-primitive" draw:enhanced-path="M 4 87  L 4 87  L 4 75  L 3 64  L 1 51  L 0 40  L 0 29  L 2 19  L 6 8  L 12 0  N"/>
          </draw:custom-shape>
          <draw:custom-shape draw:style-name="gr9" draw:text-style-name="P2" draw:layer="layout" svg:width="0.009cm" svg:height="0.07cm" draw:transform="rotate (-2.35619449019309) translate (22.989cm 15.985cm)">
            <text:p/>
            <draw:enhanced-geometry svg:viewBox="0 0 18 105" draw:type="non-primitive" draw:enhanced-path="M 9 105  L 9 105  L 9 90  L 11 74  L 14 56  L 17 39  L 18 24  L 15 12  L 10 3  L 0 0  N"/>
          </draw:custom-shape>
          <draw:custom-shape draw:style-name="gr9" draw:text-style-name="P2" draw:layer="layout" svg:width="0.044cm" svg:height="0.036cm" draw:transform="rotate (-2.35619449019309) translate (22.923cm 15.903cm)">
            <text:p/>
            <draw:enhanced-geometry svg:viewBox="0 0 88 52" draw:type="non-primitive" draw:enhanced-path="M 0 0  L 0 0  L 11 7  L 21 12  L 33 19  L 44 26  L 54 33  L 65 40  L 77 45  L 88 52  N"/>
          </draw:custom-shape>
          <draw:custom-shape draw:style-name="gr9" draw:text-style-name="P2" draw:layer="layout" svg:width="0.04cm" svg:height="0.022cm" draw:transform="rotate (-2.35619449019309) translate (22.955cm 15.858cm)">
            <text:p/>
            <draw:enhanced-geometry svg:viewBox="0 0 72 35" draw:type="non-primitive" draw:enhanced-path="M 0 0  L 0 0  L 9 5  L 18 9  L 27 14  L 36 17  L 44 22  L 53 26  L 63 31  L 72 35  N"/>
          </draw:custom-shape>
          <draw:custom-shape draw:style-name="gr9" draw:text-style-name="P2" draw:layer="layout" svg:width="0.049cm" svg:height="0.031cm" draw:transform="rotate (-2.35619449019309) translate (22.991cm 15.8cm)">
            <text:p/>
            <draw:enhanced-geometry svg:viewBox="0 0 96 52" draw:type="non-primitive" draw:enhanced-path="M 0 0  L 0 0  L 12 7  L 24 13  L 36 19  L 49 26  L 60 32  L 72 39  L 84 46  L 96 52  N"/>
          </draw:custom-shape>
          <draw:custom-shape draw:style-name="gr9" draw:text-style-name="P2" draw:layer="layout" svg:width="0.044cm" svg:height="0.035cm" draw:transform="rotate (-2.35619449019309) translate (22.981cm 15.747cm)">
            <text:p/>
            <draw:enhanced-geometry svg:viewBox="0 0 89 53" draw:type="non-primitive" draw:enhanced-path="M 0 0  L 0 0  L 11 7  L 22 13  L 33 19  L 45 26  L 55 33  L 66 40  L 77 47  L 89 53  N"/>
          </draw:custom-shape>
          <draw:custom-shape draw:style-name="gr9" draw:text-style-name="P2" draw:layer="layout" svg:width="0.031cm" svg:height="0.014cm" draw:transform="rotate (-2.35619449019309) translate (22.494cm 15.126cm)">
            <text:p/>
            <draw:enhanced-geometry svg:viewBox="0 0 62 20" draw:type="non-primitive" draw:enhanced-path="M 0 0  L 0 0  L 8 3  L 16 7  L 25 11  L 33 15  L 41 18  L 47 20  L 55 20  L 62 17  N"/>
          </draw:custom-shape>
          <draw:custom-shape draw:style-name="gr9" draw:text-style-name="P2" draw:layer="layout" svg:width="0.009cm" svg:height="0.013cm" draw:transform="rotate (-2.35619449019309) translate (22.452cm 15.19cm)">
            <text:p/>
            <draw:enhanced-geometry svg:viewBox="0 0 17 18" draw:type="non-primitive" draw:enhanced-path="M 0 18  L 0 18  L 5 13  L 8 9  L 13 4  L 17 0  N"/>
          </draw:custom-shape>
          <draw:custom-shape draw:style-name="gr9" draw:text-style-name="P2" draw:layer="layout" svg:width="0.039cm" svg:height="0.022cm" draw:transform="rotate (-2.35619449019309) translate (22.499cm 15.161cm)">
            <text:p/>
            <draw:enhanced-geometry svg:viewBox="0 0 79 35" draw:type="non-primitive" draw:enhanced-path="M 0 0  L 0 0  L 10 4  L 20 9  L 30 13  L 41 17  L 51 21  L 60 26  L 70 30  L 79 35  N"/>
          </draw:custom-shape>
          <draw:custom-shape draw:style-name="gr9" draw:text-style-name="P2" draw:layer="layout" svg:width="0.036cm" svg:height="0.013cm" draw:transform="rotate (-2.35619449019309) translate (22.361cm 15.106cm)">
            <text:p/>
            <draw:enhanced-geometry svg:viewBox="0 0 70 17" draw:type="non-primitive" draw:enhanced-path="M 0 17  L 0 17  L 9 15  L 17 13  L 26 11  L 35 8  L 43 6  L 52 5  L 60 3  L 70 0  N"/>
          </draw:custom-shape>
          <draw:custom-shape draw:style-name="gr9" draw:text-style-name="P2" draw:layer="layout" svg:width="0.044cm" svg:height="0.013cm" draw:transform="rotate (-2.35619449019309) translate (22.302cm 15.063cm)">
            <text:p/>
            <draw:enhanced-geometry svg:viewBox="0 0 88 17" draw:type="non-primitive" draw:enhanced-path="M 0 17  L 0 17  L 11 14  L 22 12  L 32 10  L 44 8  L 54 5  L 65 3  L 76 1  L 88 0  N"/>
          </draw:custom-shape>
          <draw:custom-shape draw:style-name="gr9" draw:text-style-name="P2" draw:layer="layout" svg:width="0.035cm" svg:height="0.022cm" draw:transform="rotate (-2.35619449019309) translate (22.368cm 15.066cm)">
            <text:p/>
            <draw:enhanced-geometry svg:viewBox="0 0 71 36" draw:type="non-primitive" draw:enhanced-path="M 71 0  L 71 0  L 62 5  L 53 10  L 44 14  L 36 19  L 27 23  L 18 27  L 9 31  L 0 36  N"/>
          </draw:custom-shape>
          <draw:custom-shape draw:style-name="gr9" draw:text-style-name="P2" draw:layer="layout" svg:width="0.035cm" svg:height="0.013cm" draw:transform="rotate (-2.35619449019309) translate (22.443cm 15.079cm)">
            <text:p/>
            <draw:enhanced-geometry svg:viewBox="0 0 72 19" draw:type="non-primitive" draw:enhanced-path="M 72 0  L 72 0  L 63 2  L 54 5  L 45 7  L 37 9  L 28 13  L 19 15  L 10 17  L 0 19  N"/>
          </draw:custom-shape>
          <draw:custom-shape draw:style-name="gr9" draw:text-style-name="P2" draw:layer="layout" svg:width="0.035cm" svg:height="0.009cm" draw:transform="rotate (-2.35619449019309) translate (22.482cm 15.098cm)">
            <text:p/>
            <draw:enhanced-geometry svg:viewBox="0 0 62 17" draw:type="non-primitive" draw:enhanced-path="M 62 17  L 62 17  L 54 15  L 47 12  L 39 10  L 31 8  L 23 6  L 16 4  L 8 2  L 0 0  N"/>
          </draw:custom-shape>
          <draw:custom-shape draw:style-name="gr9" draw:text-style-name="P2" draw:layer="layout" svg:width="0.035cm" svg:height="0.009cm" draw:transform="rotate (-2.35619449019309) translate (22.544cm 15.125cm)">
            <text:p/>
            <draw:enhanced-geometry svg:viewBox="0 0 69 17" draw:type="non-primitive" draw:enhanced-path="M 0 17  L 0 17  L 9 15  L 18 13  L 26 11  L 35 8  L 43 6  L 52 4  L 60 2  L 69 0  N"/>
          </draw:custom-shape>
          <draw:custom-shape draw:style-name="gr9" draw:text-style-name="P2" draw:layer="layout" svg:width="0.04cm" svg:height="0.049cm" draw:transform="rotate (-2.35619449019309) translate (21.857cm 14.636cm)">
            <text:p/>
            <draw:enhanced-geometry svg:viewBox="0 0 78 71" draw:type="non-primitive" draw:enhanced-path="M 78 0  L 78 0  L 68 9  L 59 18  L 48 28  L 38 35  L 28 45  L 19 54  L 9 62  L 0 71  N"/>
          </draw:custom-shape>
          <draw:custom-shape draw:style-name="gr9" draw:text-style-name="P2" draw:layer="layout" svg:width="0.044cm" svg:height="0.022cm" draw:transform="rotate (-2.35619449019309) translate (21.807cm 14.674cm)">
            <text:p/>
            <draw:enhanced-geometry svg:viewBox="0 0 88 37" draw:type="non-primitive" draw:enhanced-path="M 0 0  L 0 0  L 11 5  L 21 9  L 33 14  L 44 18  L 54 23  L 66 28  L 77 32  L 88 37  N"/>
          </draw:custom-shape>
          <draw:custom-shape draw:style-name="gr9" draw:text-style-name="P2" draw:layer="layout" svg:width="0.035cm" svg:height="0.035cm" draw:transform="rotate (-2.35619449019309) translate (21.75cm 14.6cm)">
            <text:p/>
            <draw:enhanced-geometry svg:viewBox="0 0 70 52" draw:type="non-primitive" draw:enhanced-path="M 70 0  L 70 0  L 60 7  L 47 12  L 35 18  L 24 22  L 12 29  L 4 35  L 0 43  L 1 52  N"/>
          </draw:custom-shape>
          <draw:custom-shape draw:style-name="gr9" draw:text-style-name="P2" draw:layer="layout" svg:width="0.053cm" svg:height="0.005cm" draw:transform="rotate (-2.35619449019309) translate (21.689cm 14.616cm)">
            <text:p/>
            <draw:enhanced-geometry svg:viewBox="0 0 97 0" draw:type="non-primitive" draw:enhanced-path="M 0 0  L 0 0  L 13 0  L 24 0  L 37 0  L 48 0  L 60 0  L 72 0  L 84 0  L 97 0  N"/>
          </draw:custom-shape>
          <draw:custom-shape draw:style-name="gr9" draw:text-style-name="P2" draw:layer="layout" svg:width="0.035cm" svg:height="0.036cm" draw:transform="rotate (-2.35619449019309) translate (21.672cm 14.553cm)">
            <text:p/>
            <draw:enhanced-geometry svg:viewBox="0 0 70 52" draw:type="non-primitive" draw:enhanced-path="M 70 0  L 70 0  L 61 7  L 52 13  L 44 20  L 35 26  L 26 33  L 18 40  L 9 46  L 0 52  N"/>
          </draw:custom-shape>
          <draw:custom-shape draw:style-name="gr9" draw:text-style-name="P2" draw:layer="layout" svg:width="0.048cm" svg:height="0.004cm" draw:transform="rotate (-2.35619449019309) translate (21.641cm 14.565cm)">
            <text:p/>
            <draw:enhanced-geometry svg:viewBox="0 0 97 0" draw:type="non-primitive" draw:enhanced-path="M 0 0  L 0 0  L 13 0  L 24 0  L 37 0  L 48 0  L 61 0  L 72 0  L 84 0  L 97 0  N"/>
          </draw:custom-shape>
          <draw:custom-shape draw:style-name="gr9" draw:text-style-name="P2" draw:layer="layout" svg:width="0.035cm" svg:height="0.022cm" draw:transform="rotate (-2.35619449019309) translate (21.561cm 14.519cm)">
            <text:p/>
            <draw:enhanced-geometry svg:viewBox="0 0 72 35" draw:type="non-primitive" draw:enhanced-path="M 72 0  L 72 0  L 61 4  L 50 7  L 38 10  L 25 12  L 15 16  L 6 20  L 1 27  L 0 35  N"/>
          </draw:custom-shape>
          <draw:custom-shape draw:style-name="gr9" draw:text-style-name="P2" draw:layer="layout" svg:width="0.062cm" svg:height="0.004cm" draw:transform="rotate (-2.35619449019309) translate (21.556cm 14.507cm)">
            <text:p/>
            <draw:enhanced-geometry svg:viewBox="0 0 122 0" draw:type="non-primitive" draw:enhanced-path="M 122 0  L 122 0  L 106 0  L 90 0  L 76 0  L 60 0  L 45 0  L 30 0  L 14 0  L 0 0  N"/>
          </draw:custom-shape>
          <draw:custom-shape draw:style-name="gr9" draw:text-style-name="P2" draw:layer="layout" svg:width="0.027cm" svg:height="0.009cm" draw:transform="rotate (-2.35619449019309) translate (21.566cm 14.453cm)">
            <text:p/>
            <draw:enhanced-geometry svg:viewBox="0 0 52 17" draw:type="non-primitive" draw:enhanced-path="M 52 0  L 52 0  L 46 2  L 40 5  L 33 7  L 26 9  L 20 11  L 13 14  L 7 15  L 0 17  N"/>
          </draw:custom-shape>
          <draw:custom-shape draw:style-name="gr9" draw:text-style-name="P2" draw:layer="layout" svg:width="0.031cm" svg:height="0.048cm" draw:transform="rotate (-2.35619449019309) translate (21.518cm 14.481cm)">
            <text:p/>
            <draw:enhanced-geometry svg:viewBox="0 0 61 71" draw:type="non-primitive" draw:enhanced-path="M 61 0  L 61 0  L 53 9  L 46 18  L 38 26  L 30 35  L 22 45  L 16 52  L 8 62  L 0 71  N"/>
          </draw:custom-shape>
          <draw:custom-shape draw:style-name="gr9" draw:text-style-name="P2" draw:layer="layout" svg:width="0.035cm" svg:height="0.008cm" draw:transform="rotate (-2.35619449019309) translate (21.468cm 14.499cm)">
            <text:p/>
            <draw:enhanced-geometry svg:viewBox="0 0 70 17" draw:type="non-primitive" draw:enhanced-path="M 0 17  L 0 17  L 9 15  L 18 13  L 26 12  L 35 9  L 44 7  L 52 5  L 61 3  L 70 0  N"/>
          </draw:custom-shape>
          <draw:custom-shape draw:style-name="gr9" draw:text-style-name="P2" draw:layer="layout" svg:width="0.057cm" svg:height="0.004cm" draw:transform="rotate (-2.35619449019309) translate (23.253cm 14.144cm)">
            <text:p/>
            <draw:enhanced-geometry svg:viewBox="0 0 107 0" draw:type="non-primitive" draw:enhanced-path="M 107 0  L 107 0  L 93 0  L 80 0  L 66 0  L 54 0  L 40 0  L 26 0  L 14 0  L 0 0  N"/>
          </draw:custom-shape>
          <draw:custom-shape draw:style-name="gr9" draw:text-style-name="P2" draw:layer="layout" svg:width="0.071cm" svg:height="0.013cm" draw:transform="rotate (-2.35619449019309) translate (23.281cm 14.215cm)">
            <text:p/>
            <draw:enhanced-geometry svg:viewBox="0 0 131 19" draw:type="non-primitive" draw:enhanced-path="M 131 0  L 131 0  L 114 2  L 98 5  L 81 7  L 65 9  L 49 13  L 32 15  L 17 17  L 0 19  N"/>
          </draw:custom-shape>
          <draw:custom-shape draw:style-name="gr9" draw:text-style-name="P2" draw:layer="layout" svg:width="0.04cm" svg:height="0.004cm" draw:transform="rotate (-2.35619449019309) translate (23.315cm 14.281cm)">
            <text:p/>
            <draw:enhanced-geometry svg:viewBox="0 0 78 0" draw:type="non-primitive" draw:enhanced-path="M 78 0  L 78 0  L 68 0  L 59 0  L 49 0  L 39 0  L 28 0  L 19 0  L 9 0  L 0 0  N"/>
          </draw:custom-shape>
          <draw:custom-shape draw:style-name="gr9" draw:text-style-name="P2" draw:layer="layout" svg:width="0.053cm" svg:height="0.005cm" draw:transform="rotate (-2.35619449019309) translate (23.325cm 14.378cm)">
            <text:p/>
            <draw:enhanced-geometry svg:viewBox="0 0 106 0" draw:type="non-primitive" draw:enhanced-path="M 106 0  L 106 0  L 97 0  L 87 0  L 78 0  L 70 0  L 61 0  L 52 0  L 43 0  L 34 0  L 34 0  L 30 0  L 26 0  L 22 0  L 17 0  L 13 0  L 8 0  L 5 0  L 0 0  N"/>
          </draw:custom-shape>
          <draw:custom-shape draw:style-name="gr9" draw:text-style-name="P2" draw:layer="layout" svg:width="0.026cm" svg:height="0.009cm" draw:transform="rotate (-2.35619449019309) translate (23.251cm 14.343cm)">
            <text:p/>
            <draw:enhanced-geometry svg:viewBox="0 0 53 17" draw:type="non-primitive" draw:enhanced-path="M 0 17  L 0 17  L 6 15  L 12 12  L 19 10  L 26 8  L 32 6  L 39 4  L 46 2  L 53 0  N"/>
          </draw:custom-shape>
          <draw:custom-shape draw:style-name="gr9" draw:text-style-name="P2" draw:layer="layout" svg:width="0.031cm" svg:height="0.013cm" draw:transform="rotate (-2.35619449019309) translate (23.243cm 14.252cm)">
            <text:p/>
            <draw:enhanced-geometry svg:viewBox="0 0 61 17" draw:type="non-primitive" draw:enhanced-path="M 0 0  L 0 0  L 7 3  L 15 5  L 23 7  L 31 9  L 38 12  L 46 13  L 54 15  L 61 17  N"/>
          </draw:custom-shape>
          <draw:custom-shape draw:style-name="gr9" draw:text-style-name="P2" draw:layer="layout" svg:width="0.053cm" svg:height="0.027cm" draw:transform="rotate (-2.35619449019309) translate (23.187cm 14.194cm)">
            <text:p/>
            <draw:enhanced-geometry svg:viewBox="0 0 105 39" draw:type="non-primitive" draw:enhanced-path="M 0 0  L 0 0  L 13 5  L 26 13  L 40 22  L 54 30  L 68 36  L 80 39  L 93 39  L 105 34  N"/>
          </draw:custom-shape>
          <draw:custom-shape draw:style-name="gr9" draw:text-style-name="P2" draw:layer="layout" svg:width="0.022cm" svg:height="0.004cm" draw:transform="rotate (-2.35619449019309) translate (22.545cm 15.17cm)">
            <text:p/>
            <draw:enhanced-geometry svg:viewBox="0 0 44 0" draw:type="non-primitive" draw:enhanced-path="M 0 0  L 0 0  L 5 0  L 11 0  L 16 0  L 21 0  L 27 0  L 33 0  L 38 0  L 44 0  N"/>
          </draw:custom-shape>
          <draw:custom-shape draw:style-name="gr9" draw:text-style-name="P2" draw:layer="layout" svg:width="0.044cm" svg:height="0.027cm" draw:transform="rotate (-2.35619449019309) translate (22.841cm 13.615cm)">
            <text:p/>
            <draw:enhanced-geometry svg:viewBox="0 0 88 36" draw:type="non-primitive" draw:enhanced-path="M 88 0  L 88 0  L 77 5  L 65 10  L 54 14  L 44 17  L 32 22  L 21 27  L 11 31  L 0 36  N"/>
          </draw:custom-shape>
          <draw:custom-shape draw:style-name="gr9" draw:text-style-name="P2" draw:layer="layout" svg:width="0.018cm" svg:height="0.058cm" draw:transform="rotate (-2.35619449019309) translate (22.79cm 13.66cm)">
            <text:p/>
            <draw:enhanced-geometry svg:viewBox="0 0 35 86" draw:type="non-primitive" draw:enhanced-path="M 0 0  L 0 0  L 4 11  L 7 22  L 9 35  L 11 47  L 15 59  L 19 69  L 26 78  L 35 86  N"/>
          </draw:custom-shape>
          <draw:custom-shape draw:style-name="gr9" draw:text-style-name="P2" draw:layer="layout" svg:width="0.071cm" svg:height="0.066cm" draw:transform="rotate (-2.35619449019309) translate (22.828cm 13.596cm)">
            <text:p/>
            <draw:enhanced-geometry svg:viewBox="0 0 133 104" draw:type="non-primitive" draw:enhanced-path="M 133 0  L 133 0  L 127 11  L 123 22  L 118 35  L 115 46  L 109 59  L 104 69  L 97 79  L 89 87  L 89 87  L 80 93  L 70 97  L 58 99  L 47 100  L 36 102  L 24 102  L 12 103  L 0 104  N"/>
          </draw:custom-shape>
          <draw:custom-shape draw:style-name="gr9" draw:text-style-name="P2" draw:layer="layout" svg:width="0.014cm" svg:height="0.057cm" draw:transform="rotate (-2.35619449019309) translate (22.746cm 13.55cm)">
            <text:p/>
            <draw:enhanced-geometry svg:viewBox="0 0 27 87" draw:type="non-primitive" draw:enhanced-path="M 0 0  L 0 0  L 3 10  L 7 22  L 10 33  L 13 43  L 17 55  L 20 66  L 24 77  L 27 87  N"/>
          </draw:custom-shape>
          <draw:custom-shape draw:style-name="gr9" draw:text-style-name="P2" draw:layer="layout" svg:width="0.053cm" svg:height="0.022cm" draw:transform="rotate (-2.35619449019309) translate (22.749cm 13.445cm)">
            <text:p/>
            <draw:enhanced-geometry svg:viewBox="0 0 97 35" draw:type="non-primitive" draw:enhanced-path="M 97 0  L 97 0  L 84 5  L 72 9  L 60 14  L 48 18  L 36 23  L 24 26  L 13 31  L 0 35  N"/>
          </draw:custom-shape>
          <draw:custom-shape draw:style-name="gr9" draw:text-style-name="P2" draw:layer="layout" svg:width="0.031cm" svg:height="0.066cm" draw:transform="rotate (-2.35619449019309) translate (22.684cm 13.474cm)">
            <text:p/>
            <draw:enhanced-geometry svg:viewBox="0 0 69 103" draw:type="non-primitive" draw:enhanced-path="M 0 0  L 0 0  L 9 12  L 17 26  L 26 38  L 35 51  L 43 64  L 52 77  L 60 90  L 69 103  N"/>
          </draw:custom-shape>
          <draw:custom-shape draw:style-name="gr9" draw:text-style-name="P2" draw:layer="layout" svg:width="0.071cm" svg:height="0.004cm" draw:transform="rotate (-2.35619449019309) translate (22.718cm 13.336cm)">
            <text:p/>
            <draw:enhanced-geometry svg:viewBox="0 0 138 0" draw:type="non-primitive" draw:enhanced-path="M 138 0  L 138 0  L 119 0  L 97 0  L 75 0  L 52 0  L 32 0  L 14 0  L 4 0  L 0 0  N"/>
          </draw:custom-shape>
          <draw:custom-shape draw:style-name="gr9" draw:text-style-name="P2" draw:layer="layout" svg:width="0.026cm" svg:height="0.071cm" draw:transform="rotate (-2.35619449019309) translate (22.656cm 13.412cm)">
            <text:p/>
            <draw:enhanced-geometry svg:viewBox="0 0 53 105" draw:type="non-primitive" draw:enhanced-path="M 0 0  L 0 0  L 7 14  L 14 26  L 21 40  L 27 53  L 33 67  L 40 79  L 46 93  L 53 105  N"/>
          </draw:custom-shape>
          <draw:custom-shape draw:style-name="gr12" draw:text-style-name="P2" draw:layer="layout" svg:width="0.071cm" svg:height="0.105cm" draw:transform="rotate (-2.35619449019309) translate (23.658cm 15.278cm)">
            <text:p/>
            <draw:enhanced-geometry svg:viewBox="0 0 138 160" draw:type="non-primitive" draw:enhanced-path="M 130 38  L 123 33  L 118 27  L 111 23  L 105 17  L 98 12  L 93 8  L 85 5  L 78 2  L 69 1  L 59 0  L 48 1  L 38 2  L 29 5  L 20 8  L 13 14  L 6 19  L 2 27  L 0 35  L 0 44  L 0 53  L 1 63  L 3 72  L 4 81  L 6 89  L 9 99  L 11 111  L 14 123  L 18 133  L 21 143  L 27 151  L 34 157  L 42 160  L 59 159  L 72 151  L 85 139  L 96 123  L 106 104  L 117 86  L 127 69  L 138 55  L 130 38  Z N"/>
          </draw:custom-shape>
          <draw:custom-shape draw:style-name="gr9" draw:text-style-name="P2" draw:layer="layout" svg:width="0.071cm" svg:height="0.105cm" draw:transform="rotate (-2.35619449019309) translate (23.658cm 15.278cm)">
            <text:p/>
            <draw:enhanced-geometry svg:viewBox="0 0 138 160" draw:type="non-primitive" draw:enhanced-path="M 130 38  L 130 38  L 123 33  L 118 27  L 111 23  L 105 17  L 98 12  L 93 8  L 85 5  L 78 2  L 78 2  L 69 1  L 59 0  L 48 1  L 38 2  L 29 5  L 20 8  L 13 14  L 6 19  L 6 19  L 2 27  L 0 35  L 0 44  L 0 53  L 1 63  L 3 72  L 4 81  L 6 89  L 6 89  L 9 99  L 11 111  L 14 123  L 18 133  L 21 143  L 27 151  L 34 157  L 42 160  L 42 160  L 59 159  L 72 151  L 85 139  L 96 123  L 106 104  L 117 86  L 127 69  L 138 55  N"/>
          </draw:custom-shape>
          <draw:custom-shape draw:style-name="gr13" draw:text-style-name="P2" draw:layer="layout" svg:width="0.084cm" svg:height="0.119cm" draw:transform="rotate (-2.35619449019309) translate (23.692cm 15.28cm)">
            <text:p/>
            <draw:enhanced-geometry svg:viewBox="0 0 156 175" draw:type="non-primitive" draw:enhanced-path="M 118 17  L 111 15  L 105 12  L 99 10  L 93 6  L 86 4  L 79 2  L 74 0  L 67 0  L 59 3  L 51 5  L 43 8  L 36 13  L 31 17  L 24 23  L 19 29  L 15 36  L 9 46  L 6 56  L 2 66  L 1 78  L 0 89  L 0 101  L 2 112  L 4 123  L 8 132  L 11 140  L 15 149  L 20 157  L 26 164  L 33 169  L 41 173  L 49 175  L 65 175  L 80 173  L 95 166  L 110 157  L 124 147  L 136 134  L 146 121  L 154 106  L 156 96  L 156 84  L 155 73  L 152 63  L 147 51  L 143 40  L 139 29  L 136 17  L 118 17  Z N"/>
          </draw:custom-shape>
          <draw:custom-shape draw:style-name="gr9" draw:text-style-name="P2" draw:layer="layout" svg:width="0.084cm" svg:height="0.119cm" draw:transform="rotate (-2.35619449019309) translate (23.692cm 15.28cm)">
            <text:p/>
            <draw:enhanced-geometry svg:viewBox="0 0 156 175" draw:type="non-primitive" draw:enhanced-path="M 118 17  L 118 17  L 111 15  L 105 12  L 99 10  L 93 6  L 86 4  L 79 2  L 74 0  L 67 0  L 67 0  L 59 3  L 51 5  L 43 8  L 36 13  L 31 17  L 24 23  L 19 29  L 15 36  L 15 36  L 9 46  L 6 56  L 2 66  L 1 78  L 0 89  L 0 101  L 2 112  L 4 123  L 4 123  L 8 132  L 11 140  L 15 149  L 20 157  L 26 164  L 33 169  L 41 173  L 49 175  L 49 175  L 65 175  L 80 173  L 95 166  L 110 157  L 124 147  L 136 134  L 146 121  L 154 106  L 154 106  L 156 96  L 156 84  L 155 73  L 152 63  L 147 51  L 143 40  L 139 29  L 136 17  N"/>
          </draw:custom-shape>
          <draw:custom-shape draw:style-name="gr13" draw:text-style-name="P2" draw:layer="layout" svg:width="0.048cm" svg:height="0.022cm" draw:transform="rotate (-2.35619449019309) translate (23.694cm 15.277cm)">
            <text:p/>
            <draw:enhanced-geometry svg:viewBox="0 0 95 35" draw:type="non-primitive" draw:enhanced-path="M 95 18  L 87 15  L 80 13  L 72 9  L 64 6  L 56 3  L 50 1  L 42 0  L 34 1  L 28 4  L 22 6  L 18 11  L 13 14  L 9 18  L 5 24  L 2 30  L 0 35  L 95 18  Z N"/>
          </draw:custom-shape>
          <draw:custom-shape draw:style-name="gr9" draw:text-style-name="P2" draw:layer="layout" svg:width="0.048cm" svg:height="0.022cm" draw:transform="rotate (-2.35619449019309) translate (23.694cm 15.277cm)">
            <text:p/>
            <draw:enhanced-geometry svg:viewBox="0 0 95 35" draw:type="non-primitive" draw:enhanced-path="M 95 18  L 95 18  L 87 15  L 80 13  L 72 9  L 64 6  L 56 3  L 50 1  L 42 0  L 34 1  L 34 1  L 28 4  L 22 6  L 18 11  L 13 14  L 9 18  L 5 24  L 2 30  L 0 35  N"/>
          </draw:custom-shape>
          <draw:custom-shape draw:style-name="gr13" draw:text-style-name="P2" draw:layer="layout" svg:width="0.026cm" svg:height="0.022cm" draw:transform="rotate (-2.35619449019309) translate (23.675cm 15.281cm)">
            <text:p/>
            <draw:enhanced-geometry svg:viewBox="0 0 53 36" draw:type="non-primitive" draw:enhanced-path="M 53 0  L 46 5  L 38 8  L 31 12  L 23 15  L 16 19  L 10 23  L 4 29  L 0 36  L 53 0  Z N"/>
          </draw:custom-shape>
          <draw:custom-shape draw:style-name="gr9" draw:text-style-name="P2" draw:layer="layout" svg:width="0.026cm" svg:height="0.022cm" draw:transform="rotate (-2.35619449019309) translate (23.675cm 15.281cm)">
            <text:p/>
            <draw:enhanced-geometry svg:viewBox="0 0 53 36" draw:type="non-primitive" draw:enhanced-path="M 53 0  L 53 0  L 46 5  L 38 8  L 31 12  L 23 15  L 16 19  L 10 23  L 4 29  L 0 36  N"/>
          </draw:custom-shape>
          <draw:custom-shape draw:style-name="gr13" draw:text-style-name="P2" draw:layer="layout" svg:width="0.071cm" svg:height="0.048cm" draw:transform="rotate (-2.35619449019309) translate (23.475cm 15.499cm)">
            <text:p/>
            <draw:enhanced-geometry svg:viewBox="0 0 132 70" draw:type="non-primitive" draw:enhanced-path="M 0 17  L 6 15  L 13 12  L 20 10  L 27 6  L 34 4  L 41 2  L 47 0  L 54 0  L 62 0  L 70 2  L 78 2  L 87 4  L 95 6  L 102 8  L 109 13  L 115 17  L 120 23  L 123 29  L 126 34  L 128 41  L 130 49  L 131 56  L 132 63  L 132 70  L 0 17  Z N"/>
          </draw:custom-shape>
          <draw:custom-shape draw:style-name="gr9" draw:text-style-name="P2" draw:layer="layout" svg:width="0.071cm" svg:height="0.048cm" draw:transform="rotate (-2.35619449019309) translate (23.475cm 15.499cm)">
            <text:p/>
            <draw:enhanced-geometry svg:viewBox="0 0 132 70" draw:type="non-primitive" draw:enhanced-path="M 0 17  L 0 17  L 6 15  L 13 12  L 20 10  L 27 6  L 34 4  L 41 2  L 47 0  L 54 0  L 54 0  L 62 0  L 70 2  L 78 2  L 87 4  L 95 6  L 102 8  L 109 13  L 115 17  L 115 17  L 120 23  L 123 29  L 126 34  L 128 41  L 130 49  L 131 56  L 132 63  L 132 70  N"/>
          </draw:custom-shape>
          <draw:custom-shape draw:style-name="gr13" draw:text-style-name="P2" draw:layer="layout" svg:width="0.071cm" svg:height="0.079cm" draw:transform="rotate (-2.35619449019309) translate (23.454cm 15.476cm)">
            <text:p/>
            <draw:enhanced-geometry svg:viewBox="0 0 139 120" draw:type="non-primitive" draw:enhanced-path="M 117 120  L 121 109  L 125 97  L 130 86  L 134 75  L 138 64  L 139 53  L 138 43  L 134 33  L 132 29  L 129 26  L 125 22  L 121 20  L 115 19  L 111 17  L 105 16  L 100 14  L 88 11  L 74 8  L 59 3  L 46 1  L 32 0  L 20 1  L 11 7  L 4 14  L 0 27  L 2 38  L 7 51  L 16 63  L 28 75  L 40 85  L 54 95  L 65 103  L 72 107  L 79 110  L 87 112  L 95 114  L 103 115  L 111 116  L 118 118  L 126 120  L 117 120  Z N"/>
          </draw:custom-shape>
          <draw:custom-shape draw:style-name="gr9" draw:text-style-name="P2" draw:layer="layout" svg:width="0.071cm" svg:height="0.079cm" draw:transform="rotate (-2.35619449019309) translate (23.454cm 15.476cm)">
            <text:p/>
            <draw:enhanced-geometry svg:viewBox="0 0 139 120" draw:type="non-primitive" draw:enhanced-path="M 117 120  L 117 120  L 121 109  L 125 97  L 130 86  L 134 75  L 138 64  L 139 53  L 138 43  L 134 33  L 134 33  L 132 29  L 129 26  L 125 22  L 121 20  L 115 19  L 111 17  L 105 16  L 100 14  L 100 14  L 88 11  L 74 8  L 59 3  L 46 1  L 32 0  L 20 1  L 11 7  L 4 14  L 4 14  L 0 27  L 2 38  L 7 51  L 16 63  L 28 75  L 40 85  L 54 95  L 65 103  L 65 103  L 72 107  L 79 110  L 87 112  L 95 114  L 103 115  L 111 116  L 118 118  L 126 120  N"/>
          </draw:custom-shape>
          <draw:custom-shape draw:style-name="gr13" draw:text-style-name="P2" draw:layer="layout" svg:width="0.04cm" svg:height="0.044cm" draw:transform="rotate (-2.35619449019309) translate (23.677cm 15.263cm)">
            <text:p/>
            <draw:enhanced-geometry svg:viewBox="0 0 80 70" draw:type="non-primitive" draw:enhanced-path="M 45 0  L 38 5  L 31 8  L 24 12  L 17 15  L 11 20  L 6 24  L 2 29  L 0 36  L 0 42  L 3 48  L 7 55  L 12 59  L 17 64  L 23 67  L 30 70  L 36 70  L 44 68  L 50 64  L 56 58  L 61 50  L 65 42  L 70 33  L 74 25  L 80 17  L 45 0  Z N"/>
          </draw:custom-shape>
          <draw:custom-shape draw:style-name="gr9" draw:text-style-name="P2" draw:layer="layout" svg:width="0.04cm" svg:height="0.044cm" draw:transform="rotate (-2.35619449019309) translate (23.677cm 15.263cm)">
            <text:p/>
            <draw:enhanced-geometry svg:viewBox="0 0 80 70" draw:type="non-primitive" draw:enhanced-path="M 45 0  L 45 0  L 38 5  L 31 8  L 24 12  L 17 15  L 11 20  L 6 24  L 2 29  L 0 36  L 0 36  L 0 42  L 3 48  L 7 55  L 12 59  L 17 64  L 23 67  L 30 70  L 36 70  L 36 70  L 44 68  L 50 64  L 56 58  L 61 50  L 65 42  L 70 33  L 74 25  L 80 17  N"/>
          </draw:custom-shape>
        </draw:g>
        <draw:custom-shape draw:style-name="gr16" draw:text-style-name="P2" draw:layer="layout" svg:width="1.2cm" svg:height="2.015cm" svg:x="4.758cm" svg:y="13.64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2" draw:layer="layout" svg:width="9.803cm" svg:height="1.019cm" svg:x="7.558cm" svg:y="17.542cm">
          <text:p text:style-name="P3"><text:span text:style-name="T9">beware of repeated side-effects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0.398cm" svg:height="1.019cm" svg:x="5.556cm" svg:y="4.26cm">
          <text:p text:style-name="P3"><text:span text:style-name="T9">don't include a trailing semi-colon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0.398cm" svg:height="1.019cm" svg:x="5.556cm" svg:y="6.857cm">
          <text:p text:style-name="P3"><text:span text:style-name="T9">put each argument in parentheses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5.403cm" svg:height="1.019cm" svg:x="5.556cm" svg:y="9.657cm">
          <text:p text:style-name="P3"><text:span text:style-name="T9">put the whole replacement text in parentheses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7.599cm" svg:height="0.866cm" svg:x="5.556cm" svg:y="3.06cm">
          <text:p text:style-name="P9"><text:span text:style-name="T7">#define MAX(a,b) <text:s/>a &gt; b ? a : b;</text:span></text:p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17.599cm" svg:height="0.866cm" svg:x="5.556cm" svg:y="5.596cm">
          <text:p text:style-name="P9"><text:span text:style-name="T7">#define MAX(a,b) <text:s/>a &gt; b ? a : b</text:span></text:p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17.599cm" svg:height="0.866cm" svg:x="5.556cm" svg:y="11.06cm">
          <text:p text:style-name="P9"><text:span text:style-name="T7">#define MAX(a,b) <text:s/>((a) &gt; (b) ? (a) : (b))</text:span></text:p>
          <draw:enhanced-geometry svg:viewBox="0 0 21600 21600" draw:type="mso-spt202" draw:enhanced-path="M 0 0 L 21600 0 21600 21600 0 21600 0 0 Z N"/>
        </draw:custom-shape>
        <draw:line draw:style-name="gr6" draw:text-style-name="P10" draw:layer="layout" svg:x1="8.158cm" svg:y1="17.762cm" svg:x2="8.162cm" svg:y2="16.126cm">
          <text:p/>
        </draw:line>
        <draw:line draw:style-name="gr6" draw:text-style-name="P10" draw:layer="layout" svg:x1="14.958cm" svg:y1="17.762cm" svg:x2="14.962cm" svg:y2="16.126cm">
          <text:p/>
        </draw:line>
        <draw:custom-shape draw:style-name="gr24" draw:text-style-name="P2" draw:layer="layout" svg:width="0.803cm" svg:height="1.799cm" svg:x="21.96cm" svg:y="3.25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presentation:style-name="pr3" draw:text-style-name="P2" draw:layer="layout" svg:width="22.649cm" svg:height="16.934cm" svg:x="3.597cm" svg:y="0.992cm" presentation:class="outline" presentation:user-transformed="true">
          <draw:text-box>
            <text:list text:style-name="L2">
              <text:list-item>
                <text:p text:style-name="P6"><text:span text:style-name="T3">single expression function macros</text:span></text:p>
              </text:list-item>
            </text:list>
          </draw:text-box>
        </draw:frame>
        <draw:custom-shape draw:style-name="gr24" draw:text-style-name="P2" draw:layer="layout" svg:width="0.803cm" svg:height="1.799cm" svg:x="21.96cm" svg:y="5.92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4" draw:text-style-name="P2" draw:layer="layout" svg:width="0.803cm" svg:height="1.8cm" svg:x="21.96cm" svg:y="8.72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2" draw:layer="layout" svg:width="2.8cm" svg:height="1.019cm" svg:x="22.759cm" svg:y="4.123cm">
          <text:p text:style-name="P3"><text:span text:style-name="T9">better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8cm" svg:height="1.019cm" svg:x="22.759cm" svg:y="6.703cm">
          <text:p text:style-name="P3"><text:span text:style-name="T9">better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8cm" svg:height="1.019cm" svg:x="22.759cm" svg:y="9.503cm">
          <text:p text:style-name="P3"><text:span text:style-name="T9">better</text:span></text:p>
          <draw:enhanced-geometry svg:viewBox="0 0 21600 21600" draw:type="rectangle" draw:enhanced-path="M 0 0 L 21600 0 21600 21600 0 21600 0 0 Z N"/>
        </draw:custom-shape>
        <draw:line draw:style-name="gr6" draw:text-style-name="P10" draw:layer="layout" svg:x1="17.758cm" svg:y1="4.541cm" svg:x2="17.762cm" svg:y2="3.906cm">
          <text:p/>
        </draw:line>
        <draw:line draw:style-name="gr6" draw:text-style-name="P10" draw:layer="layout" svg:x1="15.161cm" svg:y1="7.726cm" svg:x2="15.165cm" svg:y2="8.326cm">
          <text:p/>
        </draw:line>
        <draw:line draw:style-name="gr6" draw:text-style-name="P10" draw:layer="layout" svg:x1="15.76cm" svg:y1="7.726cm" svg:x2="15.765cm" svg:y2="8.326cm">
          <text:p/>
        </draw:line>
        <draw:line draw:style-name="gr6" draw:text-style-name="P10" draw:layer="layout" svg:x1="12.96cm" svg:y1="10.526cm" svg:x2="12.965cm" svg:y2="11.126cm">
          <text:p/>
        </draw:line>
        <draw:line draw:style-name="gr6" draw:text-style-name="P10" draw:layer="layout" svg:x1="21.158cm" svg:y1="10.526cm" svg:x2="21.162cm" svg:y2="11.126cm">
          <text:p/>
        </draw:line>
        <draw:line draw:style-name="gr7" draw:text-style-name="P10" draw:layer="layout" svg:x1="15.161cm" svg:y1="7.726cm" svg:x2="15.76cm" svg:y2="7.73cm">
          <text:p/>
        </draw:line>
        <draw:line draw:style-name="gr6" draw:text-style-name="P10" draw:layer="layout" svg:x1="12.96cm" svg:y1="7.726cm" svg:x2="12.965cm" svg:y2="8.326cm">
          <text:p/>
        </draw:line>
        <draw:line draw:style-name="gr6" draw:text-style-name="P10" draw:layer="layout" svg:x1="13.56cm" svg:y1="7.726cm" svg:x2="13.564cm" svg:y2="8.326cm">
          <text:p/>
        </draw:line>
        <draw:line draw:style-name="gr7" draw:text-style-name="P10" draw:layer="layout" svg:x1="12.96cm" svg:y1="7.726cm" svg:x2="13.56cm" svg:y2="7.73cm">
          <text:p/>
        </draw:line>
        <draw:line draw:style-name="gr6" draw:text-style-name="P10" draw:layer="layout" svg:x1="17.56cm" svg:y1="7.726cm" svg:x2="17.564cm" svg:y2="8.326cm">
          <text:p/>
        </draw:line>
        <draw:line draw:style-name="gr6" draw:text-style-name="P10" draw:layer="layout" svg:x1="18.159cm" svg:y1="7.726cm" svg:x2="18.164cm" svg:y2="8.326cm">
          <text:p/>
        </draw:line>
        <draw:line draw:style-name="gr7" draw:text-style-name="P10" draw:layer="layout" svg:x1="17.56cm" svg:y1="7.726cm" svg:x2="18.159cm" svg:y2="7.73cm">
          <text:p/>
        </draw:line>
        <draw:line draw:style-name="gr6" draw:text-style-name="P10" draw:layer="layout" svg:x1="19.76cm" svg:y1="7.726cm" svg:x2="19.764cm" svg:y2="8.326cm">
          <text:p/>
        </draw:line>
        <draw:line draw:style-name="gr6" draw:text-style-name="P10" draw:layer="layout" svg:x1="20.36cm" svg:y1="7.726cm" svg:x2="20.364cm" svg:y2="8.326cm">
          <text:p/>
        </draw:line>
        <draw:line draw:style-name="gr7" draw:text-style-name="P10" draw:layer="layout" svg:x1="19.76cm" svg:y1="7.726cm" svg:x2="20.36cm" svg:y2="7.73cm">
          <text:p/>
        </draw:line>
        <draw:line draw:style-name="gr7" draw:text-style-name="P10" draw:layer="layout" svg:x1="12.96cm" svg:y1="10.526cm" svg:x2="21.158cm" svg:y2="10.53cm">
          <text:p/>
        </draw:line>
        <presentation:notes draw:style-name="dp2">
          <draw:custom-shape draw:style-name="gr3" draw:text-style-name="P2" draw:layer="layout" svg:width="13.472cm" svg:height="9.327cm" svg:x="3.126cm" svg:y="1.896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4.376cm" svg:height="11.481cm" svg:x="2.963cm" svg:y="11.86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 presentation:use-footer-name="ftr1">
        <draw:frame presentation:style-name="pr5" draw:text-style-name="P4" draw:layer="layout" svg:width="2.328cm" svg:height="14.817cm" svg:x="0.847cm" svg:y="3.174cm" presentation:class="title" presentation:user-transformed="true">
          <draw:text-box>
            <text:p text:style-name="P5"><text:span text:style-name="T3">problem</text:span></text:p>
          </draw:text-box>
        </draw:frame>
        <draw:frame presentation:style-name="pr3" draw:text-style-name="P2" draw:layer="layout" svg:width="22.649cm" svg:height="16.934cm" svg:x="3.597cm" svg:y="1.058cm" presentation:class="outline" presentation:user-transformed="true">
          <draw:text-box>
            <text:list text:style-name="L3">
              <text:list-item>
                <text:p text:style-name="P6"><text:span text:style-name="T3"><text:s/></text:span><text:span text:style-name="T3">macros bigger than a single expression…</text:span></text:p>
                <text:list text:style-name="L4">
                  <text:list-item>
                    <text:p text:style-name="P8"><text:span text:style-name="T3">can easily foul up their surrounding context</text:span></text:p>
                  </text:list-item>
                </text:list>
              </text:list-item>
            </text:list>
          </draw:text-box>
        </draw:frame>
        <draw:custom-shape draw:style-name="gr4" draw:text-style-name="P2" draw:layer="layout" svg:width="17.599cm" svg:height="0.866cm" svg:x="5.958cm" svg:y="4.926cm">
          <text:p text:style-name="P9"><text:span text:style-name="T7">#define TRACE(msg) <text:s/>if (dbg_mode) puts(msg)</text:span></text:p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11.399cm" svg:height="3.302cm" svg:x="5.958cm" svg:y="7.633cm">
          <text:p text:style-name="P9"><text:span text:style-name="T8"><text:s/></text:span></text:p>
          <text:p text:style-name="P9"><text:span text:style-name="T5"><text:s/></text:span><text:span text:style-name="T5">if</text:span><text:span text:style-name="T8"> (whatever())</text:span></text:p>
          <text:p text:style-name="P9"><text:span text:style-name="T8"><text:s text:c="5"/></text:span><text:span text:style-name="T8">TRACE(</text:span><text:span text:style-name="T7">"whatever"</text:span><text:span text:style-name="T8">);</text:span></text:p>
          <text:p text:style-name="P9"><text:span text:style-name="T8"><text:s/></text:span><text:span text:style-name="T5">else</text:span></text:p>
          <text:p text:style-name="P9"><text:span text:style-name="T8"><text:s text:c="5"/></text:span><text:span text:style-name="T8">...</text:span></text:p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11.399cm" svg:height="3.911cm" svg:x="5.958cm" svg:y="12.228cm">
          <text:p text:style-name="P9"><text:span text:style-name="T8"><text:s/></text:span></text:p>
          <text:p text:style-name="P9"><text:span text:style-name="T5">if</text:span><text:span text:style-name="T8"> (whatever())</text:span></text:p>
          <text:p text:style-name="P9"><text:span text:style-name="T8"><text:s text:c="5"/></text:span><text:span text:style-name="T5">if</text:span><text:span text:style-name="T8"> (dbg_mode)</text:span></text:p>
          <text:p text:style-name="P9"><text:span text:style-name="T8"><text:s text:c="9"/></text:span><text:span text:style-name="T8">puts(</text:span><text:span text:style-name="T7">"whatever"</text:span><text:span text:style-name="T8">);</text:span></text:p>
          <text:p text:style-name="P9"><text:span text:style-name="T8"><text:s text:c="5"/></text:span><text:span text:style-name="T5">else</text:span></text:p>
          <text:p text:style-name="P9"><text:span text:style-name="T8"><text:s text:c="9"/></text:span><text:span text:style-name="T8">...</text:span></text:p>
          <draw:enhanced-geometry svg:viewBox="0 0 21600 21600" draw:type="mso-spt202" draw:enhanced-path="M 0 0 L 21600 0 21600 21600 0 21600 0 0 Z N"/>
        </draw:custom-shape>
        <draw:custom-shape draw:style-name="gr16" draw:text-style-name="P2" draw:layer="layout" svg:width="1.2cm" svg:height="2.016cm" svg:x="4.758cm" svg:y="10.11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custom-shape draw:style-name="gr8" draw:text-style-name="P2" draw:layer="layout" svg:width="0.521cm" svg:height="2.469cm" draw:transform="rotate (-2.35619449019309) translate (17.636cm 16.903cm)">
            <text:p/>
            <draw:enhanced-geometry svg:viewBox="0 0 1006 3662" draw:type="non-primitive" draw:enhanced-path="M 0 0  L 19 5  L 40 8  L 60 10  L 80 14  L 100 18  L 120 23  L 139 28  L 157 36  L 173 44  L 188 52  L 203 61  L 218 70  L 232 79  L 246 90  L 260 100  L 273 111  L 287 122  L 299 134  L 312 146  L 324 158  L 336 171  L 347 184  L 357 197  L 367 211  L 378 225  L 387 238  L 396 253  L 404 268  L 412 282  L 418 297  L 425 313  L 432 328  L 438 344  L 443 359  L 449 375  L 455 391  L 459 408  L 464 424  L 468 440  L 473 456  L 476 471  L 480 486  L 482 501  L 484 517  L 486 533  L 488 549  L 489 563  L 490 579  L 491 595  L 492 611  L 494 626  L 496 642  L 498 656  L 500 672  L 503 687  L 508 702  L 515 721  L 522 739  L 530 757  L 537 775  L 547 793  L 557 810  L 568 827  L 579 842  L 594 862  L 612 879  L 631 896  L 650 912  L 669 929  L 687 946  L 704 964  L 719 983  L 730 1001  L 742 1019  L 752 1037  L 761 1057  L 770 1076  L 779 1095  L 787 1114  L 795 1135  L 802 1154  L 809 1175  L 815 1195  L 821 1215  L 827 1236  L 832 1257  L 837 1278  L 841 1298  L 846 1317  L 849 1337  L 854 1357  L 859 1376  L 862 1397  L 865 1416  L 869 1436  L 871 1457  L 872 1476  L 873 1497  L 874 1517  L 873 1536  L 871 1556  L 869 1575  L 864 1594  L 859 1613  L 847 1634  L 831 1651  L 811 1667  L 789 1681  L 769 1696  L 752 1712  L 741 1730  L 737 1752  L 741 1769  L 751 1783  L 763 1796  L 780 1808  L 797 1819  L 814 1831  L 829 1843  L 841 1858  L 852 1879  L 861 1899  L 868 1921  L 874 1943  L 880 1966  L 885 1989  L 889 2011  L 895 2033  L 902 2066  L 910 2099  L 916 2130  L 922 2163  L 929 2196  L 935 2229  L 940 2262  L 946 2295  L 952 2329  L 956 2362  L 961 2394  L 965 2427  L 970 2460  L 974 2494  L 978 2527  L 981 2560  L 983 2586  L 986 2612  L 988 2638  L 990 2664  L 992 2690  L 993 2716  L 995 2743  L 996 2769  L 997 2795  L 998 2822  L 998 2848  L 999 2874  L 999 2900  L 999 2927  L 999 2953  L 999 2979  L 999 2995  L 999 3010  L 1000 3026  L 1001 3042  L 1003 3059  L 1004 3075  L 1005 3091  L 1006 3106  L 1006 3122  L 1005 3138  L 1004 3153  L 1001 3169  L 998 3184  L 995 3198  L 988 3212  L 981 3225  L 972 3239  L 962 3252  L 950 3263  L 938 3273  L 924 3283  L 911 3291  L 896 3300  L 880 3308  L 864 3315  L 848 3323  L 832 3330  L 817 3337  L 801 3343  L 785 3350  L 769 3357  L 754 3365  L 733 3375  L 711 3385  L 689 3394  L 667 3403  L 645 3411  L 624 3419  L 601 3427  L 579 3435  L 558 3442  L 535 3448  L 511 3453  L 488 3457  L 464 3460  L 440 3464  L 416 3468  L 393 3472  L 370 3476  L 347 3481  L 324 3486  L 303 3494  L 282 3503  L 263 3513  L 244 3526  L 227 3541  L 219 3552  L 215 3564  L 213 3579  L 212 3594  L 210 3610  L 207 3623  L 202 3636  L 193 3645  L 182 3652  L 169 3656  L 155 3660  L 140 3661  L 125 3662  L 109 3662  L 93 3661  L 77 3660  L 61 3657  L 47 3655  L 34 3653  L 23 3651  L 13 3648  L 5 3646  L 1 3645  L 0 3645  L 2 3645  L 7 3645  L 12 3645  L 17 3645  L 0 0  Z N"/>
          </draw:custom-shape>
          <draw:custom-shape draw:style-name="gr9" draw:text-style-name="P2" draw:layer="layout" svg:width="0.521cm" svg:height="2.469cm" draw:transform="rotate (-2.35619449019309) translate (17.636cm 16.903cm)">
            <text:p/>
            <draw:enhanced-geometry svg:viewBox="0 0 1006 3662" draw:type="non-primitive" draw:enhanced-path="M 0 0  L 0 0  L 19 5  L 40 8  L 60 10  L 80 14  L 100 18  L 120 23  L 139 28  L 157 36  L 157 36  L 173 44  L 188 52  L 203 61  L 218 70  L 232 79  L 246 90  L 260 100  L 273 111  L 287 122  L 299 134  L 312 146  L 324 158  L 336 171  L 347 184  L 357 197  L 367 211  L 367 211  L 378 225  L 387 238  L 396 253  L 404 268  L 412 282  L 418 297  L 425 313  L 432 328  L 438 344  L 443 359  L 449 375  L 455 391  L 459 408  L 464 424  L 468 440  L 473 456  L 473 456  L 476 471  L 480 486  L 482 501  L 484 517  L 486 533  L 488 549  L 489 563  L 490 579  L 491 595  L 492 611  L 494 626  L 496 642  L 498 656  L 500 672  L 503 687  L 508 702  L 508 702  L 515 721  L 522 739  L 530 757  L 537 775  L 547 793  L 557 810  L 568 827  L 579 842  L 579 842  L 594 862  L 612 879  L 631 896  L 650 912  L 669 929  L 687 946  L 704 964  L 719 983  L 719 983  L 730 1001  L 742 1019  L 752 1037  L 761 1057  L 770 1076  L 779 1095  L 787 1114  L 795 1135  L 802 1154  L 809 1175  L 815 1195  L 821 1215  L 827 1236  L 832 1257  L 837 1278  L 841 1298  L 841 1298  L 846 1317  L 849 1337  L 854 1357  L 859 1376  L 862 1397  L 865 1416  L 869 1436  L 871 1457  L 872 1476  L 873 1497  L 874 1517  L 873 1536  L 871 1556  L 869 1575  L 864 1594  L 859 1613  L 859 1613  L 847 1634  L 831 1651  L 811 1667  L 789 1681  L 769 1696  L 752 1712  L 741 1730  L 737 1752  L 737 1752  L 741 1769  L 751 1783  L 763 1796  L 780 1808  L 797 1819  L 814 1831  L 829 1843  L 841 1858  L 841 1858  L 852 1879  L 861 1899  L 868 1921  L 874 1943  L 880 1966  L 885 1989  L 889 2011  L 895 2033  L 895 2033  L 902 2066  L 910 2099  L 916 2130  L 922 2163  L 929 2196  L 935 2229  L 940 2262  L 946 2295  L 952 2329  L 956 2362  L 961 2394  L 965 2427  L 970 2460  L 974 2494  L 978 2527  L 981 2560  L 981 2560  L 983 2586  L 986 2612  L 988 2638  L 990 2664  L 992 2690  L 993 2716  L 995 2743  L 996 2769  L 997 2795  L 998 2822  L 998 2848  L 999 2874  L 999 2900  L 999 2927  L 999 2953  L 999 2979  L 999 2979  L 999 2995  L 999 3010  L 1000 3026  L 1001 3042  L 1003 3059  L 1004 3075  L 1005 3091  L 1006 3106  L 1006 3122  L 1005 3138  L 1004 3153  L 1001 3169  L 998 3184  L 995 3198  L 988 3212  L 981 3225  L 981 3225  L 972 3239  L 962 3252  L 950 3263  L 938 3273  L 924 3283  L 911 3291  L 896 3300  L 880 3308  L 864 3315  L 848 3323  L 832 3330  L 817 3337  L 801 3343  L 785 3350  L 769 3357  L 754 3365  L 754 3365  L 733 3375  L 711 3385  L 689 3394  L 667 3403  L 645 3411  L 624 3419  L 601 3427  L 579 3435  L 579 3435  L 558 3442  L 535 3448  L 511 3453  L 488 3457  L 464 3460  L 440 3464  L 416 3468  L 393 3472  L 370 3476  L 347 3481  L 324 3486  L 303 3494  L 282 3503  L 263 3513  L 244 3526  L 227 3541  L 227 3541  L 219 3552  L 215 3564  L 213 3579  L 212 3594  L 210 3610  L 207 3623  L 202 3636  L 193 3645  L 193 3645  L 182 3652  L 169 3656  L 155 3660  L 140 3661  L 125 3662  L 109 3662  L 93 3661  L 77 3660  L 61 3657  L 47 3655  L 34 3653  L 23 3651  L 13 3648  L 5 3646  L 1 3645  L 0 3645  L 0 3645  L 2 3645  L 7 3645  L 12 3645  L 17 3645  N"/>
          </draw:custom-shape>
          <draw:custom-shape draw:style-name="gr8" draw:text-style-name="P2" draw:layer="layout" svg:width="0.485cm" svg:height="2.473cm" draw:transform="rotate (-2.35619449019309) translate (17.969cm 16.593cm)">
            <text:p/>
            <draw:enhanced-geometry svg:viewBox="0 0 940 3662" draw:type="non-primitive" draw:enhanced-path="M 940 0  L 922 3  L 903 7  L 884 10  L 865 13  L 846 17  L 828 22  L 810 27  L 793 35  L 779 43  L 764 51  L 751 60  L 737 69  L 723 79  L 711 90  L 697 100  L 685 110  L 672 121  L 661 134  L 650 145  L 638 158  L 627 170  L 617 183  L 607 196  L 596 210  L 587 223  L 578 238  L 570 252  L 563 267  L 556 282  L 549 297  L 543 313  L 537 328  L 532 344  L 526 359  L 521 375  L 516 391  L 511 408  L 507 424  L 503 440  L 499 456  L 495 471  L 492 486  L 490 501  L 487 516  L 485 532  L 484 548  L 483 562  L 482 578  L 481 594  L 480 609  L 478 625  L 477 641  L 475 655  L 473 670  L 469 686  L 466 701  L 459 720  L 452 738  L 445 757  L 438 774  L 428 793  L 419 810  L 409 825  L 399 841  L 384 861  L 368 878  L 350 895  L 332 910  L 315 927  L 298 944  L 282 963  L 269 982  L 258 1000  L 248 1018  L 239 1036  L 230 1056  L 221 1075  L 213 1094  L 206 1113  L 198 1133  L 191 1153  L 185 1174  L 179 1194  L 173 1214  L 168 1235  L 162 1255  L 157 1277  L 153 1297  L 149 1316  L 145 1336  L 141 1356  L 137 1375  L 134 1396  L 131 1415  L 128 1435  L 126 1456  L 124 1475  L 123 1495  L 123 1516  L 123 1535  L 126 1554  L 128 1574  L 132 1593  L 137 1612  L 147 1633  L 163 1651  L 182 1667  L 203 1683  L 222 1697  L 238 1713  L 249 1731  L 253 1753  L 249 1770  L 240 1785  L 228 1797  L 212 1808  L 196 1819  L 179 1831  L 164 1844  L 153 1858  L 144 1879  L 136 1899  L 129 1921  L 123 1943  L 119 1966  L 114 1988  L 110 2010  L 104 2033  L 97 2066  L 90 2097  L 84 2130  L 78 2163  L 72 2196  L 67 2229  L 61 2262  L 55 2295  L 51 2328  L 46 2361  L 42 2393  L 37 2426  L 33 2459  L 29 2493  L 26 2526  L 22 2559  L 20 2585  L 18 2611  L 17 2637  L 14 2663  L 13 2690  L 11 2717  L 10 2743  L 10 2769  L 9 2795  L 8 2822  L 8 2848  L 7 2874  L 7 2900  L 7 2927  L 7 2953  L 7 2980  L 7 2995  L 5 3010  L 5 3026  L 4 3042  L 3 3059  L 2 3075  L 1 3091  L 0 3107  L 0 3122  L 0 3137  L 1 3153  L 3 3168  L 7 3182  L 10 3197  L 16 3211  L 22 3224  L 31 3238  L 42 3250  L 52 3263  L 64 3273  L 77 3283  L 89 3292  L 103 3300  L 118 3308  L 132 3316  L 147 3323  L 162 3330  L 177 3337  L 191 3343  L 207 3350  L 221 3357  L 236 3364  L 256 3374  L 276 3384  L 297 3393  L 317 3402  L 338 3411  L 358 3419  L 379 3427  L 399 3435  L 419 3442  L 441 3448  L 463 3452  L 484 3457  L 507 3460  L 528 3464  L 551 3467  L 573 3470  L 594 3475  L 616 3481  L 637 3486  L 656 3493  L 676 3502  L 694 3512  L 712 3525  L 728 3540  L 736 3551  L 739 3565  L 742 3579  L 743 3594  L 745 3609  L 747 3623  L 752 3635  L 761 3645  L 782 3655  L 810 3661  L 839 3662  L 869 3659  L 896 3655  L 919 3651  L 934 3646  L 940 3645  L 939 3645  L 934 3645  L 929 3645  L 923 3645  L 940 0  Z N"/>
          </draw:custom-shape>
          <draw:custom-shape draw:style-name="gr9" draw:text-style-name="P2" draw:layer="layout" svg:width="0.485cm" svg:height="2.473cm" draw:transform="rotate (-2.35619449019309) translate (17.969cm 16.593cm)">
            <text:p/>
            <draw:enhanced-geometry svg:viewBox="0 0 940 3662" draw:type="non-primitive" draw:enhanced-path="M 940 0  L 940 0  L 922 3  L 903 7  L 884 10  L 865 13  L 846 17  L 828 22  L 810 27  L 793 35  L 793 35  L 779 43  L 764 51  L 751 60  L 737 69  L 723 79  L 711 90  L 697 100  L 685 110  L 672 121  L 661 134  L 650 145  L 638 158  L 627 170  L 617 183  L 607 196  L 596 210  L 596 210  L 587 223  L 578 238  L 570 252  L 563 267  L 556 282  L 549 297  L 543 313  L 537 328  L 532 344  L 526 359  L 521 375  L 516 391  L 511 408  L 507 424  L 503 440  L 499 456  L 499 456  L 495 471  L 492 486  L 490 501  L 487 516  L 485 532  L 484 548  L 483 562  L 482 578  L 481 594  L 480 609  L 478 625  L 477 641  L 475 655  L 473 670  L 469 686  L 466 701  L 466 701  L 459 720  L 452 738  L 445 757  L 438 774  L 428 793  L 419 810  L 409 825  L 399 841  L 399 841  L 384 861  L 368 878  L 350 895  L 332 910  L 315 927  L 298 944  L 282 963  L 269 982  L 269 982  L 258 1000  L 248 1018  L 239 1036  L 230 1056  L 221 1075  L 213 1094  L 206 1113  L 198 1133  L 191 1153  L 185 1174  L 179 1194  L 173 1214  L 168 1235  L 162 1255  L 157 1277  L 153 1297  L 153 1297  L 149 1316  L 145 1336  L 141 1356  L 137 1375  L 134 1396  L 131 1415  L 128 1435  L 126 1456  L 124 1475  L 123 1495  L 123 1516  L 123 1535  L 126 1554  L 128 1574  L 132 1593  L 137 1612  L 137 1612  L 147 1633  L 163 1651  L 182 1667  L 203 1683  L 222 1697  L 238 1713  L 249 1731  L 253 1753  L 253 1753  L 249 1770  L 240 1785  L 228 1797  L 212 1808  L 196 1819  L 179 1831  L 164 1844  L 153 1858  L 153 1858  L 144 1879  L 136 1899  L 129 1921  L 123 1943  L 119 1966  L 114 1988  L 110 2010  L 104 2033  L 104 2033  L 97 2066  L 90 2097  L 84 2130  L 78 2163  L 72 2196  L 67 2229  L 61 2262  L 55 2295  L 51 2328  L 46 2361  L 42 2393  L 37 2426  L 33 2459  L 29 2493  L 26 2526  L 22 2559  L 22 2559  L 20 2585  L 18 2611  L 17 2637  L 14 2663  L 13 2690  L 11 2717  L 10 2743  L 10 2769  L 9 2795  L 8 2822  L 8 2848  L 7 2874  L 7 2900  L 7 2927  L 7 2953  L 7 2980  L 7 2980  L 7 2995  L 5 3010  L 5 3026  L 4 3042  L 3 3059  L 2 3075  L 1 3091  L 0 3107  L 0 3122  L 0 3137  L 1 3153  L 3 3168  L 7 3182  L 10 3197  L 16 3211  L 22 3224  L 22 3224  L 31 3238  L 42 3250  L 52 3263  L 64 3273  L 77 3283  L 89 3292  L 103 3300  L 118 3308  L 132 3316  L 147 3323  L 162 3330  L 177 3337  L 191 3343  L 207 3350  L 221 3357  L 236 3364  L 236 3364  L 256 3374  L 276 3384  L 297 3393  L 317 3402  L 338 3411  L 358 3419  L 379 3427  L 399 3435  L 399 3435  L 419 3442  L 441 3448  L 463 3452  L 484 3457  L 507 3460  L 528 3464  L 551 3467  L 573 3470  L 594 3475  L 616 3481  L 637 3486  L 656 3493  L 676 3502  L 694 3512  L 712 3525  L 728 3540  L 728 3540  L 736 3551  L 739 3565  L 742 3579  L 743 3594  L 745 3609  L 747 3623  L 752 3635  L 761 3645  L 761 3645  L 782 3655  L 810 3661  L 839 3662  L 869 3659  L 896 3655  L 919 3651  L 934 3646  L 940 3645  L 940 3645  L 939 3645  L 934 3645  L 929 3645  L 923 3645  N"/>
          </draw:custom-shape>
          <draw:custom-shape draw:style-name="gr10" draw:text-style-name="P2" draw:layer="layout" svg:width="0.19cm" svg:height="0.459cm" draw:transform="rotate (-2.35619449019309) translate (17.61cm 16.856cm)">
            <text:p/>
            <draw:enhanced-geometry svg:viewBox="0 0 364 684" draw:type="non-primitive" draw:enhanced-path="M 42 0  L 42 22  L 42 45  L 42 66  L 43 88  L 43 110  L 43 132  L 43 154  L 44 175  L 44 198  L 44 219  L 44 241  L 44 263  L 43 285  L 43 307  L 43 329  L 42 351  L 41 369  L 37 387  L 34 406  L 28 426  L 24 445  L 18 464  L 13 482  L 8 502  L 3 520  L 1 538  L 0 556  L 0 573  L 2 589  L 7 605  L 15 618  L 25 632  L 39 644  L 54 656  L 71 665  L 90 672  L 110 677  L 130 682  L 151 684  L 172 684  L 194 683  L 214 681  L 236 676  L 255 670  L 275 663  L 293 655  L 309 643  L 323 632  L 335 619  L 344 606  L 352 590  L 357 574  L 361 557  L 363 540  L 364 521  L 364 503  L 363 483  L 361 464  L 358 445  L 355 424  L 352 406  L 348 387  L 344 369  L 340 351  L 336 332  L 331 312  L 327 294  L 320 275  L 314 256  L 306 237  L 298 218  L 290 200  L 281 183  L 271 165  L 261 148  L 251 131  L 238 115  L 227 99  L 213 84  L 200 70  L 185 57  L 169 47  L 152 38  L 134 30  L 115 23  L 96 16  L 77 8  L 59 0  L 42 0  Z N"/>
          </draw:custom-shape>
          <draw:custom-shape draw:style-name="gr10" draw:text-style-name="P2" draw:layer="layout" svg:width="0.163cm" svg:height="0.397cm" draw:transform="rotate (-2.35619449019309) translate (17.705cm 16.681cm)">
            <text:p/>
            <draw:enhanced-geometry svg:viewBox="0 0 319 588" draw:type="non-primitive" draw:enhanced-path="M 217 36  L 207 50  L 197 62  L 187 74  L 175 87  L 164 99  L 152 112  L 142 124  L 131 137  L 121 150  L 111 163  L 100 176  L 90 189  L 82 203  L 73 216  L 66 231  L 59 246  L 53 263  L 46 280  L 38 298  L 31 316  L 24 335  L 17 353  L 12 373  L 7 391  L 4 409  L 2 428  L 0 446  L 0 463  L 4 480  L 8 496  L 15 512  L 24 527  L 33 538  L 45 548  L 57 557  L 71 565  L 86 572  L 101 578  L 117 582  L 133 586  L 150 588  L 166 588  L 183 588  L 198 586  L 214 582  L 227 577  L 241 570  L 252 562  L 276 538  L 294 511  L 307 481  L 315 450  L 318 416  L 319 381  L 316 344  L 312 306  L 306 267  L 299 229  L 291 189  L 284 150  L 277 111  L 273 73  L 269 36  L 269 0  L 217 36  Z N"/>
          </draw:custom-shape>
          <draw:custom-shape draw:style-name="gr10" draw:text-style-name="P2" draw:layer="layout" svg:width="0.335cm" svg:height="0.48cm" draw:transform="rotate (-2.35619449019309) translate (17.168cm 16.485cm)">
            <text:p/>
            <draw:enhanced-geometry svg:viewBox="0 0 645 713" draw:type="non-primitive" draw:enhanced-path="M 6 1  L 26 3  L 47 3  L 67 3  L 88 3  L 108 2  L 130 1  L 150 1  L 170 0  L 191 1  L 211 2  L 232 3  L 251 6  L 269 12  L 287 18  L 304 27  L 321 37  L 325 39  L 328 43  L 330 47  L 333 52  L 334 56  L 336 61  L 337 66  L 339 71  L 347 93  L 354 114  L 361 137  L 367 158  L 372 181  L 378 204  L 383 226  L 388 248  L 393 271  L 398 293  L 404 315  L 411 337  L 418 359  L 426 380  L 435 401  L 445 421  L 455 438  L 469 455  L 485 471  L 502 486  L 520 501  L 539 515  L 558 530  L 578 545  L 595 560  L 611 573  L 624 588  L 634 603  L 642 619  L 645 634  L 643 650  L 637 667  L 624 685  L 608 699  L 589 707  L 569 712  L 546 713  L 522 710  L 496 705  L 470 698  L 442 690  L 414 680  L 386 670  L 358 659  L 330 650  L 303 642  L 277 636  L 252 631  L 239 630  L 225 630  L 210 629  L 197 630  L 182 630  L 167 630  L 152 630  L 139 630  L 125 629  L 111 628  L 98 625  L 85 622  L 74 617  L 63 612  L 51 605  L 42 596  L 31 582  L 22 569  L 15 553  L 9 537  L 5 520  L 3 503  L 1 485  L 0 466  L 1 447  L 1 428  L 3 409  L 4 390  L 5 371  L 6 352  L 6 334  L 6 316  L 6 297  L 6 276  L 6 257  L 7 238  L 7 217  L 8 198  L 11 179  L 12 158  L 13 139  L 15 120  L 16 99  L 18 80  L 20 60  L 21 40  L 22 20  L 23 1  L 6 1  Z N"/>
          </draw:custom-shape>
          <draw:custom-shape draw:style-name="gr10" draw:text-style-name="P2" draw:layer="layout" svg:width="0.252cm" svg:height="0.186cm" draw:transform="rotate (-2.35619449019309) translate (16.698cm 16.068cm)">
            <text:p/>
            <draw:enhanced-geometry svg:viewBox="0 0 488 277" draw:type="non-primitive" draw:enhanced-path="M 47 0  L 41 23  L 32 47  L 22 71  L 12 93  L 4 116  L 0 137  L 2 158  L 13 177  L 34 199  L 59 218  L 89 235  L 120 249  L 156 260  L 192 269  L 229 275  L 267 277  L 303 277  L 338 273  L 372 267  L 403 255  L 431 242  L 454 224  L 473 202  L 486 177  L 488 159  L 481 143  L 469 128  L 451 115  L 429 102  L 405 91  L 384 81  L 363 72  L 343 63  L 322 55  L 301 48  L 280 42  L 258 36  L 236 32  L 215 29  L 192 25  L 169 22  L 147 19  L 124 17  L 102 14  L 80 12  L 57 8  L 34 5  L 13 0  L 47 0  Z N"/>
          </draw:custom-shape>
          <draw:custom-shape draw:style-name="gr10" draw:text-style-name="P2" draw:layer="layout" svg:width="0.485cm" svg:height="2.421cm" draw:transform="rotate (-2.35619449019309) translate (17.955cm 16.556cm)">
            <text:p/>
            <draw:enhanced-geometry svg:viewBox="0 0 940 3584" draw:type="non-primitive" draw:enhanced-path="M 835 0  L 812 13  L 789 24  L 765 36  L 743 47  L 720 59  L 698 73  L 678 88  L 659 104  L 644 119  L 631 135  L 619 152  L 608 171  L 597 189  L 588 207  L 579 225  L 570 244  L 566 257  L 560 270  L 557 283  L 552 296  L 549 309  L 545 322  L 542 336  L 540 349  L 536 362  L 534 376  L 531 389  L 528 403  L 526 415  L 524 429  L 520 443  L 518 456  L 516 470  L 514 482  L 512 496  L 511 509  L 510 523  L 509 537  L 508 549  L 507 563  L 506 576  L 504 590  L 502 604  L 500 616  L 497 629  L 493 641  L 489 653  L 484 666  L 473 686  L 458 704  L 442 722  L 426 739  L 408 754  L 391 770  L 375 787  L 360 805  L 346 827  L 331 847  L 317 870  L 305 892  L 291 914  L 279 936  L 267 958  L 255 981  L 249 994  L 242 1007  L 237 1020  L 230 1032  L 224 1046  L 217 1058  L 212 1071  L 206 1084  L 200 1098  L 195 1110  L 189 1124  L 185 1138  L 180 1150  L 175 1164  L 172 1177  L 169 1191  L 165 1206  L 163 1221  L 160 1236  L 158 1252  L 156 1267  L 155 1283  L 154 1297  L 153 1313  L 153 1329  L 152 1344  L 152 1360  L 152 1376  L 152 1390  L 152 1406  L 151 1421  L 151 1437  L 149 1455  L 147 1473  L 145 1490  L 144 1508  L 143 1526  L 143 1543  L 146 1560  L 151 1577  L 162 1598  L 179 1615  L 199 1631  L 220 1645  L 239 1661  L 256 1677  L 267 1695  L 272 1717  L 270 1733  L 263 1748  L 251 1760  L 239 1772  L 224 1784  L 210 1795  L 196 1808  L 186 1821  L 174 1843  L 163 1863  L 153 1886  L 144 1907  L 135 1930  L 128 1953  L 121 1975  L 114 1998  L 109 2022  L 103 2046  L 98 2070  L 95 2093  L 92 2117  L 88 2141  L 85 2165  L 82 2190  L 80 2213  L 78 2238  L 76 2262  L 73 2286  L 71 2311  L 68 2335  L 65 2359  L 62 2382  L 59 2407  L 55 2431  L 52 2455  L 47 2480  L 44 2504  L 41 2528  L 36 2551  L 33 2575  L 29 2600  L 26 2624  L 22 2648  L 19 2672  L 17 2695  L 14 2719  L 12 2744  L 11 2768  L 10 2786  L 8 2803  L 6 2821  L 5 2838  L 3 2856  L 2 2874  L 1 2891  L 0 2910  L 0 2928  L 0 2945  L 0 2962  L 1 2980  L 2 2997  L 4 3014  L 8 3031  L 11 3048  L 16 3065  L 19 3082  L 23 3099  L 29 3116  L 35 3133  L 41 3150  L 47 3167  L 54 3183  L 62 3199  L 70 3215  L 79 3229  L 88 3243  L 98 3258  L 110 3270  L 121 3283  L 134 3294  L 144 3303  L 155 3310  L 168 3317  L 180 3322  L 193 3328  L 205 3332  L 219 3336  L 232 3339  L 246 3343  L 261 3345  L 274 3348  L 288 3351  L 303 3354  L 316 3356  L 330 3360  L 343 3364  L 358 3369  L 374 3373  L 389 3377  L 405 3380  L 421 3385  L 435 3388  L 451 3391  L 467 3395  L 482 3399  L 498 3403  L 514 3407  L 528 3412  L 544 3416  L 559 3422  L 574 3428  L 588 3435  L 603 3441  L 617 3449  L 630 3457  L 643 3466  L 656 3475  L 669 3484  L 681 3493  L 694 3504  L 703 3513  L 711 3523  L 719 3533  L 727 3543  L 735 3552  L 744 3561  L 753 3568  L 764 3574  L 785 3581  L 806 3584  L 828 3584  L 850 3583  L 872 3581  L 895 3577  L 917 3575  L 940 3574  L 835 0  Z N"/>
          </draw:custom-shape>
          <draw:custom-shape draw:style-name="gr10" draw:text-style-name="P2" draw:layer="layout" svg:width="0.573cm" svg:height="2.473cm" draw:transform="rotate (-2.35619449019309) translate (17.665cm 16.875cm)">
            <text:p/>
            <draw:enhanced-geometry svg:viewBox="0 0 1111 3665" draw:type="non-primitive" draw:enhanced-path="M 267 3614  L 281 3596  L 295 3577  L 310 3557  L 323 3538  L 338 3520  L 353 3503  L 370 3487  L 389 3475  L 401 3469  L 411 3464  L 422 3461  L 435 3458  L 446 3455  L 458 3454  L 471 3452  L 483 3451  L 496 3451  L 508 3450  L 521 3448  L 533 3447  L 546 3446  L 558 3444  L 570 3442  L 582 3438  L 598 3434  L 614 3428  L 630 3423  L 646 3418  L 660 3411  L 676 3405  L 691 3399  L 707 3393  L 722 3386  L 737 3379  L 752 3371  L 768 3365  L 783 3357  L 798 3350  L 813 3342  L 828 3334  L 851 3323  L 874 3311  L 897 3300  L 920 3287  L 942 3275  L 963 3260  L 984 3246  L 1003 3228  L 1018 3214  L 1031 3198  L 1045 3182  L 1057 3165  L 1067 3147  L 1077 3128  L 1085 3108  L 1090 3088  L 1099 3049  L 1105 3011  L 1109 2972  L 1111 2934  L 1111 2894  L 1109 2854  L 1106 2815  L 1103 2775  L 1097 2735  L 1091 2696  L 1086 2656  L 1079 2616  L 1072 2577  L 1066 2537  L 1061 2497  L 1055 2458  L 1052 2427  L 1048 2395  L 1045 2365  L 1043 2334  L 1039 2302  L 1035 2272  L 1031 2240  L 1027 2209  L 1022 2179  L 1016 2147  L 1011 2116  L 1004 2086  L 997 2056  L 988 2026  L 979 1996  L 969 1967  L 961 1949  L 951 1930  L 940 1912  L 929 1895  L 918 1878  L 905 1861  L 893 1844  L 880 1827  L 869 1814  L 855 1802  L 841 1790  L 826 1778  L 812 1766  L 802 1752  L 795 1738  L 793 1721  L 798 1704  L 808 1690  L 822 1679  L 839 1667  L 857 1657  L 874 1646  L 888 1633  L 897 1617  L 905 1597  L 911 1576  L 915 1554  L 919 1532  L 922 1511  L 923 1488  L 923 1467  L 923 1444  L 921 1421  L 920 1399  L 917 1377  L 913 1354  L 910 1332  L 906 1310  L 902 1289  L 897 1267  L 893 1248  L 888 1230  L 883 1212  L 877 1193  L 870 1175  L 863 1157  L 857 1139  L 849 1121  L 841 1104  L 832 1087  L 822 1070  L 813 1053  L 804 1036  L 794 1019  L 785 1002  L 775 986  L 766 972  L 756 959  L 744 945  L 733 933  L 720 920  L 709 908  L 697 895  L 684 883  L 672 871  L 659 859  L 648 847  L 636 833  L 626 819  L 616 806  L 607 791  L 599 776  L 592 760  L 587 743  L 582 726  L 577 709  L 574 691  L 572 674  L 570 656  L 567 638  L 565 620  L 564 602  L 562 584  L 559 567  L 557 548  L 555 530  L 551 513  L 547 496  L 543 483  L 540 469  L 537 455  L 533 442  L 530 428  L 526 415  L 523 401  L 520 387  L 515 374  L 511 361  L 506 348  L 501 334  L 496 322  L 490 309  L 484 297  L 478 284  L 465 265  L 452 246  L 437 228  L 421 211  L 405 194  L 388 176  L 372 161  L 355 144  L 335 124  L 314 103  L 294 82  L 273 62  L 252 43  L 229 27  L 205 13  L 179 5  L 159 2  L 136 0  L 115 0  L 92 2  L 72 8  L 52 16  L 35 26  L 22 40  L 13 55  L 6 70  L 2 86  L 0 102  L 0 119  L 2 137  L 5 155  L 9 173  L 14 191  L 18 211  L 23 229  L 28 248  L 32 266  L 36 284  L 39 302  L 40 320  L 40 348  L 40 375  L 40 403  L 39 430  L 39 458  L 38 485  L 36 512  L 36 539  L 35 567  L 34 595  L 32 622  L 31 649  L 30 676  L 28 704  L 26 731  L 25 758  L 23 785  L 22 814  L 19 841  L 18 868  L 17 895  L 15 922  L 14 950  L 13 977  L 11 1004  L 10 1031  L 8 1060  L 8 1087  L 7 1114  L 6 1141  L 5 1169  L 5 1196  L 3 1233  L 3 1271  L 3 1308  L 2 1345  L 2 1383  L 2 1420  L 2 1458  L 3 1494  L 3 1531  L 3 1569  L 3 1606  L 3 1644  L 5 1681  L 5 1717  L 5 1755  L 5 1792  L 5 1823  L 5 1853  L 5 1884  L 3 1916  L 3 1946  L 3 1977  L 3 2007  L 3 2038  L 2 2069  L 2 2099  L 2 2130  L 2 2161  L 3 2191  L 3 2222  L 3 2252  L 5 2283  L 6 2329  L 7 2375  L 8 2421  L 10 2467  L 11 2513  L 14 2558  L 16 2605  L 18 2650  L 20 2697  L 23 2743  L 25 2789  L 28 2835  L 31 2880  L 34 2927  L 36 2972  L 40 3019  L 42 3049  L 43 3080  L 45 3111  L 48 3141  L 50 3172  L 53 3202  L 56 3233  L 58 3264  L 60 3295  L 62 3326  L 65 3357  L 67 3387  L 69 3418  L 72 3448  L 73 3479  L 74 3510  L 73 3528  L 70 3547  L 66 3566  L 62 3584  L 60 3604  L 60 3621  L 65 3637  L 74 3650  L 87 3659  L 103 3664  L 120 3665  L 138 3663  L 158 3659  L 177 3655  L 196 3651  L 214 3650  L 267 3614  Z N"/>
          </draw:custom-shape>
          <draw:custom-shape draw:style-name="gr10" draw:text-style-name="P2" draw:layer="layout" svg:width="0.375cm" svg:height="0.352cm" draw:transform="rotate (-2.35619449019309) translate (17.787cm 16.793cm)">
            <text:p/>
            <draw:enhanced-geometry svg:viewBox="0 0 730 522" draw:type="non-primitive" draw:enhanced-path="M 411 42  L 424 50  L 435 59  L 448 67  L 460 75  L 473 83  L 485 92  L 499 100  L 511 108  L 524 116  L 535 125  L 547 133  L 560 142  L 571 151  L 583 161  L 594 170  L 604 181  L 625 200  L 646 220  L 670 241  L 691 262  L 710 285  L 723 308  L 730 333  L 728 357  L 720 378  L 709 396  L 694 412  L 678 426  L 659 438  L 638 448  L 615 456  L 592 464  L 568 470  L 543 475  L 517 480  L 491 484  L 466 488  L 441 491  L 417 495  L 394 498  L 370 501  L 347 505  L 322 509  L 296 513  L 270 516  L 245 520  L 218 522  L 194 522  L 169 522  L 144 520  L 121 516  L 98 511  L 78 503  L 59 491  L 42 479  L 26 462  L 15 448  L 9 432  L 4 416  L 1 399  L 0 382  L 1 364  L 3 345  L 6 327  L 11 308  L 17 288  L 23 270  L 30 251  L 38 233  L 45 215  L 53 198  L 60 181  L 70 160  L 82 141  L 96 122  L 112 102  L 128 85  L 146 70  L 164 55  L 183 42  L 199 33  L 216 23  L 234 15  L 252 7  L 271 3  L 289 0  L 306 1  L 323 6  L 411 42  Z N"/>
          </draw:custom-shape>
          <draw:custom-shape draw:style-name="gr10" draw:text-style-name="P2" draw:layer="layout" svg:width="0.035cm" svg:height="0.022cm" draw:transform="rotate (-2.35619449019309) translate (17.61cm 16.923cm)">
            <text:p/>
            <draw:enhanced-geometry svg:viewBox="0 0 70 35" draw:type="non-primitive" draw:enhanced-path="M 0 0  L 9 5  L 17 9  L 26 15  L 34 20  L 43 24  L 52 29  L 61 32  L 70 35  L 0 0  Z N"/>
          </draw:custom-shape>
          <draw:custom-shape draw:style-name="gr10" draw:text-style-name="P2" draw:layer="layout" svg:width="0.159cm" svg:height="0.203cm" draw:transform="rotate (-2.35619449019309) translate (17.62cm 16.9cm)">
            <text:p/>
            <draw:enhanced-geometry svg:viewBox="0 0 306 303" draw:type="non-primitive" draw:enhanced-path="M 0 0  L 23 8  L 45 16  L 68 23  L 91 30  L 113 38  L 135 47  L 155 57  L 175 69  L 188 80  L 202 92  L 214 105  L 226 118  L 236 132  L 246 145  L 255 160  L 263 175  L 271 187  L 280 201  L 289 216  L 297 229  L 303 244  L 306 257  L 305 269  L 298 279  L 287 289  L 273 296  L 259 301  L 244 303  L 228 303  L 211 301  L 194 296  L 176 291  L 159 284  L 142 275  L 125 266  L 109 255  L 93 244  L 78 233  L 66 221  L 53 210  L 39 193  L 28 173  L 22 151  L 17 128  L 12 105  L 9 81  L 6 58  L 0 35  L 0 0  Z N"/>
          </draw:custom-shape>
          <draw:custom-shape draw:style-name="gr10" draw:text-style-name="P2" draw:layer="layout" svg:width="0.309cm" svg:height="0.15cm" draw:transform="rotate (-2.35619449019309) translate (17.201cm 16.794cm)">
            <text:p/>
            <draw:enhanced-geometry svg:viewBox="0 0 598 220" draw:type="non-primitive" draw:enhanced-path="M 0 115  L 15 113  L 28 110  L 43 108  L 57 106  L 71 103  L 85 101  L 100 99  L 114 97  L 128 94  L 143 92  L 156 90  L 171 88  L 185 85  L 199 84  L 213 82  L 228 80  L 252 75  L 277 69  L 303 62  L 330 52  L 357 42  L 384 33  L 412 23  L 438 15  L 464 8  L 489 3  L 513 0  L 534 0  L 553 5  L 570 13  L 585 25  L 596 43  L 598 49  L 596 55  L 592 60  L 587 65  L 581 69  L 575 73  L 568 76  L 562 80  L 548 85  L 534 91  L 518 94  L 503 97  L 488 99  L 473 100  L 457 101  L 441 101  L 425 102  L 409 102  L 393 103  L 378 103  L 362 106  L 346 108  L 331 110  L 316 115  L 298 122  L 280 130  L 262 139  L 245 149  L 228 159  L 211 168  L 194 177  L 176 184  L 156 191  L 137 196  L 117 201  L 97 204  L 77 209  L 58 212  L 37 216  L 18 220  L 0 115  Z N"/>
          </draw:custom-shape>
          <draw:custom-shape draw:style-name="gr10" draw:text-style-name="P2" draw:layer="layout" svg:width="0.128cm" svg:height="0.247cm" draw:transform="rotate (-2.35619449019309) translate (17.16cm 17.147cm)">
            <text:p/>
            <draw:enhanced-geometry svg:viewBox="0 0 246 361" draw:type="non-primitive" draw:enhanced-path="M 0 361  L 6 349  L 12 335  L 16 322  L 22 309  L 26 296  L 32 282  L 38 270  L 42 256  L 48 242  L 53 230  L 58 216  L 64 204  L 71 190  L 76 178  L 82 164  L 89 152  L 98 132  L 106 113  L 115 93  L 124 73  L 134 55  L 147 38  L 160 24  L 177 12  L 185 8  L 194 4  L 205 1  L 216 0  L 226 0  L 235 1  L 242 5  L 246 12  L 246 19  L 243 25  L 237 28  L 228 31  L 219 35  L 210 38  L 201 42  L 194 46  L 175 65  L 158 87  L 142 109  L 127 131  L 112 154  L 99 177  L 85 200  L 72 223  L 61 240  L 52 257  L 43 274  L 34 292  L 26 309  L 17 327  L 9 344  L 0 361  Z N"/>
          </draw:custom-shape>
          <draw:custom-shape draw:style-name="gr10" draw:text-style-name="P2" draw:layer="layout" svg:width="0.102cm" svg:height="0.238cm" draw:transform="rotate (-2.35619449019309) translate (17.157cm 17.118cm)">
            <text:p/>
            <draw:enhanced-geometry svg:viewBox="0 0 194 354" draw:type="non-primitive" draw:enhanced-path="M 0 354  L 5 340  L 9 328  L 13 314  L 17 300  L 21 287  L 24 274  L 29 261  L 32 247  L 36 235  L 41 221  L 44 207  L 49 195  L 55 181  L 59 169  L 65 155  L 70 143  L 80 124  L 88 104  L 97 84  L 106 65  L 116 45  L 127 28  L 141 14  L 158 2  L 162 1  L 166 0  L 170 0  L 175 0  L 179 1  L 185 1  L 190 2  L 194 2  L 0 354  Z N"/>
          </draw:custom-shape>
          <draw:custom-shape draw:style-name="gr10" draw:text-style-name="P2" draw:layer="layout" svg:width="0.088cm" svg:height="0.163cm" draw:transform="rotate (-2.35619449019309) translate (17.092cm 17.12cm)">
            <text:p/>
            <draw:enhanced-geometry svg:viewBox="0 0 175 243" draw:type="non-primitive" draw:enhanced-path="M 0 243  L 11 229  L 22 213  L 32 198  L 42 182  L 54 167  L 64 152  L 74 136  L 84 120  L 96 105  L 106 89  L 117 73  L 129 59  L 140 44  L 151 29  L 163 14  L 175 0  L 0 243  Z N"/>
          </draw:custom-shape>
          <draw:custom-shape draw:style-name="gr10" draw:text-style-name="P2" draw:layer="layout" svg:width="0.137cm" svg:height="0.238cm" draw:transform="rotate (-2.35619449019309) translate (17.133cm 17.119cm)">
            <text:p/>
            <draw:enhanced-geometry svg:viewBox="0 0 262 356" draw:type="non-primitive" draw:enhanced-path="M 210 0  L 218 9  L 226 17  L 235 25  L 244 33  L 252 42  L 258 51  L 261 60  L 262 72  L 257 94  L 244 115  L 227 132  L 207 148  L 184 162  L 161 178  L 140 194  L 122 212  L 108 233  L 97 256  L 85 284  L 74 310  L 63 332  L 50 349  L 35 356  L 18 352  L 8 344  L 1 334  L 0 323  L 1 312  L 5 300  L 13 286  L 21 272  L 32 258  L 43 243  L 56 228  L 70 213  L 82 199  L 93 183  L 105 169  L 114 154  L 122 141  L 131 124  L 139 106  L 147 87  L 155 69  L 163 51  L 172 34  L 182 17  L 193 0  L 210 0  Z N"/>
          </draw:custom-shape>
          <draw:custom-shape draw:style-name="gr10" draw:text-style-name="P2" draw:layer="layout" svg:width="0.079cm" svg:height="0.141cm" draw:transform="rotate (-2.35619449019309) translate (17.107cm 17.184cm)">
            <text:p/>
            <draw:enhanced-geometry svg:viewBox="0 0 157 211" draw:type="non-primitive" draw:enhanced-path="M 157 0  L 147 14  L 137 26  L 127 39  L 115 51  L 104 64  L 94 76  L 82 89  L 72 102  L 61 115  L 51 127  L 40 141  L 31 154  L 22 168  L 14 182  L 6 196  L 0 211  L 157 0  Z N"/>
          </draw:custom-shape>
          <draw:custom-shape draw:style-name="gr10" draw:text-style-name="P2" draw:layer="layout" svg:width="0.035cm" svg:height="0.141cm" draw:transform="rotate (-2.35619449019309) translate (17.061cm 17.111cm)">
            <text:p/>
            <draw:enhanced-geometry svg:viewBox="0 0 70 209" draw:type="non-primitive" draw:enhanced-path="M 0 209  L 5 197  L 10 183  L 14 171  L 19 157  L 22 144  L 27 131  L 31 118  L 36 104  L 40 91  L 44 78  L 48 65  L 53 52  L 57 38  L 61 26  L 65 12  L 70 0  L 0 209  Z N"/>
          </draw:custom-shape>
          <draw:custom-shape draw:style-name="gr10" draw:text-style-name="P2" draw:layer="layout" svg:width="0.318cm" svg:height="0.472cm" draw:transform="rotate (-2.35619449019309) translate (16.855cm 16.65cm)">
            <text:p/>
            <draw:enhanced-geometry svg:viewBox="0 0 614 703" draw:type="non-primitive" draw:enhanced-path="M 0 0  L 18 3  L 36 4  L 54 4  L 73 4  L 91 3  L 109 3  L 128 3  L 146 3  L 164 3  L 181 4  L 200 6  L 217 9  L 234 14  L 250 20  L 265 27  L 280 37  L 298 52  L 312 72  L 323 93  L 333 116  L 341 141  L 349 165  L 358 188  L 369 211  L 377 229  L 386 246  L 394 264  L 403 281  L 411 300  L 420 318  L 428 335  L 437 353  L 446 370  L 454 388  L 463 405  L 472 423  L 481 440  L 490 457  L 499 475  L 508 492  L 523 514  L 541 535  L 560 557  L 580 577  L 596 599  L 608 620  L 614 643  L 613 667  L 610 675  L 606 683  L 599 690  L 592 695  L 584 700  L 576 702  L 568 703  L 560 702  L 542 695  L 527 686  L 514 674  L 502 660  L 492 644  L 484 626  L 476 607  L 470 586  L 464 566  L 458 544  L 453 523  L 448 501  L 441 480  L 436 459  L 428 439  L 420 421  L 412 403  L 404 385  L 397 366  L 389 348  L 382 329  L 375 310  L 369 292  L 362 272  L 354 254  L 346 236  L 338 218  L 328 201  L 318 185  L 306 169  L 294 154  L 280 141  L 0 0  Z N"/>
          </draw:custom-shape>
          <draw:custom-shape draw:style-name="gr10" draw:text-style-name="P2" draw:layer="layout" svg:width="0.101cm" svg:height="0.03cm" draw:transform="rotate (-2.35619449019309) translate (16.774cm 16.593cm)">
            <text:p/>
            <draw:enhanced-geometry svg:viewBox="0 0 193 50" draw:type="non-primitive" draw:enhanced-path="M 193 0  L 181 3  L 168 7  L 156 11  L 143 17  L 131 23  L 117 27  L 105 33  L 92 38  L 79 42  L 66 46  L 55 49  L 42 50  L 31 49  L 21 46  L 11 43  L 0 36  L 193 0  Z N"/>
          </draw:custom-shape>
          <draw:custom-shape draw:style-name="gr10" draw:text-style-name="P2" draw:layer="layout" svg:width="0.141cm" svg:height="0.119cm" draw:transform="rotate (-2.35619449019309) translate (16.834cm 16.64cm)">
            <text:p/>
            <draw:enhanced-geometry svg:viewBox="0 0 277 175" draw:type="non-primitive" draw:enhanced-path="M 277 115  L 260 118  L 243 123  L 226 128  L 208 135  L 190 142  L 172 149  L 153 156  L 136 162  L 118 168  L 101 172  L 84 174  L 68 175  L 54 174  L 40 169  L 26 161  L 15 151  L 5 135  L 0 117  L 0 97  L 4 76  L 12 56  L 22 38  L 35 22  L 50 11  L 64 5  L 76 1  L 90 0  L 105 1  L 118 4  L 133 8  L 147 14  L 161 21  L 176 29  L 191 37  L 206 45  L 219 54  L 234 62  L 249 68  L 263 74  L 277 80  L 277 115  Z N"/>
          </draw:custom-shape>
          <draw:custom-shape draw:style-name="gr10" draw:text-style-name="P2" draw:layer="layout" svg:width="0.415cm" svg:height="0.675cm" draw:transform="rotate (-2.35619449019309) translate (16.224cm 16.154cm)">
            <text:p/>
            <draw:enhanced-geometry svg:viewBox="0 0 799 998" draw:type="non-primitive" draw:enhanced-path="M 45 122  L 65 126  L 87 129  L 110 131  L 131 133  L 154 135  L 175 136  L 198 137  L 220 138  L 242 141  L 263 144  L 284 148  L 305 153  L 324 160  L 343 169  L 360 179  L 377 192  L 397 211  L 415 232  L 428 255  L 441 279  L 452 305  L 461 331  L 469 359  L 476 387  L 483 416  L 489 444  L 494 474  L 501 502  L 508 531  L 516 559  L 525 586  L 535 612  L 545 638  L 554 665  L 562 695  L 569 724  L 576 755  L 584 786  L 592 816  L 600 846  L 609 874  L 619 900  L 631 925  L 646 947  L 662 965  L 681 980  L 703 991  L 728 998  L 740 998  L 753 994  L 764 987  L 774 977  L 783 966  L 791 953  L 797 941  L 799 928  L 797 904  L 787 880  L 771 858  L 752 838  L 731 817  L 710 797  L 690 775  L 676 753  L 664 730  L 654 706  L 644 684  L 634 660  L 625 636  L 616 611  L 608 587  L 600 562  L 592 538  L 584 514  L 576 489  L 568 465  L 560 440  L 552 415  L 544 391  L 535 366  L 529 351  L 526 336  L 521 319  L 518 303  L 515 286  L 512 269  L 509 253  L 506 236  L 501 220  L 496 204  L 492 188  L 485 173  L 478 159  L 470 146  L 460 134  L 449 122  L 439 116  L 428 109  L 417 104  L 406 101  L 394 99  L 382 96  L 369 95  L 357 94  L 344 94  L 331 94  L 318 93  L 305 93  L 292 92  L 280 92  L 267 90  L 255 87  L 239 83  L 223 76  L 207 68  L 190 59  L 173 50  L 157 41  L 140 32  L 124 23  L 107 15  L 91 8  L 77 3  L 62 0  L 47 0  L 35 2  L 21 8  L 10 17  L 1 31  L 0 46  L 3 63  L 11 82  L 20 101  L 30 120  L 39 138  L 45 156  L 45 122  Z N"/>
          </draw:custom-shape>
          <draw:custom-shape draw:style-name="gr10" draw:text-style-name="P2" draw:layer="layout" svg:width="0.318cm" svg:height="0.472cm" draw:transform="rotate (-2.35619449019309) translate (17.565cm 15.927cm)">
            <text:p/>
            <draw:enhanced-geometry svg:viewBox="0 0 611 703" draw:type="non-primitive" draw:enhanced-path="M 611 0  L 593 3  L 576 4  L 558 4  L 539 4  L 520 4  L 502 4  L 484 3  L 465 3  L 447 4  L 430 5  L 412 6  L 395 9  L 379 14  L 362 20  L 347 26  L 332 35  L 314 51  L 300 71  L 289 92  L 279 115  L 271 140  L 263 164  L 254 187  L 244 210  L 236 228  L 227 245  L 219 263  L 210 282  L 202 299  L 193 317  L 185 335  L 177 352  L 168 370  L 159 387  L 151 405  L 142 422  L 133 439  L 123 457  L 114 474  L 105 491  L 91 513  L 72 534  L 53 556  L 35 576  L 18 598  L 5 619  L 0 642  L 1 666  L 3 674  L 8 682  L 15 689  L 21 694  L 29 699  L 37 702  L 45 703  L 53 702  L 70 695  L 86 686  L 98 675  L 110 660  L 120 644  L 128 626  L 136 607  L 143 588  L 148 566  L 154 545  L 160 523  L 164 501  L 170 480  L 177 460  L 184 440  L 191 422  L 201 404  L 209 386  L 215 368  L 223 350  L 230 330  L 237 311  L 244 292  L 250 274  L 258 255  L 266 237  L 275 219  L 285 202  L 295 185  L 306 169  L 319 155  L 332 141  L 611 0  Z N"/>
          </draw:custom-shape>
          <draw:custom-shape draw:style-name="gr10" draw:text-style-name="P2" draw:layer="layout" svg:width="0.419cm" svg:height="0.67cm" draw:transform="rotate (-2.35619449019309) translate (17.161cm 15.201cm)">
            <text:p/>
            <draw:enhanced-geometry svg:viewBox="0 0 813 998" draw:type="non-primitive" draw:enhanced-path="M 767 121  L 745 125  L 723 128  L 701 130  L 678 132  L 655 134  L 633 135  L 610 136  L 587 137  L 566 141  L 544 143  L 523 147  L 502 153  L 482 160  L 463 169  L 444 179  L 427 192  L 407 211  L 390 232  L 375 255  L 362 280  L 351 305  L 342 332  L 333 359  L 326 388  L 320 416  L 314 446  L 308 474  L 301 502  L 295 531  L 287 559  L 278 585  L 267 611  L 257 637  L 248 664  L 240 694  L 232 724  L 224 755  L 217 786  L 210 816  L 202 845  L 191 873  L 181 900  L 169 924  L 154 946  L 138 965  L 119 980  L 96 991  L 71 998  L 59 998  L 46 993  L 35 986  L 24 976  L 14 965  L 8 952  L 2 940  L 0 927  L 2 902  L 12 880  L 28 858  L 47 838  L 69 817  L 90 797  L 110 774  L 124 752  L 136 729  L 147 705  L 157 683  L 168 659  L 177 635  L 186 611  L 195 587  L 203 562  L 211 539  L 219 514  L 227 490  L 235 465  L 242 440  L 250 416  L 258 391  L 267 367  L 272 351  L 276 336  L 280 319  L 283 302  L 287 285  L 290 268  L 293 252  L 297 235  L 300 218  L 306 202  L 311 187  L 317 172  L 325 158  L 333 145  L 345 133  L 356 121  L 366 115  L 376 109  L 388 104  L 399 101  L 411 99  L 423 96  L 436 95  L 449 94  L 461 94  L 475 93  L 489 93  L 501 93  L 515 92  L 527 91  L 540 88  L 552 86  L 568 82  L 585 76  L 601 68  L 618 59  L 635 50  L 652 41  L 669 31  L 686 23  L 702 15  L 718 8  L 734 2  L 748 0  L 763 0  L 777 2  L 789 8  L 802 17  L 811 31  L 813 47  L 810 64  L 802 82  L 793 100  L 782 119  L 773 137  L 767 155  L 767 121  Z N"/>
          </draw:custom-shape>
          <draw:custom-shape draw:style-name="gr10" draw:text-style-name="P2" draw:layer="layout" svg:width="0.115cm" svg:height="0.114cm" draw:transform="rotate (-2.35619449019309) translate (17.402cm 16.069cm)">
            <text:p/>
            <draw:enhanced-geometry svg:viewBox="0 0 228 173" draw:type="non-primitive" draw:enhanced-path="M 0 126  L 12 129  L 24 133  L 37 137  L 49 142  L 63 147  L 75 153  L 88 158  L 100 162  L 113 167  L 125 170  L 138 172  L 149 173  L 160 173  L 172 172  L 182 168  L 192 162  L 206 150  L 216 133  L 223 115  L 227 94  L 228 74  L 226 54  L 220 36  L 210 22  L 201 14  L 192 8  L 182 3  L 170 1  L 159 0  L 147 0  L 134 1  L 122 3  L 108 6  L 94 9  L 82 11  L 68 15  L 55 17  L 42 19  L 30 22  L 17 22  L 0 126  Z N"/>
          </draw:custom-shape>
          <draw:custom-shape draw:style-name="gr10" draw:text-style-name="P2" draw:layer="layout" svg:width="0.371cm" svg:height="0.336cm" draw:transform="rotate (-2.35619449019309) translate (17.928cm 16.326cm)">
            <text:p/>
            <draw:enhanced-geometry svg:viewBox="0 0 720 494" draw:type="non-primitive" draw:enhanced-path="M 720 494  L 697 485  L 673 477  L 651 468  L 628 459  L 605 451  L 581 442  L 559 433  L 536 424  L 512 416  L 490 407  L 467 398  L 444 389  L 420 381  L 398 372  L 375 363  L 352 354  L 331 346  L 307 339  L 284 332  L 262 325  L 239 317  L 217 308  L 197 297  L 178 283  L 162 272  L 146 260  L 130 246  L 113 232  L 96 219  L 80 204  L 64 189  L 49 175  L 37 159  L 24 142  L 15 126  L 7 109  L 2 92  L 0 74  L 0 57  L 3 38  L 7 28  L 15 19  L 27 11  L 38 6  L 52 1  L 65 0  L 78 0  L 89 2  L 105 11  L 119 23  L 130 37  L 138 53  L 145 71  L 150 91  L 155 111  L 158 133  L 162 154  L 165 175  L 170 196  L 175 216  L 181 236  L 190 254  L 200 270  L 213 283  L 224 292  L 237 300  L 249 308  L 263 314  L 276 319  L 290 323  L 305 328  L 319 330  L 335 333  L 350 336  L 365 339  L 381 341  L 395 343  L 410 347  L 425 350  L 440 354  L 458 358  L 477 360  L 496 363  L 517 364  L 538 364  L 559 364  L 580 365  L 601 366  L 620 367  L 639 371  L 656 374  L 673 380  L 688 388  L 701 397  L 712 409  L 720 424  L 720 494  Z N"/>
          </draw:custom-shape>
          <draw:custom-shape draw:style-name="gr10" draw:text-style-name="P2" draw:layer="layout" svg:width="0.009cm" svg:height="0.005cm" draw:transform="rotate (-2.35619449019309) translate (17.444cm 16.343cm)">
            <text:p/>
            <draw:enhanced-geometry svg:viewBox="0 0 17 0" draw:type="non-primitive" draw:enhanced-path="M 0 0  L 4 0  L 9 0  L 12 0  L 17 0  L 0 0  Z N"/>
          </draw:custom-shape>
          <draw:custom-shape draw:style-name="gr10" draw:text-style-name="P2" draw:layer="layout" svg:width="0.216cm" svg:height="0.163cm" draw:transform="rotate (-2.35619449019309) translate (17.815cm 16.303cm)">
            <text:p/>
            <draw:enhanced-geometry svg:viewBox="0 0 423 242" draw:type="non-primitive" draw:enhanced-path="M 388 207  L 363 194  L 338 178  L 311 159  L 285 139  L 258 117  L 230 96  L 203 74  L 177 54  L 151 36  L 126 21  L 101 10  L 78 2  L 57 0  L 36 4  L 18 14  L 2 32  L 0 37  L 1 41  L 6 46  L 11 50  L 18 55  L 25 58  L 33 63  L 39 66  L 60 81  L 83 95  L 106 107  L 129 120  L 152 131  L 177 142  L 201 152  L 226 163  L 250 172  L 275 182  L 299 191  L 324 201  L 349 210  L 374 220  L 399 231  L 423 242  L 388 207  Z N"/>
          </draw:custom-shape>
          <draw:custom-shape draw:style-name="gr8" draw:text-style-name="P2" draw:layer="layout" svg:width="0.401cm" svg:height="0.163cm" draw:transform="rotate (-2.35619449019309) translate (16.98cm 15.793cm)">
            <text:p/>
            <draw:enhanced-geometry svg:viewBox="0 0 783 239" draw:type="non-primitive" draw:enhanced-path="M 142 8  L 121 25  L 98 41  L 71 57  L 47 73  L 25 90  L 8 108  L 0 127  L 2 149  L 11 167  L 23 181  L 37 191  L 54 199  L 74 203  L 95 205  L 118 205  L 142 204  L 166 202  L 191 199  L 217 195  L 242 192  L 267 188  L 290 186  L 313 185  L 335 185  L 363 187  L 393 192  L 423 199  L 454 205  L 484 212  L 516 220  L 547 227  L 579 233  L 608 237  L 636 239  L 665 239  L 691 237  L 715 230  L 736 220  L 757 205  L 774 185  L 782 168  L 783 150  L 780 131  L 774 111  L 763 92  L 750 74  L 736 58  L 721 44  L 702 32  L 683 22  L 661 14  L 640 8  L 617 5  L 594 1  L 571 1  L 547 0  L 522 1  L 498 3  L 473 5  L 449 6  L 424 8  L 400 8  L 377 9  L 354 8  L 339 8  L 326 7  L 311 7  L 296 7  L 282 7  L 268 7  L 253 7  L 239 7  L 225 7  L 210 7  L 196 7  L 182 8  L 168 8  L 153 8  L 140 8  L 125 8  L 142 8  Z N"/>
          </draw:custom-shape>
          <draw:custom-shape draw:style-name="gr8" draw:text-style-name="P2" draw:layer="layout" svg:width="0.419cm" svg:height="0.189cm" draw:transform="rotate (-2.35619449019309) translate (16.854cm 15.637cm)">
            <text:p/>
            <draw:enhanced-geometry svg:viewBox="0 0 816 280" draw:type="non-primitive" draw:enhanced-path="M 48 62  L 71 61  L 95 59  L 117 58  L 140 57  L 164 56  L 187 54  L 209 53  L 233 51  L 256 50  L 278 49  L 302 48  L 325 47  L 348 45  L 370 44  L 394 42  L 417 41  L 439 40  L 463 39  L 486 38  L 509 37  L 531 36  L 555 34  L 578 33  L 601 32  L 624 31  L 647 30  L 670 29  L 694 29  L 716 28  L 739 27  L 763 27  L 785 25  L 789 25  L 795 24  L 799 24  L 802 25  L 805 30  L 806 33  L 806 38  L 806 42  L 805 47  L 804 53  L 802 57  L 802 62  L 804 80  L 807 98  L 810 117  L 815 137  L 816 155  L 816 173  L 812 189  L 802 202  L 785 218  L 766 231  L 746 241  L 723 246  L 700 251  L 675 253  L 650 254  L 624 253  L 598 251  L 572 249  L 545 245  L 519 242  L 492 240  L 466 237  L 441 237  L 416 237  L 391 240  L 366 243  L 340 248  L 314 253  L 287 259  L 260 265  L 234 270  L 208 275  L 182 278  L 157 280  L 133 280  L 109 278  L 88 273  L 67 265  L 48 253  L 31 237  L 23 227  L 16 215  L 11 202  L 6 189  L 3 174  L 0 159  L 0 143  L 0 129  L 3 113  L 6 98  L 10 83  L 15 70  L 22 57  L 30 45  L 38 34  L 48 25  L 69 13  L 91 5  L 114 0  L 138 0  L 163 4  L 188 10  L 214 16  L 240 27  L 266 37  L 293 48  L 320 58  L 348 70  L 374 79  L 400 87  L 426 93  L 452 97  L 472 98  L 494 99  L 514 100  L 535 100  L 556 101  L 577 101  L 597 100  L 619 100  L 639 100  L 660 99  L 681 99  L 702 98  L 723 98  L 743 97  L 764 97  L 785 97  L 48 62  Z N"/>
          </draw:custom-shape>
          <draw:custom-shape draw:style-name="gr8" draw:text-style-name="P2" draw:layer="layout" svg:width="0.37cm" svg:height="0.022cm" draw:transform="rotate (-2.35619449019309) translate (16.618cm 15.49cm)">
            <text:p/>
            <draw:enhanced-geometry svg:viewBox="0 0 719 34" draw:type="non-primitive" draw:enhanced-path="M 0 0  L 25 2  L 50 5  L 75 7  L 101 9  L 126 11  L 151 14  L 176 16  L 201 18  L 226 22  L 252 24  L 277 26  L 302 27  L 328 29  L 353 32  L 379 33  L 404 34  L 425 34  L 445 32  L 467 29  L 488 26  L 510 22  L 531 17  L 553 12  L 574 8  L 595 5  L 615 2  L 634 2  L 654 3  L 672 7  L 689 14  L 705 22  L 719 34  L 0 0  Z N"/>
          </draw:custom-shape>
          <draw:custom-shape draw:style-name="gr8" draw:text-style-name="P2" draw:layer="layout" svg:width="0.441cm" svg:height="0.163cm" draw:transform="rotate (-2.35619449019309) translate (16.67cm 15.461cm)">
            <text:p/>
            <draw:enhanced-geometry svg:viewBox="0 0 847 241" draw:type="non-primitive" draw:enhanced-path="M 789 70  L 768 70  L 745 70  L 724 70  L 702 71  L 679 71  L 658 71  L 636 71  L 615 71  L 592 72  L 571 72  L 549 72  L 526 72  L 505 71  L 483 71  L 461 71  L 439 70  L 413 68  L 387 63  L 361 58  L 333 51  L 306 43  L 280 35  L 253 26  L 226 19  L 200 12  L 174 8  L 149 5  L 124 4  L 100 7  L 77 13  L 56 22  L 35 36  L 23 48  L 12 65  L 6 84  L 1 103  L 0 123  L 2 143  L 8 161  L 18 175  L 37 194  L 59 206  L 82 215  L 107 221  L 133 222  L 160 222  L 189 219  L 219 214  L 248 208  L 279 202  L 309 195  L 339 188  L 370 182  L 399 178  L 428 175  L 456 175  L 480 178  L 504 182  L 529 188  L 552 195  L 577 203  L 602 212  L 627 220  L 652 226  L 676 233  L 700 238  L 724 241  L 745 241  L 767 239  L 787 233  L 806 224  L 825 211  L 833 202  L 839 190  L 844 180  L 846 167  L 847 155  L 847 141  L 846 128  L 844 113  L 842 99  L 838 85  L 835 70  L 831 55  L 829 42  L 827 27  L 825 13  L 825 0  L 789 70  Z N"/>
          </draw:custom-shape>
          <draw:custom-shape draw:style-name="gr8" draw:text-style-name="P2" draw:layer="layout" svg:width="0.464cm" svg:height="0.15cm" draw:transform="rotate (-2.35619449019309) translate (16.544cm 15.288cm)">
            <text:p/>
            <draw:enhanced-geometry svg:viewBox="0 0 903 222" draw:type="non-primitive" draw:enhanced-path="M 125 70  L 172 70  L 223 70  L 279 70  L 338 70  L 397 70  L 457 70  L 516 70  L 573 70  L 627 70  L 678 70  L 724 70  L 764 70  L 797 70  L 821 70  L 837 70  L 843 70  L 840 70  L 835 70  L 824 70  L 811 70  L 794 70  L 775 70  L 752 70  L 727 70  L 701 70  L 671 70  L 641 70  L 609 70  L 576 70  L 543 70  L 508 70  L 474 70  L 440 70  L 405 70  L 372 70  L 339 70  L 307 70  L 277 70  L 247 70  L 221 70  L 196 70  L 173 70  L 154 70  L 137 70  L 123 70  L 113 70  L 108 70  L 105 70  L 108 70  L 116 70  L 128 70  L 144 71  L 163 71  L 186 71  L 211 72  L 237 72  L 265 72  L 295 72  L 323 72  L 353 72  L 381 72  L 408 71  L 434 71  L 457 70  L 484 68  L 511 63  L 539 57  L 567 49  L 596 41  L 625 32  L 653 23  L 682 15  L 709 8  L 736 3  L 762 0  L 788 0  L 812 3  L 835 10  L 856 20  L 877 36  L 888 50  L 896 67  L 900 86  L 903 105  L 900 126  L 896 145  L 888 162  L 877 177  L 856 194  L 835 206  L 811 214  L 786 220  L 760 222  L 731 222  L 703 219  L 675 215  L 645 210  L 615 204  L 585 197  L 556 191  L 525 186  L 497 181  L 467 178  L 440 177  L 413 178  L 385 181  L 357 185  L 329 190  L 299 197  L 271 203  L 243 208  L 214 214  L 186 218  L 159 220  L 131 221  L 106 219  L 81 213  L 59 205  L 37 193  L 18 177  L 7 160  L 1 139  L 0 118  L 3 95  L 8 71  L 12 47  L 17 23  L 18 0  L 125 70  Z N"/>
          </draw:custom-shape>
          <draw:custom-shape draw:style-name="gr8" draw:text-style-name="P2" draw:layer="layout" svg:width="0.216cm" svg:height="0.278cm" draw:transform="rotate (-2.35619449019309) translate (17.327cm 16.23cm)">
            <text:p/>
            <draw:enhanced-geometry svg:viewBox="0 0 423 417" draw:type="non-primitive" draw:enhanced-path="M 219 72  L 204 89  L 188 106  L 169 123  L 149 140  L 129 157  L 109 174  L 88 191  L 68 206  L 50 225  L 34 242  L 20 259  L 10 277  L 3 295  L 0 314  L 2 333  L 9 353  L 20 370  L 34 384  L 51 396  L 70 405  L 92 412  L 114 415  L 138 417  L 163 417  L 188 415  L 213 412  L 238 405  L 262 398  L 284 389  L 306 378  L 324 366  L 341 353  L 357 337  L 371 318  L 383 298  L 394 276  L 404 253  L 411 229  L 417 204  L 422 179  L 423 154  L 423 129  L 421 104  L 417 82  L 410 59  L 401 38  L 390 18  L 376 0  L 219 72  Z N"/>
          </draw:custom-shape>
          <draw:custom-shape draw:style-name="gr8" draw:text-style-name="P2" draw:layer="layout" svg:width="0.044cm" svg:height="0.044cm" draw:transform="rotate (-2.35619449019309) translate (17.198cm 16.316cm)">
            <text:p/>
            <draw:enhanced-geometry svg:viewBox="0 0 86 72" draw:type="non-primitive" draw:enhanced-path="M 0 0  L 10 9  L 21 18  L 32 27  L 43 35  L 54 44  L 65 53  L 76 62  L 86 72  L 0 0  Z N"/>
          </draw:custom-shape>
          <draw:custom-shape draw:style-name="gr8" draw:text-style-name="P2" draw:layer="layout" svg:width="0.136cm" svg:height="0.34cm" draw:transform="rotate (-2.35619449019309) translate (17.712cm 16.734cm)">
            <text:p/>
            <draw:enhanced-geometry svg:viewBox="0 0 265 508" draw:type="non-primitive" draw:enhanced-path="M 265 0  L 251 12  L 237 26  L 223 37  L 208 49  L 193 62  L 177 73  L 163 86  L 148 98  L 134 111  L 119 123  L 107 136  L 94 149  L 82 164  L 72 179  L 62 195  L 54 210  L 47 227  L 39 244  L 32 263  L 24 281  L 18 300  L 13 320  L 7 340  L 4 359  L 1 378  L 0 396  L 1 415  L 4 432  L 8 449  L 15 463  L 24 477  L 37 489  L 56 501  L 77 508  L 102 508  L 127 504  L 151 496  L 175 485  L 195 471  L 211 455  L 222 437  L 227 418  L 228 396  L 225 373  L 222 350  L 217 326  L 212 302  L 211 280  L 265 0  Z N"/>
          </draw:custom-shape>
          <draw:custom-shape draw:style-name="gr8" draw:text-style-name="P2" draw:layer="layout" svg:width="0.105cm" svg:height="0.149cm" draw:transform="rotate (-2.35619449019309) translate (16.969cm 16.649cm)">
            <text:p/>
            <draw:enhanced-geometry svg:viewBox="0 0 211 221" draw:type="non-primitive" draw:enhanced-path="M 0 0  L 5 14  L 7 27  L 10 42  L 13 57  L 14 73  L 16 87  L 18 103  L 21 118  L 23 133  L 26 146  L 31 160  L 35 172  L 42 184  L 50 194  L 59 202  L 70 210  L 89 217  L 109 221  L 131 221  L 153 219  L 173 213  L 191 204  L 203 190  L 211 175  L 211 162  L 205 152  L 195 143  L 182 134  L 166 127  L 151 119  L 135 111  L 123 103  L 0 0  Z N"/>
          </draw:custom-shape>
          <draw:custom-shape draw:style-name="gr8" draw:text-style-name="P2" draw:layer="layout" svg:width="0.141cm" svg:height="0.643cm" draw:transform="rotate (-2.35619449019309) translate (16.428cm 16.197cm)">
            <text:p/>
            <draw:enhanced-geometry svg:viewBox="0 0 274 952" draw:type="non-primitive" draw:enhanced-path="M 0 0  L 3 25  L 6 48  L 10 72  L 13 97  L 18 121  L 21 145  L 25 170  L 28 194  L 31 217  L 35 241  L 38 266  L 42 290  L 45 314  L 48 338  L 51 362  L 54 386  L 55 423  L 53 461  L 48 501  L 43 542  L 35 584  L 27 625  L 20 666  L 13 707  L 9 747  L 6 784  L 8 820  L 13 853  L 22 883  L 38 908  L 60 929  L 88 946  L 114 952  L 141 946  L 168 934  L 193 913  L 216 890  L 236 862  L 253 833  L 264 806  L 271 780  L 274 754  L 274 728  L 272 701  L 267 675  L 261 649  L 252 623  L 242 597  L 231 570  L 220 544  L 208 518  L 197 492  L 186 464  L 176 438  L 166 412  L 158 386  L 0 0  Z N"/>
          </draw:custom-shape>
          <draw:custom-shape draw:style-name="gr8" draw:text-style-name="P2" draw:layer="layout" svg:width="0.538cm" svg:height="0.146cm" draw:transform="rotate (-2.35619449019309) translate (16.373cm 15.174cm)">
            <text:p/>
            <draw:enhanced-geometry svg:viewBox="0 0 1037 211" draw:type="non-primitive" draw:enhanced-path="M 0 36  L 30 41  L 59 45  L 89 51  L 118 57  L 148 61  L 177 67  L 207 73  L 236 77  L 266 83  L 295 87  L 325 92  L 354 95  L 384 99  L 414 102  L 444 104  L 473 105  L 509 104  L 549 99  L 591 90  L 633 78  L 677 65  L 720 50  L 764 36  L 807 24  L 847 13  L 885 5  L 921 0  L 953 1  L 981 8  L 1005 22  L 1023 42  L 1036 71  L 1037 85  L 1035 96  L 1029 107  L 1021 116  L 1010 124  L 997 132  L 981 137  L 965 143  L 947 147  L 929 152  L 910 155  L 892 160  L 874 163  L 855 167  L 838 170  L 824 175  L 811 179  L 798 183  L 785 185  L 771 188  L 759 191  L 745 193  L 733 195  L 719 196  L 706 198  L 693 200  L 680 202  L 666 203  L 654 205  L 640 206  L 626 209  L 614 211  L 0 36  Z N"/>
          </draw:custom-shape>
          <draw:custom-shape draw:style-name="gr11" draw:text-style-name="P2" draw:layer="layout" svg:width="0.489cm" svg:height="0.075cm" draw:transform="rotate (-2.35619449019309) translate (17.469cm 16.397cm)">
            <text:p/>
            <draw:enhanced-geometry svg:viewBox="0 0 946 113" draw:type="non-primitive" draw:enhanced-path="M 0 34  L 0 34  L 17 38  L 33 43  L 50 49  L 66 53  L 82 59  L 99 63  L 115 69  L 132 74  L 147 79  L 163 84  L 180 88  L 196 92  L 213 96  L 230 100  L 246 103  L 263 105  L 263 105  L 280 108  L 298 109  L 315 111  L 333 112  L 350 112  L 369 113  L 386 113  L 404 113  L 422 112  L 439 112  L 457 111  L 474 110  L 492 110  L 509 108  L 527 107  L 544 105  L 544 105  L 558 104  L 571 103  L 584 101  L 597 100  L 610 97  L 623 96  L 636 94  L 650 92  L 662 90  L 676 87  L 689 85  L 702 83  L 715 79  L 728 77  L 741 74  L 754 70  L 754 70  L 767 67  L 779 63  L 791 60  L 803 56  L 816 51  L 827 46  L 839 42  L 852 37  L 863 33  L 876 28  L 887 24  L 900 18  L 911 14  L 922 9  L 935 4  L 946 0  N"/>
          </draw:custom-shape>
          <draw:custom-shape draw:style-name="gr11" draw:text-style-name="P2" draw:layer="layout" svg:width="0.252cm" svg:height="0.521cm" draw:transform="rotate (-2.35619449019309) translate (17.495cm 16.234cm)">
            <text:p/>
            <draw:enhanced-geometry svg:viewBox="0 0 490 772" draw:type="non-primitive" draw:enhanced-path="M 490 0  L 490 0  L 483 14  L 476 26  L 470 40  L 464 54  L 457 66  L 450 80  L 445 93  L 438 107  L 431 119  L 424 133  L 418 146  L 412 159  L 405 172  L 398 185  L 391 198  L 384 210  L 384 210  L 377 224  L 370 237  L 362 251  L 355 265  L 347 277  L 339 291  L 332 304  L 324 318  L 316 330  L 308 344  L 302 356  L 294 370  L 286 384  L 277 396  L 269 410  L 261 422  L 261 422  L 246 445  L 232 466  L 217 489  L 202 511  L 186 532  L 170 554  L 154 575  L 138 597  L 138 597  L 121 619  L 104 641  L 87 664  L 69 685  L 52 707  L 34 728  L 17 751  L 0 772  N"/>
          </draw:custom-shape>
          <draw:custom-shape draw:style-name="gr11" draw:text-style-name="P2" draw:layer="layout" svg:width="0.251cm" svg:height="0.564cm" draw:transform="rotate (-2.35619449019309) translate (17.139cm 16.608cm)">
            <text:p/>
            <draw:enhanced-geometry svg:viewBox="0 0 491 840" draw:type="non-primitive" draw:enhanced-path="M 0 0  L 0 0  L 13 26  L 26 53  L 39 80  L 52 106  L 66 132  L 78 158  L 92 184  L 106 210  L 118 236  L 132 262  L 144 288  L 158 314  L 171 341  L 184 368  L 198 394  L 210 420  L 210 420  L 219 438  L 227 455  L 235 473  L 244 491  L 251 509  L 259 528  L 267 546  L 276 564  L 284 582  L 292 600  L 301 617  L 310 634  L 319 651  L 329 668  L 339 684  L 351 700  L 351 700  L 365 719  L 381 738  L 399 757  L 418 774  L 436 791  L 455 806  L 473 823  L 491 840  N"/>
          </draw:custom-shape>
          <draw:custom-shape draw:style-name="gr11" draw:text-style-name="P2" draw:layer="layout" svg:width="0.688cm" svg:height="0.049cm" draw:transform="rotate (-2.35619449019309) translate (17.118cm 15.893cm)">
            <text:p/>
            <draw:enhanced-geometry svg:viewBox="0 0 1332 73" draw:type="non-primitive" draw:enhanced-path="M 0 0  L 0 0  L 27 5  L 54 9  L 82 15  L 109 20  L 136 25  L 163 30  L 191 35  L 218 40  L 246 45  L 273 49  L 301 54  L 328 58  L 356 62  L 383 65  L 411 67  L 439 69  L 439 69  L 455 71  L 472 72  L 488 73  L 505 73  L 521 73  L 538 73  L 554 73  L 571 73  L 586 72  L 603 72  L 619 71  L 636 71  L 652 71  L 668 69  L 685 69  L 701 69  L 701 69  L 723 69  L 745 69  L 767 71  L 788 71  L 811 71  L 833 72  L 855 72  L 877 73  L 898 73  L 921 73  L 943 73  L 965 73  L 987 73  L 1008 72  L 1031 71  L 1053 69  L 1053 69  L 1070 68  L 1088 67  L 1105 65  L 1123 63  L 1140 62  L 1157 59  L 1175 57  L 1192 54  L 1209 51  L 1227 49  L 1244 47  L 1262 45  L 1280 42  L 1297 40  L 1315 38  L 1332 35  N"/>
          </draw:custom-shape>
          <draw:custom-shape draw:style-name="gr11" draw:text-style-name="P2" draw:layer="layout" svg:width="0.027cm" svg:height="0.004cm" draw:transform="rotate (-2.35619449019309) translate (16.6cm 16.381cm)">
            <text:p/>
            <draw:enhanced-geometry svg:viewBox="0 0 54 0" draw:type="non-primitive" draw:enhanced-path="M 0 0  L 0 0  L 6 0  L 13 0  L 20 0  L 27 0  L 34 0  L 41 0  L 47 0  L 54 0  N"/>
          </draw:custom-shape>
          <draw:custom-shape draw:style-name="gr11" draw:text-style-name="P2" draw:layer="layout" svg:width="0.671cm" svg:height="0.049cm" draw:transform="rotate (-2.35619449019309) translate (17.028cm 15.877cm)">
            <text:p/>
            <draw:enhanced-geometry svg:viewBox="0 0 1298 74" draw:type="non-primitive" draw:enhanced-path="M 0 0  L 0 0  L 28 4  L 55 9  L 82 14  L 110 19  L 138 23  L 165 29  L 192 34  L 219 39  L 246 44  L 274 48  L 301 53  L 328 57  L 356 61  L 384 64  L 411 68  L 438 70  L 438 70  L 460 71  L 482 73  L 504 73  L 525 74  L 548 74  L 570 74  L 591 74  L 614 73  L 636 73  L 657 72  L 679 72  L 701 71  L 723 71  L 744 70  L 767 70  L 789 70  L 789 70  L 808 70  L 828 70  L 848 70  L 868 70  L 887 70  L 908 70  L 927 70  L 947 70  L 967 70  L 987 70  L 1006 70  L 1026 70  L 1046 70  L 1065 70  L 1085 70  L 1104 70  L 1104 70  L 1116 70  L 1128 70  L 1140 70  L 1153 70  L 1164 70  L 1177 70  L 1189 70  L 1202 70  L 1213 70  L 1225 70  L 1238 70  L 1249 70  L 1262 70  L 1274 70  L 1286 70  L 1298 70  N"/>
          </draw:custom-shape>
          <draw:custom-shape draw:style-name="gr11" draw:text-style-name="P2" draw:layer="layout" svg:width="0.842cm" svg:height="0.075cm" draw:transform="rotate (-2.35619449019309) translate (16.982cm 15.649cm)">
            <text:p/>
            <draw:enhanced-geometry svg:viewBox="0 0 1631 111" draw:type="non-primitive" draw:enhanced-path="M 0 0  L 0 0  L 30 7  L 59 15  L 89 21  L 118 29  L 148 37  L 177 45  L 206 52  L 235 60  L 265 67  L 294 73  L 324 80  L 353 87  L 384 93  L 413 97  L 443 102  L 473 105  L 473 105  L 493 108  L 513 109  L 532 110  L 552 111  L 572 111  L 591 111  L 611 111  L 631 111  L 650 111  L 670 110  L 690 110  L 709 109  L 730 108  L 749 108  L 770 106  L 789 105  L 789 105  L 810 104  L 833 103  L 855 101  L 876 100  L 899 97  L 920 95  L 942 94  L 965 92  L 986 89  L 1008 86  L 1029 84  L 1052 81  L 1074 79  L 1095 77  L 1118 73  L 1139 71  L 1139 71  L 1154 69  L 1168 67  L 1182 64  L 1197 62  L 1211 60  L 1226 56  L 1239 54  L 1254 52  L 1269 49  L 1282 46  L 1297 44  L 1311 42  L 1325 41  L 1340 38  L 1354 37  L 1368 36  L 1368 36  L 1384 35  L 1401 35  L 1417 36  L 1434 37  L 1451 39  L 1468 42  L 1485 43  L 1501 45  L 1518 47  L 1535 49  L 1551 49  L 1568 49  L 1584 47  L 1600 45  L 1616 42  L 1631 36  N"/>
          </draw:custom-shape>
          <draw:custom-shape draw:style-name="gr11" draw:text-style-name="P2" draw:layer="layout" svg:width="0.004cm" svg:height="0.022cm" draw:transform="rotate (-2.35619449019309) translate (16.367cm 16.276cm)">
            <text:p/>
            <draw:enhanced-geometry svg:viewBox="0 0 0 36" draw:type="non-primitive" draw:enhanced-path="M 0 0  L 0 0  L 0 4  L 0 9  L 0 13  L 0 18  L 0 22  L 0 27  L 0 32  L 0 36  N"/>
          </draw:custom-shape>
          <draw:custom-shape draw:style-name="gr11" draw:text-style-name="P2" draw:layer="layout" svg:width="0.913cm" svg:height="0.101cm" draw:transform="rotate (-2.35619449019309) translate (16.826cm 15.462cm)">
            <text:p/>
            <draw:enhanced-geometry svg:viewBox="0 0 1771 148" draw:type="non-primitive" draw:enhanced-path="M 0 69  L 0 69  L 25 74  L 50 78  L 75 84  L 100 89  L 125 94  L 151 99  L 176 105  L 201 109  L 226 114  L 251 119  L 276 123  L 302 127  L 327 131  L 352 134  L 378 137  L 403 140  L 403 140  L 437 142  L 471 144  L 505 145  L 539 147  L 573 147  L 607 147  L 641 147  L 675 145  L 709 145  L 743 144  L 777 143  L 811 142  L 845 141  L 879 141  L 913 140  L 947 140  L 947 140  L 977 140  L 1006 141  L 1036 141  L 1065 142  L 1095 143  L 1124 144  L 1154 145  L 1185 147  L 1214 147  L 1244 148  L 1273 148  L 1303 147  L 1332 147  L 1361 144  L 1391 142  L 1420 140  L 1420 140  L 1441 137  L 1461 136  L 1483 135  L 1503 133  L 1524 132  L 1545 131  L 1566 128  L 1587 125  L 1607 122  L 1627 118  L 1646 114  L 1665 107  L 1685 100  L 1702 91  L 1720 81  L 1736 69  L 1736 69  L 1743 64  L 1748 56  L 1753 48  L 1757 38  L 1761 29  L 1763 20  L 1768 9  L 1771 0  N"/>
          </draw:custom-shape>
          <draw:custom-shape draw:style-name="gr11" draw:text-style-name="P2" draw:layer="layout" svg:width="0.952cm" svg:height="0.075cm" draw:transform="rotate (-2.35619449019309) translate (16.617cm 15.276cm)">
            <text:p/>
            <draw:enhanced-geometry svg:viewBox="0 0 1840 115" draw:type="non-primitive" draw:enhanced-path="M 0 0  L 0 0  L 33 4  L 66 9  L 99 13  L 131 18  L 164 22  L 197 28  L 229 33  L 262 37  L 295 42  L 328 46  L 361 50  L 394 54  L 427 59  L 460 62  L 493 65  L 525 69  L 525 69  L 557 72  L 589 75  L 621 78  L 653 80  L 684 84  L 716 86  L 748 88  L 780 90  L 811 93  L 843 95  L 875 97  L 907 99  L 938 101  L 970 103  L 1002 104  L 1034 105  L 1034 105  L 1065 106  L 1097 107  L 1129 109  L 1162 110  L 1194 112  L 1225 113  L 1257 114  L 1289 114  L 1321 115  L 1352 115  L 1384 115  L 1417 114  L 1448 113  L 1479 111  L 1511 109  L 1543 105  L 1543 105  L 1562 103  L 1580 99  L 1600 96  L 1618 92  L 1636 88  L 1655 84  L 1673 79  L 1692 73  L 1711 69  L 1729 63  L 1747 59  L 1765 53  L 1785 48  L 1803 43  L 1822 38  L 1840 34  N"/>
          </draw:custom-shape>
          <draw:custom-shape draw:style-name="gr11" draw:text-style-name="P2" draw:layer="layout" svg:width="0.943cm" svg:height="0.075cm" draw:transform="rotate (-2.35619449019309) translate (16.476cm 15.129cm)">
            <text:p/>
            <draw:enhanced-geometry svg:viewBox="0 0 1823 116" draw:type="non-primitive" draw:enhanced-path="M 0 0  L 0 0  L 33 4  L 66 9  L 99 14  L 132 18  L 165 23  L 197 28  L 230 33  L 263 37  L 296 42  L 329 46  L 361 50  L 394 54  L 428 59  L 461 62  L 494 66  L 526 69  L 526 69  L 555 72  L 583 75  L 612 78  L 640 80  L 668 84  L 697 86  L 725 88  L 753 91  L 782 93  L 811 95  L 840 97  L 868 100  L 896 101  L 925 103  L 954 104  L 982 105  L 982 105  L 1011 106  L 1039 108  L 1068 110  L 1096 111  L 1124 112  L 1153 113  L 1181 114  L 1210 116  L 1239 116  L 1267 116  L 1296 116  L 1324 114  L 1353 113  L 1382 111  L 1410 109  L 1438 105  L 1438 105  L 1463 102  L 1487 97  L 1511 92  L 1535 86  L 1560 80  L 1584 74  L 1607 67  L 1631 59  L 1655 51  L 1679 44  L 1703 36  L 1727 28  L 1750 20  L 1774 14  L 1799 7  L 1823 0  N"/>
          </draw:custom-shape>
          <draw:custom-shape draw:style-name="gr11" draw:text-style-name="P2" draw:layer="layout" svg:width="0.868cm" svg:height="0.15cm" draw:transform="rotate (-2.35619449019309) translate (16.365cm 15.061cm)">
            <text:p/>
            <draw:enhanced-geometry svg:viewBox="0 0 1683 225" draw:type="non-primitive" draw:enhanced-path="M 0 70  L 0 70  L 35 79  L 70 89  L 104 98  L 139 108  L 174 120  L 209 130  L 244 140  L 279 150  L 314 159  L 349 168  L 384 177  L 419 186  L 454 193  L 490 200  L 525 206  L 561 210  L 561 210  L 589 214  L 618 217  L 646 219  L 675 222  L 703 223  L 731 224  L 760 225  L 788 225  L 816 225  L 846 224  L 874 223  L 903 222  L 931 219  L 960 217  L 989 214  L 1017 210  L 1017 210  L 1051 206  L 1086 201  L 1120 195  L 1156 189  L 1190 183  L 1224 175  L 1258 167  L 1292 158  L 1326 149  L 1360 140  L 1394 130  L 1428 118  L 1461 107  L 1494 96  L 1526 83  L 1559 70  L 1559 70  L 1575 63  L 1591 55  L 1607 47  L 1623 38  L 1638 29  L 1652 19  L 1668 10  L 1683 0  N"/>
          </draw:custom-shape>
          <draw:custom-shape draw:style-name="gr11" draw:text-style-name="P2" draw:layer="layout" svg:width="0.106cm" svg:height="0.004cm" draw:transform="rotate (-2.35619449019309) translate (15.976cm 15.131cm)">
            <text:p/>
            <draw:enhanced-geometry svg:viewBox="0 0 210 0" draw:type="non-primitive" draw:enhanced-path="M 0 0  L 0 0  L 14 0  L 27 0  L 40 0  L 53 0  L 67 0  L 80 0  L 93 0  L 106 0  L 119 0  L 132 0  L 145 0  L 158 0  L 171 0  L 184 0  L 198 0  L 210 0  N"/>
          </draw:custom-shape>
          <draw:custom-shape draw:style-name="gr11" draw:text-style-name="P2" draw:layer="layout" svg:width="0.013cm" svg:height="0.022cm" draw:transform="rotate (-2.35619449019309) translate (15.871cm 15.286cm)">
            <text:p/>
            <draw:enhanced-geometry svg:viewBox="0 0 34 35" draw:type="non-primitive" draw:enhanced-path="M 0 35  L 0 35  L 4 30  L 9 27  L 13 22  L 17 18  L 21 13  L 26 9  L 30 4  L 34 0  N"/>
          </draw:custom-shape>
          <draw:custom-shape draw:style-name="gr12" draw:text-style-name="P2" draw:layer="layout" svg:width="0.097cm" svg:height="0.234cm" draw:transform="rotate (-2.35619449019309) translate (17.61cm 16.729cm)">
            <text:p/>
            <draw:enhanced-geometry svg:viewBox="0 0 186 345" draw:type="non-primitive" draw:enhanced-path="M 135 0  L 124 17  L 113 35  L 101 52  L 89 68  L 77 86  L 67 103  L 57 121  L 48 141  L 39 162  L 29 185  L 17 209  L 8 231  L 3 255  L 0 277  L 4 297  L 14 315  L 29 329  L 47 338  L 68 344  L 91 345  L 114 342  L 135 337  L 156 328  L 172 315  L 181 302  L 185 286  L 186 269  L 184 251  L 181 231  L 176 212  L 173 193  L 172 175  L 135 0  Z N"/>
          </draw:custom-shape>
          <draw:custom-shape draw:style-name="gr12" draw:text-style-name="P2" draw:layer="layout" svg:width="0.111cm" svg:height="0.167cm" draw:transform="rotate (-2.35619449019309) translate (17.236cm 16.203cm)">
            <text:p/>
            <draw:enhanced-geometry svg:viewBox="0 0 213 249" draw:type="non-primitive" draw:enhanced-path="M 127 34  L 109 55  L 86 77  L 62 98  L 38 120  L 19 141  L 4 163  L 0 186  L 5 209  L 12 220  L 20 228  L 30 234  L 42 240  L 54 245  L 68 248  L 82 249  L 97 249  L 112 248  L 127 247  L 141 243  L 155 239  L 167 233  L 179 226  L 189 219  L 198 209  L 205 199  L 211 188  L 213 175  L 213 163  L 213 150  L 209 137  L 206 124  L 202 110  L 197 96  L 191 82  L 186 68  L 180 54  L 174 41  L 170 26  L 165 13  L 163 0  L 127 34  Z N"/>
          </draw:custom-shape>
          <draw:custom-shape draw:style-name="gr12" draw:text-style-name="P2" draw:layer="layout" svg:width="0.234cm" svg:height="0.066cm" draw:transform="rotate (-2.35619449019309) translate (16.896cm 15.827cm)">
            <text:p/>
            <draw:enhanced-geometry svg:viewBox="0 0 456 101" draw:type="non-primitive" draw:enhanced-path="M 0 66  L 29 65  L 62 60  L 96 53  L 132 44  L 168 35  L 204 26  L 240 17  L 276 9  L 310 3  L 341 0  L 370 0  L 396 2  L 419 10  L 436 23  L 448 41  L 456 66  L 455 77  L 447 86  L 434 92  L 420 95  L 402 97  L 383 99  L 366 100  L 352 101  L 0 66  Z N"/>
          </draw:custom-shape>
          <draw:custom-shape draw:style-name="gr12" draw:text-style-name="P2" draw:layer="layout" svg:width="0.026cm" svg:height="0.022cm" draw:transform="rotate (-2.35619449019309) translate (16.743cm 15.92cm)">
            <text:p/>
            <draw:enhanced-geometry svg:viewBox="0 0 54 35" draw:type="non-primitive" draw:enhanced-path="M 0 35  L 7 30  L 13 26  L 20 20  L 25 16  L 32 11  L 39 6  L 46 3  L 54 0  L 0 35  Z N"/>
          </draw:custom-shape>
          <draw:custom-shape draw:style-name="gr12" draw:text-style-name="P2" draw:layer="layout" svg:width="0.164cm" svg:height="0.106cm" draw:transform="rotate (-2.35619449019309) translate (16.669cm 15.726cm)">
            <text:p/>
            <draw:enhanced-geometry svg:viewBox="0 0 316 162" draw:type="non-primitive" draw:enhanced-path="M 17 17  L 36 18  L 57 18  L 80 16  L 103 13  L 127 10  L 151 7  L 174 4  L 197 2  L 220 0  L 240 1  L 259 2  L 275 7  L 290 13  L 301 22  L 310 35  L 315 52  L 316 67  L 313 81  L 306 94  L 297 106  L 286 117  L 271 127  L 255 136  L 238 143  L 219 149  L 199 154  L 179 159  L 160 161  L 140 162  L 122 162  L 104 161  L 88 157  L 73 151  L 60 140  L 48 128  L 38 113  L 29 97  L 20 81  L 10 66  L 0 52  L 17 17  Z N"/>
          </draw:custom-shape>
          <draw:custom-shape draw:style-name="gr12" draw:text-style-name="P2" draw:layer="layout" svg:width="0.128cm" svg:height="0.092cm" draw:transform="rotate (-2.35619449019309) translate (16.484cm 15.582cm)">
            <text:p/>
            <draw:enhanced-geometry svg:viewBox="0 0 247 137" draw:type="non-primitive" draw:enhanced-path="M 18 30  L 33 29  L 49 27  L 66 24  L 83 20  L 100 17  L 117 12  L 134 7  L 151 4  L 168 1  L 183 0  L 197 0  L 210 1  L 221 4  L 231 10  L 239 19  L 245 30  L 247 52  L 239 72  L 225 90  L 204 107  L 180 120  L 154 130  L 128 136  L 104 137  L 87 132  L 73 124  L 59 111  L 48 96  L 35 79  L 24 62  L 12 45  L 0 30  L 18 30  Z N"/>
          </draw:custom-shape>
          <draw:custom-shape draw:style-name="gr12" draw:text-style-name="P2" draw:layer="layout" svg:width="0.127cm" svg:height="0.093cm" draw:transform="rotate (-2.35619449019309) translate (16.377cm 15.45cm)">
            <text:p/>
            <draw:enhanced-geometry svg:viewBox="0 0 246 141" draw:type="non-primitive" draw:enhanced-path="M 0 34  L 16 33  L 33 31  L 50 27  L 68 23  L 87 18  L 105 14  L 125 9  L 143 5  L 160 2  L 177 0  L 193 0  L 206 1  L 219 6  L 229 11  L 238 22  L 244 34  L 246 55  L 238 74  L 223 91  L 203 106  L 179 119  L 153 129  L 128 136  L 104 141  L 0 34  Z N"/>
          </draw:custom-shape>
          <draw:custom-shape draw:style-name="gr12" draw:text-style-name="P2" draw:layer="layout" svg:width="0.027cm" svg:height="0.004cm" draw:transform="rotate (-2.35619449019309) translate (16.309cm 15.406cm)">
            <text:p/>
            <draw:enhanced-geometry svg:viewBox="0 0 53 0" draw:type="non-primitive" draw:enhanced-path="M 53 0  L 46 0  L 40 0  L 34 0  L 27 0  L 20 0  L 13 0  L 6 0  L 0 0  L 53 0  Z N"/>
          </draw:custom-shape>
          <draw:custom-shape draw:style-name="gr12" draw:text-style-name="P2" draw:layer="layout" svg:width="0.137cm" svg:height="0.075cm" draw:transform="rotate (-2.35619449019309) translate (16.158cm 15.29cm)">
            <text:p/>
            <draw:enhanced-geometry svg:viewBox="0 0 263 108" draw:type="non-primitive" draw:enhanced-path="M 0 38  L 17 37  L 36 34  L 56 31  L 75 26  L 95 21  L 116 15  L 136 10  L 156 6  L 175 2  L 193 0  L 210 0  L 225 2  L 237 7  L 249 14  L 258 24  L 263 38  L 263 54  L 255 68  L 242 81  L 225 91  L 203 99  L 182 105  L 160 108  L 141 108  L 125 106  L 111 100  L 98 91  L 85 81  L 73 71  L 60 58  L 48 48  L 35 38  L 0 38  Z N"/>
          </draw:custom-shape>
          <draw:custom-shape draw:style-name="gr9" draw:text-style-name="P2" draw:layer="layout" svg:width="0.017cm" svg:height="0.022cm" draw:transform="rotate (-2.35619449019309) translate (17.043cm 17.211cm)">
            <text:p/>
            <draw:enhanced-geometry svg:viewBox="0 0 35 36" draw:type="non-primitive" draw:enhanced-path="M 35 0  L 35 0  L 31 5  L 26 10  L 22 14  L 17 17  L 13 22  L 9 27  L 5 31  L 0 36  N"/>
          </draw:custom-shape>
          <draw:custom-shape draw:style-name="gr9" draw:text-style-name="P2" draw:layer="layout" svg:width="0.061cm" svg:height="0.053cm" draw:transform="rotate (-2.35619449019309) translate (17.577cm 16.934cm)">
            <text:p/>
            <draw:enhanced-geometry svg:viewBox="0 0 123 78" draw:type="non-primitive" draw:enhanced-path="M 0 9  L 0 9  L 14 8  L 28 6  L 41 4  L 55 1  L 69 0  L 81 0  L 93 4  L 104 9  L 104 9  L 109 15  L 114 23  L 117 31  L 118 40  L 120 50  L 121 59  L 122 69  L 123 78  N"/>
          </draw:custom-shape>
          <draw:custom-shape draw:style-name="gr9" draw:text-style-name="P2" draw:layer="layout" svg:width="0.071cm" svg:height="0.022cm" draw:transform="rotate (-2.35619449019309) translate (17.702cm 16.786cm)">
            <text:p/>
            <draw:enhanced-geometry svg:viewBox="0 0 140 34" draw:type="non-primitive" draw:enhanced-path="M 140 0  L 140 0  L 122 4  L 103 5  L 84 6  L 63 7  L 45 10  L 28 15  L 12 23  L 0 34  N"/>
          </draw:custom-shape>
          <draw:custom-shape draw:style-name="gr9" draw:text-style-name="P2" draw:layer="layout" svg:width="0.027cm" svg:height="0.071cm" draw:transform="rotate (-2.35619449019309) translate (17.699cm 16.759cm)">
            <text:p/>
            <draw:enhanced-geometry svg:viewBox="0 0 53 106" draw:type="non-primitive" draw:enhanced-path="M 0 106  L 0 106  L 6 92  L 13 79  L 20 66  L 27 53  L 33 40  L 39 27  L 46 14  L 53 0  N"/>
          </draw:custom-shape>
          <draw:custom-shape draw:style-name="gr9" draw:text-style-name="P2" draw:layer="layout" svg:width="0.004cm" svg:height="0.07cm" draw:transform="rotate (-2.35619449019309) translate (17.698cm 16.758cm)">
            <text:p/>
            <draw:enhanced-geometry svg:viewBox="0 0 11 106" draw:type="non-primitive" draw:enhanced-path="M 0 0  L 0 0  L 1 14  L 3 29  L 6 42  L 9 57  L 11 71  L 10 84  L 6 96  L 0 106  N"/>
          </draw:custom-shape>
          <draw:custom-shape draw:style-name="gr9" draw:text-style-name="P2" draw:layer="layout" svg:width="0.084cm" svg:height="0.062cm" draw:transform="rotate (-2.35619449019309) translate (17.539cm 16.934cm)">
            <text:p/>
            <draw:enhanced-geometry svg:viewBox="0 0 161 90" draw:type="non-primitive" draw:enhanced-path="M 0 20  L 0 20  L 21 18  L 44 14  L 67 8  L 89 3  L 111 0  L 130 1  L 146 7  L 157 20  L 157 20  L 161 32  L 160 43  L 155 56  L 147 67  L 138 76  L 128 84  L 117 88  L 105 90  N"/>
          </draw:custom-shape>
          <draw:custom-shape draw:style-name="gr9" draw:text-style-name="P2" draw:layer="layout" svg:width="0.018cm" svg:height="0.022cm" draw:transform="rotate (-2.35619449019309) translate (17.534cm 16.989cm)">
            <text:p/>
            <draw:enhanced-geometry svg:viewBox="0 0 35 35" draw:type="non-primitive" draw:enhanced-path="M 35 35  L 35 35  L 31 31  L 26 25  L 23 18  L 18 12  L 15 6  L 10 3  L 6 0  L 0 1  N"/>
          </draw:custom-shape>
          <draw:custom-shape draw:style-name="gr9" draw:text-style-name="P2" draw:layer="layout" svg:width="0.026cm" svg:height="0.071cm" draw:transform="rotate (-2.35619449019309) translate (17.717cm 16.737cm)">
            <text:p/>
            <draw:enhanced-geometry svg:viewBox="0 0 53 106" draw:type="non-primitive" draw:enhanced-path="M 53 0  L 53 0  L 46 10  L 37 17  L 28 25  L 19 33  L 11 41  L 4 50  L 0 59  L 0 70  L 0 70  L 3 78  L 7 83  L 14 88  L 22 91  L 30 95  L 38 98  L 46 101  L 53 106  N"/>
          </draw:custom-shape>
          <draw:custom-shape draw:style-name="gr9" draw:text-style-name="P2" draw:layer="layout" svg:width="0.798cm" svg:height="1.83cm" draw:transform="rotate (-2.35619449019309) translate (17.684cm 17.076cm)">
            <text:p/>
            <draw:enhanced-geometry svg:viewBox="0 0 1542 2717" draw:type="non-primitive" draw:enhanced-path="M 0 298  L 0 298  L 14 280  L 29 262  L 43 243  L 56 224  L 71 205  L 87 187  L 104 171  L 122 158  L 122 158  L 151 140  L 180 123  L 211 105  L 241 88  L 273 72  L 305 56  L 338 42  L 371 30  L 403 18  L 436 10  L 469 4  L 502 0  L 535 0  L 567 3  L 600 8  L 630 18  L 630 18  L 655 30  L 679 45  L 701 63  L 720 82  L 737 105  L 754 128  L 769 153  L 782 179  L 795 208  L 807 235  L 820 264  L 831 293  L 842 321  L 853 349  L 865 378  L 876 404  L 876 404  L 888 431  L 899 458  L 909 487  L 920 515  L 929 543  L 938 572  L 946 600  L 954 628  L 962 658  L 969 686  L 976 716  L 984 745  L 992 773  L 1000 802  L 1008 831  L 1017 860  L 1017 860  L 1024 881  L 1030 904  L 1036 925  L 1043 947  L 1049 970  L 1056 991  L 1063 1014  L 1069 1035  L 1069 1035  L 1077 1061  L 1085 1088  L 1093 1115  L 1101 1141  L 1109 1167  L 1117 1193  L 1125 1219  L 1133 1245  L 1140 1271  L 1148 1297  L 1156 1323  L 1163 1349  L 1170 1376  L 1178 1403  L 1185 1429  L 1192 1455  L 1192 1455  L 1201 1490  L 1209 1525  L 1217 1560  L 1224 1595  L 1232 1631  L 1238 1666  L 1245 1701  L 1252 1736  L 1259 1771  L 1266 1806  L 1272 1841  L 1280 1877  L 1287 1912  L 1295 1947  L 1304 1981  L 1313 2016  L 1313 2016  L 1325 2056  L 1337 2095  L 1349 2135  L 1363 2175  L 1377 2214  L 1390 2254  L 1404 2293  L 1418 2332  L 1432 2371  L 1446 2411  L 1460 2449  L 1474 2489  L 1487 2527  L 1500 2567  L 1513 2607  L 1525 2646  L 1525 2646  L 1528 2655  L 1530 2665  L 1531 2674  L 1533 2682  L 1536 2691  L 1538 2700  L 1540 2708  L 1542 2717  N"/>
          </draw:custom-shape>
          <draw:custom-shape draw:style-name="gr13" draw:text-style-name="P2" draw:layer="layout" svg:width="0.105cm" svg:height="0.352cm" draw:transform="rotate (-2.35619449019309) translate (17.698cm 16.62cm)">
            <text:p/>
            <draw:enhanced-geometry svg:viewBox="0 0 212 525" draw:type="non-primitive" draw:enhanced-path="M 212 0  L 196 8  L 179 16  L 162 23  L 145 30  L 128 37  L 113 45  L 99 57  L 88 69  L 81 81  L 76 92  L 71 104  L 68 117  L 64 130  L 62 143  L 61 156  L 60 170  L 58 185  L 58 198  L 58 212  L 57 227  L 57 240  L 56 254  L 55 268  L 53 281  L 49 297  L 46 313  L 40 329  L 35 345  L 29 362  L 22 378  L 17 395  L 11 410  L 6 426  L 3 442  L 1 458  L 0 473  L 1 486  L 4 500  L 10 512  L 19 525  L 212 0  Z N"/>
          </draw:custom-shape>
          <draw:custom-shape draw:style-name="gr9" draw:text-style-name="P2" draw:layer="layout" svg:width="0.105cm" svg:height="0.352cm" draw:transform="rotate (-2.35619449019309) translate (17.698cm 16.62cm)">
            <text:p/>
            <draw:enhanced-geometry svg:viewBox="0 0 212 525" draw:type="non-primitive" draw:enhanced-path="M 212 0  L 212 0  L 196 8  L 179 16  L 162 23  L 145 30  L 128 37  L 113 45  L 99 57  L 88 69  L 88 69  L 81 81  L 76 92  L 71 104  L 68 117  L 64 130  L 62 143  L 61 156  L 60 170  L 58 185  L 58 198  L 58 212  L 57 227  L 57 240  L 56 254  L 55 268  L 53 281  L 53 281  L 49 297  L 46 313  L 40 329  L 35 345  L 29 362  L 22 378  L 17 395  L 11 410  L 6 426  L 3 442  L 1 458  L 0 473  L 1 486  L 4 500  L 10 512  L 19 525  N"/>
          </draw:custom-shape>
          <draw:custom-shape draw:style-name="gr13" draw:text-style-name="P2" draw:layer="layout" svg:width="0.128cm" svg:height="0.335cm" draw:transform="rotate (-2.35619449019309) translate (17.725cm 16.6cm)">
            <text:p/>
            <draw:enhanced-geometry svg:viewBox="0 0 247 497" draw:type="non-primitive" draw:enhanced-path="M 247 0  L 226 17  L 206 34  L 185 51  L 164 67  L 143 84  L 124 102  L 106 120  L 89 141  L 78 156  L 66 172  L 56 189  L 46 208  L 38 225  L 30 244  L 24 262  L 20 281  L 14 303  L 8 325  L 4 348  L 2 372  L 0 395  L 4 416  L 10 437  L 20 456  L 28 465  L 37 474  L 47 482  L 59 489  L 71 494  L 83 497  L 95 495  L 106 491  L 117 482  L 126 472  L 132 459  L 135 446  L 138 431  L 138 415  L 137 399  L 134 382  L 132 365  L 129 347  L 126 329  L 124 312  L 122 295  L 122 278  L 123 262  L 125 246  L 131 223  L 138 201  L 147 179  L 156 158  L 165 135  L 175 113  L 185 92  L 194 69  L 247 0  Z N"/>
          </draw:custom-shape>
          <draw:custom-shape draw:style-name="gr9" draw:text-style-name="P2" draw:layer="layout" svg:width="0.128cm" svg:height="0.335cm" draw:transform="rotate (-2.35619449019309) translate (17.725cm 16.6cm)">
            <text:p/>
            <draw:enhanced-geometry svg:viewBox="0 0 247 497" draw:type="non-primitive" draw:enhanced-path="M 247 0  L 247 0  L 226 17  L 206 34  L 185 51  L 164 67  L 143 84  L 124 102  L 106 120  L 89 141  L 89 141  L 78 156  L 66 172  L 56 189  L 46 208  L 38 225  L 30 244  L 24 262  L 20 281  L 20 281  L 14 303  L 8 325  L 4 348  L 2 372  L 0 395  L 4 416  L 10 437  L 20 456  L 20 456  L 28 465  L 37 474  L 47 482  L 59 489  L 71 494  L 83 497  L 95 495  L 106 491  L 106 491  L 117 482  L 126 472  L 132 459  L 135 446  L 138 431  L 138 415  L 137 399  L 134 382  L 132 365  L 129 347  L 126 329  L 124 312  L 122 295  L 122 278  L 123 262  L 125 246  L 125 246  L 131 223  L 138 201  L 147 179  L 156 158  L 165 135  L 175 113  L 185 92  L 194 69  N"/>
          </draw:custom-shape>
          <draw:custom-shape draw:style-name="gr13" draw:text-style-name="P2" draw:layer="layout" svg:width="0.11cm" svg:height="0.211cm" draw:transform="rotate (-2.35619449019309) translate (17.728cm 16.624cm)">
            <text:p/>
            <draw:enhanced-geometry svg:viewBox="0 0 210 316" draw:type="non-primitive" draw:enhanced-path="M 210 0  L 201 4  L 191 8  L 182 11  L 173 16  L 164 19  L 155 24  L 147 29  L 140 35  L 129 46  L 119 58  L 110 71  L 101 84  L 92 99  L 85 112  L 77 127  L 69 140  L 58 161  L 45 182  L 33 204  L 21 226  L 11 247  L 3 270  L 0 292  L 0 316  L 210 0  Z N"/>
          </draw:custom-shape>
          <draw:custom-shape draw:style-name="gr9" draw:text-style-name="P2" draw:layer="layout" svg:width="0.11cm" svg:height="0.211cm" draw:transform="rotate (-2.35619449019309) translate (17.728cm 16.624cm)">
            <text:p/>
            <draw:enhanced-geometry svg:viewBox="0 0 210 316" draw:type="non-primitive" draw:enhanced-path="M 210 0  L 210 0  L 201 4  L 191 8  L 182 11  L 173 16  L 164 19  L 155 24  L 147 29  L 140 35  L 140 35  L 129 46  L 119 58  L 110 71  L 101 84  L 92 99  L 85 112  L 77 127  L 69 140  L 69 140  L 58 161  L 45 182  L 33 204  L 21 226  L 11 247  L 3 270  L 0 292  L 0 316  N"/>
          </draw:custom-shape>
          <draw:custom-shape draw:style-name="gr13" draw:text-style-name="P2" draw:layer="layout" svg:width="0.11cm" svg:height="0.331cm" draw:transform="rotate (-2.35619449019309) translate (17.449cm 16.938cm)">
            <text:p/>
            <draw:enhanced-geometry svg:viewBox="0 0 218 491" draw:type="non-primitive" draw:enhanced-path="M 0 0  L 16 12  L 32 25  L 48 37  L 65 50  L 81 62  L 96 76  L 110 89  L 123 104  L 134 120  L 146 137  L 155 155  L 165 172  L 173 190  L 180 209  L 186 227  L 192 245  L 198 266  L 201 288  L 204 309  L 207 332  L 208 354  L 209 375  L 209 398  L 210 419  L 211 428  L 214 439  L 215 448  L 217 458  L 218 467  L 217 476  L 215 484  L 210 491  L 0 0  Z N"/>
          </draw:custom-shape>
          <draw:custom-shape draw:style-name="gr9" draw:text-style-name="P2" draw:layer="layout" svg:width="0.11cm" svg:height="0.331cm" draw:transform="rotate (-2.35619449019309) translate (17.449cm 16.938cm)">
            <text:p/>
            <draw:enhanced-geometry svg:viewBox="0 0 218 491" draw:type="non-primitive" draw:enhanced-path="M 0 0  L 0 0  L 16 12  L 32 25  L 48 37  L 65 50  L 81 62  L 96 76  L 110 89  L 123 104  L 123 104  L 134 120  L 146 137  L 155 155  L 165 172  L 173 190  L 180 209  L 186 227  L 192 245  L 192 245  L 198 266  L 201 288  L 204 309  L 207 332  L 208 354  L 209 375  L 209 398  L 210 419  L 210 419  L 211 428  L 214 439  L 215 448  L 217 458  L 218 467  L 217 476  L 215 484  L 210 491  N"/>
          </draw:custom-shape>
          <draw:custom-shape draw:style-name="gr13" draw:text-style-name="P2" draw:layer="layout" svg:width="0.119cm" svg:height="0.207cm" draw:transform="rotate (-2.35619449019309) translate (17.332cm 16.829cm)">
            <text:p/>
            <draw:enhanced-geometry svg:viewBox="0 0 236 309" draw:type="non-primitive" draw:enhanced-path="M 175 140  L 184 158  L 195 177  L 208 196  L 220 214  L 231 232  L 236 250  L 236 266  L 229 281  L 220 290  L 209 298  L 197 303  L 183 307  L 168 309  L 152 309  L 138 309  L 122 306  L 106 302  L 90 298  L 75 291  L 62 284  L 48 275  L 37 266  L 26 256  L 17 246  L 9 232  L 5 218  L 1 204  L 0 189  L 1 173  L 3 157  L 7 141  L 12 124  L 17 108  L 24 93  L 31 76  L 39 60  L 47 44  L 56 29  L 64 14  L 72 0  L 175 140  Z N"/>
          </draw:custom-shape>
          <draw:custom-shape draw:style-name="gr9" draw:text-style-name="P2" draw:layer="layout" svg:width="0.119cm" svg:height="0.207cm" draw:transform="rotate (-2.35619449019309) translate (17.332cm 16.829cm)">
            <text:p/>
            <draw:enhanced-geometry svg:viewBox="0 0 236 309" draw:type="non-primitive" draw:enhanced-path="M 175 140  L 175 140  L 184 158  L 195 177  L 208 196  L 220 214  L 231 232  L 236 250  L 236 266  L 229 281  L 229 281  L 220 290  L 209 298  L 197 303  L 183 307  L 168 309  L 152 309  L 138 309  L 122 306  L 106 302  L 90 298  L 75 291  L 62 284  L 48 275  L 37 266  L 26 256  L 17 246  L 17 246  L 9 232  L 5 218  L 1 204  L 0 189  L 1 173  L 3 157  L 7 141  L 12 124  L 17 108  L 24 93  L 31 76  L 39 60  L 47 44  L 56 29  L 64 14  L 72 0  N"/>
          </draw:custom-shape>
          <draw:custom-shape draw:style-name="gr13" draw:text-style-name="P2" draw:layer="layout" svg:width="0.088cm" svg:height="0.022cm" draw:transform="rotate (-2.35619449019309) translate (17.369cm 16.82cm)">
            <text:p/>
            <draw:enhanced-geometry svg:viewBox="0 0 175 34" draw:type="non-primitive" draw:enhanced-path="M 175 0  L 153 4  L 132 9  L 109 13  L 87 17  L 66 21  L 43 26  L 22 30  L 0 34  L 175 0  Z N"/>
          </draw:custom-shape>
          <draw:custom-shape draw:style-name="gr9" draw:text-style-name="P2" draw:layer="layout" svg:width="0.088cm" svg:height="0.022cm" draw:transform="rotate (-2.35619449019309) translate (17.369cm 16.82cm)">
            <text:p/>
            <draw:enhanced-geometry svg:viewBox="0 0 175 34" draw:type="non-primitive" draw:enhanced-path="M 175 0  L 175 0  L 153 4  L 132 9  L 109 13  L 87 17  L 66 21  L 43 26  L 22 30  L 0 34  N"/>
          </draw:custom-shape>
          <draw:custom-shape draw:style-name="gr13" draw:text-style-name="P2" draw:layer="layout" svg:width="0.101cm" svg:height="0.243cm" draw:transform="rotate (-2.35619449019309) translate (17.585cm 16.394cm)">
            <text:p/>
            <draw:enhanced-geometry svg:viewBox="0 0 198 361" draw:type="non-primitive" draw:enhanced-path="M 98 72  L 92 90  L 84 108  L 75 127  L 65 147  L 55 167  L 43 187  L 33 207  L 23 226  L 15 245  L 8 265  L 2 282  L 0 299  L 1 314  L 6 329  L 14 342  L 26 353  L 47 361  L 69 360  L 92 351  L 115 335  L 136 316  L 156 293  L 172 269  L 184 246  L 190 233  L 194 218  L 196 203  L 198 189  L 198 174  L 196 158  L 194 142  L 191 126  L 189 111  L 184 96  L 181 80  L 177 64  L 174 48  L 170 32  L 168 16  L 167 0  L 98 72  Z N"/>
          </draw:custom-shape>
          <draw:custom-shape draw:style-name="gr9" draw:text-style-name="P2" draw:layer="layout" svg:width="0.101cm" svg:height="0.243cm" draw:transform="rotate (-2.35619449019309) translate (17.585cm 16.394cm)">
            <text:p/>
            <draw:enhanced-geometry svg:viewBox="0 0 198 361" draw:type="non-primitive" draw:enhanced-path="M 98 72  L 98 72  L 92 90  L 84 108  L 75 127  L 65 147  L 55 167  L 43 187  L 33 207  L 23 226  L 15 245  L 8 265  L 2 282  L 0 299  L 1 314  L 6 329  L 14 342  L 26 353  L 26 353  L 47 361  L 69 360  L 92 351  L 115 335  L 136 316  L 156 293  L 172 269  L 184 246  L 184 246  L 190 233  L 194 218  L 196 203  L 198 189  L 198 174  L 196 158  L 194 142  L 191 126  L 189 111  L 184 96  L 181 80  L 177 64  L 174 48  L 170 32  L 168 16  L 167 0  N"/>
          </draw:custom-shape>
          <draw:custom-shape draw:style-name="gr13" draw:text-style-name="P2" draw:layer="layout" svg:width="0.084cm" svg:height="0.238cm" draw:transform="rotate (-2.35619449019309) translate (17.235cm 16.824cm)">
            <text:p/>
            <draw:enhanced-geometry svg:viewBox="0 0 159 355" draw:type="non-primitive" draw:enhanced-path="M 39 0  L 46 15  L 53 31  L 61 46  L 67 60  L 75 75  L 83 91  L 91 106  L 98 120  L 106 135  L 113 151  L 120 166  L 125 180  L 131 196  L 137 212  L 141 228  L 144 244  L 148 258  L 151 272  L 156 288  L 158 303  L 159 318  L 158 330  L 154 341  L 144 349  L 129 355  L 112 354  L 95 348  L 76 338  L 61 326  L 46 311  L 32 296  L 22 280  L 14 264  L 8 248  L 4 231  L 2 216  L 0 197  L 2 180  L 3 162  L 4 144  L 6 126  L 10 108  L 13 90  L 15 72  L 17 53  L 20 35  L 22 17  L 22 0  L 39 0  Z N"/>
          </draw:custom-shape>
          <draw:custom-shape draw:style-name="gr9" draw:text-style-name="P2" draw:layer="layout" svg:width="0.084cm" svg:height="0.238cm" draw:transform="rotate (-2.35619449019309) translate (17.235cm 16.824cm)">
            <text:p/>
            <draw:enhanced-geometry svg:viewBox="0 0 159 355" draw:type="non-primitive" draw:enhanced-path="M 39 0  L 39 0  L 46 15  L 53 31  L 61 46  L 67 60  L 75 75  L 83 91  L 91 106  L 98 120  L 106 135  L 113 151  L 120 166  L 125 180  L 131 196  L 137 212  L 141 228  L 144 244  L 144 244  L 148 258  L 151 272  L 156 288  L 158 303  L 159 318  L 158 330  L 154 341  L 144 349  L 144 349  L 129 355  L 112 354  L 95 348  L 76 338  L 61 326  L 46 311  L 32 296  L 22 280  L 22 280  L 14 264  L 8 248  L 4 231  L 2 216  L 0 197  L 2 180  L 3 162  L 4 144  L 6 126  L 10 108  L 13 90  L 15 72  L 17 53  L 20 35  L 22 17  L 22 0  N"/>
          </draw:custom-shape>
          <draw:custom-shape draw:style-name="gr12" draw:text-style-name="P2" draw:layer="layout" svg:width="0.022cm" svg:height="0.013cm" draw:transform="rotate (-2.35619449019309) translate (17.036cm 17.31cm)">
            <text:p/>
            <draw:enhanced-geometry svg:viewBox="0 0 44 17" draw:type="non-primitive" draw:enhanced-path="M 44 17  L 38 15  L 33 13  L 28 10  L 23 8  L 17 7  L 11 5  L 6 2  L 0 0  L 44 17  Z N"/>
          </draw:custom-shape>
          <draw:custom-shape draw:style-name="gr9" draw:text-style-name="P2" draw:layer="layout" svg:width="0.022cm" svg:height="0.013cm" draw:transform="rotate (-2.35619449019309) translate (17.036cm 17.31cm)">
            <text:p/>
            <draw:enhanced-geometry svg:viewBox="0 0 44 17" draw:type="non-primitive" draw:enhanced-path="M 44 17  L 44 17  L 38 15  L 33 13  L 28 10  L 23 8  L 17 7  L 11 5  L 6 2  L 0 0  N"/>
          </draw:custom-shape>
          <draw:custom-shape draw:style-name="gr13" draw:text-style-name="P2" draw:layer="layout" svg:width="0.282cm" svg:height="0.247cm" draw:transform="rotate (-2.35619449019309) translate (17.2cm 17.356cm)">
            <text:p/>
            <draw:enhanced-geometry svg:viewBox="0 0 544 371" draw:type="non-primitive" draw:enhanced-path="M 0 318  L 13 311  L 24 306  L 36 299  L 48 292  L 60 285  L 72 279  L 84 273  L 97 266  L 111 258  L 127 249  L 142 239  L 157 230  L 173 220  L 188 210  L 204 203  L 220 195  L 236 190  L 252 186  L 269 182  L 286 179  L 302 176  L 319 172  L 335 167  L 351 161  L 361 156  L 371 150  L 381 144  L 392 138  L 401 131  L 411 123  L 420 116  L 430 108  L 444 94  L 456 76  L 469 55  L 480 35  L 492 18  L 506 5  L 520 0  L 536 3  L 541 9  L 544 17  L 542 25  L 539 35  L 533 45  L 529 55  L 523 64  L 519 73  L 511 86  L 502 98  L 492 110  L 482 121  L 472 131  L 461 141  L 449 152  L 439 161  L 428 171  L 416 180  L 404 189  L 393 198  L 380 207  L 367 215  L 354 223  L 342 231  L 329 239  L 317 246  L 303 252  L 291 259  L 277 265  L 263 272  L 251 277  L 237 283  L 226 288  L 215 292  L 203 297  L 193 301  L 182 306  L 170 310  L 159 314  L 149 318  L 139 323  L 128 327  L 119 332  L 109 336  L 100 341  L 90 345  L 81 350  L 70 353  L 65 356  L 59 359  L 55 361  L 49 364  L 43 366  L 38 367  L 32 369  L 26 371  L 0 318  Z N"/>
          </draw:custom-shape>
          <draw:custom-shape draw:style-name="gr9" draw:text-style-name="P2" draw:layer="layout" svg:width="0.282cm" svg:height="0.247cm" draw:transform="rotate (-2.35619449019309) translate (17.2cm 17.356cm)">
            <text:p/>
            <draw:enhanced-geometry svg:viewBox="0 0 544 371" draw:type="non-primitive" draw:enhanced-path="M 0 318  L 0 318  L 13 311  L 24 306  L 36 299  L 48 292  L 60 285  L 72 279  L 84 273  L 97 266  L 97 266  L 111 258  L 127 249  L 142 239  L 157 230  L 173 220  L 188 210  L 204 203  L 220 195  L 220 195  L 236 190  L 252 186  L 269 182  L 286 179  L 302 176  L 319 172  L 335 167  L 351 161  L 351 161  L 361 156  L 371 150  L 381 144  L 392 138  L 401 131  L 411 123  L 420 116  L 430 108  L 430 108  L 444 94  L 456 76  L 469 55  L 480 35  L 492 18  L 506 5  L 520 0  L 536 3  L 536 3  L 541 9  L 544 17  L 542 25  L 539 35  L 533 45  L 529 55  L 523 64  L 519 73  L 519 73  L 511 86  L 502 98  L 492 110  L 482 121  L 472 131  L 461 141  L 449 152  L 439 161  L 439 161  L 428 171  L 416 180  L 404 189  L 393 198  L 380 207  L 367 215  L 354 223  L 342 231  L 342 231  L 329 239  L 317 246  L 303 252  L 291 259  L 277 265  L 263 272  L 251 277  L 237 283  L 237 283  L 226 288  L 215 292  L 203 297  L 193 301  L 182 306  L 170 310  L 159 314  L 149 318  L 149 318  L 139 323  L 128 327  L 119 332  L 109 336  L 100 341  L 90 345  L 81 350  L 70 353  L 70 353  L 65 356  L 59 359  L 55 361  L 49 364  L 43 366  L 38 367  L 32 369  L 26 371  N"/>
          </draw:custom-shape>
          <draw:custom-shape draw:style-name="gr13" draw:text-style-name="P2" draw:layer="layout" svg:width="0.247cm" svg:height="0.225cm" draw:transform="rotate (-2.35619449019309) translate (16.336cm 16.557cm)">
            <text:p/>
            <draw:enhanced-geometry svg:viewBox="0 0 482 337" draw:type="non-primitive" draw:enhanced-path="M 0 35  L 14 51  L 30 66  L 45 82  L 60 97  L 74 113  L 89 128  L 105 143  L 121 157  L 135 170  L 148 181  L 162 194  L 175 205  L 189 216  L 204 227  L 220 237  L 235 245  L 249 252  L 264 256  L 279 261  L 294 264  L 310 267  L 325 270  L 341 272  L 358 274  L 373 277  L 389 279  L 405 282  L 419 287  L 433 292  L 448 298  L 460 306  L 473 315  L 476 318  L 481 323  L 482 329  L 481 333  L 471 337  L 464 335  L 454 329  L 446 320  L 437 309  L 429 298  L 420 288  L 411 279  L 399 270  L 388 261  L 375 252  L 364 243  L 352 232  L 341 224  L 329 216  L 315 210  L 301 205  L 287 204  L 272 203  L 257 202  L 241 202  L 228 201  L 213 197  L 199 193  L 188 187  L 178 179  L 167 170  L 158 161  L 149 152  L 140 142  L 130 131  L 121 121  L 112 113  L 103 104  L 95 96  L 86 87  L 77 79  L 69 70  L 60 61  L 51 52  L 44 45  L 38 40  L 31 33  L 26 26  L 19 19  L 12 12  L 6 7  L 0 0  L 0 35  Z N"/>
          </draw:custom-shape>
          <draw:custom-shape draw:style-name="gr9" draw:text-style-name="P2" draw:layer="layout" svg:width="0.247cm" svg:height="0.225cm" draw:transform="rotate (-2.35619449019309) translate (16.336cm 16.557cm)">
            <text:p/>
            <draw:enhanced-geometry svg:viewBox="0 0 482 337" draw:type="non-primitive" draw:enhanced-path="M 0 35  L 0 35  L 14 51  L 30 66  L 45 82  L 60 97  L 74 113  L 89 128  L 105 143  L 121 157  L 121 157  L 135 170  L 148 181  L 162 194  L 175 205  L 189 216  L 204 227  L 220 237  L 235 245  L 235 245  L 249 252  L 264 256  L 279 261  L 294 264  L 310 267  L 325 270  L 341 272  L 358 274  L 373 277  L 389 279  L 405 282  L 419 287  L 433 292  L 448 298  L 460 306  L 473 315  L 473 315  L 476 318  L 481 323  L 482 329  L 481 333  L 481 333  L 471 337  L 464 335  L 454 329  L 446 320  L 437 309  L 429 298  L 420 288  L 411 279  L 411 279  L 399 270  L 388 261  L 375 252  L 364 243  L 352 232  L 341 224  L 329 216  L 315 210  L 315 210  L 301 205  L 287 204  L 272 203  L 257 202  L 241 202  L 228 201  L 213 197  L 199 193  L 199 193  L 188 187  L 178 179  L 167 170  L 158 161  L 149 152  L 140 142  L 130 131  L 121 121  L 121 121  L 112 113  L 103 104  L 95 96  L 86 87  L 77 79  L 69 70  L 60 61  L 51 52  L 51 52  L 44 45  L 38 40  L 31 33  L 26 26  L 19 19  L 12 12  L 6 7  L 0 0  N"/>
          </draw:custom-shape>
          <draw:custom-shape draw:style-name="gr13" draw:text-style-name="P2" draw:layer="layout" svg:width="0.344cm" svg:height="0.344cm" draw:transform="rotate (-2.35619449019309) translate (15.496cm 15.981cm)">
            <text:p/>
            <draw:enhanced-geometry svg:viewBox="0 0 666 511" draw:type="non-primitive" draw:enhanced-path="M 0 53  L 15 72  L 28 91  L 43 112  L 58 131  L 71 151  L 86 171  L 100 191  L 115 210  L 124 223  L 132 235  L 139 248  L 147 260  L 155 273  L 163 285  L 172 299  L 180 311  L 188 324  L 196 335  L 205 347  L 214 359  L 223 370  L 234 381  L 244 392  L 254 402  L 264 411  L 274 419  L 285 427  L 296 434  L 307 440  L 319 446  L 330 452  L 343 456  L 356 461  L 370 463  L 384 465  L 398 466  L 413 469  L 428 470  L 442 471  L 456 473  L 468 476  L 480 478  L 492 480  L 505 482  L 516 485  L 529 488  L 540 490  L 552 493  L 565 495  L 576 497  L 589 499  L 600 502  L 612 504  L 625 505  L 636 507  L 649 508  L 653 510  L 659 511  L 664 511  L 666 508  L 666 495  L 658 485  L 644 478  L 627 472  L 608 469  L 588 465  L 568 461  L 552 456  L 541 452  L 529 446  L 517 442  L 505 437  L 493 432  L 481 428  L 468 424  L 457 420  L 445 415  L 432 411  L 420 407  L 408 403  L 396 398  L 384 394  L 372 389  L 361 385  L 349 380  L 338 377  L 325 373  L 314 370  L 303 367  L 293 362  L 282 356  L 272 350  L 256 337  L 242 324  L 228 309  L 215 293  L 203 277  L 191 261  L 178 244  L 166 227  L 156 215  L 147 202  L 139 189  L 130 176  L 122 163  L 113 149  L 105 137  L 96 123  L 86 107  L 75 92  L 63 76  L 53 62  L 42 46  L 31 31  L 19 15  L 8 0  L 0 53  Z N"/>
          </draw:custom-shape>
          <draw:custom-shape draw:style-name="gr9" draw:text-style-name="P2" draw:layer="layout" svg:width="0.344cm" svg:height="0.344cm" draw:transform="rotate (-2.35619449019309) translate (15.496cm 15.981cm)">
            <text:p/>
            <draw:enhanced-geometry svg:viewBox="0 0 666 511" draw:type="non-primitive" draw:enhanced-path="M 0 53  L 0 53  L 15 72  L 28 91  L 43 112  L 58 131  L 71 151  L 86 171  L 100 191  L 115 210  L 115 210  L 124 223  L 132 235  L 139 248  L 147 260  L 155 273  L 163 285  L 172 299  L 180 311  L 188 324  L 196 335  L 205 347  L 214 359  L 223 370  L 234 381  L 244 392  L 254 402  L 254 402  L 264 411  L 274 419  L 285 427  L 296 434  L 307 440  L 319 446  L 330 452  L 343 456  L 343 456  L 356 461  L 370 463  L 384 465  L 398 466  L 413 469  L 428 470  L 442 471  L 456 473  L 456 473  L 468 476  L 480 478  L 492 480  L 505 482  L 516 485  L 529 488  L 540 490  L 552 493  L 565 495  L 576 497  L 589 499  L 600 502  L 612 504  L 625 505  L 636 507  L 649 508  L 649 508  L 653 510  L 659 511  L 664 511  L 666 508  L 666 508  L 666 495  L 658 485  L 644 478  L 627 472  L 608 469  L 588 465  L 568 461  L 552 456  L 552 456  L 541 452  L 529 446  L 517 442  L 505 437  L 493 432  L 481 428  L 468 424  L 457 420  L 445 415  L 432 411  L 420 407  L 408 403  L 396 398  L 384 394  L 372 389  L 361 385  L 361 385  L 349 380  L 338 377  L 325 373  L 314 370  L 303 367  L 293 362  L 282 356  L 272 350  L 272 350  L 256 337  L 242 324  L 228 309  L 215 293  L 203 277  L 191 261  L 178 244  L 166 227  L 166 227  L 156 215  L 147 202  L 139 189  L 130 176  L 122 163  L 113 149  L 105 137  L 96 123  L 96 123  L 86 107  L 75 92  L 63 76  L 53 62  L 42 46  L 31 31  L 19 15  L 8 0  N"/>
          </draw:custom-shape>
          <draw:custom-shape draw:style-name="gr13" draw:text-style-name="P2" draw:layer="layout" svg:width="0.084cm" svg:height="0.071cm" draw:transform="rotate (-2.35619449019309) translate (15.83cm 15.508cm)">
            <text:p/>
            <draw:enhanced-geometry svg:viewBox="0 0 164 109" draw:type="non-primitive" draw:enhanced-path="M 0 70  L 4 75  L 8 80  L 12 86  L 15 91  L 20 95  L 24 100  L 29 102  L 34 104  L 50 108  L 67 109  L 84 108  L 101 104  L 117 99  L 133 92  L 147 82  L 158 70  L 162 63  L 164 55  L 164 46  L 163 37  L 162 28  L 160 18  L 158 9  L 158 0  L 0 70  Z N"/>
          </draw:custom-shape>
          <draw:custom-shape draw:style-name="gr9" draw:text-style-name="P2" draw:layer="layout" svg:width="0.084cm" svg:height="0.071cm" draw:transform="rotate (-2.35619449019309) translate (15.83cm 15.508cm)">
            <text:p/>
            <draw:enhanced-geometry svg:viewBox="0 0 164 109" draw:type="non-primitive" draw:enhanced-path="M 0 70  L 0 70  L 4 75  L 8 80  L 12 86  L 15 91  L 20 95  L 24 100  L 29 102  L 34 104  L 34 104  L 50 108  L 67 109  L 84 108  L 101 104  L 117 99  L 133 92  L 147 82  L 158 70  L 158 70  L 162 63  L 164 55  L 164 46  L 163 37  L 162 28  L 160 18  L 158 9  L 158 0  N"/>
          </draw:custom-shape>
          <draw:custom-shape draw:style-name="gr13" draw:text-style-name="P2" draw:layer="layout" svg:width="0.07cm" svg:height="0.057cm" draw:transform="rotate (-2.35619449019309) translate (16.264cm 15.069cm)">
            <text:p/>
            <draw:enhanced-geometry svg:viewBox="0 0 139 86" draw:type="non-primitive" draw:enhanced-path="M 8 0  L 7 9  L 6 18  L 4 28  L 1 37  L 0 47  L 0 56  L 2 62  L 8 69  L 18 77  L 31 83  L 44 85  L 58 86  L 73 84  L 88 81  L 101 76  L 114 69  L 118 67  L 122 64  L 125 59  L 128 54  L 131 50  L 133 45  L 135 40  L 139 35  L 8 0  Z N"/>
          </draw:custom-shape>
          <draw:custom-shape draw:style-name="gr9" draw:text-style-name="P2" draw:layer="layout" svg:width="0.07cm" svg:height="0.057cm" draw:transform="rotate (-2.35619449019309) translate (16.264cm 15.069cm)">
            <text:p/>
            <draw:enhanced-geometry svg:viewBox="0 0 139 86" draw:type="non-primitive" draw:enhanced-path="M 8 0  L 8 0  L 7 9  L 6 18  L 4 28  L 1 37  L 0 47  L 0 56  L 2 62  L 8 69  L 8 69  L 18 77  L 31 83  L 44 85  L 58 86  L 73 84  L 88 81  L 101 76  L 114 69  L 114 69  L 118 67  L 122 64  L 125 59  L 128 54  L 131 50  L 133 45  L 135 40  L 139 35  N"/>
          </draw:custom-shape>
          <draw:custom-shape draw:style-name="gr13" draw:text-style-name="P2" draw:layer="layout" svg:width="0.074cm" svg:height="0.132cm" draw:transform="rotate (-2.35619449019309) translate (15.862cm 15.415cm)">
            <text:p/>
            <draw:enhanced-geometry svg:viewBox="0 0 150 194" draw:type="non-primitive" draw:enhanced-path="M 0 37  L 4 47  L 10 58  L 14 69  L 20 81  L 25 91  L 30 102  L 37 112  L 44 123  L 49 133  L 56 144  L 62 156  L 69 166  L 77 175  L 85 183  L 94 190  L 105 193  L 111 194  L 118 194  L 123 193  L 130 192  L 136 188  L 141 185  L 145 180  L 148 175  L 150 163  L 148 153  L 142 142  L 136 132  L 127 122  L 119 110  L 111 100  L 105 89  L 101 78  L 97 67  L 94 56  L 90 44  L 88 34  L 85 23  L 81 12  L 78 0  L 0 37  Z N"/>
          </draw:custom-shape>
          <draw:custom-shape draw:style-name="gr9" draw:text-style-name="P2" draw:layer="layout" svg:width="0.074cm" svg:height="0.132cm" draw:transform="rotate (-2.35619449019309) translate (15.862cm 15.415cm)">
            <text:p/>
            <draw:enhanced-geometry svg:viewBox="0 0 150 194" draw:type="non-primitive" draw:enhanced-path="M 0 37  L 0 37  L 4 47  L 10 58  L 14 69  L 20 81  L 25 91  L 30 102  L 37 112  L 44 123  L 44 123  L 49 133  L 56 144  L 62 156  L 69 166  L 77 175  L 85 183  L 94 190  L 105 193  L 105 193  L 111 194  L 118 194  L 123 193  L 130 192  L 136 188  L 141 185  L 145 180  L 148 175  L 148 175  L 150 163  L 148 153  L 142 142  L 136 132  L 127 122  L 119 110  L 111 100  L 105 89  L 105 89  L 101 78  L 97 67  L 94 56  L 90 44  L 88 34  L 85 23  L 81 12  L 78 0  N"/>
          </draw:custom-shape>
          <draw:custom-shape draw:style-name="gr13" draw:text-style-name="P2" draw:layer="layout" svg:width="0.075cm" svg:height="0.132cm" draw:transform="rotate (-2.35619449019309) translate (16.188cm 15.098cm)">
            <text:p/>
            <draw:enhanced-geometry svg:viewBox="0 0 146 193" draw:type="non-primitive" draw:enhanced-path="M 146 35  L 142 47  L 136 57  L 131 68  L 127 80  L 121 91  L 116 101  L 110 113  L 104 124  L 97 134  L 92 144  L 85 154  L 78 165  L 71 174  L 63 183  L 54 188  L 44 193  L 38 193  L 32 193  L 26 192  L 19 191  L 14 187  L 9 184  L 4 181  L 1 175  L 0 164  L 2 153  L 7 142  L 15 132  L 23 120  L 32 110  L 38 99  L 44 88  L 49 77  L 52 66  L 55 56  L 58 45  L 61 33  L 63 22  L 66 12  L 69 0  L 146 35  Z N"/>
          </draw:custom-shape>
          <draw:custom-shape draw:style-name="gr9" draw:text-style-name="P2" draw:layer="layout" svg:width="0.075cm" svg:height="0.132cm" draw:transform="rotate (-2.35619449019309) translate (16.188cm 15.098cm)">
            <text:p/>
            <draw:enhanced-geometry svg:viewBox="0 0 146 193" draw:type="non-primitive" draw:enhanced-path="M 146 35  L 146 35  L 142 47  L 136 57  L 131 68  L 127 80  L 121 91  L 116 101  L 110 113  L 104 124  L 104 124  L 97 134  L 92 144  L 85 154  L 78 165  L 71 174  L 63 183  L 54 188  L 44 193  L 44 193  L 38 193  L 32 193  L 26 192  L 19 191  L 14 187  L 9 184  L 4 181  L 1 175  L 1 175  L 0 164  L 2 153  L 7 142  L 15 132  L 23 120  L 32 110  L 38 99  L 44 88  L 44 88  L 49 77  L 52 66  L 55 56  L 58 45  L 61 33  L 63 22  L 66 12  L 69 0  N"/>
          </draw:custom-shape>
          <draw:custom-shape draw:style-name="gr13" draw:text-style-name="P2" draw:layer="layout" svg:width="0.264cm" svg:height="0.225cm" draw:transform="rotate (-2.35619449019309) translate (17.415cm 15.439cm)">
            <text:p/>
            <draw:enhanced-geometry svg:viewBox="0 0 516 338" draw:type="non-primitive" draw:enhanced-path="M 516 36  L 500 52  L 483 68  L 467 83  L 451 98  L 434 114  L 418 129  L 401 144  L 384 159  L 371 170  L 356 182  L 341 194  L 327 205  L 312 216  L 296 228  L 280 237  L 263 246  L 248 253  L 232 258  L 216 262  L 200 266  L 183 269  L 166 271  L 149 273  L 133 275  L 116 279  L 99 281  L 84 284  L 68 289  L 53 293  L 38 300  L 25 307  L 11 316  L 6 321  L 3 325  L 0 330  L 1 333  L 10 338  L 19 335  L 29 330  L 38 321  L 47 310  L 57 299  L 66 289  L 76 281  L 88 272  L 101 262  L 113 253  L 125 242  L 138 233  L 152 225  L 165 218  L 180 212  L 195 207  L 209 205  L 224 204  L 240 203  L 256 203  L 272 202  L 287 199  L 301 195  L 314 188  L 324 180  L 335 171  L 346 162  L 355 152  L 365 143  L 374 132  L 384 123  L 394 114  L 403 106  L 412 97  L 423 89  L 432 80  L 441 72  L 450 63  L 459 54  L 466 47  L 474 41  L 481 34  L 487 27  L 494 20  L 501 13  L 509 7  L 516 0  L 516 36  Z N"/>
          </draw:custom-shape>
          <draw:custom-shape draw:style-name="gr9" draw:text-style-name="P2" draw:layer="layout" svg:width="0.264cm" svg:height="0.225cm" draw:transform="rotate (-2.35619449019309) translate (17.415cm 15.439cm)">
            <text:p/>
            <draw:enhanced-geometry svg:viewBox="0 0 516 338" draw:type="non-primitive" draw:enhanced-path="M 516 36  L 516 36  L 500 52  L 483 68  L 467 83  L 451 98  L 434 114  L 418 129  L 401 144  L 384 159  L 384 159  L 371 170  L 356 182  L 341 194  L 327 205  L 312 216  L 296 228  L 280 237  L 263 246  L 263 246  L 248 253  L 232 258  L 216 262  L 200 266  L 183 269  L 166 271  L 149 273  L 133 275  L 116 279  L 99 281  L 84 284  L 68 289  L 53 293  L 38 300  L 25 307  L 11 316  L 11 316  L 6 321  L 3 325  L 0 330  L 1 333  L 1 333  L 10 338  L 19 335  L 29 330  L 38 321  L 47 310  L 57 299  L 66 289  L 76 281  L 76 281  L 88 272  L 101 262  L 113 253  L 125 242  L 138 233  L 152 225  L 165 218  L 180 212  L 180 212  L 195 207  L 209 205  L 224 204  L 240 203  L 256 203  L 272 202  L 287 199  L 301 195  L 301 195  L 314 188  L 324 180  L 335 171  L 346 162  L 355 152  L 365 143  L 374 132  L 384 123  L 384 123  L 394 114  L 403 106  L 412 97  L 423 89  L 432 80  L 441 72  L 450 63  L 459 54  L 459 54  L 466 47  L 474 41  L 481 34  L 487 27  L 494 20  L 501 13  L 509 7  L 516 0  N"/>
          </draw:custom-shape>
          <draw:custom-shape draw:style-name="gr13" draw:text-style-name="P2" draw:layer="layout" svg:width="0.353cm" svg:height="0.348cm" draw:transform="rotate (-2.35619449019309) translate (16.933cm 14.549cm)">
            <text:p/>
            <draw:enhanced-geometry svg:viewBox="0 0 683 512" draw:type="non-primitive" draw:enhanced-path="M 683 54  L 668 73  L 653 93  L 639 113  L 625 132  L 610 151  L 596 172  L 581 191  L 566 211  L 557 224  L 549 236  L 540 249  L 532 261  L 524 274  L 516 286  L 507 299  L 499 311  L 491 324  L 482 336  L 473 348  L 464 360  L 455 371  L 445 382  L 435 394  L 423 404  L 413 413  L 403 421  L 391 428  L 381 435  L 369 441  L 357 447  L 345 452  L 332 456  L 318 461  L 304 464  L 289 466  L 275 468  L 260 470  L 245 471  L 230 472  L 216 473  L 203 475  L 191 478  L 178 480  L 167 482  L 154 486  L 142 488  L 129 490  L 118 492  L 106 496  L 93 498  L 81 500  L 68 503  L 57 505  L 44 506  L 32 508  L 19 509  L 14 511  L 8 511  L 2 512  L 0 509  L 1 496  L 9 487  L 23 479  L 40 474  L 60 470  L 81 466  L 100 462  L 117 456  L 129 452  L 142 447  L 153 443  L 166 438  L 178 434  L 191 429  L 203 424  L 216 420  L 228 416  L 241 412  L 253 407  L 266 403  L 278 399  L 290 395  L 303 390  L 315 386  L 327 382  L 338 379  L 349 376  L 362 371  L 373 368  L 385 363  L 395 358  L 405 352  L 421 339  L 436 325  L 450 310  L 463 294  L 475 278  L 488 261  L 500 244  L 513 228  L 522 216  L 531 203  L 540 190  L 549 176  L 558 163  L 566 150  L 575 136  L 584 123  L 596 108  L 607 92  L 617 78  L 628 62  L 640 47  L 651 31  L 663 16  L 674 0  L 683 54  Z N"/>
          </draw:custom-shape>
          <draw:custom-shape draw:style-name="gr9" draw:text-style-name="P2" draw:layer="layout" svg:width="0.353cm" svg:height="0.348cm" draw:transform="rotate (-2.35619449019309) translate (16.933cm 14.549cm)">
            <text:p/>
            <draw:enhanced-geometry svg:viewBox="0 0 683 512" draw:type="non-primitive" draw:enhanced-path="M 683 54  L 683 54  L 668 73  L 653 93  L 639 113  L 625 132  L 610 151  L 596 172  L 581 191  L 566 211  L 566 211  L 557 224  L 549 236  L 540 249  L 532 261  L 524 274  L 516 286  L 507 299  L 499 311  L 491 324  L 482 336  L 473 348  L 464 360  L 455 371  L 445 382  L 435 394  L 423 404  L 423 404  L 413 413  L 403 421  L 391 428  L 381 435  L 369 441  L 357 447  L 345 452  L 332 456  L 332 456  L 318 461  L 304 464  L 289 466  L 275 468  L 260 470  L 245 471  L 230 472  L 216 473  L 216 473  L 203 475  L 191 478  L 178 480  L 167 482  L 154 486  L 142 488  L 129 490  L 118 492  L 106 496  L 93 498  L 81 500  L 68 503  L 57 505  L 44 506  L 32 508  L 19 509  L 19 509  L 14 511  L 8 511  L 2 512  L 0 509  L 0 509  L 1 496  L 9 487  L 23 479  L 40 474  L 60 470  L 81 466  L 100 462  L 117 456  L 117 456  L 129 452  L 142 447  L 153 443  L 166 438  L 178 434  L 191 429  L 203 424  L 216 420  L 228 416  L 241 412  L 253 407  L 266 403  L 278 399  L 290 395  L 303 390  L 315 386  L 315 386  L 327 382  L 338 379  L 349 376  L 362 371  L 373 368  L 385 363  L 395 358  L 405 352  L 405 352  L 421 339  L 436 325  L 450 310  L 463 294  L 475 278  L 488 261  L 500 244  L 513 228  L 513 228  L 522 216  L 531 203  L 540 190  L 549 176  L 558 163  L 566 150  L 575 136  L 584 123  L 584 123  L 596 108  L 607 92  L 617 78  L 628 62  L 640 47  L 651 31  L 663 16  L 674 0  N"/>
          </draw:custom-shape>
          <draw:custom-shape draw:style-name="gr9" draw:text-style-name="P2" draw:layer="layout" svg:width="0.763cm" svg:height="1.83cm" draw:transform="rotate (-2.35619449019309) translate (18.358cm 16.418cm)">
            <text:p/>
            <draw:enhanced-geometry svg:viewBox="0 0 1480 2717" draw:type="non-primitive" draw:enhanced-path="M 1480 298  L 1480 298  L 1466 280  L 1453 262  L 1439 243  L 1426 224  L 1412 205  L 1397 187  L 1381 171  L 1363 158  L 1363 158  L 1336 141  L 1308 123  L 1278 105  L 1249 88  L 1218 72  L 1186 57  L 1156 42  L 1124 30  L 1092 19  L 1060 10  L 1029 5  L 997 0  L 966 0  L 934 2  L 904 8  L 874 18  L 874 18  L 849 30  L 828 44  L 807 63  L 789 82  L 772 105  L 756 128  L 742 153  L 729 180  L 717 208  L 704 236  L 693 264  L 683 294  L 671 322  L 661 351  L 650 378  L 638 404  L 638 404  L 627 431  L 616 459  L 605 487  L 596 515  L 587 543  L 579 572  L 571 600  L 564 629  L 557 658  L 549 687  L 542 716  L 535 745  L 527 773  L 520 803  L 512 831  L 505 860  L 505 860  L 498 881  L 492 903  L 485 925  L 478 947  L 473 968  L 466 991  L 460 1013  L 455 1034  L 455 1034  L 447 1060  L 439 1086  L 431 1114  L 423 1140  L 415 1166  L 408 1192  L 400 1218  L 392 1244  L 385 1270  L 377 1297  L 371 1323  L 363 1349  L 356 1377  L 349 1403  L 342 1429  L 336 1456  L 336 1456  L 328 1491  L 320 1526  L 312 1561  L 305 1595  L 298 1631  L 291 1666  L 284 1701  L 278 1736  L 271 1771  L 264 1806  L 257 1841  L 250 1877  L 243 1911  L 235 1946  L 227 1981  L 218 2015  L 218 2015  L 207 2056  L 195 2095  L 184 2135  L 171 2175  L 159 2214  L 145 2253  L 131 2293  L 119 2331  L 105 2371  L 92 2409  L 78 2449  L 64 2488  L 52 2527  L 39 2567  L 27 2607  L 16 2646  L 16 2646  L 13 2655  L 11 2664  L 9 2674  L 7 2681  L 5 2691  L 3 2700  L 2 2708  L 0 2717  N"/>
          </draw:custom-shape>
          <draw:custom-shape draw:style-name="gr13" draw:text-style-name="P2" draw:layer="layout" svg:width="0.278cm" svg:height="0.251cm" draw:transform="rotate (-2.35619449019309) translate (18.278cm 16.325cm)">
            <text:p/>
            <draw:enhanced-geometry svg:viewBox="0 0 535 370" draw:type="non-primitive" draw:enhanced-path="M 535 318  L 524 311  L 511 306  L 500 299  L 487 292  L 475 287  L 464 280  L 451 273  L 440 266  L 425 257  L 410 248  L 395 239  L 381 230  L 366 221  L 350 212  L 335 204  L 319 196  L 304 190  L 287 186  L 270 182  L 254 179  L 237 175  L 220 172  L 204 167  L 188 161  L 178 156  L 169 150  L 158 144  L 148 137  L 139 130  L 129 123  L 120 115  L 111 109  L 97 94  L 85 76  L 72 55  L 61 35  L 48 18  L 36 5  L 22 0  L 6 3  L 1 9  L 0 16  L 1 25  L 4 34  L 9 44  L 14 54  L 20 64  L 25 72  L 31 85  L 40 97  L 49 109  L 60 120  L 70 130  L 80 140  L 91 150  L 102 161  L 113 171  L 124 180  L 137 189  L 148 198  L 161 206  L 173 214  L 186 222  L 198 230  L 211 238  L 223 246  L 236 253  L 249 259  L 262 266  L 275 272  L 289 279  L 302 284  L 313 289  L 324 293  L 334 297  L 346 301  L 357 306  L 367 309  L 378 314  L 389 318  L 398 323  L 408 327  L 417 332  L 427 335  L 436 340  L 446 344  L 456 349  L 466 353  L 471 356  L 477 358  L 482 360  L 487 362  L 493 365  L 498 367  L 503 368  L 509 370  L 535 318  Z N"/>
          </draw:custom-shape>
          <draw:custom-shape draw:style-name="gr9" draw:text-style-name="P2" draw:layer="layout" svg:width="0.278cm" svg:height="0.251cm" draw:transform="rotate (-2.35619449019309) translate (18.278cm 16.325cm)">
            <text:p/>
            <draw:enhanced-geometry svg:viewBox="0 0 535 370" draw:type="non-primitive" draw:enhanced-path="M 535 318  L 535 318  L 524 311  L 511 306  L 500 299  L 487 292  L 475 287  L 464 280  L 451 273  L 440 266  L 440 266  L 425 257  L 410 248  L 395 239  L 381 230  L 366 221  L 350 212  L 335 204  L 319 196  L 319 196  L 304 190  L 287 186  L 270 182  L 254 179  L 237 175  L 220 172  L 204 167  L 188 161  L 188 161  L 178 156  L 169 150  L 158 144  L 148 137  L 139 130  L 129 123  L 120 115  L 111 109  L 111 109  L 97 94  L 85 76  L 72 55  L 61 35  L 48 18  L 36 5  L 22 0  L 6 3  L 6 3  L 1 9  L 0 16  L 1 25  L 4 34  L 9 44  L 14 54  L 20 64  L 25 72  L 25 72  L 31 85  L 40 97  L 49 109  L 60 120  L 70 130  L 80 140  L 91 150  L 102 161  L 102 161  L 113 171  L 124 180  L 137 189  L 148 198  L 161 206  L 173 214  L 186 222  L 198 230  L 198 230  L 211 238  L 223 246  L 236 253  L 249 259  L 262 266  L 275 272  L 289 279  L 302 284  L 302 284  L 313 289  L 324 293  L 334 297  L 346 301  L 357 306  L 367 309  L 378 314  L 389 318  L 389 318  L 398 323  L 408 327  L 417 332  L 427 335  L 436 340  L 446 344  L 456 349  L 466 353  L 466 353  L 471 356  L 477 358  L 482 360  L 487 362  L 493 365  L 498 367  L 503 368  L 509 370  N"/>
          </draw:custom-shape>
          <draw:custom-shape draw:style-name="gr9" draw:text-style-name="P2" draw:layer="layout" svg:width="0.004cm" svg:height="0.093cm" draw:transform="rotate (-2.35619449019309) translate (18.107cm 16.384cm)">
            <text:p/>
            <draw:enhanced-geometry svg:viewBox="0 0 0 140" draw:type="non-primitive" draw:enhanced-path="M 0 140  L 0 140  L 0 123  L 0 105  L 0 88  L 0 70  L 0 53  L 0 36  L 0 17  L 0 0  N"/>
          </draw:custom-shape>
          <draw:custom-shape draw:style-name="gr9" draw:text-style-name="P2" draw:layer="layout" svg:width="0.005cm" svg:height="0.093cm" draw:transform="rotate (-2.35619449019309) translate (18.054cm 16.406cm)">
            <text:p/>
            <draw:enhanced-geometry svg:viewBox="0 0 0 141" draw:type="non-primitive" draw:enhanced-path="M 0 141  L 0 141  L 0 123  L 0 106  L 0 88  L 0 71  L 0 54  L 0 36  L 0 19  L 0 0  N"/>
          </draw:custom-shape>
          <draw:custom-shape draw:style-name="gr9" draw:text-style-name="P2" draw:layer="layout" svg:width="0.005cm" svg:height="0.07cm" draw:transform="rotate (-2.35619449019309) translate (18.165cm 16.352cm)">
            <text:p/>
            <draw:enhanced-geometry svg:viewBox="0 0 9 105" draw:type="non-primitive" draw:enhanced-path="M 9 105  L 9 105  L 7 91  L 6 79  L 5 65  L 4 52  L 3 40  L 2 26  L 1 14  L 0 0  N"/>
          </draw:custom-shape>
          <draw:custom-shape draw:style-name="gr9" draw:text-style-name="P2" draw:layer="layout" svg:width="0.048cm" svg:height="0.005cm" draw:transform="rotate (-2.35619449019309) translate (18.14cm 16.24cm)">
            <text:p/>
            <draw:enhanced-geometry svg:viewBox="0 0 97 0" draw:type="non-primitive" draw:enhanced-path="M 97 0  L 97 0  L 84 0  L 72 0  L 59 0  L 48 0  L 35 0  L 24 0  L 12 0  L 0 0  N"/>
          </draw:custom-shape>
          <draw:custom-shape draw:style-name="gr9" draw:text-style-name="P2" draw:layer="layout" svg:width="0.08cm" svg:height="0.022cm" draw:transform="rotate (-2.35619449019309) translate (18.076cm 16.24cm)">
            <text:p/>
            <draw:enhanced-geometry svg:viewBox="0 0 149 35" draw:type="non-primitive" draw:enhanced-path="M 149 0  L 149 0  L 131 5  L 112 9  L 93 14  L 74 17  L 56 22  L 37 26  L 19 31  L 0 35  N"/>
          </draw:custom-shape>
          <draw:custom-shape draw:style-name="gr9" draw:text-style-name="P2" draw:layer="layout" svg:width="0.075cm" svg:height="0.035cm" draw:transform="rotate (-2.35619449019309) translate (18.014cm 16.235cm)">
            <text:p/>
            <draw:enhanced-geometry svg:viewBox="0 0 148 55" draw:type="non-primitive" draw:enhanced-path="M 148 0  L 148 0  L 129 7  L 111 14  L 92 21  L 74 27  L 54 34  L 36 41  L 18 48  L 0 55  N"/>
          </draw:custom-shape>
          <draw:custom-shape draw:style-name="gr9" draw:text-style-name="P2" draw:layer="layout" svg:width="0.004cm" svg:height="0.084cm" draw:transform="rotate (-2.35619449019309) translate (17.981cm 16.412cm)">
            <text:p/>
            <draw:enhanced-geometry svg:viewBox="0 0 0 121" draw:type="non-primitive" draw:enhanced-path="M 0 121  L 0 121  L 0 106  L 0 92  L 0 77  L 0 61  L 0 46  L 0 31  L 0 16  L 0 0  N"/>
          </draw:custom-shape>
          <draw:custom-shape draw:style-name="gr9" draw:text-style-name="P2" draw:layer="layout" svg:width="0.057cm" svg:height="0.027cm" draw:transform="rotate (-2.35619449019309) translate (17.956cm 16.278cm)">
            <text:p/>
            <draw:enhanced-geometry svg:viewBox="0 0 107 37" draw:type="non-primitive" draw:enhanced-path="M 107 0  L 107 0  L 93 5  L 80 9  L 66 14  L 54 18  L 40 23  L 26 26  L 14 32  L 0 37  N"/>
          </draw:custom-shape>
          <draw:custom-shape draw:style-name="gr9" draw:text-style-name="P2" draw:layer="layout" svg:width="0.009cm" svg:height="0.058cm" draw:transform="rotate (-2.35619449019309) translate (17.939cm 16.411cm)">
            <text:p/>
            <draw:enhanced-geometry svg:viewBox="0 0 17 87" draw:type="non-primitive" draw:enhanced-path="M 0 87  L 0 87  L 2 77  L 4 66  L 6 56  L 8 44  L 10 34  L 13 23  L 15 11  L 17 0  N"/>
          </draw:custom-shape>
          <draw:custom-shape draw:style-name="gr9" draw:text-style-name="P2" draw:layer="layout" svg:width="0.031cm" svg:height="0.009cm" draw:transform="rotate (-2.35619449019309) translate (17.909cm 16.259cm)">
            <text:p/>
            <draw:enhanced-geometry svg:viewBox="0 0 61 17" draw:type="non-primitive" draw:enhanced-path="M 61 0  L 61 0  L 53 2  L 46 4  L 38 6  L 30 8  L 22 10  L 16 12  L 8 14  L 0 17  N"/>
          </draw:custom-shape>
          <draw:custom-shape draw:style-name="gr9" draw:text-style-name="P2" draw:layer="layout" svg:width="0.009cm" svg:height="0.097cm" draw:transform="rotate (-2.35619449019309) translate (17.12cm 17.206cm)">
            <text:p/>
            <draw:enhanced-geometry svg:viewBox="0 0 18 141" draw:type="non-primitive" draw:enhanced-path="M 18 141  L 18 141  L 16 122  L 13 105  L 11 87  L 9 70  L 7 53  L 4 35  L 2 18  L 0 0  N"/>
          </draw:custom-shape>
          <draw:custom-shape draw:style-name="gr9" draw:text-style-name="P2" draw:layer="layout" svg:width="0.008cm" svg:height="0.093cm" draw:transform="rotate (-2.35619449019309) translate (17.127cm 17.243cm)">
            <text:p/>
            <draw:enhanced-geometry svg:viewBox="0 0 17 140" draw:type="non-primitive" draw:enhanced-path="M 0 140  L 0 140  L 2 123  L 4 105  L 7 88  L 9 70  L 11 52  L 12 35  L 15 17  L 17 0  N"/>
          </draw:custom-shape>
          <draw:custom-shape draw:style-name="gr9" draw:text-style-name="P2" draw:layer="layout" svg:width="0.066cm" svg:height="0.014cm" draw:transform="rotate (-2.35619449019309) translate (17.025cm 17.169cm)">
            <text:p/>
            <draw:enhanced-geometry svg:viewBox="0 0 131 17" draw:type="non-primitive" draw:enhanced-path="M 0 0  L 0 0  L 17 2  L 33 4  L 49 6  L 66 9  L 82 11  L 98 12  L 114 14  L 131 17  N"/>
          </draw:custom-shape>
          <draw:custom-shape draw:style-name="gr9" draw:text-style-name="P2" draw:layer="layout" svg:width="0.057cm" svg:height="0.022cm" draw:transform="rotate (-2.35619449019309) translate (17.029cm 17.122cm)">
            <text:p/>
            <draw:enhanced-geometry svg:viewBox="0 0 114 34" draw:type="non-primitive" draw:enhanced-path="M 0 0  L 0 0  L 14 4  L 27 9  L 42 13  L 57 18  L 70 21  L 85 26  L 100 30  L 114 34  N"/>
          </draw:custom-shape>
          <draw:custom-shape draw:style-name="gr9" draw:text-style-name="P2" draw:layer="layout" svg:width="0.009cm" svg:height="0.049cm" draw:transform="rotate (-2.35619449019309) translate (17.094cm 17.337cm)">
            <text:p/>
            <draw:enhanced-geometry svg:viewBox="0 0 17 71" draw:type="non-primitive" draw:enhanced-path="M 0 71  L 0 71  L 1 62  L 3 53  L 4 44  L 6 35  L 9 27  L 11 18  L 13 9  L 17 0  N"/>
          </draw:custom-shape>
          <draw:custom-shape draw:style-name="gr9" draw:text-style-name="P2" draw:layer="layout" svg:width="0.005cm" svg:height="0.08cm" draw:transform="rotate (-2.35619449019309) translate (17.084cm 17.375cm)">
            <text:p/>
            <draw:enhanced-geometry svg:viewBox="0 0 0 124" draw:type="non-primitive" draw:enhanced-path="M 0 124  L 0 124  L 0 108  L 0 93  L 0 78  L 0 62  L 0 47  L 0 31  L 0 16  L 0 0  N"/>
          </draw:custom-shape>
          <draw:custom-shape draw:style-name="gr9" draw:text-style-name="P2" draw:layer="layout" svg:width="0.004cm" svg:height="0.062cm" draw:transform="rotate (-2.35619449019309) translate (17.082cm 17.426cm)">
            <text:p/>
            <draw:enhanced-geometry svg:viewBox="0 0 12 87" draw:type="non-primitive" draw:enhanced-path="M 4 87  L 4 87  L 4 75  L 3 64  L 1 51  L 0 40  L 0 29  L 2 19  L 6 8  L 12 0  N"/>
          </draw:custom-shape>
          <draw:custom-shape draw:style-name="gr9" draw:text-style-name="P2" draw:layer="layout" svg:width="0.009cm" svg:height="0.07cm" draw:transform="rotate (-2.35619449019309) translate (17.04cm 17.467cm)">
            <text:p/>
            <draw:enhanced-geometry svg:viewBox="0 0 18 105" draw:type="non-primitive" draw:enhanced-path="M 9 105  L 9 105  L 9 90  L 11 74  L 14 56  L 17 39  L 18 24  L 15 12  L 10 3  L 0 0  N"/>
          </draw:custom-shape>
          <draw:custom-shape draw:style-name="gr9" draw:text-style-name="P2" draw:layer="layout" svg:width="0.044cm" svg:height="0.035cm" draw:transform="rotate (-2.35619449019309) translate (16.975cm 17.383cm)">
            <text:p/>
            <draw:enhanced-geometry svg:viewBox="0 0 88 52" draw:type="non-primitive" draw:enhanced-path="M 0 0  L 0 0  L 11 7  L 21 12  L 33 19  L 44 26  L 54 33  L 65 40  L 77 45  L 88 52  N"/>
          </draw:custom-shape>
          <draw:custom-shape draw:style-name="gr9" draw:text-style-name="P2" draw:layer="layout" svg:width="0.04cm" svg:height="0.022cm" draw:transform="rotate (-2.35619449019309) translate (17.006cm 17.34cm)">
            <text:p/>
            <draw:enhanced-geometry svg:viewBox="0 0 72 35" draw:type="non-primitive" draw:enhanced-path="M 0 0  L 0 0  L 9 5  L 18 9  L 27 14  L 36 17  L 44 22  L 53 26  L 63 31  L 72 35  N"/>
          </draw:custom-shape>
          <draw:custom-shape draw:style-name="gr9" draw:text-style-name="P2" draw:layer="layout" svg:width="0.049cm" svg:height="0.031cm" draw:transform="rotate (-2.35619449019309) translate (17.038cm 17.282cm)">
            <text:p/>
            <draw:enhanced-geometry svg:viewBox="0 0 96 52" draw:type="non-primitive" draw:enhanced-path="M 0 0  L 0 0  L 12 7  L 24 13  L 36 19  L 49 26  L 60 32  L 72 39  L 84 46  L 96 52  N"/>
          </draw:custom-shape>
          <draw:custom-shape draw:style-name="gr9" draw:text-style-name="P2" draw:layer="layout" svg:width="0.044cm" svg:height="0.035cm" draw:transform="rotate (-2.35619449019309) translate (17.032cm 17.229cm)">
            <text:p/>
            <draw:enhanced-geometry svg:viewBox="0 0 89 53" draw:type="non-primitive" draw:enhanced-path="M 0 0  L 0 0  L 11 7  L 22 13  L 33 19  L 45 26  L 55 33  L 66 40  L 77 47  L 89 53  N"/>
          </draw:custom-shape>
          <draw:custom-shape draw:style-name="gr9" draw:text-style-name="P2" draw:layer="layout" svg:width="0.031cm" svg:height="0.013cm" draw:transform="rotate (-2.35619449019309) translate (16.544cm 16.607cm)">
            <text:p/>
            <draw:enhanced-geometry svg:viewBox="0 0 62 20" draw:type="non-primitive" draw:enhanced-path="M 0 0  L 0 0  L 8 3  L 16 7  L 25 11  L 33 15  L 41 18  L 47 20  L 55 20  L 62 17  N"/>
          </draw:custom-shape>
          <draw:custom-shape draw:style-name="gr9" draw:text-style-name="P2" draw:layer="layout" svg:width="0.009cm" svg:height="0.014cm" draw:transform="rotate (-2.35619449019309) translate (16.504cm 16.673cm)">
            <text:p/>
            <draw:enhanced-geometry svg:viewBox="0 0 17 18" draw:type="non-primitive" draw:enhanced-path="M 0 18  L 0 18  L 5 13  L 8 9  L 13 4  L 17 0  N"/>
          </draw:custom-shape>
          <draw:custom-shape draw:style-name="gr9" draw:text-style-name="P2" draw:layer="layout" svg:width="0.039cm" svg:height="0.022cm" draw:transform="rotate (-2.35619449019309) translate (16.546cm 16.643cm)">
            <text:p/>
            <draw:enhanced-geometry svg:viewBox="0 0 79 35" draw:type="non-primitive" draw:enhanced-path="M 0 0  L 0 0  L 10 4  L 20 9  L 30 13  L 41 17  L 51 21  L 60 26  L 70 30  L 79 35  N"/>
          </draw:custom-shape>
          <draw:custom-shape draw:style-name="gr9" draw:text-style-name="P2" draw:layer="layout" svg:width="0.035cm" svg:height="0.014cm" draw:transform="rotate (-2.35619449019309) translate (16.412cm 16.589cm)">
            <text:p/>
            <draw:enhanced-geometry svg:viewBox="0 0 70 17" draw:type="non-primitive" draw:enhanced-path="M 0 17  L 0 17  L 9 15  L 17 13  L 26 11  L 35 8  L 43 6  L 52 5  L 60 3  L 70 0  N"/>
          </draw:custom-shape>
          <draw:custom-shape draw:style-name="gr9" draw:text-style-name="P2" draw:layer="layout" svg:width="0.044cm" svg:height="0.013cm" draw:transform="rotate (-2.35619449019309) translate (16.362cm 16.545cm)">
            <text:p/>
            <draw:enhanced-geometry svg:viewBox="0 0 88 17" draw:type="non-primitive" draw:enhanced-path="M 0 17  L 0 17  L 11 14  L 22 12  L 32 10  L 44 8  L 54 5  L 65 3  L 76 1  L 88 0  N"/>
          </draw:custom-shape>
          <draw:custom-shape draw:style-name="gr9" draw:text-style-name="P2" draw:layer="layout" svg:width="0.035cm" svg:height="0.023cm" draw:transform="rotate (-2.35619449019309) translate (16.419cm 16.543cm)">
            <text:p/>
            <draw:enhanced-geometry svg:viewBox="0 0 71 36" draw:type="non-primitive" draw:enhanced-path="M 71 0  L 71 0  L 62 5  L 53 10  L 44 14  L 36 19  L 27 23  L 18 27  L 9 31  L 0 36  N"/>
          </draw:custom-shape>
          <draw:custom-shape draw:style-name="gr9" draw:text-style-name="P2" draw:layer="layout" svg:width="0.035cm" svg:height="0.014cm" draw:transform="rotate (-2.35619449019309) translate (16.491cm 16.567cm)">
            <text:p/>
            <draw:enhanced-geometry svg:viewBox="0 0 72 19" draw:type="non-primitive" draw:enhanced-path="M 72 0  L 72 0  L 63 2  L 54 5  L 45 7  L 37 9  L 28 13  L 19 15  L 10 17  L 0 19  N"/>
          </draw:custom-shape>
          <draw:custom-shape draw:style-name="gr9" draw:text-style-name="P2" draw:layer="layout" svg:width="0.035cm" svg:height="0.009cm" draw:transform="rotate (-2.35619449019309) translate (16.533cm 16.58cm)">
            <text:p/>
            <draw:enhanced-geometry svg:viewBox="0 0 62 17" draw:type="non-primitive" draw:enhanced-path="M 62 17  L 62 17  L 54 15  L 47 12  L 39 10  L 31 8  L 23 6  L 16 4  L 8 2  L 0 0  N"/>
          </draw:custom-shape>
          <draw:custom-shape draw:style-name="gr9" draw:text-style-name="P2" draw:layer="layout" svg:width="0.035cm" svg:height="0.009cm" draw:transform="rotate (-2.35619449019309) translate (16.595cm 16.606cm)">
            <text:p/>
            <draw:enhanced-geometry svg:viewBox="0 0 69 17" draw:type="non-primitive" draw:enhanced-path="M 0 17  L 0 17  L 9 15  L 18 13  L 26 11  L 35 8  L 43 6  L 52 4  L 60 2  L 69 0  N"/>
          </draw:custom-shape>
          <draw:custom-shape draw:style-name="gr9" draw:text-style-name="P2" draw:layer="layout" svg:width="0.04cm" svg:height="0.049cm" draw:transform="rotate (-2.35619449019309) translate (15.904cm 16.118cm)">
            <text:p/>
            <draw:enhanced-geometry svg:viewBox="0 0 78 71" draw:type="non-primitive" draw:enhanced-path="M 78 0  L 78 0  L 68 9  L 59 18  L 48 28  L 38 35  L 28 45  L 19 54  L 9 62  L 0 71  N"/>
          </draw:custom-shape>
          <draw:custom-shape draw:style-name="gr9" draw:text-style-name="P2" draw:layer="layout" svg:width="0.044cm" svg:height="0.022cm" draw:transform="rotate (-2.35619449019309) translate (15.858cm 16.156cm)">
            <text:p/>
            <draw:enhanced-geometry svg:viewBox="0 0 88 37" draw:type="non-primitive" draw:enhanced-path="M 0 0  L 0 0  L 11 5  L 21 9  L 33 14  L 44 18  L 54 23  L 66 28  L 77 32  L 88 37  N"/>
          </draw:custom-shape>
          <draw:custom-shape draw:style-name="gr9" draw:text-style-name="P2" draw:layer="layout" svg:width="0.035cm" svg:height="0.035cm" draw:transform="rotate (-2.35619449019309) translate (15.806cm 16.082cm)">
            <text:p/>
            <draw:enhanced-geometry svg:viewBox="0 0 70 52" draw:type="non-primitive" draw:enhanced-path="M 70 0  L 70 0  L 60 7  L 47 12  L 35 18  L 24 22  L 12 29  L 4 35  L 0 43  L 1 52  N"/>
          </draw:custom-shape>
          <draw:custom-shape draw:style-name="gr9" draw:text-style-name="P2" draw:layer="layout" svg:width="0.053cm" svg:height="0.004cm" draw:transform="rotate (-2.35619449019309) translate (15.74cm 16.107cm)">
            <text:p/>
            <draw:enhanced-geometry svg:viewBox="0 0 97 0" draw:type="non-primitive" draw:enhanced-path="M 0 0  L 0 0  L 13 0  L 24 0  L 37 0  L 48 0  L 60 0  L 72 0  L 84 0  L 97 0  N"/>
          </draw:custom-shape>
          <draw:custom-shape draw:style-name="gr9" draw:text-style-name="P2" draw:layer="layout" svg:width="0.035cm" svg:height="0.035cm" draw:transform="rotate (-2.35619449019309) translate (15.722cm 16.033cm)">
            <text:p/>
            <draw:enhanced-geometry svg:viewBox="0 0 70 52" draw:type="non-primitive" draw:enhanced-path="M 70 0  L 70 0  L 61 7  L 52 13  L 44 20  L 35 26  L 26 33  L 18 40  L 9 46  L 0 52  N"/>
          </draw:custom-shape>
          <draw:custom-shape draw:style-name="gr9" draw:text-style-name="P2" draw:layer="layout" svg:width="0.048cm" svg:height="0.005cm" draw:transform="rotate (-2.35619449019309) translate (15.697cm 16.046cm)">
            <text:p/>
            <draw:enhanced-geometry svg:viewBox="0 0 97 0" draw:type="non-primitive" draw:enhanced-path="M 0 0  L 0 0  L 13 0  L 24 0  L 37 0  L 48 0  L 61 0  L 72 0  L 84 0  L 97 0  N"/>
          </draw:custom-shape>
          <draw:custom-shape draw:style-name="gr9" draw:text-style-name="P2" draw:layer="layout" svg:width="0.035cm" svg:height="0.022cm" draw:transform="rotate (-2.35619449019309) translate (15.612cm 15.997cm)">
            <text:p/>
            <draw:enhanced-geometry svg:viewBox="0 0 72 35" draw:type="non-primitive" draw:enhanced-path="M 72 0  L 72 0  L 61 4  L 50 7  L 38 10  L 25 12  L 15 16  L 6 20  L 1 27  L 0 35  N"/>
          </draw:custom-shape>
          <draw:custom-shape draw:style-name="gr9" draw:text-style-name="P2" draw:layer="layout" svg:width="0.062cm" svg:height="0.005cm" draw:transform="rotate (-2.35619449019309) translate (15.607cm 15.988cm)">
            <text:p/>
            <draw:enhanced-geometry svg:viewBox="0 0 122 0" draw:type="non-primitive" draw:enhanced-path="M 122 0  L 122 0  L 106 0  L 90 0  L 76 0  L 60 0  L 45 0  L 30 0  L 14 0  L 0 0  N"/>
          </draw:custom-shape>
          <draw:custom-shape draw:style-name="gr9" draw:text-style-name="P2" draw:layer="layout" svg:width="0.026cm" svg:height="0.009cm" draw:transform="rotate (-2.35619449019309) translate (15.618cm 15.939cm)">
            <text:p/>
            <draw:enhanced-geometry svg:viewBox="0 0 52 17" draw:type="non-primitive" draw:enhanced-path="M 52 0  L 52 0  L 46 2  L 40 5  L 33 7  L 26 9  L 20 11  L 13 14  L 7 15  L 0 17  N"/>
          </draw:custom-shape>
          <draw:custom-shape draw:style-name="gr9" draw:text-style-name="P2" draw:layer="layout" svg:width="0.031cm" svg:height="0.049cm" draw:transform="rotate (-2.35619449019309) translate (15.57cm 15.962cm)">
            <text:p/>
            <draw:enhanced-geometry svg:viewBox="0 0 61 71" draw:type="non-primitive" draw:enhanced-path="M 61 0  L 61 0  L 53 9  L 46 18  L 38 26  L 30 35  L 22 45  L 16 52  L 8 62  L 0 71  N"/>
          </draw:custom-shape>
          <draw:custom-shape draw:style-name="gr9" draw:text-style-name="P2" draw:layer="layout" svg:width="0.035cm" svg:height="0.009cm" draw:transform="rotate (-2.35619449019309) translate (15.515cm 15.98cm)">
            <text:p/>
            <draw:enhanced-geometry svg:viewBox="0 0 70 17" draw:type="non-primitive" draw:enhanced-path="M 0 17  L 0 17  L 9 15  L 18 13  L 26 12  L 35 9  L 44 7  L 52 5  L 61 3  L 70 0  N"/>
          </draw:custom-shape>
          <draw:custom-shape draw:style-name="gr9" draw:text-style-name="P2" draw:layer="layout" svg:width="0.058cm" svg:height="0.005cm" draw:transform="rotate (-2.35619449019309) translate (17.306cm 15.624cm)">
            <text:p/>
            <draw:enhanced-geometry svg:viewBox="0 0 107 0" draw:type="non-primitive" draw:enhanced-path="M 107 0  L 107 0  L 93 0  L 80 0  L 66 0  L 54 0  L 40 0  L 26 0  L 14 0  L 0 0  N"/>
          </draw:custom-shape>
          <draw:custom-shape draw:style-name="gr9" draw:text-style-name="P2" draw:layer="layout" svg:width="0.071cm" svg:height="0.013cm" draw:transform="rotate (-2.35619449019309) translate (17.332cm 15.701cm)">
            <text:p/>
            <draw:enhanced-geometry svg:viewBox="0 0 131 19" draw:type="non-primitive" draw:enhanced-path="M 131 0  L 131 0  L 114 2  L 98 5  L 81 7  L 65 9  L 49 13  L 32 15  L 17 17  L 0 19  N"/>
          </draw:custom-shape>
          <draw:custom-shape draw:style-name="gr9" draw:text-style-name="P2" draw:layer="layout" svg:width="0.04cm" svg:height="0.004cm" draw:transform="rotate (-2.35619449019309) translate (17.366cm 15.763cm)">
            <text:p/>
            <draw:enhanced-geometry svg:viewBox="0 0 78 0" draw:type="non-primitive" draw:enhanced-path="M 78 0  L 78 0  L 68 0  L 59 0  L 49 0  L 39 0  L 28 0  L 19 0  L 9 0  L 0 0  N"/>
          </draw:custom-shape>
          <draw:custom-shape draw:style-name="gr9" draw:text-style-name="P2" draw:layer="layout" svg:width="0.053cm" svg:height="0.004cm" draw:transform="rotate (-2.35619449019309) translate (17.372cm 15.86cm)">
            <text:p/>
            <draw:enhanced-geometry svg:viewBox="0 0 106 0" draw:type="non-primitive" draw:enhanced-path="M 106 0  L 106 0  L 97 0  L 87 0  L 78 0  L 70 0  L 61 0  L 52 0  L 43 0  L 34 0  L 34 0  L 30 0  L 26 0  L 22 0  L 17 0  L 13 0  L 8 0  L 5 0  L 0 0  N"/>
          </draw:custom-shape>
          <draw:custom-shape draw:style-name="gr9" draw:text-style-name="P2" draw:layer="layout" svg:width="0.027cm" svg:height="0.009cm" draw:transform="rotate (-2.35619449019309) translate (17.302cm 15.82cm)">
            <text:p/>
            <draw:enhanced-geometry svg:viewBox="0 0 53 17" draw:type="non-primitive" draw:enhanced-path="M 0 17  L 0 17  L 6 15  L 12 12  L 19 10  L 26 8  L 32 6  L 39 4  L 46 2  L 53 0  N"/>
          </draw:custom-shape>
          <draw:custom-shape draw:style-name="gr9" draw:text-style-name="P2" draw:layer="layout" svg:width="0.031cm" svg:height="0.013cm" draw:transform="rotate (-2.35619449019309) translate (17.294cm 15.734cm)">
            <text:p/>
            <draw:enhanced-geometry svg:viewBox="0 0 61 17" draw:type="non-primitive" draw:enhanced-path="M 0 0  L 0 0  L 7 3  L 15 5  L 23 7  L 31 9  L 38 12  L 46 13  L 54 15  L 61 17  N"/>
          </draw:custom-shape>
          <draw:custom-shape draw:style-name="gr9" draw:text-style-name="P2" draw:layer="layout" svg:width="0.053cm" svg:height="0.027cm" draw:transform="rotate (-2.35619449019309) translate (17.239cm 15.676cm)">
            <text:p/>
            <draw:enhanced-geometry svg:viewBox="0 0 105 39" draw:type="non-primitive" draw:enhanced-path="M 0 0  L 0 0  L 13 5  L 26 13  L 40 22  L 54 30  L 68 36  L 80 39  L 93 39  L 105 34  N"/>
          </draw:custom-shape>
          <draw:custom-shape draw:style-name="gr9" draw:text-style-name="P2" draw:layer="layout" svg:width="0.022cm" svg:height="0.004cm" draw:transform="rotate (-2.35619449019309) translate (16.601cm 16.652cm)">
            <text:p/>
            <draw:enhanced-geometry svg:viewBox="0 0 44 0" draw:type="non-primitive" draw:enhanced-path="M 0 0  L 0 0  L 5 0  L 11 0  L 16 0  L 21 0  L 27 0  L 33 0  L 38 0  L 44 0  N"/>
          </draw:custom-shape>
          <draw:custom-shape draw:style-name="gr9" draw:text-style-name="P2" draw:layer="layout" svg:width="0.044cm" svg:height="0.027cm" draw:transform="rotate (-2.35619449019309) translate (16.892cm 15.101cm)">
            <text:p/>
            <draw:enhanced-geometry svg:viewBox="0 0 88 36" draw:type="non-primitive" draw:enhanced-path="M 88 0  L 88 0  L 77 5  L 65 10  L 54 14  L 44 17  L 32 22  L 21 27  L 11 31  L 0 36  N"/>
          </draw:custom-shape>
          <draw:custom-shape draw:style-name="gr9" draw:text-style-name="P2" draw:layer="layout" svg:width="0.018cm" svg:height="0.058cm" draw:transform="rotate (-2.35619449019309) translate (16.841cm 15.146cm)">
            <text:p/>
            <draw:enhanced-geometry svg:viewBox="0 0 35 86" draw:type="non-primitive" draw:enhanced-path="M 0 0  L 0 0  L 4 11  L 7 22  L 9 35  L 11 47  L 15 59  L 19 69  L 26 78  L 35 86  N"/>
          </draw:custom-shape>
          <draw:custom-shape draw:style-name="gr9" draw:text-style-name="P2" draw:layer="layout" svg:width="0.07cm" svg:height="0.066cm" draw:transform="rotate (-2.35619449019309) translate (16.88cm 15.078cm)">
            <text:p/>
            <draw:enhanced-geometry svg:viewBox="0 0 133 104" draw:type="non-primitive" draw:enhanced-path="M 133 0  L 133 0  L 127 11  L 123 22  L 118 35  L 115 46  L 109 59  L 104 69  L 97 79  L 89 87  L 89 87  L 80 93  L 70 97  L 58 99  L 47 100  L 36 102  L 24 102  L 12 103  L 0 104  N"/>
          </draw:custom-shape>
          <draw:custom-shape draw:style-name="gr9" draw:text-style-name="P2" draw:layer="layout" svg:width="0.014cm" svg:height="0.057cm" draw:transform="rotate (-2.35619449019309) translate (16.793cm 15.032cm)">
            <text:p/>
            <draw:enhanced-geometry svg:viewBox="0 0 27 87" draw:type="non-primitive" draw:enhanced-path="M 0 0  L 0 0  L 3 10  L 7 22  L 10 33  L 13 43  L 17 55  L 20 66  L 24 77  L 27 87  N"/>
          </draw:custom-shape>
          <draw:custom-shape draw:style-name="gr9" draw:text-style-name="P2" draw:layer="layout" svg:width="0.053cm" svg:height="0.022cm" draw:transform="rotate (-2.35619449019309) translate (16.796cm 14.927cm)">
            <text:p/>
            <draw:enhanced-geometry svg:viewBox="0 0 97 35" draw:type="non-primitive" draw:enhanced-path="M 97 0  L 97 0  L 84 5  L 72 9  L 60 14  L 48 18  L 36 23  L 24 26  L 13 31  L 0 35  N"/>
          </draw:custom-shape>
          <draw:custom-shape draw:style-name="gr9" draw:text-style-name="P2" draw:layer="layout" svg:width="0.031cm" svg:height="0.066cm" draw:transform="rotate (-2.35619449019309) translate (16.735cm 14.955cm)">
            <text:p/>
            <draw:enhanced-geometry svg:viewBox="0 0 69 103" draw:type="non-primitive" draw:enhanced-path="M 0 0  L 0 0  L 9 12  L 17 26  L 26 38  L 35 51  L 43 64  L 52 77  L 60 90  L 69 103  N"/>
          </draw:custom-shape>
          <draw:custom-shape draw:style-name="gr9" draw:text-style-name="P2" draw:layer="layout" svg:width="0.071cm" svg:height="0.005cm" draw:transform="rotate (-2.35619449019309) translate (16.769cm 14.822cm)">
            <text:p/>
            <draw:enhanced-geometry svg:viewBox="0 0 138 0" draw:type="non-primitive" draw:enhanced-path="M 138 0  L 138 0  L 119 0  L 97 0  L 75 0  L 52 0  L 32 0  L 14 0  L 4 0  L 0 0  N"/>
          </draw:custom-shape>
          <draw:custom-shape draw:style-name="gr9" draw:text-style-name="P2" draw:layer="layout" svg:width="0.026cm" svg:height="0.071cm" draw:transform="rotate (-2.35619449019309) translate (16.707cm 14.885cm)">
            <text:p/>
            <draw:enhanced-geometry svg:viewBox="0 0 53 105" draw:type="non-primitive" draw:enhanced-path="M 0 0  L 0 0  L 7 14  L 14 26  L 21 40  L 27 53  L 33 67  L 40 79  L 46 93  L 53 105  N"/>
          </draw:custom-shape>
          <draw:custom-shape draw:style-name="gr12" draw:text-style-name="P2" draw:layer="layout" svg:width="0.071cm" svg:height="0.105cm" draw:transform="rotate (-2.35619449019309) translate (17.709cm 16.764cm)">
            <text:p/>
            <draw:enhanced-geometry svg:viewBox="0 0 138 160" draw:type="non-primitive" draw:enhanced-path="M 130 38  L 123 33  L 118 27  L 111 23  L 105 17  L 98 12  L 93 8  L 85 5  L 78 2  L 69 1  L 59 0  L 48 1  L 38 2  L 29 5  L 20 8  L 13 14  L 6 19  L 2 27  L 0 35  L 0 44  L 0 53  L 1 63  L 3 72  L 4 81  L 6 89  L 9 99  L 11 111  L 14 123  L 18 133  L 21 143  L 27 151  L 34 157  L 42 160  L 59 159  L 72 151  L 85 139  L 96 123  L 106 104  L 117 86  L 127 69  L 138 55  L 130 38  Z N"/>
          </draw:custom-shape>
          <draw:custom-shape draw:style-name="gr9" draw:text-style-name="P2" draw:layer="layout" svg:width="0.071cm" svg:height="0.105cm" draw:transform="rotate (-2.35619449019309) translate (17.709cm 16.764cm)">
            <text:p/>
            <draw:enhanced-geometry svg:viewBox="0 0 138 160" draw:type="non-primitive" draw:enhanced-path="M 130 38  L 130 38  L 123 33  L 118 27  L 111 23  L 105 17  L 98 12  L 93 8  L 85 5  L 78 2  L 78 2  L 69 1  L 59 0  L 48 1  L 38 2  L 29 5  L 20 8  L 13 14  L 6 19  L 6 19  L 2 27  L 0 35  L 0 44  L 0 53  L 1 63  L 3 72  L 4 81  L 6 89  L 6 89  L 9 99  L 11 111  L 14 123  L 18 133  L 21 143  L 27 151  L 34 157  L 42 160  L 42 160  L 59 159  L 72 151  L 85 139  L 96 123  L 106 104  L 117 86  L 127 69  L 138 55  N"/>
          </draw:custom-shape>
          <draw:custom-shape draw:style-name="gr13" draw:text-style-name="P2" draw:layer="layout" svg:width="0.083cm" svg:height="0.119cm" draw:transform="rotate (-2.35619449019309) translate (17.738cm 16.767cm)">
            <text:p/>
            <draw:enhanced-geometry svg:viewBox="0 0 156 175" draw:type="non-primitive" draw:enhanced-path="M 118 17  L 111 15  L 105 12  L 99 10  L 93 6  L 86 4  L 79 2  L 74 0  L 67 0  L 59 3  L 51 5  L 43 8  L 36 13  L 31 17  L 24 23  L 19 29  L 15 36  L 9 46  L 6 56  L 2 66  L 1 78  L 0 89  L 0 101  L 2 112  L 4 123  L 8 132  L 11 140  L 15 149  L 20 157  L 26 164  L 33 169  L 41 173  L 49 175  L 65 175  L 80 173  L 95 166  L 110 157  L 124 147  L 136 134  L 146 121  L 154 106  L 156 96  L 156 84  L 155 73  L 152 63  L 147 51  L 143 40  L 139 29  L 136 17  L 118 17  Z N"/>
          </draw:custom-shape>
          <draw:custom-shape draw:style-name="gr9" draw:text-style-name="P2" draw:layer="layout" svg:width="0.083cm" svg:height="0.119cm" draw:transform="rotate (-2.35619449019309) translate (17.738cm 16.767cm)">
            <text:p/>
            <draw:enhanced-geometry svg:viewBox="0 0 156 175" draw:type="non-primitive" draw:enhanced-path="M 118 17  L 118 17  L 111 15  L 105 12  L 99 10  L 93 6  L 86 4  L 79 2  L 74 0  L 67 0  L 67 0  L 59 3  L 51 5  L 43 8  L 36 13  L 31 17  L 24 23  L 19 29  L 15 36  L 15 36  L 9 46  L 6 56  L 2 66  L 1 78  L 0 89  L 0 101  L 2 112  L 4 123  L 4 123  L 8 132  L 11 140  L 15 149  L 20 157  L 26 164  L 33 169  L 41 173  L 49 175  L 49 175  L 65 175  L 80 173  L 95 166  L 110 157  L 124 147  L 136 134  L 146 121  L 154 106  L 154 106  L 156 96  L 156 84  L 155 73  L 152 63  L 147 51  L 143 40  L 139 29  L 136 17  N"/>
          </draw:custom-shape>
          <draw:custom-shape draw:style-name="gr13" draw:text-style-name="P2" draw:layer="layout" svg:width="0.049cm" svg:height="0.022cm" draw:transform="rotate (-2.35619449019309) translate (17.745cm 16.759cm)">
            <text:p/>
            <draw:enhanced-geometry svg:viewBox="0 0 95 35" draw:type="non-primitive" draw:enhanced-path="M 95 18  L 87 15  L 80 13  L 72 9  L 64 6  L 56 3  L 50 1  L 42 0  L 34 1  L 28 4  L 22 6  L 18 11  L 13 14  L 9 18  L 5 24  L 2 30  L 0 35  L 95 18  Z N"/>
          </draw:custom-shape>
          <draw:custom-shape draw:style-name="gr9" draw:text-style-name="P2" draw:layer="layout" svg:width="0.049cm" svg:height="0.022cm" draw:transform="rotate (-2.35619449019309) translate (17.745cm 16.759cm)">
            <text:p/>
            <draw:enhanced-geometry svg:viewBox="0 0 95 35" draw:type="non-primitive" draw:enhanced-path="M 95 18  L 95 18  L 87 15  L 80 13  L 72 9  L 64 6  L 56 3  L 50 1  L 42 0  L 34 1  L 34 1  L 28 4  L 22 6  L 18 11  L 13 14  L 9 18  L 5 24  L 2 30  L 0 35  N"/>
          </draw:custom-shape>
          <draw:custom-shape draw:style-name="gr13" draw:text-style-name="P2" draw:layer="layout" svg:width="0.027cm" svg:height="0.022cm" draw:transform="rotate (-2.35619449019309) translate (17.726cm 16.763cm)">
            <text:p/>
            <draw:enhanced-geometry svg:viewBox="0 0 53 36" draw:type="non-primitive" draw:enhanced-path="M 53 0  L 46 5  L 38 8  L 31 12  L 23 15  L 16 19  L 10 23  L 4 29  L 0 36  L 53 0  Z N"/>
          </draw:custom-shape>
          <draw:custom-shape draw:style-name="gr9" draw:text-style-name="P2" draw:layer="layout" svg:width="0.027cm" svg:height="0.022cm" draw:transform="rotate (-2.35619449019309) translate (17.726cm 16.763cm)">
            <text:p/>
            <draw:enhanced-geometry svg:viewBox="0 0 53 36" draw:type="non-primitive" draw:enhanced-path="M 53 0  L 53 0  L 46 5  L 38 8  L 31 12  L 23 15  L 16 19  L 10 23  L 4 29  L 0 36  N"/>
          </draw:custom-shape>
          <draw:custom-shape draw:style-name="gr13" draw:text-style-name="P2" draw:layer="layout" svg:width="0.07cm" svg:height="0.049cm" draw:transform="rotate (-2.35619449019309) translate (17.522cm 16.98cm)">
            <text:p/>
            <draw:enhanced-geometry svg:viewBox="0 0 132 70" draw:type="non-primitive" draw:enhanced-path="M 0 17  L 6 15  L 13 12  L 20 10  L 27 6  L 34 4  L 41 2  L 47 0  L 54 0  L 62 0  L 70 2  L 78 2  L 87 4  L 95 6  L 102 8  L 109 13  L 115 17  L 120 23  L 123 29  L 126 34  L 128 41  L 130 49  L 131 56  L 132 63  L 132 70  L 0 17  Z N"/>
          </draw:custom-shape>
          <draw:custom-shape draw:style-name="gr9" draw:text-style-name="P2" draw:layer="layout" svg:width="0.07cm" svg:height="0.049cm" draw:transform="rotate (-2.35619449019309) translate (17.522cm 16.98cm)">
            <text:p/>
            <draw:enhanced-geometry svg:viewBox="0 0 132 70" draw:type="non-primitive" draw:enhanced-path="M 0 17  L 0 17  L 6 15  L 13 12  L 20 10  L 27 6  L 34 4  L 41 2  L 47 0  L 54 0  L 54 0  L 62 0  L 70 2  L 78 2  L 87 4  L 95 6  L 102 8  L 109 13  L 115 17  L 115 17  L 120 23  L 123 29  L 126 34  L 128 41  L 130 49  L 131 56  L 132 63  L 132 70  N"/>
          </draw:custom-shape>
          <draw:custom-shape draw:style-name="gr13" draw:text-style-name="P2" draw:layer="layout" svg:width="0.071cm" svg:height="0.079cm" draw:transform="rotate (-2.35619449019309) translate (17.505cm 16.958cm)">
            <text:p/>
            <draw:enhanced-geometry svg:viewBox="0 0 139 120" draw:type="non-primitive" draw:enhanced-path="M 117 120  L 121 109  L 125 97  L 130 86  L 134 75  L 138 64  L 139 53  L 138 43  L 134 33  L 132 29  L 129 26  L 125 22  L 121 20  L 115 19  L 111 17  L 105 16  L 100 14  L 88 11  L 74 8  L 59 3  L 46 1  L 32 0  L 20 1  L 11 7  L 4 14  L 0 27  L 2 38  L 7 51  L 16 63  L 28 75  L 40 85  L 54 95  L 65 103  L 72 107  L 79 110  L 87 112  L 95 114  L 103 115  L 111 116  L 118 118  L 126 120  L 117 120  Z N"/>
          </draw:custom-shape>
          <draw:custom-shape draw:style-name="gr9" draw:text-style-name="P2" draw:layer="layout" svg:width="0.071cm" svg:height="0.079cm" draw:transform="rotate (-2.35619449019309) translate (17.505cm 16.958cm)">
            <text:p/>
            <draw:enhanced-geometry svg:viewBox="0 0 139 120" draw:type="non-primitive" draw:enhanced-path="M 117 120  L 117 120  L 121 109  L 125 97  L 130 86  L 134 75  L 138 64  L 139 53  L 138 43  L 134 33  L 134 33  L 132 29  L 129 26  L 125 22  L 121 20  L 115 19  L 111 17  L 105 16  L 100 14  L 100 14  L 88 11  L 74 8  L 59 3  L 46 1  L 32 0  L 20 1  L 11 7  L 4 14  L 4 14  L 0 27  L 2 38  L 7 51  L 16 63  L 28 75  L 40 85  L 54 95  L 65 103  L 65 103  L 72 107  L 79 110  L 87 112  L 95 114  L 103 115  L 111 116  L 118 118  L 126 120  N"/>
          </draw:custom-shape>
          <draw:custom-shape draw:style-name="gr13" draw:text-style-name="P2" draw:layer="layout" svg:width="0.039cm" svg:height="0.044cm" draw:transform="rotate (-2.35619449019309) translate (17.727cm 16.75cm)">
            <text:p/>
            <draw:enhanced-geometry svg:viewBox="0 0 80 70" draw:type="non-primitive" draw:enhanced-path="M 45 0  L 38 5  L 31 8  L 24 12  L 17 15  L 11 20  L 6 24  L 2 29  L 0 36  L 0 42  L 3 48  L 7 55  L 12 59  L 17 64  L 23 67  L 30 70  L 36 70  L 44 68  L 50 64  L 56 58  L 61 50  L 65 42  L 70 33  L 74 25  L 80 17  L 45 0  Z N"/>
          </draw:custom-shape>
          <draw:custom-shape draw:style-name="gr9" draw:text-style-name="P2" draw:layer="layout" svg:width="0.039cm" svg:height="0.044cm" draw:transform="rotate (-2.35619449019309) translate (17.727cm 16.75cm)">
            <text:p/>
            <draw:enhanced-geometry svg:viewBox="0 0 80 70" draw:type="non-primitive" draw:enhanced-path="M 45 0  L 45 0  L 38 5  L 31 8  L 24 12  L 17 15  L 11 20  L 6 24  L 2 29  L 0 36  L 0 36  L 0 42  L 3 48  L 7 55  L 12 59  L 17 64  L 23 67  L 30 70  L 36 70  L 36 70  L 44 68  L 50 64  L 56 58  L 61 50  L 65 42  L 70 33  L 74 25  L 80 17  N"/>
          </draw:custom-shape>
        </draw:g>
        <draw:g>
          <draw:custom-shape draw:style-name="gr13" draw:text-style-name="P2" draw:layer="layout" svg:width="1.826cm" svg:height="1.931cm" draw:transform="rotate (0.10471975511964) translate (20.303cm 9.062cm)">
            <text:p/>
            <draw:enhanced-geometry svg:viewBox="0 0 207 230" draw:type="non-primitive" draw:enhanced-path="M 99 53 L 117 30 L 142 12 L 164 0 L 182 4 L 196 17 L 206 56 L 202 102 L 191 145 L 179 179 L 157 214 L 138 229 L 111 229 L 84 219 L 71 194 L 63 162 L 66 122 L 4 127 L 0 109 L 72 102 L 90 61 L 99 53 L"/>
          </draw:custom-shape>
          <draw:custom-shape draw:style-name="gr13" draw:text-style-name="P2" draw:layer="layout" svg:width="2.095cm" svg:height="3.086cm" draw:transform="rotate (0.10471975511964) translate (21.469cm 8.466cm)">
            <text:p/>
            <draw:enhanced-geometry svg:viewBox="0 0 237 367" draw:type="non-primitive" draw:enhanced-path="M 98 8 L 68 0 L 45 1 L 27 14 L 14 35 L 19 57 L 36 57 L 31 39 L 45 23 L 58 17 L 80 23 L 71 41 L 68 57 L 71 70 L 94 76 L 117 71 L 122 61 L 147 89 L 162 120 L 183 159 L 196 194 L 202 228 L 197 246 L 174 268 L 125 287 L 98 295 L 71 300 L 31 316 L 1 326 L 0 347 L 14 362 L 32 366 L 59 353 L 122 321 L 174 299 L 210 274 L 233 252 L 236 225 L 223 190 L 196 137 L 171 94 L 139 48 L 116 21 L 86 8 L 98 8 L"/>
          </draw:custom-shape>
          <draw:custom-shape draw:style-name="gr13" draw:text-style-name="P2" draw:layer="layout" svg:width="1.102cm" svg:height="2.893cm" draw:transform="rotate (0.10471975511964) translate (20.728cm 11.099cm)">
            <text:p/>
            <draw:enhanced-geometry svg:viewBox="0 0 125 344" draw:type="non-primitive" draw:enhanced-path="M 116 26 L 112 9 L 93 0 L 75 0 L 53 13 L 32 44 L 17 76 L 9 119 L 3 171 L 0 220 L 0 285 L 9 324 L 26 339 L 54 343 L 84 342 L 99 324 L 107 294 L 115 263 L 121 207 L 124 145 L 124 71 L 116 39 L 116 26 L"/>
          </draw:custom-shape>
          <draw:custom-shape draw:style-name="gr13" draw:text-style-name="P2" draw:layer="layout" svg:width="1.68cm" svg:height="2.227cm" draw:transform="rotate (0.10471975511964) translate (19.679cm 11.268cm)">
            <text:p/>
            <draw:enhanced-geometry svg:viewBox="0 0 190 265" draw:type="non-primitive" draw:enhanced-path="M 179 0 L 140 4 L 100 12 L 58 35 L 29 53 L 9 78 L 0 92 L 18 135 L 47 161 L 81 180 L 99 192 L 130 198 L 131 209 L 107 220 L 73 229 L 41 246 L 54 259 L 67 264 L 87 245 L 116 233 L 140 224 L 140 207 L 136 188 L 121 180 L 73 161 L 47 132 L 27 101 L 32 86 L 47 69 L 82 44 L 125 35 L 154 34 L 179 34 L 189 18 L 179 0 L"/>
          </draw:custom-shape>
          <draw:custom-shape draw:style-name="gr13" draw:text-style-name="P2" draw:layer="layout" svg:width="2.042cm" svg:height="3.599cm" draw:transform="rotate (0.10471975511964) translate (19.428cm 13.822cm)">
            <text:p/>
            <draw:enhanced-geometry svg:viewBox="0 0 231 428" draw:type="non-primitive" draw:enhanced-path="M 204 0 L 224 0 L 230 31 L 215 49 L 168 91 L 126 145 L 99 201 L 95 238 L 96 264 L 108 324 L 123 373 L 136 401 L 139 418 L 126 418 L 105 412 L 99 414 L 56 416 L 23 427 L 11 421 L 0 399 L 11 387 L 60 386 L 95 390 L 112 399 L 110 379 L 92 347 L 77 299 L 65 258 L 74 211 L 87 161 L 114 104 L 153 51 L 186 13 L 204 0 L"/>
          </draw:custom-shape>
          <draw:custom-shape draw:style-name="gr13" draw:text-style-name="P2" draw:layer="layout" svg:width="1.371cm" svg:height="3.665cm" draw:transform="rotate (0.10471975511964) translate (21.345cm 13.633cm)">
            <text:p/>
            <draw:enhanced-geometry svg:viewBox="0 0 155 436" draw:type="non-primitive" draw:enhanced-path="M 47 0 L 67 41 L 80 101 L 96 167 L 111 235 L 111 259 L 96 303 L 76 327 L 56 356 L 43 378 L 49 388 L 83 393 L 138 401 L 154 415 L 141 426 L 110 435 L 74 417 L 47 406 L 13 401 L 0 397 L 4 382 L 43 344 L 65 305 L 85 278 L 88 252 L 79 208 L 58 163 L 35 85 L 16 40 L 18 13 L 35 0 L 47 0 L"/>
          </draw:custom-shape>
        </draw:g>
        <draw:g>
          <draw:custom-shape draw:style-name="gr13" draw:text-style-name="P2" draw:layer="layout" svg:width="0.683cm" svg:height="0.983cm" svg:x="22.459cm" svg:y="6.725cm">
            <text:p/>
            <draw:enhanced-geometry svg:viewBox="0 0 78 90" draw:type="non-primitive" draw:enhanced-path="M 9 4 L 30 0 L 50 1 L 68 10 L 77 26 L 77 39 L 68 57 L 53 67 L 30 67 L 17 76 L 12 89 L 0 85 L 5 67 L 21 57 L 48 54 L 59 44 L 62 27 L 50 13 L 32 13 L 12 17 L 5 13 L 9 4 L"/>
          </draw:custom-shape>
          <draw:custom-shape draw:style-name="gr13" draw:text-style-name="P2" draw:layer="layout" svg:width="0.216cm" svg:height="0.273cm" svg:x="22.3cm" svg:y="7.863cm">
            <text:p/>
            <draw:enhanced-geometry svg:viewBox="0 0 25 25" draw:type="non-primitive" draw:enhanced-path="M 24 1 L 12 0 L 4 9 L 0 23 L 12 24 L 22 18 L 24 1 L"/>
          </draw:custom-shape>
        </draw:g>
        <draw:line draw:style-name="gr25" draw:text-style-name="P10" draw:layer="layout" svg:x1="6.756cm" svg:y1="8.925cm" svg:x2="6.76cm" svg:y2="9.525cm">
          <text:p/>
        </draw:line>
        <draw:line draw:style-name="gr25" draw:text-style-name="P10" draw:layer="layout" svg:x1="8.356cm" svg:y1="14.124cm" svg:x2="8.361cm" svg:y2="14.724cm">
          <text:p/>
        </draw:line>
        <draw:custom-shape draw:style-name="gr20" draw:text-style-name="P2" draw:layer="layout" svg:width="1.453cm" svg:height="2.797cm" svg:x="23.56cm" svg:y="3.523cm">
          <text:p text:style-name="P5"><text:span text:style-name="T16">?</text:span></text:p>
          <draw:enhanced-geometry svg:viewBox="0 0 21600 21600" draw:type="mso-spt202" draw:enhanced-path="M 0 0 L 21600 0 21600 21600 0 21600 0 0 Z N"/>
        </draw:custom-shape>
        <draw:custom-shape draw:style-name="gr20" draw:text-style-name="P2" draw:layer="layout" svg:width="1.453cm" svg:height="2.797cm" svg:x="24.508cm" svg:y="3.523cm">
          <text:p text:style-name="P5"><text:span text:style-name="T16">?</text:span></text:p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2" draw:layer="layout" svg:width="13.472cm" svg:height="9.327cm" svg:x="3.126cm" svg:y="1.896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4.376cm" svg:height="11.481cm" svg:x="2.963cm" svg:y="11.86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 presentation:use-footer-name="ftr1">
        <draw:frame presentation:style-name="pr5" draw:text-style-name="P4" draw:layer="layout" svg:width="2.328cm" svg:height="14.817cm" svg:x="0.847cm" svg:y="3.174cm" presentation:class="title" presentation:user-transformed="true">
          <draw:text-box>
            <text:p text:style-name="P5"><text:span text:style-name="T3">Solution 1</text:span></text:p>
          </draw:text-box>
        </draw:frame>
        <draw:frame presentation:style-name="pr3" draw:text-style-name="P2" draw:layer="layout" svg:width="22.649cm" svg:height="16.934cm" svg:x="3.597cm" svg:y="1.058cm" presentation:class="outline" presentation:user-transformed="true">
          <draw:text-box>
            <text:list text:style-name="L2">
              <text:list-item>
                <text:p text:style-name="P6"><text:span text:style-name="T3">rephrase the logic in a single expression</text:span></text:p>
              </text:list-item>
            </text:list>
          </draw:text-box>
        </draw:frame>
        <draw:custom-shape draw:style-name="gr4" draw:text-style-name="P2" draw:layer="layout" svg:width="17.599cm" svg:height="1.475cm" svg:x="5.958cm" svg:y="4.851cm">
          <text:p text:style-name="P9"><text:span text:style-name="T7">#define TRACE(msg) \</text:span><text:span text:style-name="T14">¬</text:span></text:p>
          <text:p text:style-name="P9"><text:span text:style-name="T14"><text:s text:c="4"/></text:span><text:span text:style-name="T14">(</text:span><text:span text:style-name="T7">(void) (dbg_mode &amp;&amp; puts(msg)))</text:span></text:p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17.603cm" svg:height="3.302cm" svg:x="5.958cm" svg:y="8.326cm">
          <text:p text:style-name="P9"><text:span text:style-name="T8"><text:s/></text:span></text:p>
          <text:p text:style-name="P9"><text:span text:style-name="T5"><text:s/></text:span><text:span text:style-name="T5">if</text:span><text:span text:style-name="T8"> (whatever())</text:span></text:p>
          <text:p text:style-name="P9"><text:span text:style-name="T8"><text:s text:c="5"/></text:span><text:span text:style-name="T8">TRACE(</text:span><text:span text:style-name="T7">"whatever"</text:span><text:span text:style-name="T8">);</text:span></text:p>
          <text:p text:style-name="P9"><text:span text:style-name="T8"><text:s/></text:span><text:span text:style-name="T5">else</text:span></text:p>
          <text:p text:style-name="P9"><text:span text:style-name="T8"><text:s text:c="5"/></text:span><text:span text:style-name="T8">...</text:span></text:p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17.603cm" svg:height="3.302cm" svg:x="5.958cm" svg:y="12.431cm">
          <text:p text:style-name="P9"><text:span text:style-name="T8"><text:s/></text:span></text:p>
          <text:p text:style-name="P9"><text:span text:style-name="T5">if</text:span><text:span text:style-name="T8"> (whatever())</text:span></text:p>
          <text:p text:style-name="P9"><text:span text:style-name="T8"><text:s text:c="4"/></text:span><text:span text:style-name="T8">((void) (dbg_mode &amp;&amp; puts(</text:span><text:span text:style-name="T7">"whatever"</text:span><text:span text:style-name="T8">)));</text:span></text:p>
          <text:p text:style-name="P9"><text:span text:style-name="T5">else</text:span></text:p>
          <text:p text:style-name="P9"><text:span text:style-name="T8"><text:s text:c="5"/></text:span><text:span text:style-name="T8">...</text:span></text:p>
          <draw:enhanced-geometry svg:viewBox="0 0 21600 21600" draw:type="mso-spt202" draw:enhanced-path="M 0 0 L 21600 0 21600 21600 0 21600 0 0 Z N"/>
        </draw:custom-shape>
        <draw:custom-shape draw:style-name="gr16" draw:text-style-name="P2" draw:layer="layout" svg:width="1.2cm" svg:height="2.015cm" svg:x="4.758cm" svg:y="10.71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custom-shape draw:style-name="gr3" draw:text-style-name="P2" draw:layer="layout" svg:width="13.472cm" svg:height="9.327cm" svg:x="3.126cm" svg:y="1.896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4.376cm" svg:height="11.481cm" svg:x="2.963cm" svg:y="11.86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 presentation:use-footer-name="ftr1">
        <draw:frame presentation:style-name="pr5" draw:text-style-name="P4" draw:layer="layout" svg:width="2.328cm" svg:height="14.817cm" svg:x="0.847cm" svg:y="3.174cm" presentation:class="title" presentation:user-transformed="true">
          <draw:text-box>
            <text:p text:style-name="P5"><text:span text:style-name="T3">Solution 2</text:span></text:p>
          </draw:text-box>
        </draw:frame>
        <draw:frame presentation:style-name="pr3" draw:text-style-name="P2" draw:layer="layout" svg:width="22.649cm" svg:height="16.934cm" svg:x="3.597cm" svg:y="1.058cm" presentation:class="outline" presentation:user-transformed="true">
          <draw:text-box>
            <text:list text:style-name="L2">
              <text:list-item>
                <text:p text:style-name="P6"><text:span text:style-name="T3">use the do-while(0) trick</text:span></text:p>
              </text:list-item>
            </text:list>
          </draw:text-box>
        </draw:frame>
        <draw:custom-shape draw:style-name="gr4" draw:text-style-name="P2" draw:layer="layout" svg:width="17.599cm" svg:height="2.693cm" svg:x="5.958cm" svg:y="3.625cm">
          <text:p text:style-name="P9"><text:span text:style-name="T7">#define TRACE(msg) <text:s/>do { \</text:span><text:span text:style-name="T14">¬</text:span></text:p>
          <text:p text:style-name="P9"><text:span text:style-name="T7"><text:s text:c="24"/></text:span><text:span text:style-name="T7">if (dbg_mode) \</text:span><text:span text:style-name="T14">¬</text:span></text:p>
          <text:p text:style-name="P9"><text:span text:style-name="T7"><text:s text:c="28"/></text:span><text:span text:style-name="T7">puts(msg); \</text:span><text:span text:style-name="T14">¬</text:span></text:p>
          <text:p text:style-name="P9"><text:span text:style-name="T7"><text:s text:c="20"/></text:span><text:span text:style-name="T7">} while (0)</text:span></text:p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15.001cm" svg:height="3.302cm" svg:x="5.958cm" svg:y="8.348cm">
          <text:p text:style-name="P9"><text:span text:style-name="T8"><text:s/></text:span></text:p>
          <text:p text:style-name="P9"><text:span text:style-name="T5"><text:s/></text:span><text:span text:style-name="T5">if</text:span><text:span text:style-name="T8"> (whatever())</text:span></text:p>
          <text:p text:style-name="P9"><text:span text:style-name="T8"><text:s text:c="5"/></text:span><text:span text:style-name="T8">TRACE(</text:span><text:span text:style-name="T7">"whatever"</text:span><text:span text:style-name="T8">);</text:span></text:p>
          <text:p text:style-name="P9"><text:span text:style-name="T8"><text:s/></text:span><text:span text:style-name="T5">else</text:span></text:p>
          <text:p text:style-name="P9"><text:span text:style-name="T8"><text:s text:c="5"/></text:span><text:span text:style-name="T8">...</text:span></text:p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15.001cm" svg:height="5.129cm" svg:x="5.958cm" svg:y="12.647cm">
          <text:p text:style-name="P9"><text:span text:style-name="T8"><text:s/></text:span></text:p>
          <text:p text:style-name="P9"><text:span text:style-name="T5">if</text:span><text:span text:style-name="T8"> (whatever())</text:span></text:p>
          <text:p text:style-name="P9"><text:span text:style-name="T8"><text:s text:c="5"/></text:span><text:span text:style-name="T5">do</text:span><text:span text:style-name="T8"> {</text:span></text:p>
          <text:p text:style-name="P9"><text:span text:style-name="T8"><text:s text:c="9"/></text:span><text:span text:style-name="T5">if</text:span><text:span text:style-name="T8"> (dbg_mode)</text:span></text:p>
          <text:p text:style-name="P9"><text:span text:style-name="T8"><text:s text:c="13"/></text:span><text:span text:style-name="T8">puts(</text:span><text:span text:style-name="T7">"whatever"</text:span><text:span text:style-name="T8">);</text:span></text:p>
          <text:p text:style-name="P9"><text:span text:style-name="T8"><text:s text:c="5"/></text:span><text:span text:style-name="T8">} </text:span><text:span text:style-name="T5">while</text:span><text:span text:style-name="T8"> (0);</text:span></text:p>
          <text:p text:style-name="P9"><text:span text:style-name="T5">else</text:span></text:p>
          <text:p text:style-name="P9"><text:span text:style-name="T8"><text:s text:c="5"/></text:span><text:span text:style-name="T8">...</text:span></text:p>
          <draw:enhanced-geometry svg:viewBox="0 0 21600 21600" draw:type="mso-spt202" draw:enhanced-path="M 0 0 L 21600 0 21600 21600 0 21600 0 0 Z N"/>
        </draw:custom-shape>
        <draw:custom-shape draw:style-name="gr16" draw:text-style-name="P2" draw:layer="layout" svg:width="1.2cm" svg:height="2.016cm" svg:x="4.758cm" svg:y="10.92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2" draw:layer="layout" svg:width="10.398cm" svg:height="1.019cm" svg:x="5.958cm" svg:y="6.725cm">
          <text:p text:style-name="P3"><text:span text:style-name="T9">don't include a trailing semi-colon</text:span></text:p>
          <draw:enhanced-geometry svg:viewBox="0 0 21600 21600" draw:type="rectangle" draw:enhanced-path="M 0 0 L 21600 0 21600 21600 0 21600 0 0 Z N"/>
        </draw:custom-shape>
        <draw:line draw:style-name="gr7" draw:text-style-name="P10" draw:layer="layout" svg:x1="15.76cm" svg:y1="7.325cm" svg:x2="18.159cm" svg:y2="7.329cm">
          <text:p/>
        </draw:line>
        <draw:line draw:style-name="gr6" draw:text-style-name="P10" draw:layer="layout" svg:x1="18.159cm" svg:y1="7.743cm" svg:x2="18.164cm" svg:y2="6.509cm">
          <text:p/>
        </draw:line>
        <presentation:notes draw:style-name="dp2">
          <draw:custom-shape draw:style-name="gr3" draw:text-style-name="P2" draw:layer="layout" svg:width="13.472cm" svg:height="9.327cm" svg:x="3.126cm" svg:y="1.896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4.376cm" svg:height="11.481cm" svg:x="2.963cm" svg:y="11.86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 presentation:use-footer-name="ftr1">
        <draw:frame presentation:style-name="pr5" draw:text-style-name="P4" draw:layer="layout" svg:width="2.328cm" svg:height="14.817cm" svg:x="0.847cm" svg:y="3.174cm" presentation:class="title" presentation:user-transformed="true">
          <draw:text-box>
            <text:p text:style-name="P5"><text:span text:style-name="T3">summary</text:span></text:p>
          </draw:text-box>
        </draw:frame>
        <draw:frame presentation:style-name="pr3" draw:text-style-name="P2" draw:layer="layout" svg:width="22.649cm" svg:height="16.934cm" svg:x="3.597cm" svg:y="1.058cm" presentation:class="outline" presentation:user-transformed="true">
          <draw:text-box>
            <text:list text:style-name="L3">
              <text:list-item>
                <text:p text:style-name="P6"><text:span text:style-name="T3"><text:s/></text:span><text:span text:style-name="T3">be wary of the preprocessor</text:span></text:p>
                <text:list text:style-name="L4">
                  <text:list-item>
                    <text:p text:style-name="P8"><text:span text:style-name="T3">it knows practically nothing about C</text:span></text:p>
                  </text:list-item>
                  <text:list-item>
                    <text:p text:style-name="P8"><text:span text:style-name="T3">it silently changes the source being compiled</text:span></text:p>
                  </text:list-item>
                  <text:list-item>
                    <text:p text:style-name="P8"><text:span text:style-name="T3">header guards and includes are unavoidable</text:span></text:p>
                  </text:list-item>
                  <text:list-item>
                    <text:p text:style-name="P8"><text:span text:style-name="T3">but for other #directives consider alternatives</text:span></text:p>
                    <text:list text:style-name="L10">
                      <text:list-item>
                        <text:p text:style-name="P8"><text:span text:style-name="T3">function-like macro </text:span><text:span text:style-name="T25"></text:span><text:span text:style-name="T3"> inline function</text:span></text:p>
                      </text:list-item>
                      <text:list-item>
                        <text:p text:style-name="P8"><text:span text:style-name="T3">object-like macro </text:span><text:span text:style-name="T25"></text:span><text:span text:style-name="T3"> const variable</text:span></text:p>
                      </text:list-item>
                      <text:list-item>
                        <text:p text:style-name="P8"><text:span text:style-name="T3">object-like macro </text:span><text:span text:style-name="T25"></text:span><text:span text:style-name="T3"> enumerator </text:span></text:p>
                      </text:list-item>
                    </text:list>
                  </text:list-item>
                </text:list>
              </text:list-item>
            </text:list>
            <text:p text:style-name="P8"><text:span text:style-name="T3"/></text:p>
          </draw:text-box>
        </draw:frame>
        <draw:custom-shape draw:style-name="gr4" draw:text-style-name="P2" draw:layer="layout" svg:width="17.599cm" svg:height="2.693cm" svg:x="6.156cm" svg:y="14.662cm">
          <text:p text:style-name="P9"><text:span text:style-name="T5">inline int</text:span><text:span text:style-name="T8"> maxi(</text:span><text:span text:style-name="T5">int</text:span><text:span text:style-name="T8"> lhs, </text:span><text:span text:style-name="T5">int</text:span><text:span text:style-name="T8"> rhs) </text:span></text:p>
          <text:p text:style-name="P9"><text:span text:style-name="T8">{</text:span></text:p>
          <text:p text:style-name="P9"><text:span text:style-name="T8"><text:s text:c="4"/></text:span><text:span text:style-name="T5">return</text:span><text:span text:style-name="T8"> lhs &gt; rhs ? lhs : rhs;</text:span></text:p>
          <text:p text:style-name="P9"><text:span text:style-name="T8">}</text:span></text:p>
          <draw:enhanced-geometry svg:viewBox="0 0 21600 21600" draw:type="mso-spt202" draw:enhanced-path="M 0 0 L 21600 0 21600 21600 0 21600 0 0 Z N"/>
        </draw:custom-shape>
        <draw:custom-shape draw:style-name="gr23" draw:text-style-name="P2" draw:layer="layout" svg:width="3.201cm" svg:height="3.295cm" svg:x="23.958cm" svg:y="14.526cm">
          <text:p text:style-name="P3"><text:span text:style-name="T21">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7.599cm" svg:height="0.866cm" svg:x="6.156cm" svg:y="12.462cm">
          <text:p text:style-name="P9"><text:span text:style-name="T7">#define MAX(a,b) <text:s/>((a) &gt; (b) ? (a) : (b))</text:span></text:p>
          <draw:enhanced-geometry svg:viewBox="0 0 21600 21600" draw:type="mso-spt202" draw:enhanced-path="M 0 0 L 21600 0 21600 21600 0 21600 0 0 Z N"/>
        </draw:custom-shape>
        <draw:custom-shape draw:style-name="gr20" draw:text-style-name="P2" draw:layer="layout" svg:width="1.453cm" svg:height="2.797cm" svg:x="23.957cm" svg:y="11.13cm">
          <text:p text:style-name="P5"><text:span text:style-name="T16">?</text:span></text:p>
          <draw:enhanced-geometry svg:viewBox="0 0 21600 21600" draw:type="mso-spt202" draw:enhanced-path="M 0 0 L 21600 0 21600 21600 0 21600 0 0 Z N"/>
        </draw:custom-shape>
        <draw:custom-shape draw:style-name="gr16" draw:text-style-name="P2" draw:layer="layout" svg:width="1.398cm" svg:height="3.197cm" svg:x="4.555cm" svg:y="12.92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custom-shape draw:style-name="gr3" draw:text-style-name="P2" draw:layer="layout" svg:width="13.472cm" svg:height="9.327cm" svg:x="3.126cm" svg:y="1.896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4.376cm" svg:height="11.481cm" svg:x="2.963cm" svg:y="11.861cm" presentation:class="notes" presentation:placeholder="true">
            <draw:text-box/>
          </draw:frame>
        </presentation:notes>
      </draw:page>
      <draw:page draw:name="page23" draw:style-name="dp1" draw:master-page-name="Default" presentation:use-footer-name="ftr1">
        <draw:custom-shape draw:style-name="gr2" draw:text-style-name="P4" draw:layer="layout" svg:width="2.328cm" svg:height="15.24cm" svg:x="0.635cm" svg:y="2.752cm">
          <text:p text:style-name="P3"><text:span text:style-name="T2">quotes</text:span></text:p>
          <draw:enhanced-geometry svg:viewBox="0 0 21600 21600" draw:type="mso-spt202" draw:enhanced-path="M 0 0 L 21600 0 21600 21600 0 21600 0 0 Z N"/>
        </draw:custom-shape>
        <draw:custom-shape draw:style-name="gr26" draw:text-style-name="P2" draw:layer="layout" svg:width="20.002cm" svg:height="3.649cm" svg:x="4.357cm" svg:y="5.278cm">
          <text:p text:style-name="P3"><text:span text:style-name="T26">"I'd like to see Cpp [the C pre processor] abolished."</text:span></text:p>
          <text:p text:style-name="P3"><text:span text:style-name="T26">Bjarne Stroustrup. </text:span></text:p>
          <text:p text:style-name="P3"><text:span text:style-name="T26"/></text:p>
          <text:p text:style-name="P3"><text:span text:style-name="T26">The Design and Evolution of C++. p426</text:span></text:p>
          <draw:enhanced-geometry svg:viewBox="0 0 21600 21600" draw:type="mso-spt202" draw:enhanced-path="M 0 0 L 21600 0 21600 21600 0 21600 0 0 Z N"/>
        </draw:custom-shape>
        <draw:custom-shape draw:style-name="gr26" draw:text-style-name="P2" draw:layer="layout" svg:width="20.002cm" svg:height="4.496cm" svg:x="4.357cm" svg:y="9.935cm">
          <text:p text:style-name="P3"><text:span text:style-name="T26">"In retrospect, maybe the worst aspect of Cpp is that it has</text:span></text:p>
          <text:p text:style-name="P3"><text:span text:style-name="T26">stifled the development of programming environments for C."</text:span></text:p>
          <text:p text:style-name="P3"><text:span text:style-name="T26">Bjarne Stroustrup. </text:span></text:p>
          <text:p text:style-name="P3"><text:span text:style-name="T26"/></text:p>
          <text:p text:style-name="P3"><text:span text:style-name="T26">The Design and Evolution of C++. p424</text:span></text:p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2" draw:layer="layout" svg:width="13.472cm" svg:height="9.327cm" svg:x="3.126cm" svg:y="1.896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4.376cm" svg:height="11.481cm" svg:x="2.963cm" svg:y="11.86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msArrowEnd_20_5" draw:display-name="msArrowEnd 5" svg:viewBox="0 0 210 210" svg:d="m105 0 105 210h-21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280099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fo:padding-top="0cm" fo:padding-bottom="0cm" fo:padding-left="0.053cm" fo:padding-right="0.053cm"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 fo:padding-top="0.128cm" fo:padding-bottom="0.128cm" fo:padding-left="0.256cm" fo:padding-right="0.256cm">
        <text:list-style style:name="Default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Arial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fo:padding-top="0.128cm" fo:padding-bottom="0.128cm" fo:padding-left="0.256cm" fo:padding-right="0.256cm">
        <text:list-style style:name="Default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46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8f8f8" style:text-outline="false" style:text-line-through-style="none" style:text-position="0% 100%" fo:font-family="Arial" style:font-pitch="variable" fo:font-size="28pt" fo:font-style="normal" fo:text-shadow="1pt 1pt" style:text-underline-style="none" fo:font-weight="bold" style:font-family-asian="'DejaVu Sans'" style:font-pitch-asian="variable" style:font-size-asian="28pt" style:font-style-asian="normal" style:font-weight-asian="bold" style:font-family-complex="'DejaVu Sans'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.211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f8f8f8" style:text-line-through-style="none" style:text-position="0% 100%" fo:font-family="Arial" style:font-pitch="variable" fo:font-size="24pt" fo:font-style="normal" fo:text-shadow="1pt 1pt" style:text-underline-style="none" fo:font-weight="bold" style:font-family-asian="'DejaVu Sans'" style:font-pitch-asian="variable" style:font-size-asian="24pt" style:font-style-asian="normal" style:font-weight-asian="bold" style:font-family-complex="'DejaVu Sans'" style:font-pitch-complex="variable" style:font-size-complex="24pt" style:font-style-complex="normal" style:font-weight-complex="bold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f8f8f8" style:text-line-through-style="none" style:text-position="0% 100%" fo:font-family="Arial" style:font-pitch="variable" fo:font-size="24pt" fo:font-style="normal" fo:text-shadow="1pt 1pt" style:text-underline-style="none" fo:font-weight="bold" style:font-family-asian="'DejaVu Sans'" style:font-pitch-asian="variable" style:font-size-asian="24pt" style:font-style-asian="normal" style:font-weight-asian="bold" style:font-family-complex="'DejaVu Sans'" style:font-pitch-complex="variable" style:font-size-complex="24pt" style:font-style-complex="normal" style:font-weight-complex="bold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f8f8f8" style:text-line-through-style="none" style:text-position="0% 100%" fo:font-family="Arial" style:font-pitch="variable" fo:font-size="20pt" fo:font-style="normal" fo:text-shadow="1pt 1pt" style:text-underline-style="none" fo:font-weight="bold" style:font-family-asian="'DejaVu Sans'" style:font-pitch-asian="variable" style:font-size-asian="20pt" style:font-style-asian="normal" style:font-weight-asian="bold" style:font-family-complex="'DejaVu Sans'" style:font-pitch-complex="variable" style:font-size-complex="20pt" style:font-style-complex="normal" style:font-weight-complex="bold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8f8f8" style:text-line-through-style="none" style:text-position="0% 100%" fo:font-family="Arial" style:font-pitch="variable" fo:font-size="20pt" fo:font-style="normal" fo:text-shadow="1pt 1pt" style:text-underline-style="none" fo:font-weight="bold" style:font-family-asian="'DejaVu Sans'" style:font-pitch-asian="variable" style:font-size-asian="20pt" style:font-style-asian="normal" style:font-weight-asian="bold" style:font-family-complex="'DejaVu Sans'" style:font-pitch-complex="variable" style:font-size-complex="20pt" style:font-style-complex="normal" style:font-weight-complex="bold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8f8f8" style:text-line-through-style="none" style:text-position="0% 100%" fo:font-family="Arial" style:font-pitch="variable" fo:font-size="20pt" fo:font-style="normal" fo:text-shadow="1pt 1pt" style:text-underline-style="none" fo:font-weight="bold" style:font-family-asian="'DejaVu Sans'" style:font-pitch-asian="variable" style:font-size-asian="20pt" style:font-style-asian="normal" style:font-weight-asian="bold" style:font-family-complex="'DejaVu Sans'" style:font-pitch-complex="variable" style:font-size-complex="20pt" style:font-style-complex="normal" style:font-weight-complex="bold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8f8f8" style:text-line-through-style="none" style:text-position="0% 100%" fo:font-family="Arial" style:font-pitch="variable" fo:font-size="20pt" fo:font-style="normal" fo:text-shadow="1pt 1pt" style:text-underline-style="none" fo:font-weight="bold" style:font-family-asian="'DejaVu Sans'" style:font-pitch-asian="variable" style:font-size-asian="20pt" style:font-style-asian="normal" style:font-weight-asian="bold" style:font-family-complex="'DejaVu Sans'" style:font-pitch-complex="variable" style:font-size-complex="20pt" style:font-style-complex="normal" style:font-weight-complex="bold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8f8f8" style:text-line-through-style="none" style:text-position="0% 100%" fo:font-family="Arial" style:font-pitch="variable" fo:font-size="20pt" fo:font-style="normal" fo:text-shadow="1pt 1pt" style:text-underline-style="none" fo:font-weight="bold" style:font-family-asian="'DejaVu Sans'" style:font-pitch-asian="variable" style:font-size-asian="20pt" style:font-style-asian="normal" style:font-weight-asian="bold" style:font-family-complex="'DejaVu Sans'" style:font-pitch-complex="variable" style:font-size-complex="20pt" style:font-style-complex="normal" style:font-weight-complex="bold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8f8f8" style:text-line-through-style="none" style:text-position="0% 100%" fo:font-family="Arial" style:font-pitch="variable" fo:font-size="20pt" fo:font-style="normal" fo:text-shadow="1pt 1pt" style:text-underline-style="none" fo:font-weight="bold" style:font-family-asian="'DejaVu Sans'" style:font-pitch-asian="variable" style:font-size-asian="20pt" style:font-style-asian="normal" style:font-weight-asian="bold" style:font-family-complex="'DejaVu Sans'" style:font-pitch-complex="variable" style:font-size-complex="20pt" style:font-style-complex="normal" style:font-weight-complex="bold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46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8f8f8" style:text-outline="false" style:text-line-through-style="none" style:text-position="0% 100%" fo:font-family="Arial" style:font-pitch="variable" fo:font-size="28pt" fo:font-style="normal" fo:text-shadow="1pt 1pt" style:text-underline-style="none" fo:font-weight="bold" style:font-family-asian="'DejaVu Sans'" style:font-pitch-asian="variable" style:font-size-asian="28pt" style:font-style-asian="normal" style:font-weight-asian="bold" style:font-family-complex="'DejaVu Sans'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Default-title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00" style:text-outline="false" style:text-line-through-style="none" style:text-position="0% 100%" fo:font-family="Arial" style:font-pitch="variable" fo:font-size="36pt" fo:font-style="normal" fo:text-shadow="1pt 1pt" style:text-underline-style="none" fo:font-weight="bold" style:font-family-asian="'DejaVu Sans'" style:font-pitch-asian="variable" style:font-size-asian="36pt" style:font-style-asian="normal" style:font-weight-asian="bold" style:font-family-complex="'DejaVu Sans'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73cm" fo:page-height="24.98cm" style:print-orientation="portrait"/>
    </style:page-layout>
    <style:page-layout style:name="PM1">
      <style:page-layout-properties fo:margin-top="0cm" fo:margin-bottom="0cm" fo:margin-left="0cm" fo:margin-right="0cm" fo:page-width="27.52cm" fo:page-height="19.05cm" style:print-orientation="landscape"/>
    </style:page-layout>
    <style:style style:name="Mdp1" style:family="drawing-page">
      <style:drawing-page-properties draw:background-size="border" draw:fill="solid" draw:fill-color="#280099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49cm"/>
    </style:style>
    <style:style style:name="Mgr3" style:family="graphic">
      <style:graphic-properties draw:stroke="solid" svg:stroke-width="0.026cm" svg:stroke-color="#969696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Mgr4" style:family="graphic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5" style:family="graphic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pr1" style:family="presentation" style:parent-style-name="Default-backgroundobjects" style:list-style-name="ML1">
      <style:graphic-properties draw:stroke="none" draw:fill="none" draw:fill-color="#ffffff" draw:textarea-horizontal-align="center" draw:textarea-vertical-align="middle" draw:auto-grow-height="false" draw:auto-grow-width="false" fo:min-height="1.274cm" fo:min-width="0cm" fo:padding-top="0.128cm" fo:padding-bottom="0.128cm" fo:padding-left="0.256cm" fo:padding-right="0.256cm" fo:wrap-option="wrap" draw:shadow="hidden" draw:shadow-color="#808080"/>
    </style:style>
    <style:style style:name="Mpr2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32cm" fo:min-width="0cm" fo:padding-top="0cm" fo:padding-bottom="0cm" fo:padding-left="0.053cm" fo:padding-right="0.053cm" fo:wrap-option="wrap" draw:shadow="hidden" draw:shadow-color="#808080"/>
    </style:style>
    <style:style style:name="Mpr3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32cm" fo:min-width="0cm" fo:padding-top="0cm" fo:padding-bottom="0cm" fo:padding-left="0.053cm" fo:padding-right="0.053cm" fo:wrap-option="wrap" draw:shadow="hidden" draw:shadow-color="#808080"/>
    </style:style>
    <style:style style:name="Mpr4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148cm" fo:min-width="0cm" fo:padding-top="0cm" fo:padding-bottom="0cm" fo:padding-left="0.053cm" fo:padding-right="0.053cm" fo:wrap-option="wrap" draw:shadow="hidden" draw:shadow-color="#808080"/>
    </style:style>
    <style:style style:name="Mpr5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0.892cm" fo:min-width="0cm" fo:padding-top="0cm" fo:padding-bottom="0cm" fo:padding-left="0.053cm" fo:padding-right="0.053cm" fo:wrap-option="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0cm" fo:margin-right="0cm" fo:text-indent="0cm" style:writing-mode="lr-tb" style:font-independent-line-spacing="true"/>
    </style:style>
    <style:style style:name="MP5" style:family="paragraph">
      <style:paragraph-properties fo:text-align="center" style:writing-mode="lr-tb"/>
      <style:text-properties fo:font-size="24pt"/>
    </style:style>
    <style:style style:name="MP6" style:family="paragraph">
      <style:paragraph-properties fo:text-align="center"/>
    </style:style>
    <style:style style:name="MP7" style:family="paragraph">
      <style:paragraph-properties style:writing-mode="lr-tb" style:font-independent-line-spacing="true"/>
    </style:style>
    <style:style style:name="MP8" style:family="paragraph">
      <style:paragraph-properties fo:margin-left="0cm" fo:margin-right="0cm" fo:text-align="end" fo:text-indent="0cm"/>
    </style:style>
    <style:style style:name="MP9" style:family="paragraph"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language="en" fo:country="GB"/>
    </style:style>
    <style:style style:name="MT2" style:family="text">
      <style:text-properties fo:font-size="10pt" fo:language="en" fo:country="GB" fo:font-style="italic" style:font-size-asian="10pt" style:font-style-asian="italic" style:font-size-complex="10pt" style:font-style-complex="italic"/>
    </style:style>
    <style:style style:name="MT3" style:family="text">
      <style:text-properties fo:font-size="8pt" fo:language="en" fo:country="GB" fo:font-style="italic" style:font-size-asian="8pt" style:font-style-asian="italic" style:font-size-complex="8pt" style:font-style-complex="italic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364cm" svg:height="5.789cm" svg:x="1cm" svg:y="2.434cm" draw:page-number="1"/>
      <draw:page-thumbnail draw:layer="backgroundobjects" svg:width="8.364cm" svg:height="5.789cm" svg:x="1cm" svg:y="9.594cm" draw:page-number="2"/>
      <draw:page-thumbnail draw:layer="backgroundobjects" svg:width="8.364cm" svg:height="5.789cm" svg:x="1cm" svg:y="16.754cm" draw:page-number="3"/>
      <draw:page-thumbnail draw:layer="backgroundobjects" svg:width="8.364cm" svg:height="5.789cm" svg:x="10.365cm" svg:y="2.434cm" draw:page-number="4"/>
      <draw:page-thumbnail draw:layer="backgroundobjects" svg:width="8.364cm" svg:height="5.789cm" svg:x="10.365cm" svg:y="9.594cm" draw:page-number="5"/>
      <draw:page-thumbnail draw:layer="backgroundobjects" svg:width="8.364cm" svg:height="5.789cm" svg:x="10.365cm" svg:y="16.754cm" draw:page-number="6"/>
      <draw:frame draw:style-name="Mgr1" draw:text-style-name="MP1" draw:layer="backgroundobjects" svg:width="8.561cm" svg:height="1.248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561cm" svg:height="1.248cm" svg:x="11.168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561cm" svg:height="1.248cm" svg:x="0cm" svg:y="23.731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561cm" svg:height="1.248cm" svg:x="11.168cm" svg:y="23.731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4.959cm" svg:height="2.311cm" svg:x="1.057cm" svg:y="2.752cm" presentation:class="title" presentation:placeholder="true">
        <draw:text-box/>
      </draw:frame>
      <draw:frame presentation:style-name="Default-outline1" draw:layer="backgroundobjects" svg:width="22.631cm" svg:height="16.916cm" svg:x="3.597cm" svg:y="1.058cm" presentation:class="outline" presentation:placeholder="true">
        <draw:text-box/>
      </draw:frame>
      <draw:frame presentation:style-name="Mpr1" draw:text-style-name="MP4" draw:layer="backgroundobjects" svg:width="2.099cm" svg:height="1.273cm" svg:x="1.057cm" svg:y="1.053cm" presentation:class="page-number">
        <draw:text-box>
          <text:p text:style-name="MP3"><text:span text:style-name="MT1"><text:page-number>&lt;number&gt;</text:page-number></text:span></text:p>
        </draw:text-box>
      </draw:frame>
      <draw:line draw:style-name="Mgr3" draw:text-style-name="MP5" draw:layer="backgroundobjects" svg:x1="3.387cm" svg:y1="18.009cm" svg:x2="3.391cm" svg:y2="1.041cm">
        <text:p/>
      </draw:line>
      <presentation:notes style:page-layout-name="PM0">
        <draw:rect draw:style-name="Mgr4" draw:text-style-name="MP6" draw:layer="backgroundobjects" svg:width="19.73cm" svg:height="24.98cm" svg:x="0cm" svg:y="0cm">
          <text:p/>
        </draw:rect>
        <draw:custom-shape draw:style-name="Mgr5" draw:text-style-name="MP7" draw:layer="backgroundobjects" svg:width="19.729cm" svg:height="24.981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7" draw:layer="backgroundobjects" svg:width="19.729cm" svg:height="24.981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7" draw:layer="backgroundobjects" svg:width="19.729cm" svg:height="24.981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7" draw:layer="backgroundobjects" svg:width="19.729cm" svg:height="24.981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2" draw:text-style-name="MP4" draw:layer="backgroundobjects" svg:width="8.528cm" svg:height="1.231cm" svg:x="0cm" svg:y="0cm" presentation:class="header">
          <draw:text-box>
            <text:p text:style-name="MP3"><text:span text:style-name="MT2"><presentation:header/></text:span></text:p>
          </draw:text-box>
        </draw:frame>
        <draw:frame presentation:style-name="Mpr3" draw:text-style-name="MP9" draw:layer="backgroundobjects" svg:width="8.528cm" svg:height="1.231cm" svg:x="11.183cm" svg:y="0cm" presentation:class="date-time">
          <draw:text-box>
            <text:p text:style-name="MP8"><text:span text:style-name="MT2"><presentation:date-time/></text:span></text:p>
          </draw:text-box>
        </draw:frame>
        <draw:page-thumbnail presentation:style-name="Default-title" draw:layer="backgroundobjects" svg:width="13.455cm" svg:height="9.31cm" svg:x="3.125cm" svg:y="1.895cm" presentation:class="page"/>
        <draw:frame presentation:style-name="Default-notes" draw:layer="backgroundobjects" svg:width="14.376cm" svg:height="11.224cm" svg:x="2.963cm" svg:y="11.861cm" presentation:class="notes" presentation:placeholder="true">
          <draw:text-box/>
        </draw:frame>
        <draw:frame presentation:style-name="Mpr4" draw:text-style-name="MP4" draw:layer="backgroundobjects" svg:width="8.533cm" svg:height="1.147cm" svg:x="0.528cm" svg:y="23.472cm" presentation:class="footer">
          <draw:text-box>
            <text:p text:style-name="MP3"><text:span text:style-name="MT2"><presentation:footer/></text:span></text:p>
          </draw:text-box>
        </draw:frame>
        <draw:frame presentation:style-name="Mpr5" draw:text-style-name="MP9" draw:layer="backgroundobjects" svg:width="8.317cm" svg:height="0.891cm" svg:x="11.12cm" svg:y="23.728cm" presentation:class="page-number">
          <draw:text-box>
            <text:p text:style-name="MP8"><text:span text:style-name="MT3">Page </text:span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title>C Foundation - Preprocessing</dc:title>
    <meta:initial-creator>Jon Jagger</meta:initial-creator>
    <meta:creation-date>1996-09-18T10:28:26</meta:creation-date>
    <dc:creator>Jon Jagger</dc:creator>
    <dc:date>2008-08-20T14:37:10</dc:date>
    <meta:print-date>1999-08-14T10:11:44</meta:print-date>
    <meta:editing-cycles>2190</meta:editing-cycles>
    <meta:editing-duration>PT506H39M53S</meta:editing-duration>
    <meta:document-statistic meta:object-count="920"/>
    <meta:generator>NeoOffice/3.1.2$Unix OpenOffice.org_project/Patch 0</meta:generator>
  </office:meta>
</office:document-meta>
</file>